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3.468cm"/>
    </style:style>
    <style:style style:name="co3" style:family="table-column">
      <style:table-column-properties fo:break-before="auto" style:column-width="3.246cm"/>
    </style:style>
    <style:style style:name="co4" style:family="table-column">
      <style:table-column-properties fo:break-before="auto" style:column-width="2.545cm"/>
    </style:style>
    <style:style style:name="co5" style:family="table-column">
      <style:table-column-properties fo:break-before="auto" style:column-width="2.937cm"/>
    </style:style>
    <style:style style:name="co6" style:family="table-column">
      <style:table-column-properties fo:break-before="auto" style:column-width="2.775cm"/>
    </style:style>
    <style:style style:name="co7" style:family="table-column">
      <style:table-column-properties fo:break-before="auto" style:column-width="2.164cm"/>
    </style:style>
    <style:style style:name="co8" style:family="table-column">
      <style:table-column-properties fo:break-before="auto" style:column-width="1.873cm"/>
    </style:style>
    <style:style style:name="co9" style:family="table-column">
      <style:table-column-properties fo:break-before="auto" style:column-width="2.265cm"/>
    </style:style>
    <style:style style:name="co10" style:family="table-column">
      <style:table-column-properties fo:break-before="auto" style:column-width="2.469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2.947cm" fo:break-before="auto" style:use-optimal-row-height="fals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3">
      <style:table-properties table:display="true" style:writing-mode="lr-tb"/>
    </style:style>
    <style:style style:name="ta3" style:family="table" style:master-page-name="PageStyle_5f_Sheet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ackground-color="#ccffcc" style:diagonal-bl-tr="none" style:diagonal-tl-br="none" fo:border="0.088cm solid #000000" style:rotation-align="none"/>
    </style:style>
    <style:style style:name="ce2" style:family="table-cell" style:parent-style-name="Default">
      <style:table-cell-properties fo:background-color="#ccffff"/>
    </style:style>
    <style:style style:name="ce3" style:family="table-cell" style:parent-style-name="Default" style:data-style-name="N142"/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ackground-color="#ffff00" style:diagonal-bl-tr="none" style:diagonal-tl-br="none" fo:border="0.088cm solid #000000" style:rotation-align="none"/>
    </style:style>
    <style:style style:name="ce7" style:family="table-cell" style:parent-style-name="Default" style:data-style-name="N137"/>
    <style:style style:name="ce8" style:family="table-cell" style:parent-style-name="Default" style:data-style-name="N1">
      <style:table-cell-properties fo:background-color="#ccffff"/>
    </style:style>
    <style:style style:name="ce9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wrap" fo:border="0.088cm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0" style:family="table-cell" style:parent-style-name="Default" style:data-style-name="N138"/>
    <style:style style:name="ce11" style:family="table-cell" style:parent-style-name="Default">
      <style:table-cell-properties fo:background-color="#ffcc99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 style:data-style-name="N137">
      <style:table-cell-properties fo:background-color="transparent"/>
    </style:style>
    <style:style style:name="ce14" style:family="table-cell" style:parent-style-name="Default">
      <style:table-cell-properties fo:border-bottom="none" fo:background-color="#ffff00" style:diagonal-bl-tr="none" style:diagonal-tl-br="none" fo:border-left="0.088cm solid #000000" fo:border-right="none" style:rotation-align="none" fo:border-top="0.088cm solid #000000"/>
    </style:style>
    <style:style style:name="ce15" style:family="table-cell" style:parent-style-name="Default">
      <style:table-cell-properties fo:border-bottom="none" fo:background-color="#ffff00" style:diagonal-bl-tr="none" style:diagonal-tl-br="none" fo:border-left="0.088cm solid #000000" fo:border-right="none" style:rotation-align="none" fo:border-top="none"/>
    </style:style>
    <style:style style:name="ce16" style:family="table-cell" style:parent-style-name="Default">
      <style:table-cell-properties fo:border-bottom="0.088cm solid #000000" fo:background-color="#ffff00" style:diagonal-bl-tr="none" style:diagonal-tl-br="none" fo:border-left="0.088cm solid #000000" fo:border-right="none" style:rotation-align="none" fo:border-top="none"/>
    </style:style>
    <style:style style:name="ce17" style:family="table-cell" style:parent-style-name="Default">
      <style:table-cell-properties fo:border-bottom="none" style:diagonal-bl-tr="none" style:diagonal-tl-br="none" fo:border-left="none" fo:border-right="0.088cm solid #000000" style:rotation-align="none" fo:border-top="0.088cm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Default">
      <style:table-cell-properties fo:border-bottom="0.088cm solid #000000" style:diagonal-bl-tr="none" style:diagonal-tl-br="none" fo:border-left="none" fo:border-right="0.088cm solid #000000" style:rotation-align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0" style:family="table-cell" style:parent-style-name="Default" style:data-style-name="N2"/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 style:data-style-name="N61"/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order-bottom="0.088cm solid #000000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088cm solid #000000" fo:background-color="#ccffcc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 style:data-style-name="N144"/>
    <style:style style:name="ce32" style:family="table-cell" style:parent-style-name="Default">
      <style:table-cell-properties fo:background-color="#ffcc99"/>
    </style:style>
    <style:style style:name="ce33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use-window-font-color="true" style:text-outline="false" style:text-line-through-style="none" fo:font-size="6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6.5pt" style:language-asian="en" style:country-asian="US" style:font-style-asian="normal" style:font-weight-asian="normal" style:font-size-complex="3.7000000476837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  <style:style style:name="T1" style:family="text">
      <style:text-properties style:use-window-font-color="true" style:text-outline="false" style:text-line-through-style="none" style:text-position="0% 100%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able Calc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 table:number-rows-repeated="3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>
            <text:p>Ref V</text:p>
          </table:table-cell>
          <table:table-cell table:style-name="ce4" office:value-type="float" office:value="3.3">
            <text:p>3.3</text:p>
          </table:table-cell>
          <table:table-cell table:style-name="Default"/>
          <table:table-cell office:value-type="string">
            <text:p>Nominal Reference voltage</text:p>
          </table:table-cell>
          <table:table-cell/>
          <table:table-cell table:style-name="ce4" office:value-type="float" office:value="3.292">
            <text:p>3.29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1</text:p>
          </table:table-cell>
          <table:table-cell table:style-name="ce4" office:value-type="float" office:value="274">
            <text:p>274</text:p>
          </table:table-cell>
          <table:table-cell table:style-name="Default"/>
          <table:table-cell office:value-type="string">
            <text:p>Upper R in divider</text:p>
          </table:table-cell>
          <table:table-cell/>
          <table:table-cell office:value-type="float" office:value="274">
            <text:p>27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2</text:p>
          </table:table-cell>
          <table:table-cell table:style-name="ce4"/>
          <table:table-cell table:style-name="Default"/>
          <table:table-cell office:value-type="string">
            <text:p>Parallel R in divider (lower)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>
            <text:p>ADC Ref</text:p>
          </table:table-cell>
          <table:table-cell table:style-name="ce4" office:value-type="float" office:value="3.3">
            <text:p>3.3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>
            <text:p>ADC Range</text:p>
          </table:table-cell>
          <table:table-cell table:style-name="ce4" office:value-type="float" office:value="4096">
            <text:p>4096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>
            <text:p>R at 25</text:p>
          </table:table-cell>
          <table:table-cell table:style-name="ce4"/>
          <table:table-cell table:style-name="ce8" table:formula="of:=ROUND((LOOKUP(20;[.$A$14:.$A$55];[.$C$14:.$C$55]) *0.438+ LOOKUP(30;[.$A$14:.$A$55];[.$C$14:.$C$55])*0.562))" office:value-type="float" office:value="100040">
            <text:p>100040</text:p>
          </table:table-cell>
          <table:table-cell office:value-type="string">
            <text:p>Nominal R at 25 deg C from thermistor data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>
            <text:p>Thermistor characteristic (from manufacturer data or equation)</text:p>
            <text:p><text:span text:style-name="T1">↓</text:span></text:p>
          </table:table-cell>
          <table:table-cell table:style-name="Default"/>
          <table:table-cell table:number-columns-repeated="1020"/>
        </table:table-row>
        <table:table-row table:style-name="ro3">
          <table:table-cell table:style-name="ce1" office:value-type="string">
            <text:p>Temp</text:p>
          </table:table-cell>
          <table:table-cell table:style-name="ce1" office:value-type="string">
            <text:p>R(T) / R(25)</text:p>
          </table:table-cell>
          <table:table-cell table:style-name="ce6" office:value-type="string">
            <text:p>Res (thermistor)</text:p>
          </table:table-cell>
          <table:table-cell table:style-name="ce1" office:value-type="string">
            <text:p>Effective R</text:p>
          </table:table-cell>
          <table:table-cell table:style-name="ce9" office:value-type="string">
            <text:p>Fraction of Ref voltage</text:p>
          </table:table-cell>
          <table:table-cell table:style-name="ce1" office:value-type="string">
            <text:p>Voltage at ADC</text:p>
          </table:table-cell>
          <table:table-cell table:style-name="ce1" office:value-type="string">
            <text:p>ADC Value</text:p>
          </table:table-cell>
          <table:table-cell table:number-columns-repeated="1017"/>
        </table:table-row>
        <table:table-row table:style-name="ro1">
          <table:table-cell office:value-type="float" office:value="-55">
            <text:p>-55</text:p>
          </table:table-cell>
          <table:table-cell table:number-columns-repeated="2"/>
          <table:table-cell table:style-name="Default"/>
          <table:table-cell table:number-columns-repeated="3"/>
          <table:table-cell table:style-name="ce10" table:number-columns-repeated="3"/>
          <table:table-cell table:number-columns-repeated="1014"/>
        </table:table-row>
        <table:table-row table:style-name="ro1">
          <table:table-cell office:value-type="float" office:value="-50">
            <text:p>-50</text:p>
          </table:table-cell>
          <table:table-cell table:number-columns-repeated="2"/>
          <table:table-cell table:style-name="Default"/>
          <table:table-cell table:number-columns-repeated="3"/>
          <table:table-cell table:style-name="ce10" table:number-columns-repeated="3"/>
          <table:table-cell table:number-columns-repeated="1014"/>
        </table:table-row>
        <table:table-row table:style-name="ro1">
          <table:table-cell office:value-type="float" office:value="-45">
            <text:p>-45</text:p>
          </table:table-cell>
          <table:table-cell table:number-columns-repeated="2"/>
          <table:table-cell table:style-name="Default"/>
          <table:table-cell table:number-columns-repeated="3"/>
          <table:table-cell table:style-name="ce10" table:number-columns-repeated="3"/>
          <table:table-cell table:number-columns-repeated="1014"/>
        </table:table-row>
        <table:table-row table:style-name="ro1">
          <table:table-cell office:value-type="float" office:value="-40">
            <text:p>-40</text:p>
          </table:table-cell>
          <table:table-cell table:number-columns-repeated="2"/>
          <table:table-cell table:style-name="Default"/>
          <table:table-cell table:number-columns-repeated="3"/>
          <table:table-cell table:style-name="ce10" table:number-columns-repeated="3"/>
          <table:table-cell table:number-columns-repeated="1014"/>
        </table:table-row>
        <table:table-row table:style-name="ro1">
          <table:table-cell office:value-type="float" office:value="-35">
            <text:p>-35</text:p>
          </table:table-cell>
          <table:table-cell table:style-name="ce3"/>
          <table:table-cell table:style-name="ce7"/>
          <table:table-cell/>
          <table:table-cell table:style-name="ce10" table:number-columns-repeated="2"/>
          <table:table-cell table:style-name="ce7"/>
          <table:table-cell table:style-name="ce10" table:number-columns-repeated="3"/>
          <table:table-cell table:number-columns-repeated="1014"/>
        </table:table-row>
        <table:table-row table:style-name="ro1">
          <table:table-cell office:value-type="float" office:value="-30">
            <text:p>-30</text:p>
          </table:table-cell>
          <table:table-cell table:style-name="ce3"/>
          <table:table-cell table:style-name="ce7"/>
          <table:table-cell/>
          <table:table-cell table:style-name="ce10" table:number-columns-repeated="2"/>
          <table:table-cell table:style-name="ce7"/>
          <table:table-cell table:style-name="ce10">
            <draw:frame table:end-cell-address="'Table Calc'.S52" table:end-x="1.278cm" table:end-y="0.162cm" draw:z-index="0" draw:name="Chart 1" draw:style-name="gr1" svg:width="20.443cm" svg:height="15.69cm" svg:x="0.281cm" svg:y="0.187cm">
              <draw:object draw:notify-on-update-of-ranges="'Table Calc'.D61:'Table Calc'.D91 'Table Calc'.A25:'Table Calc'.A55 'Table Calc'.G25:'Table Calc'.G55 'Table Calc'.B61:'Table Calc'.B91 'Table Calc'.D61:'Table Calc'.D9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office:value-type="float" office:value="-25">
            <text:p>-25</text:p>
          </table:table-cell>
          <table:table-cell table:style-name="ce3"/>
          <table:table-cell table:style-name="ce7"/>
          <table:table-cell/>
          <table:table-cell table:style-name="ce10" table:number-columns-repeated="2"/>
          <table:table-cell table:style-name="ce7"/>
          <table:table-cell table:style-name="ce10" table:number-columns-repeated="3"/>
          <table:table-cell table:number-columns-repeated="1014"/>
        </table:table-row>
        <table:table-row table:style-name="ro1">
          <table:table-cell office:value-type="float" office:value="-20">
            <text:p>-20</text:p>
          </table:table-cell>
          <table:table-cell table:style-name="ce3"/>
          <table:table-cell table:style-name="ce7"/>
          <table:table-cell/>
          <table:table-cell table:style-name="ce10" table:number-columns-repeated="2"/>
          <table:table-cell table:style-name="ce7"/>
          <table:table-cell table:style-name="ce10" table:number-columns-repeated="3"/>
          <table:table-cell table:number-columns-repeated="1014"/>
        </table:table-row>
        <table:table-row table:style-name="ro1">
          <table:table-cell office:value-type="float" office:value="-15">
            <text:p>-15</text:p>
          </table:table-cell>
          <table:table-cell table:style-name="ce3"/>
          <table:table-cell table:style-name="ce7"/>
          <table:table-cell/>
          <table:table-cell table:style-name="ce10" table:number-columns-repeated="2"/>
          <table:table-cell table:style-name="ce7"/>
          <table:table-cell table:style-name="ce10" table:number-columns-repeated="3"/>
          <table:table-cell table:number-columns-repeated="1014"/>
        </table:table-row>
        <table:table-row table:style-name="ro1">
          <table:table-cell office:value-type="float" office:value="-10">
            <text:p>-10</text:p>
          </table:table-cell>
          <table:table-cell table:style-name="ce3"/>
          <table:table-cell table:style-name="ce7"/>
          <table:table-cell/>
          <table:table-cell table:style-name="ce10" table:number-columns-repeated="2"/>
          <table:table-cell table:style-name="ce7"/>
          <table:table-cell table:style-name="ce10" table:number-columns-repeated="3"/>
          <table:table-cell table:number-columns-repeated="1014"/>
        </table:table-row>
        <table:table-row table:style-name="ro1">
          <table:table-cell office:value-type="float" office:value="-5">
            <text:p>-5</text:p>
          </table:table-cell>
          <table:table-cell table:style-name="ce3"/>
          <table:table-cell table:style-name="ce7"/>
          <table:table-cell/>
          <table:table-cell table:style-name="ce10" table:number-columns-repeated="2"/>
          <table:table-cell table:style-name="ce7"/>
          <table:table-cell table:number-columns-repeated="1017"/>
        </table:table-row>
        <table:table-row table:style-name="ro1">
          <table:table-cell office:value-type="float" office:value="0">
            <text:p>0</text:p>
          </table:table-cell>
          <table:table-cell table:style-name="ce3"/>
          <table:table-cell office:value-type="float" office:value="333964">
            <text:p>333964</text:p>
          </table:table-cell>
          <table:table-cell table:formula="of:=[.C25]" office:value-type="float" office:value="333964">
            <text:p>333964.0</text:p>
          </table:table-cell>
          <table:table-cell table:style-name="ce10" table:formula="of:=[.D25]/([.D25]+[.$C$5])" office:value-type="float" office:value="0.999180224869704">
            <text:p>0.999</text:p>
          </table:table-cell>
          <table:table-cell table:style-name="ce10" table:formula="of:=[.E25]*[.$C$4]" office:value-type="float" office:value="3.29729474207002">
            <text:p>3.297</text:p>
          </table:table-cell>
          <table:table-cell table:style-name="ce7" table:formula="of:=[.F25]/[.$C$8]*[.$C$9]" office:value-type="float" office:value="4092.64220106631">
            <text:p>4092.6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table:style-name="ce3"/>
          <table:table-cell office:value-type="float" office:value="201659">
            <text:p>201659</text:p>
          </table:table-cell>
          <table:table-cell table:formula="of:=[.C26]" office:value-type="float" office:value="201659">
            <text:p>201659.0</text:p>
          </table:table-cell>
          <table:table-cell table:style-name="ce10" table:formula="of:=[.D26]/([.D26]+[.$C$5])" office:value-type="float" office:value="0.998643114300288">
            <text:p>0.999</text:p>
          </table:table-cell>
          <table:table-cell table:style-name="ce10" table:formula="of:=[.E26]*[.$C$4]" office:value-type="float" office:value="3.29552227719095">
            <text:p>3.296</text:p>
          </table:table-cell>
          <table:table-cell table:style-name="ce7" table:formula="of:=[.F26]/[.$C$8]*[.$C$9]" office:value-type="float" office:value="4090.44219617398">
            <text:p>4090.4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table:style-name="ce3"/>
          <table:table-cell office:value-type="float" office:value="125468">
            <text:p>125468</text:p>
          </table:table-cell>
          <table:table-cell table:formula="of:=[.C27]" office:value-type="float" office:value="125468">
            <text:p>125468.0</text:p>
          </table:table-cell>
          <table:table-cell table:style-name="ce10" table:formula="of:=[.D27]/([.D27]+[.$C$5])" office:value-type="float" office:value="0.997820934930254">
            <text:p>0.998</text:p>
          </table:table-cell>
          <table:table-cell table:style-name="ce10" table:formula="of:=[.E27]*[.$C$4]" office:value-type="float" office:value="3.29280908526984">
            <text:p>3.293</text:p>
          </table:table-cell>
          <table:table-cell table:style-name="ce7" table:formula="of:=[.F27]/[.$C$8]*[.$C$9]" office:value-type="float" office:value="4087.07454947432">
            <text:p>4087.1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table:style-name="ce3"/>
          <table:table-cell office:value-type="float" office:value="80223">
            <text:p>80223</text:p>
          </table:table-cell>
          <table:table-cell table:formula="of:=[.C28]" office:value-type="float" office:value="80223">
            <text:p>80223.0</text:p>
          </table:table-cell>
          <table:table-cell table:style-name="ce10" table:formula="of:=[.D28]/([.D28]+[.$C$5])" office:value-type="float" office:value="0.99659614644024">
            <text:p>0.997</text:p>
          </table:table-cell>
          <table:table-cell table:style-name="ce10" table:formula="of:=[.E28]*[.$C$4]" office:value-type="float" office:value="3.28876728325279">
            <text:p>3.289</text:p>
          </table:table-cell>
          <table:table-cell table:style-name="ce7" table:formula="of:=[.F28]/[.$C$8]*[.$C$9]" office:value-type="float" office:value="4082.05781581922">
            <text:p>4082.1</text:p>
          </table:table-cell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table:style-name="ce3"/>
          <table:table-cell office:value-type="float" office:value="52589">
            <text:p>52589</text:p>
          </table:table-cell>
          <table:table-cell table:formula="of:=[.C29]" office:value-type="float" office:value="52589">
            <text:p>52589.0</text:p>
          </table:table-cell>
          <table:table-cell table:style-name="ce10" table:formula="of:=[.D29]/([.D29]+[.$C$5])" office:value-type="float" office:value="0.994816790571856">
            <text:p>0.995</text:p>
          </table:table-cell>
          <table:table-cell table:style-name="ce10" table:formula="of:=[.E29]*[.$C$4]" office:value-type="float" office:value="3.28289540888712">
            <text:p>3.283</text:p>
          </table:table-cell>
          <table:table-cell table:style-name="ce7" table:formula="of:=[.F29]/[.$C$8]*[.$C$9]" office:value-type="float" office:value="4074.76957418232">
            <text:p>4074.8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table:style-name="ce3"/>
          <table:table-cell office:value-type="float" office:value="35272">
            <text:p>35272</text:p>
          </table:table-cell>
          <table:table-cell table:formula="of:=[.C30]" office:value-type="float" office:value="35272">
            <text:p>35272.0</text:p>
          </table:table-cell>
          <table:table-cell table:style-name="ce10" table:formula="of:=[.D30]/([.D30]+[.$C$5])" office:value-type="float" office:value="0.992291678388567">
            <text:p>0.992</text:p>
          </table:table-cell>
          <table:table-cell table:style-name="ce10" table:formula="of:=[.E30]*[.$C$4]" office:value-type="float" office:value="3.27456253868227">
            <text:p>3.275</text:p>
          </table:table-cell>
          <table:table-cell table:style-name="ce7" table:formula="of:=[.F30]/[.$C$8]*[.$C$9]" office:value-type="float" office:value="4064.42671467957">
            <text:p>4064.4</text:p>
          </table:table-cell>
          <table:table-cell table:number-columns-repeated="1017"/>
        </table:table-row>
        <table:table-row table:style-name="ro1">
          <table:table-cell office:value-type="float" office:value="60">
            <text:p>60</text:p>
          </table:table-cell>
          <table:table-cell table:style-name="ce3"/>
          <table:table-cell office:value-type="float" office:value="24161">
            <text:p>24161</text:p>
          </table:table-cell>
          <table:table-cell table:formula="of:=[.C31]" office:value-type="float" office:value="24161">
            <text:p>24161.0</text:p>
          </table:table-cell>
          <table:table-cell table:style-name="ce10" table:formula="of:=[.D31]/([.D31]+[.$C$5])" office:value-type="float" office:value="0.988786576631881">
            <text:p>0.989</text:p>
          </table:table-cell>
          <table:table-cell table:style-name="ce10" table:formula="of:=[.E31]*[.$C$4]" office:value-type="float" office:value="3.26299570288521">
            <text:p>3.263</text:p>
          </table:table-cell>
          <table:table-cell table:style-name="ce7" table:formula="of:=[.F31]/[.$C$8]*[.$C$9]" office:value-type="float" office:value="4050.06981788418">
            <text:p>4050.1</text:p>
          </table:table-cell>
          <table:table-cell table:number-columns-repeated="1017"/>
        </table:table-row>
        <table:table-row table:style-name="ro1">
          <table:table-cell office:value-type="float" office:value="70">
            <text:p>70</text:p>
          </table:table-cell>
          <table:table-cell table:style-name="ce3"/>
          <table:table-cell office:value-type="float" office:value="16874">
            <text:p>16874</text:p>
          </table:table-cell>
          <table:table-cell table:formula="of:=[.C32]" office:value-type="float" office:value="16874">
            <text:p>16874.0</text:p>
          </table:table-cell>
          <table:table-cell table:style-name="ce10" table:formula="of:=[.D32]/([.D32]+[.$C$5])" office:value-type="float" office:value="0.984021460228598">
            <text:p>0.984</text:p>
          </table:table-cell>
          <table:table-cell table:style-name="ce10" table:formula="of:=[.E32]*[.$C$4]" office:value-type="float" office:value="3.24727081875437">
            <text:p>3.247</text:p>
          </table:table-cell>
          <table:table-cell table:style-name="ce7" table:formula="of:=[.F32]/[.$C$8]*[.$C$9]" office:value-type="float" office:value="4030.55190109634">
            <text:p>4030.6</text:p>
          </table:table-cell>
          <table:table-cell table:number-columns-repeated="1017"/>
        </table:table-row>
        <table:table-row table:style-name="ro1">
          <table:table-cell office:value-type="float" office:value="80">
            <text:p>80</text:p>
          </table:table-cell>
          <table:table-cell table:style-name="ce3"/>
          <table:table-cell office:value-type="float" office:value="11998">
            <text:p>11998</text:p>
          </table:table-cell>
          <table:table-cell table:formula="of:=[.C33]" office:value-type="float" office:value="11998">
            <text:p>11998.0</text:p>
          </table:table-cell>
          <table:table-cell table:style-name="ce10" table:formula="of:=[.D33]/([.D33]+[.$C$5])" office:value-type="float" office:value="0.977672750977836">
            <text:p>0.978</text:p>
          </table:table-cell>
          <table:table-cell table:style-name="ce10" table:formula="of:=[.E33]*[.$C$4]" office:value-type="float" office:value="3.22632007822686">
            <text:p>3.226</text:p>
          </table:table-cell>
          <table:table-cell table:style-name="ce7" table:formula="of:=[.F33]/[.$C$8]*[.$C$9]" office:value-type="float" office:value="4004.54758800522">
            <text:p>4004.5</text:p>
          </table:table-cell>
          <table:table-cell table:number-columns-repeated="1017"/>
        </table:table-row>
        <table:table-row table:style-name="ro1">
          <table:table-cell office:value-type="float" office:value="90">
            <text:p>90</text:p>
          </table:table-cell>
          <table:table-cell table:style-name="ce3"/>
          <table:table-cell office:value-type="float" office:value="8674">
            <text:p>8674</text:p>
          </table:table-cell>
          <table:table-cell table:formula="of:=[.C34]" office:value-type="float" office:value="8674">
            <text:p>8674.0</text:p>
          </table:table-cell>
          <table:table-cell table:style-name="ce10" table:formula="of:=[.D34]/([.D34]+[.$C$5])" office:value-type="float" office:value="0.969378632096558">
            <text:p>0.969</text:p>
          </table:table-cell>
          <table:table-cell table:style-name="ce10" table:formula="of:=[.E34]*[.$C$4]" office:value-type="float" office:value="3.19894948591864">
            <text:p>3.199</text:p>
          </table:table-cell>
          <table:table-cell table:style-name="ce7" table:formula="of:=[.F34]/[.$C$8]*[.$C$9]" office:value-type="float" office:value="3970.5748770675">
            <text:p>3970.6</text:p>
          </table:table-cell>
          <table:table-cell table:number-columns-repeated="1017"/>
        </table:table-row>
        <table:table-row table:style-name="ro1">
          <table:table-cell office:value-type="float" office:value="100">
            <text:p>100</text:p>
          </table:table-cell>
          <table:table-cell table:style-name="ce3"/>
          <table:table-cell office:value-type="float" office:value="6369">
            <text:p>6369</text:p>
          </table:table-cell>
          <table:table-cell table:formula="of:=[.C35]" office:value-type="float" office:value="6369">
            <text:p>6369.0</text:p>
          </table:table-cell>
          <table:table-cell table:style-name="ce10" table:formula="of:=[.D35]/([.D35]+[.$C$5])" office:value-type="float" office:value="0.958753575191931">
            <text:p>0.959</text:p>
          </table:table-cell>
          <table:table-cell table:style-name="ce10" table:formula="of:=[.E35]*[.$C$4]" office:value-type="float" office:value="3.16388679813337">
            <text:p>3.164</text:p>
          </table:table-cell>
          <table:table-cell table:style-name="ce7" table:formula="of:=[.F35]/[.$C$8]*[.$C$9]" office:value-type="float" office:value="3927.05464398615">
            <text:p>3927.1</text:p>
          </table:table-cell>
          <table:table-cell table:number-columns-repeated="1017"/>
        </table:table-row>
        <table:table-row table:style-name="ro1">
          <table:table-cell office:value-type="float" office:value="110">
            <text:p>110</text:p>
          </table:table-cell>
          <table:table-cell table:style-name="ce3"/>
          <table:table-cell office:value-type="float" office:value="4744">
            <text:p>4744</text:p>
          </table:table-cell>
          <table:table-cell table:formula="of:=[.C36]" office:value-type="float" office:value="4744">
            <text:p>4744.0</text:p>
          </table:table-cell>
          <table:table-cell table:style-name="ce10" table:formula="of:=[.D36]/([.D36]+[.$C$5])" office:value-type="float" office:value="0.945396572339578">
            <text:p>0.945</text:p>
          </table:table-cell>
          <table:table-cell table:style-name="ce10" table:formula="of:=[.E36]*[.$C$4]" office:value-type="float" office:value="3.11980868872061">
            <text:p>3.120</text:p>
          </table:table-cell>
          <table:table-cell table:style-name="ce7" table:formula="of:=[.F36]/[.$C$8]*[.$C$9]" office:value-type="float" office:value="3872.34436030291">
            <text:p>3872.3</text:p>
          </table:table-cell>
          <table:table-cell table:number-columns-repeated="1017"/>
        </table:table-row>
        <table:table-row table:style-name="ro1">
          <table:table-cell office:value-type="float" office:value="120">
            <text:p>120</text:p>
          </table:table-cell>
          <table:table-cell table:style-name="ce3"/>
          <table:table-cell office:value-type="float" office:value="3581">
            <text:p>3581</text:p>
          </table:table-cell>
          <table:table-cell table:formula="of:=[.C37]" office:value-type="float" office:value="3581">
            <text:p>3581.0</text:p>
          </table:table-cell>
          <table:table-cell table:style-name="ce10" table:formula="of:=[.D37]/([.D37]+[.$C$5])" office:value-type="float" office:value="0.928923476005188">
            <text:p>0.929</text:p>
          </table:table-cell>
          <table:table-cell table:style-name="ce10" table:formula="of:=[.E37]*[.$C$4]" office:value-type="float" office:value="3.06544747081712">
            <text:p>3.065</text:p>
          </table:table-cell>
          <table:table-cell table:style-name="ce7" table:formula="of:=[.F37]/[.$C$8]*[.$C$9]" office:value-type="float" office:value="3804.87055771725">
            <text:p>3804.9</text:p>
          </table:table-cell>
          <table:table-cell table:number-columns-repeated="1017"/>
        </table:table-row>
        <table:table-row table:style-name="ro1">
          <table:table-cell office:value-type="float" office:value="130">
            <text:p>130</text:p>
          </table:table-cell>
          <table:table-cell table:style-name="ce3"/>
          <table:table-cell office:value-type="float" office:value="2737">
            <text:p>2737</text:p>
          </table:table-cell>
          <table:table-cell table:formula="of:=[.C38]" office:value-type="float" office:value="2737">
            <text:p>2737.0</text:p>
          </table:table-cell>
          <table:table-cell table:style-name="ce10" table:formula="of:=[.D38]/([.D38]+[.$C$5])" office:value-type="float" office:value="0.909000332115576">
            <text:p>0.909</text:p>
          </table:table-cell>
          <table:table-cell table:style-name="ce10" table:formula="of:=[.E38]*[.$C$4]" office:value-type="float" office:value="2.9997010959814">
            <text:p>3.000</text:p>
          </table:table-cell>
          <table:table-cell table:style-name="ce7" table:formula="of:=[.F38]/[.$C$8]*[.$C$9]" office:value-type="float" office:value="3723.2653603454">
            <text:p>3723.3</text:p>
          </table:table-cell>
          <table:table-cell table:number-columns-repeated="1017"/>
        </table:table-row>
        <table:table-row table:style-name="ro1">
          <table:table-cell office:value-type="float" office:value="140">
            <text:p>140</text:p>
          </table:table-cell>
          <table:table-cell table:style-name="ce3"/>
          <table:table-cell office:value-type="float" office:value="2117">
            <text:p>2117</text:p>
          </table:table-cell>
          <table:table-cell table:formula="of:=[.C39]" office:value-type="float" office:value="2117">
            <text:p>2117.0</text:p>
          </table:table-cell>
          <table:table-cell table:style-name="ce10" table:formula="of:=[.D39]/([.D39]+[.$C$5])" office:value-type="float" office:value="0.885403596821414">
            <text:p>0.885</text:p>
          </table:table-cell>
          <table:table-cell table:style-name="ce10" table:formula="of:=[.E39]*[.$C$4]" office:value-type="float" office:value="2.92183186951066">
            <text:p>2.922</text:p>
          </table:table-cell>
          <table:table-cell table:style-name="ce7" table:formula="of:=[.F39]/[.$C$8]*[.$C$9]" office:value-type="float" office:value="3626.61313258051">
            <text:p>3626.6</text:p>
          </table:table-cell>
          <table:table-cell table:number-columns-repeated="1017"/>
        </table:table-row>
        <table:table-row table:style-name="ro1">
          <table:table-cell office:value-type="float" office:value="150">
            <text:p>150</text:p>
          </table:table-cell>
          <table:table-cell table:style-name="ce3"/>
          <table:table-cell office:value-type="float" office:value="1655">
            <text:p>1655</text:p>
          </table:table-cell>
          <table:table-cell table:formula="of:=[.C40]" office:value-type="float" office:value="1655">
            <text:p>1655.0</text:p>
          </table:table-cell>
          <table:table-cell table:style-name="ce10" table:formula="of:=[.D40]/([.D40]+[.$C$5])" office:value-type="float" office:value="0.857957490927942">
            <text:p>0.858</text:p>
          </table:table-cell>
          <table:table-cell table:style-name="ce10" table:formula="of:=[.E40]*[.$C$4]" office:value-type="float" office:value="2.83125972006221">
            <text:p>2.831</text:p>
          </table:table-cell>
          <table:table-cell table:style-name="ce7" table:formula="of:=[.F40]/[.$C$8]*[.$C$9]" office:value-type="float" office:value="3514.19388284085">
            <text:p>3514.2</text:p>
          </table:table-cell>
          <table:table-cell table:number-columns-repeated="1017"/>
        </table:table-row>
        <table:table-row table:style-name="ro1">
          <table:table-cell office:value-type="float" office:value="160">
            <text:p>160</text:p>
          </table:table-cell>
          <table:table-cell table:style-name="ce3"/>
          <table:table-cell office:value-type="float" office:value="1307">
            <text:p>1307</text:p>
          </table:table-cell>
          <table:table-cell table:formula="of:=[.C41]" office:value-type="float" office:value="1307">
            <text:p>1307.0</text:p>
          </table:table-cell>
          <table:table-cell table:style-name="ce10" table:formula="of:=[.D41]/([.D41]+[.$C$5])" office:value-type="float" office:value="0.826691967109424">
            <text:p>0.827</text:p>
          </table:table-cell>
          <table:table-cell table:style-name="ce10" table:formula="of:=[.E41]*[.$C$4]" office:value-type="float" office:value="2.7280834914611">
            <text:p>2.728</text:p>
          </table:table-cell>
          <table:table-cell table:style-name="ce7" table:formula="of:=[.F41]/[.$C$8]*[.$C$9]" office:value-type="float" office:value="3386.1302972802">
            <text:p>3386.1</text:p>
          </table:table-cell>
          <table:table-cell table:number-columns-repeated="1017"/>
        </table:table-row>
        <table:table-row table:style-name="ro1">
          <table:table-cell office:value-type="float" office:value="170">
            <text:p>170</text:p>
          </table:table-cell>
          <table:table-cell table:style-name="ce3"/>
          <table:table-cell office:value-type="float" office:value="1043">
            <text:p>1043</text:p>
          </table:table-cell>
          <table:table-cell table:formula="of:=[.C42]" office:value-type="float" office:value="1043">
            <text:p>1043.0</text:p>
          </table:table-cell>
          <table:table-cell table:style-name="ce10" table:formula="of:=[.D42]/([.D42]+[.$C$5])" office:value-type="float" office:value="0.791951404707669">
            <text:p>0.792</text:p>
          </table:table-cell>
          <table:table-cell table:style-name="ce10" table:formula="of:=[.E42]*[.$C$4]" office:value-type="float" office:value="2.61343963553531">
            <text:p>2.613</text:p>
          </table:table-cell>
          <table:table-cell table:style-name="ce7" table:formula="of:=[.F42]/[.$C$8]*[.$C$9]" office:value-type="float" office:value="3243.83295368261">
            <text:p>3243.8</text:p>
          </table:table-cell>
          <table:table-cell table:number-columns-repeated="1017"/>
        </table:table-row>
        <table:table-row table:style-name="ro1">
          <table:table-cell office:value-type="float" office:value="180">
            <text:p>180</text:p>
          </table:table-cell>
          <table:table-cell table:style-name="ce3"/>
          <table:table-cell office:value-type="float" office:value="839.3">
            <text:p>839.3</text:p>
          </table:table-cell>
          <table:table-cell table:formula="of:=[.C43]" office:value-type="float" office:value="839.3">
            <text:p>839.3</text:p>
          </table:table-cell>
          <table:table-cell table:style-name="ce10" table:formula="of:=[.D43]/([.D43]+[.$C$5])" office:value-type="float" office:value="0.753884846851702">
            <text:p>0.754</text:p>
          </table:table-cell>
          <table:table-cell table:style-name="ce10" table:formula="of:=[.E43]*[.$C$4]" office:value-type="float" office:value="2.48781999461062">
            <text:p>2.488</text:p>
          </table:table-cell>
          <table:table-cell table:style-name="ce7" table:formula="of:=[.F43]/[.$C$8]*[.$C$9]" office:value-type="float" office:value="3087.91233270457">
            <text:p>3087.9</text:p>
          </table:table-cell>
          <table:table-cell table:number-columns-repeated="1017"/>
        </table:table-row>
        <table:table-row table:style-name="ro1">
          <table:table-cell office:value-type="float" office:value="190">
            <text:p>190</text:p>
          </table:table-cell>
          <table:table-cell table:style-name="ce3"/>
          <table:table-cell office:value-type="float" office:value="681.3">
            <text:p>681.3</text:p>
          </table:table-cell>
          <table:table-cell table:formula="of:=[.C44]" office:value-type="float" office:value="681.3">
            <text:p>681.3</text:p>
          </table:table-cell>
          <table:table-cell table:style-name="ce10" table:formula="of:=[.D44]/([.D44]+[.$C$5])" office:value-type="float" office:value="0.713179106039987">
            <text:p>0.713</text:p>
          </table:table-cell>
          <table:table-cell table:style-name="ce10" table:formula="of:=[.E44]*[.$C$4]" office:value-type="float" office:value="2.35349104993196">
            <text:p>2.353</text:p>
          </table:table-cell>
          <table:table-cell table:style-name="ce7" table:formula="of:=[.F44]/[.$C$8]*[.$C$9]" office:value-type="float" office:value="2921.18161833979">
            <text:p>2921.2</text:p>
          </table:table-cell>
          <table:table-cell table:number-columns-repeated="1017"/>
        </table:table-row>
        <table:table-row table:style-name="ro1">
          <table:table-cell office:value-type="float" office:value="200">
            <text:p>200</text:p>
          </table:table-cell>
          <table:table-cell table:style-name="ce3"/>
          <table:table-cell office:value-type="float" office:value="557.6">
            <text:p>557.6</text:p>
          </table:table-cell>
          <table:table-cell table:formula="of:=[.C45]" office:value-type="float" office:value="557.6">
            <text:p>557.6</text:p>
          </table:table-cell>
          <table:table-cell table:style-name="ce10" table:formula="of:=[.D45]/([.D45]+[.$C$5])" office:value-type="float" office:value="0.67051467051467">
            <text:p>0.671</text:p>
          </table:table-cell>
          <table:table-cell table:style-name="ce10" table:formula="of:=[.E45]*[.$C$4]" office:value-type="float" office:value="2.21269841269841">
            <text:p>2.213</text:p>
          </table:table-cell>
          <table:table-cell table:style-name="ce7" table:formula="of:=[.F45]/[.$C$8]*[.$C$9]" office:value-type="float" office:value="2746.42809042809">
            <text:p>2746.4</text:p>
          </table:table-cell>
          <table:table-cell table:number-columns-repeated="1017"/>
        </table:table-row>
        <table:table-row table:style-name="ro1">
          <table:table-cell office:value-type="float" office:value="210">
            <text:p>210</text:p>
          </table:table-cell>
          <table:table-cell table:style-name="ce3"/>
          <table:table-cell office:value-type="float" office:value="459.9">
            <text:p>459.9</text:p>
          </table:table-cell>
          <table:table-cell table:formula="of:=[.C46]" office:value-type="float" office:value="459.9">
            <text:p>459.9</text:p>
          </table:table-cell>
          <table:table-cell table:style-name="ce10" table:formula="of:=[.D46]/([.D46]+[.$C$5])" office:value-type="float" office:value="0.626652132443112">
            <text:p>0.627</text:p>
          </table:table-cell>
          <table:table-cell table:style-name="ce10" table:formula="of:=[.E46]*[.$C$4]" office:value-type="float" office:value="2.06795203706227">
            <text:p>2.068</text:p>
          </table:table-cell>
          <table:table-cell table:style-name="ce7" table:formula="of:=[.F46]/[.$C$8]*[.$C$9]" office:value-type="float" office:value="2566.76713448699">
            <text:p>2566.8</text:p>
          </table:table-cell>
          <table:table-cell table:number-columns-repeated="1017"/>
        </table:table-row>
        <table:table-row table:style-name="ro1">
          <table:table-cell office:value-type="float" office:value="220">
            <text:p>220</text:p>
          </table:table-cell>
          <table:table-cell table:style-name="ce3"/>
          <table:table-cell office:value-type="float" office:value="382">
            <text:p>382</text:p>
          </table:table-cell>
          <table:table-cell table:formula="of:=[.C47]" office:value-type="float" office:value="382">
            <text:p>382.0</text:p>
          </table:table-cell>
          <table:table-cell table:style-name="ce10" table:formula="of:=[.D47]/([.D47]+[.$C$5])" office:value-type="float" office:value="0.582317073170732">
            <text:p>0.582</text:p>
          </table:table-cell>
          <table:table-cell table:style-name="ce10" table:formula="of:=[.E47]*[.$C$4]" office:value-type="float" office:value="1.92164634146341">
            <text:p>1.922</text:p>
          </table:table-cell>
          <table:table-cell table:style-name="ce7" table:formula="of:=[.F47]/[.$C$8]*[.$C$9]" office:value-type="float" office:value="2385.17073170732">
            <text:p>2385.2</text:p>
          </table:table-cell>
          <table:table-cell table:number-columns-repeated="1017"/>
        </table:table-row>
        <table:table-row table:style-name="ro1">
          <table:table-cell office:value-type="float" office:value="230">
            <text:p>230</text:p>
          </table:table-cell>
          <table:table-cell table:style-name="ce3"/>
          <table:table-cell office:value-type="float" office:value="319.5">
            <text:p>319.5</text:p>
          </table:table-cell>
          <table:table-cell table:formula="of:=[.C48]" office:value-type="float" office:value="319.5">
            <text:p>319.5</text:p>
          </table:table-cell>
          <table:table-cell table:style-name="ce10" table:formula="of:=[.D48]/([.D48]+[.$C$5])" office:value-type="float" office:value="0.538331929233361">
            <text:p>0.538</text:p>
          </table:table-cell>
          <table:table-cell table:style-name="ce10" table:formula="of:=[.E48]*[.$C$4]" office:value-type="float" office:value="1.77649536647009">
            <text:p>1.776</text:p>
          </table:table-cell>
          <table:table-cell table:style-name="ce7" table:formula="of:=[.F48]/[.$C$8]*[.$C$9]" office:value-type="float" office:value="2205.00758213985">
            <text:p>2205.0</text:p>
          </table:table-cell>
          <table:table-cell table:number-columns-repeated="1017"/>
        </table:table-row>
        <table:table-row table:style-name="ro1">
          <table:table-cell office:value-type="float" office:value="240">
            <text:p>240</text:p>
          </table:table-cell>
          <table:table-cell table:style-name="ce3"/>
          <table:table-cell office:value-type="float" office:value="269">
            <text:p>269</text:p>
          </table:table-cell>
          <table:table-cell table:formula="of:=[.C49]" office:value-type="float" office:value="269">
            <text:p>269.0</text:p>
          </table:table-cell>
          <table:table-cell table:style-name="ce10" table:formula="of:=[.D49]/([.D49]+[.$C$5])" office:value-type="float" office:value="0.495395948434623">
            <text:p>0.495</text:p>
          </table:table-cell>
          <table:table-cell table:style-name="ce10" table:formula="of:=[.E49]*[.$C$4]" office:value-type="float" office:value="1.63480662983425">
            <text:p>1.635</text:p>
          </table:table-cell>
          <table:table-cell table:style-name="ce7" table:formula="of:=[.F49]/[.$C$8]*[.$C$9]" office:value-type="float" office:value="2029.14180478821">
            <text:p>2029.1</text:p>
          </table:table-cell>
          <table:table-cell table:number-columns-repeated="1017"/>
        </table:table-row>
        <table:table-row table:style-name="ro1">
          <table:table-cell office:value-type="float" office:value="250">
            <text:p>250</text:p>
          </table:table-cell>
          <table:table-cell table:style-name="ce3"/>
          <table:table-cell office:value-type="float" office:value="227.8">
            <text:p>227.8</text:p>
          </table:table-cell>
          <table:table-cell table:formula="of:=[.C50]" office:value-type="float" office:value="227.8">
            <text:p>227.8</text:p>
          </table:table-cell>
          <table:table-cell table:style-name="ce10" table:formula="of:=[.D50]/([.D50]+[.$C$5])" office:value-type="float" office:value="0.453965723395775">
            <text:p>0.454</text:p>
          </table:table-cell>
          <table:table-cell table:style-name="ce10" table:formula="of:=[.E50]*[.$C$4]" office:value-type="float" office:value="1.49808688720606">
            <text:p>1.498</text:p>
          </table:table-cell>
          <table:table-cell table:style-name="ce7" table:formula="of:=[.F50]/[.$C$8]*[.$C$9]" office:value-type="float" office:value="1859.4436030291">
            <text:p>1859.4</text:p>
          </table:table-cell>
          <table:table-cell table:number-columns-repeated="1017"/>
        </table:table-row>
        <table:table-row table:style-name="ro1">
          <table:table-cell office:value-type="float" office:value="260">
            <text:p>260</text:p>
          </table:table-cell>
          <table:table-cell table:style-name="ce3"/>
          <table:table-cell office:value-type="float" office:value="194.1">
            <text:p>194.1</text:p>
          </table:table-cell>
          <table:table-cell table:formula="of:=[.C51]" office:value-type="float" office:value="194.1">
            <text:p>194.1</text:p>
          </table:table-cell>
          <table:table-cell table:style-name="ce10" table:formula="of:=[.D51]/([.D51]+[.$C$5])" office:value-type="float" office:value="0.414654988250374">
            <text:p>0.415</text:p>
          </table:table-cell>
          <table:table-cell table:style-name="ce10" table:formula="of:=[.E51]*[.$C$4]" office:value-type="float" office:value="1.36836146122623">
            <text:p>1.368</text:p>
          </table:table-cell>
          <table:table-cell table:style-name="ce7" table:formula="of:=[.F51]/[.$C$8]*[.$C$9]" office:value-type="float" office:value="1698.42683187353">
            <text:p>1698.4</text:p>
          </table:table-cell>
          <table:table-cell table:number-columns-repeated="1017"/>
        </table:table-row>
        <table:table-row table:style-name="ro1">
          <table:table-cell office:value-type="float" office:value="270">
            <text:p>270</text:p>
          </table:table-cell>
          <table:table-cell table:style-name="ce3"/>
          <table:table-cell office:value-type="float" office:value="166.3">
            <text:p>166.3</text:p>
          </table:table-cell>
          <table:table-cell table:formula="of:=[.C52]" office:value-type="float" office:value="166.3">
            <text:p>166.3</text:p>
          </table:table-cell>
          <table:table-cell table:style-name="ce10" table:formula="of:=[.D52]/([.D52]+[.$C$5])" office:value-type="float" office:value="0.377697024755848">
            <text:p>0.378</text:p>
          </table:table-cell>
          <table:table-cell table:style-name="ce10" table:formula="of:=[.E52]*[.$C$4]" office:value-type="float" office:value="1.2464001816943">
            <text:p>1.246</text:p>
          </table:table-cell>
          <table:table-cell table:style-name="ce7" table:formula="of:=[.F52]/[.$C$8]*[.$C$9]" office:value-type="float" office:value="1547.04701339995">
            <text:p>1547.0</text:p>
          </table:table-cell>
          <table:table-cell table:number-columns-repeated="1017"/>
        </table:table-row>
        <table:table-row table:style-name="ro1">
          <table:table-cell office:value-type="float" office:value="280">
            <text:p>280</text:p>
          </table:table-cell>
          <table:table-cell table:style-name="ce3"/>
          <table:table-cell office:value-type="float" office:value="143.2">
            <text:p>143.2</text:p>
          </table:table-cell>
          <table:table-cell table:formula="of:=[.C53]" office:value-type="float" office:value="143.2">
            <text:p>143.2</text:p>
          </table:table-cell>
          <table:table-cell table:style-name="ce10" table:formula="of:=[.D53]/([.D53]+[.$C$5])" office:value-type="float" office:value="0.343240651965484">
            <text:p>0.343</text:p>
          </table:table-cell>
          <table:table-cell table:style-name="ce10" table:formula="of:=[.E53]*[.$C$4]" office:value-type="float" office:value="1.1326941514861">
            <text:p>1.133</text:p>
          </table:table-cell>
          <table:table-cell table:style-name="ce7" table:formula="of:=[.F53]/[.$C$8]*[.$C$9]" office:value-type="float" office:value="1405.91371045062">
            <text:p>1405.9</text:p>
          </table:table-cell>
          <table:table-cell table:number-columns-repeated="1017"/>
        </table:table-row>
        <table:table-row table:style-name="ro1">
          <table:table-cell office:value-type="float" office:value="290">
            <text:p>290</text:p>
          </table:table-cell>
          <table:table-cell table:style-name="ce3"/>
          <table:table-cell office:value-type="float" office:value="124">
            <text:p>124</text:p>
          </table:table-cell>
          <table:table-cell table:formula="of:=[.C54]" office:value-type="float" office:value="124">
            <text:p>124.0</text:p>
          </table:table-cell>
          <table:table-cell table:style-name="ce10" table:formula="of:=[.D54]/([.D54]+[.$C$5])" office:value-type="float" office:value="0.311557788944724">
            <text:p>0.312</text:p>
          </table:table-cell>
          <table:table-cell table:style-name="ce10" table:formula="of:=[.E54]*[.$C$4]" office:value-type="float" office:value="1.02814070351759">
            <text:p>1.028</text:p>
          </table:table-cell>
          <table:table-cell table:style-name="ce7" table:formula="of:=[.F54]/[.$C$8]*[.$C$9]" office:value-type="float" office:value="1276.14070351759">
            <text:p>1276.1</text:p>
          </table:table-cell>
          <table:table-cell table:number-columns-repeated="1017"/>
        </table:table-row>
        <table:table-row table:style-name="ro1">
          <table:table-cell office:value-type="float" office:value="300">
            <text:p>300</text:p>
          </table:table-cell>
          <table:table-cell table:style-name="ce3"/>
          <table:table-cell office:value-type="float" office:value="107.8">
            <text:p>107.8</text:p>
          </table:table-cell>
          <table:table-cell table:formula="of:=[.C55]" office:value-type="float" office:value="107.8">
            <text:p>107.8</text:p>
          </table:table-cell>
          <table:table-cell table:style-name="ce10" table:formula="of:=[.D55]/([.D55]+[.$C$5])" office:value-type="float" office:value="0.28234677841802">
            <text:p>0.282</text:p>
          </table:table-cell>
          <table:table-cell table:style-name="ce10" table:formula="of:=[.E55]*[.$C$4]" office:value-type="float" office:value="0.931744368779466">
            <text:p>0.932</text:p>
          </table:table-cell>
          <table:table-cell table:style-name="ce7" table:formula="of:=[.F55]/[.$C$8]*[.$C$9]" office:value-type="float" office:value="1156.49240440021">
            <text:p>1156.5</text:p>
          </table:table-cell>
          <table:table-cell table:number-columns-repeated="1017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>
            <text:p>Lookup table for code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>
            <text:p>Temp</text:p>
          </table:table-cell>
          <table:table-cell/>
          <table:table-cell table:style-name="Default" office:value-type="string">
            <text:p>ADC valu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{</text:p>
          </table:table-cell>
          <table:table-cell table:style-name="ce2" office:value-type="float" office:value="300">
            <text:p>300</text:p>
          </table:table-cell>
          <table:table-cell table:style-name="ce2" office:value-type="string">
            <text:p>,</text:p>
          </table:table-cell>
          <table:table-cell table:style-name="ce8" table:formula="of:=ROUND(LOOKUP([.B61];[.$A$14:.$A$55];[.$G$14:.$G$55]))" office:value-type="float" office:value="1156">
            <text:p>1156</text:p>
          </table:table-cell>
          <table:table-cell table:style-name="ce2" office:value-type="string">
            <text:p>},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{</text:p>
          </table:table-cell>
          <table:table-cell table:style-name="ce2" office:value-type="float" office:value="290">
            <text:p>290</text:p>
          </table:table-cell>
          <table:table-cell table:style-name="ce2" office:value-type="string">
            <text:p>,</text:p>
          </table:table-cell>
          <table:table-cell table:style-name="ce8" table:formula="of:=ROUND(LOOKUP([.B62];[.$A$14:.$A$55];[.$G$14:.$G$55]))" office:value-type="float" office:value="1276">
            <text:p>1276</text:p>
          </table:table-cell>
          <table:table-cell table:style-name="ce2" office:value-type="string">
            <text:p>},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{</text:p>
          </table:table-cell>
          <table:table-cell table:style-name="ce2" office:value-type="float" office:value="280">
            <text:p>280</text:p>
          </table:table-cell>
          <table:table-cell table:style-name="ce2" office:value-type="string">
            <text:p>,</text:p>
          </table:table-cell>
          <table:table-cell table:style-name="ce8" table:formula="of:=ROUND(LOOKUP([.B63];[.$A$14:.$A$55];[.$G$14:.$G$55]))" office:value-type="float" office:value="1406">
            <text:p>1406</text:p>
          </table:table-cell>
          <table:table-cell table:style-name="ce2" office:value-type="string">
            <text:p>},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{</text:p>
          </table:table-cell>
          <table:table-cell table:style-name="ce2" office:value-type="float" office:value="270">
            <text:p>270</text:p>
          </table:table-cell>
          <table:table-cell table:style-name="ce2" office:value-type="string">
            <text:p>,</text:p>
          </table:table-cell>
          <table:table-cell table:style-name="ce8" table:formula="of:=ROUND(LOOKUP([.B64];[.$A$14:.$A$55];[.$G$14:.$G$55]))" office:value-type="float" office:value="1547">
            <text:p>1547</text:p>
          </table:table-cell>
          <table:table-cell table:style-name="ce2" office:value-type="string">
            <text:p>},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{</text:p>
          </table:table-cell>
          <table:table-cell table:style-name="ce2" office:value-type="float" office:value="260">
            <text:p>260</text:p>
          </table:table-cell>
          <table:table-cell table:style-name="ce2" office:value-type="string">
            <text:p>,</text:p>
          </table:table-cell>
          <table:table-cell table:style-name="ce8" table:formula="of:=ROUND(LOOKUP([.B65];[.$A$14:.$A$55];[.$G$14:.$G$55]))" office:value-type="float" office:value="1698">
            <text:p>1698</text:p>
          </table:table-cell>
          <table:table-cell table:style-name="ce2" office:value-type="string">
            <text:p>},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{</text:p>
          </table:table-cell>
          <table:table-cell table:style-name="ce2" office:value-type="float" office:value="250">
            <text:p>250</text:p>
          </table:table-cell>
          <table:table-cell table:style-name="ce2" office:value-type="string">
            <text:p>,</text:p>
          </table:table-cell>
          <table:table-cell table:style-name="ce8" table:formula="of:=ROUND(LOOKUP([.B66];[.$A$14:.$A$55];[.$G$14:.$G$55]))" office:value-type="float" office:value="1859">
            <text:p>1859</text:p>
          </table:table-cell>
          <table:table-cell table:style-name="ce2" office:value-type="string">
            <text:p>},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{</text:p>
          </table:table-cell>
          <table:table-cell table:style-name="ce2" office:value-type="float" office:value="240">
            <text:p>240</text:p>
          </table:table-cell>
          <table:table-cell table:style-name="ce2" office:value-type="string">
            <text:p>,</text:p>
          </table:table-cell>
          <table:table-cell table:style-name="ce8" table:formula="of:=ROUND(LOOKUP([.B67];[.$A$14:.$A$55];[.$G$14:.$G$55]))" office:value-type="float" office:value="2029">
            <text:p>2029</text:p>
          </table:table-cell>
          <table:table-cell table:style-name="ce2" office:value-type="string">
            <text:p>},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{</text:p>
          </table:table-cell>
          <table:table-cell table:style-name="ce2" office:value-type="float" office:value="230">
            <text:p>230</text:p>
          </table:table-cell>
          <table:table-cell table:style-name="ce2" office:value-type="string">
            <text:p>,</text:p>
          </table:table-cell>
          <table:table-cell table:style-name="ce8" table:formula="of:=ROUND(LOOKUP([.B68];[.$A$14:.$A$55];[.$G$14:.$G$55]))" office:value-type="float" office:value="2205">
            <text:p>2205</text:p>
          </table:table-cell>
          <table:table-cell table:style-name="ce2" office:value-type="string">
            <text:p>},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{</text:p>
          </table:table-cell>
          <table:table-cell table:style-name="ce2" office:value-type="float" office:value="220">
            <text:p>220</text:p>
          </table:table-cell>
          <table:table-cell table:style-name="ce2" office:value-type="string">
            <text:p>,</text:p>
          </table:table-cell>
          <table:table-cell table:style-name="ce8" table:formula="of:=ROUND(LOOKUP([.B69];[.$A$14:.$A$55];[.$G$14:.$G$55]))" office:value-type="float" office:value="2385">
            <text:p>2385</text:p>
          </table:table-cell>
          <table:table-cell table:style-name="ce2" office:value-type="string">
            <text:p>},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{</text:p>
          </table:table-cell>
          <table:table-cell table:style-name="ce2" office:value-type="float" office:value="210">
            <text:p>210</text:p>
          </table:table-cell>
          <table:table-cell table:style-name="ce2" office:value-type="string">
            <text:p>,</text:p>
          </table:table-cell>
          <table:table-cell table:style-name="ce8" table:formula="of:=ROUND(LOOKUP([.B70];[.$A$14:.$A$55];[.$G$14:.$G$55]))" office:value-type="float" office:value="2567">
            <text:p>2567</text:p>
          </table:table-cell>
          <table:table-cell table:style-name="ce2" office:value-type="string">
            <text:p>},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{</text:p>
          </table:table-cell>
          <table:table-cell table:style-name="ce2" office:value-type="float" office:value="200">
            <text:p>200</text:p>
          </table:table-cell>
          <table:table-cell table:style-name="ce2" office:value-type="string">
            <text:p>,</text:p>
          </table:table-cell>
          <table:table-cell table:style-name="ce8" table:formula="of:=ROUND(LOOKUP([.B71];[.$A$14:.$A$55];[.$G$14:.$G$55]))" office:value-type="float" office:value="2746">
            <text:p>2746</text:p>
          </table:table-cell>
          <table:table-cell table:style-name="ce2" office:value-type="string">
            <text:p>},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{</text:p>
          </table:table-cell>
          <table:table-cell table:style-name="ce2" office:value-type="float" office:value="190">
            <text:p>190</text:p>
          </table:table-cell>
          <table:table-cell table:style-name="ce2" office:value-type="string">
            <text:p>,</text:p>
          </table:table-cell>
          <table:table-cell table:style-name="ce8" table:formula="of:=ROUND(LOOKUP([.B72];[.$A$14:.$A$55];[.$G$14:.$G$55]))" office:value-type="float" office:value="2921">
            <text:p>2921</text:p>
          </table:table-cell>
          <table:table-cell table:style-name="ce2" office:value-type="string">
            <text:p>},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{</text:p>
          </table:table-cell>
          <table:table-cell table:style-name="ce2" office:value-type="float" office:value="180">
            <text:p>180</text:p>
          </table:table-cell>
          <table:table-cell table:style-name="ce2" office:value-type="string">
            <text:p>,</text:p>
          </table:table-cell>
          <table:table-cell table:style-name="ce8" table:formula="of:=ROUND(LOOKUP([.B73];[.$A$14:.$A$55];[.$G$14:.$G$55]))" office:value-type="float" office:value="3088">
            <text:p>3088</text:p>
          </table:table-cell>
          <table:table-cell table:style-name="ce2" office:value-type="string">
            <text:p>},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{</text:p>
          </table:table-cell>
          <table:table-cell table:style-name="ce2" office:value-type="float" office:value="170">
            <text:p>170</text:p>
          </table:table-cell>
          <table:table-cell table:style-name="ce2" office:value-type="string">
            <text:p>,</text:p>
          </table:table-cell>
          <table:table-cell table:style-name="ce8" table:formula="of:=ROUND(LOOKUP([.B74];[.$A$14:.$A$55];[.$G$14:.$G$55]))" office:value-type="float" office:value="3244">
            <text:p>3244</text:p>
          </table:table-cell>
          <table:table-cell table:style-name="ce2" office:value-type="string">
            <text:p>},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{</text:p>
          </table:table-cell>
          <table:table-cell table:style-name="ce2" office:value-type="float" office:value="160">
            <text:p>160</text:p>
          </table:table-cell>
          <table:table-cell table:style-name="ce2" office:value-type="string">
            <text:p>,</text:p>
          </table:table-cell>
          <table:table-cell table:style-name="ce8" table:formula="of:=ROUND(LOOKUP([.B75];[.$A$14:.$A$55];[.$G$14:.$G$55]))" office:value-type="float" office:value="3386">
            <text:p>3386</text:p>
          </table:table-cell>
          <table:table-cell table:style-name="ce2" office:value-type="string">
            <text:p>},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{</text:p>
          </table:table-cell>
          <table:table-cell table:style-name="ce2" office:value-type="float" office:value="150">
            <text:p>150</text:p>
          </table:table-cell>
          <table:table-cell table:style-name="ce2" office:value-type="string">
            <text:p>,</text:p>
          </table:table-cell>
          <table:table-cell table:style-name="ce8" table:formula="of:=ROUND(LOOKUP([.B76];[.$A$14:.$A$55];[.$G$14:.$G$55]))" office:value-type="float" office:value="3514">
            <text:p>3514</text:p>
          </table:table-cell>
          <table:table-cell table:style-name="ce2" office:value-type="string">
            <text:p>},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{</text:p>
          </table:table-cell>
          <table:table-cell table:style-name="ce2" office:value-type="float" office:value="140">
            <text:p>140</text:p>
          </table:table-cell>
          <table:table-cell table:style-name="ce2" office:value-type="string">
            <text:p>,</text:p>
          </table:table-cell>
          <table:table-cell table:style-name="ce8" table:formula="of:=ROUND(LOOKUP([.B77];[.$A$14:.$A$55];[.$G$14:.$G$55]))" office:value-type="float" office:value="3627">
            <text:p>3627</text:p>
          </table:table-cell>
          <table:table-cell table:style-name="ce2" office:value-type="string">
            <text:p>},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{</text:p>
          </table:table-cell>
          <table:table-cell table:style-name="ce2" office:value-type="float" office:value="130">
            <text:p>130</text:p>
          </table:table-cell>
          <table:table-cell table:style-name="ce2" office:value-type="string">
            <text:p>,</text:p>
          </table:table-cell>
          <table:table-cell table:style-name="ce8" table:formula="of:=ROUND(LOOKUP([.B78];[.$A$14:.$A$55];[.$G$14:.$G$55]))" office:value-type="float" office:value="3723">
            <text:p>3723</text:p>
          </table:table-cell>
          <table:table-cell table:style-name="ce2" office:value-type="string">
            <text:p>},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{</text:p>
          </table:table-cell>
          <table:table-cell table:style-name="ce2" office:value-type="float" office:value="120">
            <text:p>120</text:p>
          </table:table-cell>
          <table:table-cell table:style-name="ce2" office:value-type="string">
            <text:p>,</text:p>
          </table:table-cell>
          <table:table-cell table:style-name="ce8" table:formula="of:=ROUND(LOOKUP([.B79];[.$A$14:.$A$55];[.$G$14:.$G$55]))" office:value-type="float" office:value="3805">
            <text:p>3805</text:p>
          </table:table-cell>
          <table:table-cell table:style-name="ce2" office:value-type="string">
            <text:p>},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{</text:p>
          </table:table-cell>
          <table:table-cell table:style-name="ce2" office:value-type="float" office:value="110">
            <text:p>110</text:p>
          </table:table-cell>
          <table:table-cell table:style-name="ce2" office:value-type="string">
            <text:p>,</text:p>
          </table:table-cell>
          <table:table-cell table:style-name="ce8" table:formula="of:=ROUND(LOOKUP([.B80];[.$A$14:.$A$55];[.$G$14:.$G$55]))" office:value-type="float" office:value="3872">
            <text:p>3872</text:p>
          </table:table-cell>
          <table:table-cell table:style-name="ce2" office:value-type="string">
            <text:p>},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{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,</text:p>
          </table:table-cell>
          <table:table-cell table:style-name="ce8" table:formula="of:=ROUND(LOOKUP([.B81];[.$A$14:.$A$55];[.$G$14:.$G$55]))" office:value-type="float" office:value="3927">
            <text:p>3927</text:p>
          </table:table-cell>
          <table:table-cell table:style-name="ce2" office:value-type="string">
            <text:p>},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{</text:p>
          </table:table-cell>
          <table:table-cell table:style-name="ce2" office:value-type="float" office:value="90">
            <text:p>90</text:p>
          </table:table-cell>
          <table:table-cell table:style-name="ce2" office:value-type="string">
            <text:p>,</text:p>
          </table:table-cell>
          <table:table-cell table:style-name="ce8" table:formula="of:=ROUND(LOOKUP([.B82];[.$A$14:.$A$55];[.$G$14:.$G$55]))" office:value-type="float" office:value="3971">
            <text:p>3971</text:p>
          </table:table-cell>
          <table:table-cell table:style-name="ce2" office:value-type="string">
            <text:p>},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{</text:p>
          </table:table-cell>
          <table:table-cell table:style-name="ce2" office:value-type="float" office:value="80">
            <text:p>80</text:p>
          </table:table-cell>
          <table:table-cell table:style-name="ce2" office:value-type="string">
            <text:p>,</text:p>
          </table:table-cell>
          <table:table-cell table:style-name="ce8" table:formula="of:=ROUND(LOOKUP([.B83];[.$A$14:.$A$55];[.$G$14:.$G$55]))" office:value-type="float" office:value="4005">
            <text:p>4005</text:p>
          </table:table-cell>
          <table:table-cell table:style-name="ce2" office:value-type="string">
            <text:p>},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{</text:p>
          </table:table-cell>
          <table:table-cell table:style-name="ce2" office:value-type="float" office:value="70">
            <text:p>70</text:p>
          </table:table-cell>
          <table:table-cell table:style-name="ce2" office:value-type="string">
            <text:p>,</text:p>
          </table:table-cell>
          <table:table-cell table:style-name="ce8" table:formula="of:=ROUND(LOOKUP([.B84];[.$A$14:.$A$55];[.$G$14:.$G$55]))" office:value-type="float" office:value="4031">
            <text:p>4031</text:p>
          </table:table-cell>
          <table:table-cell table:style-name="ce2" office:value-type="string">
            <text:p>},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{</text:p>
          </table:table-cell>
          <table:table-cell table:style-name="ce2" office:value-type="float" office:value="60">
            <text:p>60</text:p>
          </table:table-cell>
          <table:table-cell table:style-name="ce2" office:value-type="string">
            <text:p>,</text:p>
          </table:table-cell>
          <table:table-cell table:style-name="ce8" table:formula="of:=ROUND(LOOKUP([.B85];[.$A$14:.$A$55];[.$G$14:.$G$55]))" office:value-type="float" office:value="4050">
            <text:p>4050</text:p>
          </table:table-cell>
          <table:table-cell table:style-name="ce2" office:value-type="string">
            <text:p>},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{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,</text:p>
          </table:table-cell>
          <table:table-cell table:style-name="ce8" table:formula="of:=ROUND(LOOKUP([.B86];[.$A$14:.$A$55];[.$G$14:.$G$55]))" office:value-type="float" office:value="4064">
            <text:p>4064</text:p>
          </table:table-cell>
          <table:table-cell table:style-name="ce2" office:value-type="string">
            <text:p>},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{</text:p>
          </table:table-cell>
          <table:table-cell table:style-name="ce2" office:value-type="float" office:value="40">
            <text:p>40</text:p>
          </table:table-cell>
          <table:table-cell table:style-name="ce2" office:value-type="string">
            <text:p>,</text:p>
          </table:table-cell>
          <table:table-cell table:style-name="ce8" table:formula="of:=ROUND(LOOKUP([.B87];[.$A$14:.$A$55];[.$G$14:.$G$55]))" office:value-type="float" office:value="4075">
            <text:p>4075</text:p>
          </table:table-cell>
          <table:table-cell table:style-name="ce2" office:value-type="string">
            <text:p>},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{</text:p>
          </table:table-cell>
          <table:table-cell table:style-name="ce2" office:value-type="float" office:value="30">
            <text:p>30</text:p>
          </table:table-cell>
          <table:table-cell table:style-name="ce2" office:value-type="string">
            <text:p>,</text:p>
          </table:table-cell>
          <table:table-cell table:style-name="ce8" table:formula="of:=ROUND(LOOKUP([.B88];[.$A$14:.$A$55];[.$G$14:.$G$55]))" office:value-type="float" office:value="4082">
            <text:p>4082</text:p>
          </table:table-cell>
          <table:table-cell table:style-name="ce2" office:value-type="string">
            <text:p>},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{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,</text:p>
          </table:table-cell>
          <table:table-cell table:style-name="ce8" table:formula="of:=ROUND(LOOKUP([.B89];[.$A$14:.$A$55];[.$G$14:.$G$55]))" office:value-type="float" office:value="4087">
            <text:p>4087</text:p>
          </table:table-cell>
          <table:table-cell table:style-name="ce2" office:value-type="string">
            <text:p>},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{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,</text:p>
          </table:table-cell>
          <table:table-cell table:style-name="ce8" table:formula="of:=ROUND(LOOKUP([.B90];[.$A$14:.$A$55];[.$G$14:.$G$55]))" office:value-type="float" office:value="4090">
            <text:p>4090</text:p>
          </table:table-cell>
          <table:table-cell table:style-name="ce2" office:value-type="string">
            <text:p>},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{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,</text:p>
          </table:table-cell>
          <table:table-cell table:style-name="ce8" table:formula="of:=ROUND(LOOKUP([.B91];[.$A$14:.$A$55];[.$G$14:.$G$55]))" office:value-type="float" office:value="4093">
            <text:p>4093</text:p>
          </table:table-cell>
          <table:table-cell table:style-name="ce2" office:value-type="string">
            <text:p>},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office:value-type="string">
            <text:p>( Gcode for thermistor table initialisation, M500 = extruder, M501 = heated bed )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table:formula="of:=&quot;M500 S&quot; &amp; [.D94] &amp; &quot; P&quot; &amp; [.F94]" office:value-type="string" office:string-value="M500 S300 P1156">
            <text:p>M500 S300 P1156</text:p>
          </table:table-cell>
          <table:table-cell table:number-columns-repeated="2"/>
          <table:table-cell table:style-name="ce2" office:value-type="float" office:value="300">
            <text:p>300</text:p>
          </table:table-cell>
          <table:table-cell/>
          <table:table-cell table:style-name="ce8" table:formula="of:=ROUND(LOOKUP([.D94];[.$A$14:.$A$55];[.$G$14:.$G$55]))" office:value-type="float" office:value="1156">
            <text:p>1156</text:p>
          </table:table-cell>
          <table:table-cell table:number-columns-repeated="1018"/>
        </table:table-row>
        <table:table-row table:style-name="ro1">
          <table:table-cell table:formula="of:=&quot;M500 S&quot; &amp; [.D95] &amp; &quot; P&quot; &amp; [.F95]" office:value-type="string" office:string-value="M500 S290 P1276">
            <text:p>M500 S290 P1276</text:p>
          </table:table-cell>
          <table:table-cell table:number-columns-repeated="2"/>
          <table:table-cell table:style-name="ce2" office:value-type="float" office:value="290">
            <text:p>290</text:p>
          </table:table-cell>
          <table:table-cell/>
          <table:table-cell table:style-name="ce8" table:formula="of:=ROUND(LOOKUP([.D95];[.$A$14:.$A$55];[.$G$14:.$G$55]))" office:value-type="float" office:value="1276">
            <text:p>1276</text:p>
          </table:table-cell>
          <table:table-cell table:number-columns-repeated="1018"/>
        </table:table-row>
        <table:table-row table:style-name="ro1">
          <table:table-cell table:formula="of:=&quot;M500 S&quot; &amp; [.D96] &amp; &quot; P&quot; &amp; [.F96]" office:value-type="string" office:string-value="M500 S280 P1406">
            <text:p>M500 S280 P1406</text:p>
          </table:table-cell>
          <table:table-cell table:number-columns-repeated="2"/>
          <table:table-cell table:style-name="ce2" office:value-type="float" office:value="280">
            <text:p>280</text:p>
          </table:table-cell>
          <table:table-cell/>
          <table:table-cell table:style-name="ce8" table:formula="of:=ROUND(LOOKUP([.D96];[.$A$14:.$A$55];[.$G$14:.$G$55]))" office:value-type="float" office:value="1406">
            <text:p>1406</text:p>
          </table:table-cell>
          <table:table-cell table:number-columns-repeated="1018"/>
        </table:table-row>
        <table:table-row table:style-name="ro1">
          <table:table-cell table:formula="of:=&quot;M500 S&quot; &amp; [.D97] &amp; &quot; P&quot; &amp; [.F97]" office:value-type="string" office:string-value="M500 S270 P1547">
            <text:p>M500 S270 P1547</text:p>
          </table:table-cell>
          <table:table-cell table:number-columns-repeated="2"/>
          <table:table-cell table:style-name="ce2" office:value-type="float" office:value="270">
            <text:p>270</text:p>
          </table:table-cell>
          <table:table-cell/>
          <table:table-cell table:style-name="ce8" table:formula="of:=ROUND(LOOKUP([.D97];[.$A$14:.$A$55];[.$G$14:.$G$55]))" office:value-type="float" office:value="1547">
            <text:p>1547</text:p>
          </table:table-cell>
          <table:table-cell table:number-columns-repeated="1018"/>
        </table:table-row>
        <table:table-row table:style-name="ro1">
          <table:table-cell table:formula="of:=&quot;M500 S&quot; &amp; [.D98] &amp; &quot; P&quot; &amp; [.F98]" office:value-type="string" office:string-value="M500 S260 P1698">
            <text:p>M500 S260 P1698</text:p>
          </table:table-cell>
          <table:table-cell table:number-columns-repeated="2"/>
          <table:table-cell table:style-name="ce2" office:value-type="float" office:value="260">
            <text:p>260</text:p>
          </table:table-cell>
          <table:table-cell/>
          <table:table-cell table:style-name="ce8" table:formula="of:=ROUND(LOOKUP([.D98];[.$A$14:.$A$55];[.$G$14:.$G$55]))" office:value-type="float" office:value="1698">
            <text:p>1698</text:p>
          </table:table-cell>
          <table:table-cell table:number-columns-repeated="1018"/>
        </table:table-row>
        <table:table-row table:style-name="ro1">
          <table:table-cell table:formula="of:=&quot;M500 S&quot; &amp; [.D99] &amp; &quot; P&quot; &amp; [.F99]" office:value-type="string" office:string-value="M500 S250 P1859">
            <text:p>M500 S250 P1859</text:p>
          </table:table-cell>
          <table:table-cell table:number-columns-repeated="2"/>
          <table:table-cell table:style-name="ce2" office:value-type="float" office:value="250">
            <text:p>250</text:p>
          </table:table-cell>
          <table:table-cell/>
          <table:table-cell table:style-name="ce8" table:formula="of:=ROUND(LOOKUP([.D99];[.$A$14:.$A$55];[.$G$14:.$G$55]))" office:value-type="float" office:value="1859">
            <text:p>1859</text:p>
          </table:table-cell>
          <table:table-cell table:number-columns-repeated="1018"/>
        </table:table-row>
        <table:table-row table:style-name="ro1">
          <table:table-cell table:formula="of:=&quot;M500 S&quot; &amp; [.D100] &amp; &quot; P&quot; &amp; [.F100]" office:value-type="string" office:string-value="M500 S240 P2029">
            <text:p>M500 S240 P2029</text:p>
          </table:table-cell>
          <table:table-cell table:number-columns-repeated="2"/>
          <table:table-cell table:style-name="ce2" office:value-type="float" office:value="240">
            <text:p>240</text:p>
          </table:table-cell>
          <table:table-cell/>
          <table:table-cell table:style-name="ce8" table:formula="of:=ROUND(LOOKUP([.D100];[.$A$14:.$A$55];[.$G$14:.$G$55]))" office:value-type="float" office:value="2029">
            <text:p>2029</text:p>
          </table:table-cell>
          <table:table-cell table:number-columns-repeated="1018"/>
        </table:table-row>
        <table:table-row table:style-name="ro1">
          <table:table-cell table:formula="of:=&quot;M500 S&quot; &amp; [.D101] &amp; &quot; P&quot; &amp; [.F101]" office:value-type="string" office:string-value="M500 S230 P2205">
            <text:p>M500 S230 P2205</text:p>
          </table:table-cell>
          <table:table-cell table:number-columns-repeated="2"/>
          <table:table-cell table:style-name="ce2" office:value-type="float" office:value="230">
            <text:p>230</text:p>
          </table:table-cell>
          <table:table-cell/>
          <table:table-cell table:style-name="ce8" table:formula="of:=ROUND(LOOKUP([.D101];[.$A$14:.$A$55];[.$G$14:.$G$55]))" office:value-type="float" office:value="2205">
            <text:p>2205</text:p>
          </table:table-cell>
          <table:table-cell table:number-columns-repeated="1018"/>
        </table:table-row>
        <table:table-row table:style-name="ro1">
          <table:table-cell table:formula="of:=&quot;M500 S&quot; &amp; [.D102] &amp; &quot; P&quot; &amp; [.F102]" office:value-type="string" office:string-value="M500 S220 P2385">
            <text:p>M500 S220 P2385</text:p>
          </table:table-cell>
          <table:table-cell table:number-columns-repeated="2"/>
          <table:table-cell table:style-name="ce2" office:value-type="float" office:value="220">
            <text:p>220</text:p>
          </table:table-cell>
          <table:table-cell/>
          <table:table-cell table:style-name="ce8" table:formula="of:=ROUND(LOOKUP([.D102];[.$A$14:.$A$55];[.$G$14:.$G$55]))" office:value-type="float" office:value="2385">
            <text:p>2385</text:p>
          </table:table-cell>
          <table:table-cell table:number-columns-repeated="1018"/>
        </table:table-row>
        <table:table-row table:style-name="ro1">
          <table:table-cell table:formula="of:=&quot;M500 S&quot; &amp; [.D103] &amp; &quot; P&quot; &amp; [.F103]" office:value-type="string" office:string-value="M500 S210 P2567">
            <text:p>M500 S210 P2567</text:p>
          </table:table-cell>
          <table:table-cell table:number-columns-repeated="2"/>
          <table:table-cell table:style-name="ce2" office:value-type="float" office:value="210">
            <text:p>210</text:p>
          </table:table-cell>
          <table:table-cell/>
          <table:table-cell table:style-name="ce8" table:formula="of:=ROUND(LOOKUP([.D103];[.$A$14:.$A$55];[.$G$14:.$G$55]))" office:value-type="float" office:value="2567">
            <text:p>2567</text:p>
          </table:table-cell>
          <table:table-cell table:number-columns-repeated="1018"/>
        </table:table-row>
        <table:table-row table:style-name="ro1">
          <table:table-cell table:formula="of:=&quot;M500 S&quot; &amp; [.D104] &amp; &quot; P&quot; &amp; [.F104]" office:value-type="string" office:string-value="M500 S200 P2746">
            <text:p>M500 S200 P2746</text:p>
          </table:table-cell>
          <table:table-cell table:number-columns-repeated="2"/>
          <table:table-cell table:style-name="ce2" office:value-type="float" office:value="200">
            <text:p>200</text:p>
          </table:table-cell>
          <table:table-cell/>
          <table:table-cell table:style-name="ce8" table:formula="of:=ROUND(LOOKUP([.D104];[.$A$14:.$A$55];[.$G$14:.$G$55]))" office:value-type="float" office:value="2746">
            <text:p>2746</text:p>
          </table:table-cell>
          <table:table-cell table:number-columns-repeated="1018"/>
        </table:table-row>
        <table:table-row table:style-name="ro1">
          <table:table-cell table:formula="of:=&quot;M500 S&quot; &amp; [.D105] &amp; &quot; P&quot; &amp; [.F105]" office:value-type="string" office:string-value="M500 S190 P2921">
            <text:p>M500 S190 P2921</text:p>
          </table:table-cell>
          <table:table-cell table:number-columns-repeated="2"/>
          <table:table-cell table:style-name="ce2" office:value-type="float" office:value="190">
            <text:p>190</text:p>
          </table:table-cell>
          <table:table-cell/>
          <table:table-cell table:style-name="ce8" table:formula="of:=ROUND(LOOKUP([.D105];[.$A$14:.$A$55];[.$G$14:.$G$55]))" office:value-type="float" office:value="2921">
            <text:p>2921</text:p>
          </table:table-cell>
          <table:table-cell table:number-columns-repeated="1018"/>
        </table:table-row>
        <table:table-row table:style-name="ro1">
          <table:table-cell table:formula="of:=&quot;M500 S&quot; &amp; [.D106] &amp; &quot; P&quot; &amp; [.F106]" office:value-type="string" office:string-value="M500 S180 P3088">
            <text:p>M500 S180 P3088</text:p>
          </table:table-cell>
          <table:table-cell table:number-columns-repeated="2"/>
          <table:table-cell table:style-name="ce2" office:value-type="float" office:value="180">
            <text:p>180</text:p>
          </table:table-cell>
          <table:table-cell/>
          <table:table-cell table:style-name="ce8" table:formula="of:=ROUND(LOOKUP([.D106];[.$A$14:.$A$55];[.$G$14:.$G$55]))" office:value-type="float" office:value="3088">
            <text:p>3088</text:p>
          </table:table-cell>
          <table:table-cell table:number-columns-repeated="1018"/>
        </table:table-row>
        <table:table-row table:style-name="ro1">
          <table:table-cell table:formula="of:=&quot;M500 S&quot; &amp; [.D107] &amp; &quot; P&quot; &amp; [.F107]" office:value-type="string" office:string-value="M500 S170 P3244">
            <text:p>M500 S170 P3244</text:p>
          </table:table-cell>
          <table:table-cell table:number-columns-repeated="2"/>
          <table:table-cell table:style-name="ce2" office:value-type="float" office:value="170">
            <text:p>170</text:p>
          </table:table-cell>
          <table:table-cell/>
          <table:table-cell table:style-name="ce8" table:formula="of:=ROUND(LOOKUP([.D107];[.$A$14:.$A$55];[.$G$14:.$G$55]))" office:value-type="float" office:value="3244">
            <text:p>3244</text:p>
          </table:table-cell>
          <table:table-cell table:number-columns-repeated="1018"/>
        </table:table-row>
        <table:table-row table:style-name="ro1">
          <table:table-cell table:formula="of:=&quot;M500 S&quot; &amp; [.D108] &amp; &quot; P&quot; &amp; [.F108]" office:value-type="string" office:string-value="M500 S160 P3386">
            <text:p>M500 S160 P3386</text:p>
          </table:table-cell>
          <table:table-cell table:number-columns-repeated="2"/>
          <table:table-cell table:style-name="ce2" office:value-type="float" office:value="160">
            <text:p>160</text:p>
          </table:table-cell>
          <table:table-cell/>
          <table:table-cell table:style-name="ce8" table:formula="of:=ROUND(LOOKUP([.D108];[.$A$14:.$A$55];[.$G$14:.$G$55]))" office:value-type="float" office:value="3386">
            <text:p>3386</text:p>
          </table:table-cell>
          <table:table-cell table:number-columns-repeated="1018"/>
        </table:table-row>
        <table:table-row table:style-name="ro1">
          <table:table-cell table:formula="of:=&quot;M500 S&quot; &amp; [.D109] &amp; &quot; P&quot; &amp; [.F109]" office:value-type="string" office:string-value="M500 S150 P3514">
            <text:p>M500 S150 P3514</text:p>
          </table:table-cell>
          <table:table-cell table:number-columns-repeated="2"/>
          <table:table-cell table:style-name="ce2" office:value-type="float" office:value="150">
            <text:p>150</text:p>
          </table:table-cell>
          <table:table-cell/>
          <table:table-cell table:style-name="ce8" table:formula="of:=ROUND(LOOKUP([.D109];[.$A$14:.$A$55];[.$G$14:.$G$55]))" office:value-type="float" office:value="3514">
            <text:p>3514</text:p>
          </table:table-cell>
          <table:table-cell table:number-columns-repeated="1018"/>
        </table:table-row>
        <table:table-row table:style-name="ro1">
          <table:table-cell table:formula="of:=&quot;M500 S&quot; &amp; [.D110] &amp; &quot; P&quot; &amp; [.F110]" office:value-type="string" office:string-value="M500 S140 P3627">
            <text:p>M500 S140 P3627</text:p>
          </table:table-cell>
          <table:table-cell table:number-columns-repeated="2"/>
          <table:table-cell table:style-name="ce2" office:value-type="float" office:value="140">
            <text:p>140</text:p>
          </table:table-cell>
          <table:table-cell/>
          <table:table-cell table:style-name="ce8" table:formula="of:=ROUND(LOOKUP([.D110];[.$A$14:.$A$55];[.$G$14:.$G$55]))" office:value-type="float" office:value="3627">
            <text:p>3627</text:p>
          </table:table-cell>
          <table:table-cell table:number-columns-repeated="1018"/>
        </table:table-row>
        <table:table-row table:style-name="ro1">
          <table:table-cell table:formula="of:=&quot;M500 S&quot; &amp; [.D111] &amp; &quot; P&quot; &amp; [.F111]" office:value-type="string" office:string-value="M500 S130 P3723">
            <text:p>M500 S130 P3723</text:p>
          </table:table-cell>
          <table:table-cell table:number-columns-repeated="2"/>
          <table:table-cell table:style-name="ce2" office:value-type="float" office:value="130">
            <text:p>130</text:p>
          </table:table-cell>
          <table:table-cell/>
          <table:table-cell table:style-name="ce8" table:formula="of:=ROUND(LOOKUP([.D111];[.$A$14:.$A$55];[.$G$14:.$G$55]))" office:value-type="float" office:value="3723">
            <text:p>3723</text:p>
          </table:table-cell>
          <table:table-cell table:number-columns-repeated="1018"/>
        </table:table-row>
        <table:table-row table:style-name="ro1">
          <table:table-cell table:formula="of:=&quot;M500 S&quot; &amp; [.D112] &amp; &quot; P&quot; &amp; [.F112]" office:value-type="string" office:string-value="M500 S120 P3805">
            <text:p>M500 S120 P3805</text:p>
          </table:table-cell>
          <table:table-cell table:number-columns-repeated="2"/>
          <table:table-cell table:style-name="ce2" office:value-type="float" office:value="120">
            <text:p>120</text:p>
          </table:table-cell>
          <table:table-cell/>
          <table:table-cell table:style-name="ce8" table:formula="of:=ROUND(LOOKUP([.D112];[.$A$14:.$A$55];[.$G$14:.$G$55]))" office:value-type="float" office:value="3805">
            <text:p>3805</text:p>
          </table:table-cell>
          <table:table-cell table:number-columns-repeated="1018"/>
        </table:table-row>
        <table:table-row table:style-name="ro1">
          <table:table-cell table:formula="of:=&quot;M500 S&quot; &amp; [.D113] &amp; &quot; P&quot; &amp; [.F113]" office:value-type="string" office:string-value="M500 S110 P3872">
            <text:p>M500 S110 P3872</text:p>
          </table:table-cell>
          <table:table-cell table:number-columns-repeated="2"/>
          <table:table-cell table:style-name="ce2" office:value-type="float" office:value="110">
            <text:p>110</text:p>
          </table:table-cell>
          <table:table-cell/>
          <table:table-cell table:style-name="ce8" table:formula="of:=ROUND(LOOKUP([.D113];[.$A$14:.$A$55];[.$G$14:.$G$55]))" office:value-type="float" office:value="3872">
            <text:p>3872</text:p>
          </table:table-cell>
          <table:table-cell table:number-columns-repeated="1018"/>
        </table:table-row>
        <table:table-row table:style-name="ro1">
          <table:table-cell table:formula="of:=&quot;M500 S&quot; &amp; [.D114] &amp; &quot; P&quot; &amp; [.F114]" office:value-type="string" office:string-value="M500 S100 P3927">
            <text:p>M500 S100 P3927</text:p>
          </table:table-cell>
          <table:table-cell table:number-columns-repeated="2"/>
          <table:table-cell table:style-name="ce2" office:value-type="float" office:value="100">
            <text:p>100</text:p>
          </table:table-cell>
          <table:table-cell/>
          <table:table-cell table:style-name="ce8" table:formula="of:=ROUND(LOOKUP([.D114];[.$A$14:.$A$55];[.$G$14:.$G$55]))" office:value-type="float" office:value="3927">
            <text:p>3927</text:p>
          </table:table-cell>
          <table:table-cell table:number-columns-repeated="1018"/>
        </table:table-row>
        <table:table-row table:style-name="ro1">
          <table:table-cell table:formula="of:=&quot;M500 S&quot; &amp; [.D115] &amp; &quot; P&quot; &amp; [.F115]" office:value-type="string" office:string-value="M500 S90 P3971">
            <text:p>M500 S90 P3971</text:p>
          </table:table-cell>
          <table:table-cell table:number-columns-repeated="2"/>
          <table:table-cell table:style-name="ce2" office:value-type="float" office:value="90">
            <text:p>90</text:p>
          </table:table-cell>
          <table:table-cell/>
          <table:table-cell table:style-name="ce8" table:formula="of:=ROUND(LOOKUP([.D115];[.$A$14:.$A$55];[.$G$14:.$G$55]))" office:value-type="float" office:value="3971">
            <text:p>3971</text:p>
          </table:table-cell>
          <table:table-cell table:number-columns-repeated="1018"/>
        </table:table-row>
        <table:table-row table:style-name="ro1">
          <table:table-cell table:formula="of:=&quot;M500 S&quot; &amp; [.D116] &amp; &quot; P&quot; &amp; [.F116]" office:value-type="string" office:string-value="M500 S80 P4005">
            <text:p>M500 S80 P4005</text:p>
          </table:table-cell>
          <table:table-cell table:number-columns-repeated="2"/>
          <table:table-cell table:style-name="ce2" office:value-type="float" office:value="80">
            <text:p>80</text:p>
          </table:table-cell>
          <table:table-cell/>
          <table:table-cell table:style-name="ce8" table:formula="of:=ROUND(LOOKUP([.D116];[.$A$14:.$A$55];[.$G$14:.$G$55]))" office:value-type="float" office:value="4005">
            <text:p>4005</text:p>
          </table:table-cell>
          <table:table-cell table:number-columns-repeated="1018"/>
        </table:table-row>
        <table:table-row table:style-name="ro1">
          <table:table-cell table:formula="of:=&quot;M500 S&quot; &amp; [.D117] &amp; &quot; P&quot; &amp; [.F117]" office:value-type="string" office:string-value="M500 S70 P4031">
            <text:p>M500 S70 P4031</text:p>
          </table:table-cell>
          <table:table-cell table:number-columns-repeated="2"/>
          <table:table-cell table:style-name="ce2" office:value-type="float" office:value="70">
            <text:p>70</text:p>
          </table:table-cell>
          <table:table-cell/>
          <table:table-cell table:style-name="ce8" table:formula="of:=ROUND(LOOKUP([.D117];[.$A$14:.$A$55];[.$G$14:.$G$55]))" office:value-type="float" office:value="4031">
            <text:p>4031</text:p>
          </table:table-cell>
          <table:table-cell table:number-columns-repeated="1018"/>
        </table:table-row>
        <table:table-row table:style-name="ro1">
          <table:table-cell table:formula="of:=&quot;M500 S&quot; &amp; [.D118] &amp; &quot; P&quot; &amp; [.F118]" office:value-type="string" office:string-value="M500 S60 P4050">
            <text:p>M500 S60 P4050</text:p>
          </table:table-cell>
          <table:table-cell table:number-columns-repeated="2"/>
          <table:table-cell table:style-name="ce2" office:value-type="float" office:value="60">
            <text:p>60</text:p>
          </table:table-cell>
          <table:table-cell/>
          <table:table-cell table:style-name="ce8" table:formula="of:=ROUND(LOOKUP([.D118];[.$A$14:.$A$55];[.$G$14:.$G$55]))" office:value-type="float" office:value="4050">
            <text:p>4050</text:p>
          </table:table-cell>
          <table:table-cell table:number-columns-repeated="1018"/>
        </table:table-row>
        <table:table-row table:style-name="ro1">
          <table:table-cell table:formula="of:=&quot;M500 S&quot; &amp; [.D119] &amp; &quot; P&quot; &amp; [.F119]" office:value-type="string" office:string-value="M500 S50 P4064">
            <text:p>M500 S50 P4064</text:p>
          </table:table-cell>
          <table:table-cell table:number-columns-repeated="2"/>
          <table:table-cell table:style-name="ce2" office:value-type="float" office:value="50">
            <text:p>50</text:p>
          </table:table-cell>
          <table:table-cell/>
          <table:table-cell table:style-name="ce8" table:formula="of:=ROUND(LOOKUP([.D119];[.$A$14:.$A$55];[.$G$14:.$G$55]))" office:value-type="float" office:value="4064">
            <text:p>4064</text:p>
          </table:table-cell>
          <table:table-cell table:number-columns-repeated="1018"/>
        </table:table-row>
        <table:table-row table:style-name="ro1">
          <table:table-cell table:formula="of:=&quot;M500 S&quot; &amp; [.D120] &amp; &quot; P&quot; &amp; [.F120]" office:value-type="string" office:string-value="M500 S40 P4075">
            <text:p>M500 S40 P4075</text:p>
          </table:table-cell>
          <table:table-cell table:number-columns-repeated="2"/>
          <table:table-cell table:style-name="ce2" office:value-type="float" office:value="40">
            <text:p>40</text:p>
          </table:table-cell>
          <table:table-cell/>
          <table:table-cell table:style-name="ce8" table:formula="of:=ROUND(LOOKUP([.D120];[.$A$14:.$A$55];[.$G$14:.$G$55]))" office:value-type="float" office:value="4075">
            <text:p>4075</text:p>
          </table:table-cell>
          <table:table-cell table:number-columns-repeated="1018"/>
        </table:table-row>
        <table:table-row table:style-name="ro1">
          <table:table-cell table:formula="of:=&quot;M500 S&quot; &amp; [.D121] &amp; &quot; P&quot; &amp; [.F121]" office:value-type="string" office:string-value="M500 S30 P4082">
            <text:p>M500 S30 P4082</text:p>
          </table:table-cell>
          <table:table-cell table:number-columns-repeated="2"/>
          <table:table-cell table:style-name="ce2" office:value-type="float" office:value="30">
            <text:p>30</text:p>
          </table:table-cell>
          <table:table-cell/>
          <table:table-cell table:style-name="ce8" table:formula="of:=ROUND(LOOKUP([.D121];[.$A$14:.$A$55];[.$G$14:.$G$55]))" office:value-type="float" office:value="4082">
            <text:p>4082</text:p>
          </table:table-cell>
          <table:table-cell table:number-columns-repeated="1018"/>
        </table:table-row>
        <table:table-row table:style-name="ro1">
          <table:table-cell table:formula="of:=&quot;M500 S&quot; &amp; [.D122] &amp; &quot; P&quot; &amp; [.F122]" office:value-type="string" office:string-value="M500 S20 P4087">
            <text:p>M500 S20 P4087</text:p>
          </table:table-cell>
          <table:table-cell table:number-columns-repeated="2"/>
          <table:table-cell table:style-name="ce2" office:value-type="float" office:value="20">
            <text:p>20</text:p>
          </table:table-cell>
          <table:table-cell/>
          <table:table-cell table:style-name="ce8" table:formula="of:=ROUND(LOOKUP([.D122];[.$A$14:.$A$55];[.$G$14:.$G$55]))" office:value-type="float" office:value="4087">
            <text:p>4087</text:p>
          </table:table-cell>
          <table:table-cell table:number-columns-repeated="1018"/>
        </table:table-row>
        <table:table-row table:style-name="ro1">
          <table:table-cell table:formula="of:=&quot;M500 S&quot; &amp; [.D123] &amp; &quot; P&quot; &amp; [.F123]" office:value-type="string" office:string-value="M500 S10 P4090">
            <text:p>M500 S10 P4090</text:p>
          </table:table-cell>
          <table:table-cell table:number-columns-repeated="2"/>
          <table:table-cell table:style-name="ce2" office:value-type="float" office:value="10">
            <text:p>10</text:p>
          </table:table-cell>
          <table:table-cell/>
          <table:table-cell table:style-name="ce8" table:formula="of:=ROUND(LOOKUP([.D123];[.$A$14:.$A$55];[.$G$14:.$G$55]))" office:value-type="float" office:value="4090">
            <text:p>4090</text:p>
          </table:table-cell>
          <table:table-cell table:number-columns-repeated="1018"/>
        </table:table-row>
        <table:table-row table:style-name="ro1">
          <table:table-cell table:formula="of:=&quot;M500 S&quot; &amp; [.D124] &amp; &quot; P&quot; &amp; [.F124]" office:value-type="string" office:string-value="M500 S0 P4093">
            <text:p>M500 S0 P4093</text:p>
          </table:table-cell>
          <table:table-cell table:number-columns-repeated="2"/>
          <table:table-cell table:style-name="ce2" office:value-type="float" office:value="0">
            <text:p>0</text:p>
          </table:table-cell>
          <table:table-cell/>
          <table:table-cell table:style-name="ce8" table:formula="of:=ROUND(LOOKUP([.D124];[.$A$14:.$A$55];[.$G$14:.$G$55]))" office:value-type="float" office:value="4093">
            <text:p>4093</text:p>
          </table:table-cell>
          <table:table-cell table:number-columns-repeated="1018"/>
        </table:table-row>
      </table:table>
      <table:table table:name="EPCOS 100k" table:style-name="ta2" table:print="false">
        <office:forms form:automatic-focus="false" form:apply-design-mode="false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9" table:default-cell-style-name="ce7"/>
        <table:table-column table:style-name="co1" table:number-columns-repeated="2" table:default-cell-style-name="ce20"/>
        <table:table-column table:style-name="co8" table:default-cell-style-name="ce24"/>
        <table:table-column table:style-name="co1" table:default-cell-style-name="Default"/>
        <table:table-column table:style-name="co10" table:default-cell-style-name="ce31"/>
        <table:table-column table:style-name="co1" table:number-columns-repeated="1014" table:default-cell-style-name="Default"/>
        <table:table-row table:style-name="ro1">
          <table:table-cell table:number-columns-repeated="4"/>
          <table:table-cell table:style-name="Default" table:number-columns-repeated="4"/>
          <table:table-cell/>
          <table:table-cell table:style-name="Default"/>
          <table:table-cell table:number-columns-repeated="1014"/>
        </table:table-row>
        <table:table-row table:style-name="ro1">
          <table:table-cell office:value-type="string">
            <text:p>Data for:</text:p>
          </table:table-cell>
          <table:table-cell office:value-type="string">
            <text:p>EPCOS B57560G104</text:p>
          </table:table-cell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1014"/>
        </table:table-row>
        <table:table-row table:style-name="ro1" table:number-rows-repeated="3">
          <table:table-cell table:number-columns-repeated="4"/>
          <table:table-cell table:style-name="Default" table:number-columns-repeated="4"/>
          <table:table-cell/>
          <table:table-cell table:style-name="Default"/>
          <table:table-cell table:number-columns-repeated="1014"/>
        </table:table-row>
        <table:table-row table:style-name="ro1">
          <table:table-cell table:number-columns-repeated="4"/>
          <table:table-cell table:style-name="Default" office:value-type="string">
            <text:p>Beta Formula</text:p>
          </table:table-cell>
          <table:table-cell table:style-name="Default" table:number-columns-repeated="2"/>
          <table:table-cell table:style-name="Default" office:value-type="string">
            <text:p>Steinhart-Hart coefficients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number-columns-repeated="4"/>
          <table:table-cell table:style-name="ce14" office:value-type="float" office:value="4036">
            <text:p>4036</text:p>
          </table:table-cell>
          <table:table-cell table:style-name="ce17" office:value-type="string">
            <text:p>Beta</text:p>
          </table:table-cell>
          <table:table-cell table:style-name="Default"/>
          <table:table-cell table:style-name="ce21" office:value-type="string">
            <text:p>Temp:</text:p>
          </table:table-cell>
          <table:table-cell table:style-name="ce25" office:value-type="string">
            <text:p>Res:</text:p>
          </table:table-cell>
          <table:table-cell table:style-name="ce28" office:value-type="string">
            <text:p>Sh-H: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15" office:value-type="float" office:value="25">
            <text:p>25</text:p>
          </table:table-cell>
          <table:table-cell table:style-name="ce18" office:value-type="string">
            <text:p>Ref temp</text:p>
          </table:table-cell>
          <table:table-cell table:style-name="Default"/>
          <table:table-cell table:style-name="ce22" office:value-type="float" office:value="0">
            <text:p>0</text:p>
          </table:table-cell>
          <table:table-cell table:style-name="ce26" table:formula="of:=LOOKUP([.H8]; [.$A$14:.$A$52]; [.$C$14:.$C$52])" office:value-type="float" office:value="333964">
            <text:p>333964</text:p>
          </table:table-cell>
          <table:table-cell table:style-name="ce29" table:formula="of:=(1/([.H9]+273.15))-[.J9]*LN([.I9])-[.J10]*(LN([.I9])^3)" office:value-type="float" office:value="0.000702114633531592">
            <text:p>0.0007021146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16" office:value-type="float" office:value="100000">
            <text:p>100000</text:p>
          </table:table-cell>
          <table:table-cell table:style-name="ce19" office:value-type="string">
            <text:p>Ref res</text:p>
          </table:table-cell>
          <table:table-cell table:style-name="Default"/>
          <table:table-cell table:style-name="ce22" office:value-type="float" office:value="50">
            <text:p>50</text:p>
          </table:table-cell>
          <table:table-cell table:style-name="ce26" table:formula="of:=LOOKUP([.H9]; [.$A$14:.$A$52]; [.$C$14:.$C$52])" office:value-type="float" office:value="35272">
            <text:p>35272</text:p>
          </table:table-cell>
          <table:table-cell table:style-name="ce29" table:formula="of:=((1/([.H8]+273.15))-(1/([.H9]+273.15))+[.J10]*(LN([.I9])^3)-[.J10]*(LN([.I8])^3))/(LN([.I8])-LN([.I9]))" office:value-type="float" office:value="0.000219747472679835">
            <text:p>0.0002197475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23" office:value-type="float" office:value="150">
            <text:p>150</text:p>
          </table:table-cell>
          <table:table-cell table:style-name="ce27" table:formula="of:=LOOKUP([.H10]; [.$A$14:.$A$52]; [.$C$14:.$C$52])" office:value-type="float" office:value="1655">
            <text:p>1655</text:p>
          </table:table-cell>
          <table:table-cell table:style-name="ce30" table:formula="of:=((1/([.H10]+273.15))*(LN([.I8])-LN([.I9]))-(1/([.H8]+273.15))*(LN([.I8])-LN([.I9]))+LN([.I8])*(1/([.H8]+273.15))-LN([.I8])*(1/([.H9]+273.15))-LN([.I10])*(1/([.H8]+273.15))+LN([.I10])*(1/([.H9]+273.15)))/((LN([.I10])^3)*(LN([.I8])-LN([.I9]))-LN([.I8])*(LN([.I9])^3)+LN([.I8])^4-(LN([.I8])^3)*(LN([.I8])-LN([.I9]))+LN([.I10])*(LN([.I9])^3)-LN([.I10])*(LN([.I8])^3))" office:value-type="float" office:value="0.0000000796874148026084">
            <text:p>7.96874148026084E-008</text:p>
          </table:table-cell>
          <table:table-cell table:number-columns-repeated="1014"/>
        </table:table-row>
        <table:table-row table:style-name="ro1" table:number-rows-repeated="2">
          <table:table-cell table:number-columns-repeated="4"/>
          <table:table-cell table:style-name="Default" table:number-columns-repeated="4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11" office:value-type="string">
            <text:p>Temp</text:p>
          </table:table-cell>
          <table:table-cell table:style-name="ce11" office:value-type="string">
            <text:p>Ratio</text:p>
          </table:table-cell>
          <table:table-cell table:style-name="ce11" office:value-type="string">
            <text:p>Actual</text:p>
          </table:table-cell>
          <table:table-cell table:style-name="ce11"/>
          <table:table-cell table:style-name="ce11" office:value-type="string">
            <text:p>Beta Formula</text:p>
          </table:table-cell>
          <table:table-cell table:style-name="ce11" office:value-type="string">
            <text:p>% Error</text:p>
          </table:table-cell>
          <table:table-cell table:style-name="ce11"/>
          <table:table-cell table:style-name="ce11" office:value-type="string">
            <text:p>SH-X</text:p>
          </table:table-cell>
          <table:table-cell table:style-name="ce11" office:value-type="string">
            <text:p>SH-Y</text:p>
          </table:table-cell>
          <table:table-cell table:style-name="ce11" office:value-type="string">
            <text:p>SH-Resistance</text:p>
          </table:table-cell>
          <table:table-cell table:number-columns-repeated="1014"/>
        </table:table-row>
        <table:table-row table:style-name="ro1">
          <table:table-cell office:value-type="float" office:value="-40">
            <text:p>-40</text:p>
          </table:table-cell>
          <table:table-cell/>
          <table:table-cell office:value-type="float" office:value="3624165">
            <text:p>3624165</text:p>
          </table:table-cell>
          <table:table-cell table:style-name="ce7"/>
          <table:table-cell table:formula="of:=[.$E$9]*EXP([.$E$7]*(1/([.A14]+273.15)-1/([.$E$8]+273.15)))" office:value-type="float" office:value="4355105.05455224">
            <text:p>4355105.1</text:p>
          </table:table-cell>
          <table:table-cell table:formula="of:=[.E14]/[.C14]*100-100" office:value-type="float" office:value="20.168509285649">
            <text:p>20.17</text:p>
          </table:table-cell>
          <table:table-cell/>
          <table:table-cell table:formula="of:=([.J$8]-(1/([.$A14]+273.15)))/[.J$10]" office:value-type="float" office:value="-45013.0005579891">
            <text:p>-4.50E+04</text:p>
          </table:table-cell>
          <table:table-cell table:formula="of:=(([.J$9]/(3*[.J$10]))^3+([.H14]^2)/4)^0.5" office:value-type="float" office:value="35822.0102171836">
            <text:p>35822.0102171836</text:p>
          </table:table-cell>
          <table:table-cell table:formula="of:=EXP(([.I14]-([.H14]/2))^(1/3)-([.I14]+([.H14]/2))^(1/3))" office:value-type="float" office:value="3540078.09224302">
            <text:p>3,540,078 </text:p>
          </table:table-cell>
          <table:table-cell table:style-name="ce20" table:number-columns-repeated="4"/>
          <table:table-cell table:number-columns-repeated="1010"/>
        </table:table-row>
        <table:table-row table:style-name="ro1">
          <table:table-cell office:value-type="float" office:value="-35">
            <text:p>-35</text:p>
          </table:table-cell>
          <table:table-cell/>
          <table:table-cell office:value-type="float" office:value="2591304">
            <text:p>2591304</text:p>
          </table:table-cell>
          <table:table-cell table:style-name="ce7"/>
          <table:table-cell table:formula="of:=[.$E$9]*EXP([.$E$7]*(1/([.A15]+273.15)-1/([.$E$8]+273.15)))" office:value-type="float" office:value="3028013.20687007">
            <text:p>3028013.2</text:p>
          </table:table-cell>
          <table:table-cell table:formula="of:=[.E15]/[.C15]*100-100" office:value-type="float" office:value="16.8528743393317">
            <text:p>16.85</text:p>
          </table:table-cell>
          <table:table-cell/>
          <table:table-cell table:formula="of:=([.J$8]-(1/([.$A15]+273.15)))/[.J$10]" office:value-type="float" office:value="-43882.9594015497">
            <text:p>-4.39E+04</text:p>
          </table:table-cell>
          <table:table-cell table:formula="of:=(([.J$9]/(3*[.J$10]))^3+([.H15]^2)/4)^0.5" office:value-type="float" office:value="35469.739111687">
            <text:p>35469.739111687</text:p>
          </table:table-cell>
          <table:table-cell table:formula="of:=EXP(([.I15]-([.H15]/2))^(1/3)-([.I15]+([.H15]/2))^(1/3))" office:value-type="float" office:value="2545198.74674311">
            <text:p>2,545,199 </text:p>
          </table:table-cell>
          <table:table-cell table:style-name="ce20">
            <draw:frame table:end-cell-address="'EPCOS 100k'.X51" table:end-x="0.419cm" table:end-y="0.007cm" draw:z-index="0" draw:name="Chart 2" draw:style-name="gr1" svg:width="23.232cm" svg:height="16.851cm" svg:x="0.169cm" svg:y="0.3cm">
              <draw:object draw:notify-on-update-of-ranges="'EPCOS 100k'.A22:'EPCOS 100k'.A82 'EPCOS 100k'.C13:'EPCOS 100k'.C13 'EPCOS 100k'.C22:'EPCOS 100k'.C82 'EPCOS 100k'.A22:'EPCOS 100k'.A82 'EPCOS 100k'.E13:'EPCOS 100k'.E13 'EPCOS 100k'.E22:'EPCOS 100k'.E82 'EPCOS 100k'.A22:'EPCOS 100k'.A52 'EPCOS 100k'.J13:'EPCOS 100k'.J13 'EPCOS 100k'.J22:'EPCOS 100k'.J8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20" table:number-columns-repeated="3"/>
          <table:table-cell table:number-columns-repeated="1010"/>
        </table:table-row>
        <table:table-row table:style-name="ro1">
          <table:table-cell office:value-type="float" office:value="-30">
            <text:p>-30</text:p>
          </table:table-cell>
          <table:table-cell/>
          <table:table-cell office:value-type="float" office:value="1874913">
            <text:p>1874913</text:p>
          </table:table-cell>
          <table:table-cell table:style-name="ce7"/>
          <table:table-cell table:formula="of:=[.$E$9]*EXP([.$E$7]*(1/([.A16]+273.15)-1/([.$E$8]+273.15)))" office:value-type="float" office:value="2137019.06401056">
            <text:p>2137019.1</text:p>
          </table:table-cell>
          <table:table-cell table:formula="of:=[.E16]/[.C16]*100-100" office:value-type="float" office:value="13.9796387358007">
            <text:p>13.98</text:p>
          </table:table-cell>
          <table:table-cell/>
          <table:table-cell table:formula="of:=([.J$8]-(1/([.$A16]+273.15)))/[.J$10]" office:value-type="float" office:value="-42799.3933080937">
            <text:p>-4.28E+04</text:p>
          </table:table-cell>
          <table:table-cell table:formula="of:=(([.J$9]/(3*[.J$10]))^3+([.H16]^2)/4)^0.5" office:value-type="float" office:value="35137.1723119099">
            <text:p>35137.1723119099</text:p>
          </table:table-cell>
          <table:table-cell table:formula="of:=EXP(([.I16]-([.H16]/2))^(1/3)-([.I16]+([.H16]/2))^(1/3))" office:value-type="float" office:value="1849956.94851723">
            <text:p>1,849,957 </text:p>
          </table:table-cell>
          <table:table-cell table:style-name="ce20" table:number-columns-repeated="4"/>
          <table:table-cell table:number-columns-repeated="1010"/>
        </table:table-row>
        <table:table-row table:style-name="ro1">
          <table:table-cell office:value-type="float" office:value="-25">
            <text:p>-25</text:p>
          </table:table-cell>
          <table:table-cell/>
          <table:table-cell office:value-type="float" office:value="1371886">
            <text:p>1371886</text:p>
          </table:table-cell>
          <table:table-cell table:style-name="ce7"/>
          <table:table-cell table:formula="of:=[.$E$9]*EXP([.$E$7]*(1/([.A17]+273.15)-1/([.$E$8]+273.15)))" office:value-type="float" office:value="1529530.48044585">
            <text:p>1529530.5</text:p>
          </table:table-cell>
          <table:table-cell table:formula="of:=[.E17]/[.C17]*100-100" office:value-type="float" office:value="11.4910772794423">
            <text:p>11.49</text:p>
          </table:table-cell>
          <table:table-cell/>
          <table:table-cell table:formula="of:=([.J$8]-(1/([.$A17]+273.15)))/[.J$10]" office:value-type="float" office:value="-41759.4929850772">
            <text:p>-4.18E+04</text:p>
          </table:table-cell>
          <table:table-cell table:formula="of:=(([.J$9]/(3*[.J$10]))^3+([.H17]^2)/4)^0.5" office:value-type="float" office:value="34822.9475315387">
            <text:p>34822.9475315387</text:p>
          </table:table-cell>
          <table:table-cell table:formula="of:=EXP(([.I17]-([.H17]/2))^(1/3)-([.I17]+([.H17]/2))^(1/3))" office:value-type="float" office:value="1358665.14920994">
            <text:p>1,358,665 </text:p>
          </table:table-cell>
          <table:table-cell table:style-name="ce20" table:number-columns-repeated="4"/>
          <table:table-cell table:number-columns-repeated="1010"/>
        </table:table-row>
        <table:table-row table:style-name="ro1">
          <table:table-cell office:value-type="float" office:value="-20">
            <text:p>-20</text:p>
          </table:table-cell>
          <table:table-cell/>
          <table:table-cell office:value-type="float" office:value="1014545">
            <text:p>1014545</text:p>
          </table:table-cell>
          <table:table-cell table:style-name="ce7"/>
          <table:table-cell table:formula="of:=[.$E$9]*EXP([.$E$7]*(1/([.A18]+273.15)-1/([.$E$8]+273.15)))" office:value-type="float" office:value="1109291.25884449">
            <text:p>1109291.3</text:p>
          </table:table-cell>
          <table:table-cell table:formula="of:=[.E18]/[.C18]*100-100" office:value-type="float" office:value="9.33879313825356">
            <text:p>9.34</text:p>
          </table:table-cell>
          <table:table-cell/>
          <table:table-cell table:formula="of:=([.J$8]-(1/([.$A18]+273.15)))/[.J$10]" office:value-type="float" office:value="-40760.6710868292">
            <text:p>-4.08E+04</text:p>
          </table:table-cell>
          <table:table-cell table:formula="of:=(([.J$9]/(3*[.J$10]))^3+([.H18]^2)/4)^0.5" office:value-type="float" office:value="34525.8155306112">
            <text:p>34525.8155306112</text:p>
          </table:table-cell>
          <table:table-cell table:formula="of:=EXP(([.I18]-([.H18]/2))^(1/3)-([.I18]+([.H18]/2))^(1/3))" office:value-type="float" office:value="1007783.52388264">
            <text:p>1,007,784 </text:p>
          </table:table-cell>
          <table:table-cell table:style-name="ce20" table:number-columns-repeated="4"/>
          <table:table-cell table:number-columns-repeated="1010"/>
        </table:table-row>
        <table:table-row table:style-name="ro1">
          <table:table-cell office:value-type="float" office:value="-15">
            <text:p>-15</text:p>
          </table:table-cell>
          <table:table-cell/>
          <table:table-cell office:value-type="float" office:value="757881">
            <text:p>757881</text:p>
          </table:table-cell>
          <table:table-cell table:style-name="ce7"/>
          <table:table-cell table:formula="of:=[.$E$9]*EXP([.$E$7]*(1/([.A19]+273.15)-1/([.$E$8]+273.15)))" office:value-type="float" office:value="814586.796686098">
            <text:p>814586.8</text:p>
          </table:table-cell>
          <table:table-cell table:formula="of:=[.E19]/[.C19]*100-100" office:value-type="float" office:value="7.4821504545038">
            <text:p>7.48</text:p>
          </table:table-cell>
          <table:table-cell/>
          <table:table-cell table:formula="of:=([.J$8]-(1/([.$A19]+273.15)))/[.J$10]" office:value-type="float" office:value="-39800.5407205684">
            <text:p>-3.98E+04</text:p>
          </table:table-cell>
          <table:table-cell table:formula="of:=(([.J$9]/(3*[.J$10]))^3+([.H19]^2)/4)^0.5" office:value-type="float" office:value="34244.6290913484">
            <text:p>34244.6290913484</text:p>
          </table:table-cell>
          <table:table-cell table:formula="of:=EXP(([.I19]-([.H19]/2))^(1/3)-([.I19]+([.H19]/2))^(1/3))" office:value-type="float" office:value="754625.469919135">
            <text:p>754,625 </text:p>
          </table:table-cell>
          <table:table-cell table:style-name="ce20" table:number-columns-repeated="4"/>
          <table:table-cell table:number-columns-repeated="1010"/>
        </table:table-row>
        <table:table-row table:style-name="ro1">
          <table:table-cell office:value-type="float" office:value="-10">
            <text:p>-10</text:p>
          </table:table-cell>
          <table:table-cell/>
          <table:table-cell office:value-type="float" office:value="571590">
            <text:p>571590</text:p>
          </table:table-cell>
          <table:table-cell table:style-name="ce7"/>
          <table:table-cell table:formula="of:=[.$E$9]*EXP([.$E$7]*(1/([.A20]+273.15)-1/([.$E$8]+273.15)))" office:value-type="float" office:value="605236.913185603">
            <text:p>605236.9</text:p>
          </table:table-cell>
          <table:table-cell table:formula="of:=[.E20]/[.C20]*100-100" office:value-type="float" office:value="5.88654685799315">
            <text:p>5.89</text:p>
          </table:table-cell>
          <table:table-cell/>
          <table:table-cell table:formula="of:=([.J$8]-(1/([.$A20]+273.15)))/[.J$10]" office:value-type="float" office:value="-38876.8964028069">
            <text:p>-3.89E+04</text:p>
          </table:table-cell>
          <table:table-cell table:formula="of:=(([.J$9]/(3*[.J$10]))^3+([.H20]^2)/4)^0.5" office:value-type="float" office:value="33978.3332385547">
            <text:p>33978.3332385547</text:p>
          </table:table-cell>
          <table:table-cell table:formula="of:=EXP(([.I20]-([.H20]/2))^(1/3)-([.I20]+([.H20]/2))^(1/3))" office:value-type="float" office:value="570192.880368662">
            <text:p>570,193 </text:p>
          </table:table-cell>
          <table:table-cell table:style-name="ce20" table:number-columns-repeated="4"/>
          <table:table-cell table:number-columns-repeated="1010"/>
        </table:table-row>
        <table:table-row table:style-name="ro1">
          <table:table-cell office:value-type="float" office:value="-5">
            <text:p>-5</text:p>
          </table:table-cell>
          <table:table-cell/>
          <table:table-cell office:value-type="float" office:value="435026">
            <text:p>435026</text:p>
          </table:table-cell>
          <table:table-cell table:style-name="ce7"/>
          <table:table-cell table:formula="of:=[.$E$9]*EXP([.$E$7]*(1/([.A21]+273.15)-1/([.$E$8]+273.15)))" office:value-type="float" office:value="454699.665782484">
            <text:p>454699.7</text:p>
          </table:table-cell>
          <table:table-cell table:formula="of:=[.E21]/[.C21]*100-100" office:value-type="float" office:value="4.52241148402264">
            <text:p>4.52</text:p>
          </table:table-cell>
          <table:table-cell/>
          <table:table-cell table:formula="of:=([.J$8]-(1/([.$A21]+273.15)))/[.J$10]" office:value-type="float" office:value="-37987.6971463082">
            <text:p>-3.80E+04</text:p>
          </table:table-cell>
          <table:table-cell table:formula="of:=(([.J$9]/(3*[.J$10]))^3+([.H21]^2)/4)^0.5" office:value-type="float" office:value="33725.9565440557">
            <text:p>33725.9565440557</text:p>
          </table:table-cell>
          <table:table-cell table:formula="of:=EXP(([.I21]-([.H21]/2))^(1/3)-([.I21]+([.H21]/2))^(1/3))" office:value-type="float" office:value="434575.772119736">
            <text:p>434,576 </text:p>
          </table:table-cell>
          <table:table-cell table:style-name="ce20" table:number-columns-repeated="4"/>
          <table:table-cell table:number-columns-repeated="1010"/>
        </table:table-row>
        <table:table-row table:style-name="ro1">
          <table:table-cell office:value-type="float" office:value="0">
            <text:p>0</text:p>
          </table:table-cell>
          <table:table-cell/>
          <table:table-cell office:value-type="float" office:value="333964">
            <text:p>333964</text:p>
          </table:table-cell>
          <table:table-cell table:style-name="ce7"/>
          <table:table-cell table:formula="of:=[.$E$9]*EXP([.$E$7]*(1/([.A22]+273.15)-1/([.$E$8]+273.15)))" office:value-type="float" office:value="345200.044363416">
            <text:p>345200.0</text:p>
          </table:table-cell>
          <table:table-cell table:formula="of:=[.E22]/[.C22]*100-100" office:value-type="float" office:value="3.36444777383657">
            <text:p>3.36</text:p>
          </table:table-cell>
          <table:table-cell/>
          <table:table-cell table:formula="of:=([.J$8]-(1/([.$A22]+273.15)))/[.J$10]" office:value-type="float" office:value="-37131.0514045999">
            <text:p>-3.71E+04</text:p>
          </table:table-cell>
          <table:table-cell table:formula="of:=(([.J$9]/(3*[.J$10]))^3+([.H22]^2)/4)^0.5" office:value-type="float" office:value="33486.6033779836">
            <text:p>33486.6033779836</text:p>
          </table:table-cell>
          <table:table-cell table:formula="of:=EXP(([.I22]-([.H22]/2))^(1/3)-([.I22]+([.H22]/2))^(1/3))" office:value-type="float" office:value="333963.999999999">
            <text:p>333,964 </text:p>
          </table:table-cell>
          <table:table-cell table:style-name="ce20" table:number-columns-repeated="4"/>
          <table:table-cell table:number-columns-repeated="1010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258497">
            <text:p>258497</text:p>
          </table:table-cell>
          <table:table-cell table:style-name="ce7"/>
          <table:table-cell table:formula="of:=[.$E$9]*EXP([.$E$7]*(1/([.A23]+273.15)-1/([.$E$8]+273.15)))" office:value-type="float" office:value="264678.596381974">
            <text:p>264678.6</text:p>
          </table:table-cell>
          <table:table-cell table:formula="of:=[.E23]/[.C23]*100-100" office:value-type="float" office:value="2.39136097593939">
            <text:p>2.39</text:p>
          </table:table-cell>
          <table:table-cell/>
          <table:table-cell table:formula="of:=([.J$8]-(1/([.$A23]+273.15)))/[.J$10]" office:value-type="float" office:value="-36305.2036403034">
            <text:p>-3.63E+04</text:p>
          </table:table-cell>
          <table:table-cell table:formula="of:=(([.J$9]/(3*[.J$10]))^3+([.H23]^2)/4)^0.5" office:value-type="float" office:value="33259.4469892781">
            <text:p>33259.4469892781</text:p>
          </table:table-cell>
          <table:table-cell table:formula="of:=EXP(([.I23]-([.H23]/2))^(1/3)-([.I23]+([.H23]/2))^(1/3))" office:value-type="float" office:value="258684.458600116">
            <text:p>258,684 </text:p>
          </table:table-cell>
          <table:table-cell table:style-name="ce20" table:number-columns-repeated="4"/>
          <table:table-cell table:number-columns-repeated="1010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float" office:value="201659">
            <text:p>201659</text:p>
          </table:table-cell>
          <table:table-cell table:style-name="ce7"/>
          <table:table-cell table:formula="of:=[.$E$9]*EXP([.$E$7]*(1/([.A24]+273.15)-1/([.$E$8]+273.15)))" office:value-type="float" office:value="204852.225608047">
            <text:p>204852.2</text:p>
          </table:table-cell>
          <table:table-cell table:formula="of:=[.E24]/[.C24]*100-100" office:value-type="float" office:value="1.58347785521427">
            <text:p>1.58</text:p>
          </table:table-cell>
          <table:table-cell/>
          <table:table-cell table:formula="of:=([.J$8]-(1/([.$A24]+273.15)))/[.J$10]" office:value-type="float" office:value="-35508.5223165612">
            <text:p>-3.55E+04</text:p>
          </table:table-cell>
          <table:table-cell table:formula="of:=(([.J$9]/(3*[.J$10]))^3+([.H24]^2)/4)^0.5" office:value-type="float" office:value="33043.7233142401">
            <text:p>33043.7233142401</text:p>
          </table:table-cell>
          <table:table-cell table:formula="of:=EXP(([.I24]-([.H24]/2))^(1/3)-([.I24]+([.H24]/2))^(1/3))" office:value-type="float" office:value="201898.053414445">
            <text:p>201,898 </text:p>
          </table:table-cell>
          <table:table-cell table:style-name="ce20" table:number-columns-repeated="4"/>
          <table:table-cell table:number-columns-repeated="1010"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float" office:value="158499">
            <text:p>158499</text:p>
          </table:table-cell>
          <table:table-cell table:style-name="ce7"/>
          <table:table-cell table:formula="of:=[.$E$9]*EXP([.$E$7]*(1/([.A25]+273.15)-1/([.$E$8]+273.15)))" office:value-type="float" office:value="159964.776412369">
            <text:p>159964.8</text:p>
          </table:table-cell>
          <table:table-cell table:formula="of:=[.E25]/[.C25]*100-100" office:value-type="float" office:value="0.924785905506795">
            <text:p>0.92</text:p>
          </table:table-cell>
          <table:table-cell/>
          <table:table-cell table:formula="of:=([.J$8]-(1/([.$A25]+273.15)))/[.J$10]" office:value-type="float" office:value="-34739.4891387063">
            <text:p>-3.47E+04</text:p>
          </table:table-cell>
          <table:table-cell table:formula="of:=(([.J$9]/(3*[.J$10]))^3+([.H25]^2)/4)^0.5" office:value-type="float" office:value="32838.7254258778">
            <text:p>32838.7254258778</text:p>
          </table:table-cell>
          <table:table-cell table:formula="of:=EXP(([.I25]-([.H25]/2))^(1/3)-([.I25]+([.H25]/2))^(1/3))" office:value-type="float" office:value="158725.785808475">
            <text:p>158,726 </text:p>
          </table:table-cell>
          <table:table-cell table:style-name="ce20" table:number-columns-repeated="4"/>
          <table:table-cell table:number-columns-repeated="1010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float" office:value="125468">
            <text:p>125468</text:p>
          </table:table-cell>
          <table:table-cell table:style-name="ce7"/>
          <table:table-cell table:formula="of:=[.$E$9]*EXP([.$E$7]*(1/([.A26]+273.15)-1/([.$E$8]+273.15)))" office:value-type="float" office:value="125971.485342252">
            <text:p>125971.5</text:p>
          </table:table-cell>
          <table:table-cell table:formula="of:=[.E26]/[.C26]*100-100" office:value-type="float" office:value="0.401285859543393">
            <text:p>0.40</text:p>
          </table:table-cell>
          <table:table-cell/>
          <table:table-cell table:formula="of:=([.J$8]-(1/([.$A26]+273.15)))/[.J$10]" office:value-type="float" office:value="-33996.6893969031">
            <text:p>-3.40E+04</text:p>
          </table:table-cell>
          <table:table-cell table:formula="of:=(([.J$9]/(3*[.J$10]))^3+([.H26]^2)/4)^0.5" office:value-type="float" office:value="32643.7985485605">
            <text:p>32643.7985485605</text:p>
          </table:table-cell>
          <table:table-cell table:formula="of:=EXP(([.I26]-([.H26]/2))^(1/3)-([.I26]+([.H26]/2))^(1/3))" office:value-type="float" office:value="125656.859560045">
            <text:p>125,657 </text:p>
          </table:table-cell>
          <table:table-cell table:style-name="ce20" table:number-columns-repeated="4"/>
          <table:table-cell table:number-columns-repeated="1010"/>
        </table:table-row>
        <table:table-row table:style-name="ro1">
          <table:table-cell table:style-name="ce12" office:value-type="float" office:value="25">
            <text:p>25</text:p>
          </table:table-cell>
          <table:table-cell/>
          <table:table-cell office:value-type="float" office:value="100000">
            <text:p>100000</text:p>
          </table:table-cell>
          <table:table-cell table:style-name="ce13"/>
          <table:table-cell table:style-name="ce13" table:formula="of:=[.$E$9]*EXP([.$E$7]*(1/([.A27]+273.15)-1/([.$E$8]+273.15)))" office:value-type="float" office:value="100000">
            <text:p>100000.0</text:p>
          </table:table-cell>
          <table:table-cell table:formula="of:=[.E27]/[.C27]*100-100" office:value-type="float" office:value="0">
            <text:p>0.00</text:p>
          </table:table-cell>
          <table:table-cell/>
          <table:table-cell table:formula="of:=([.J$8]-(1/([.$A27]+273.15)))/[.J$10]" office:value-type="float" office:value="-33278.8032805167">
            <text:p>-3.33E+04</text:p>
          </table:table-cell>
          <table:table-cell table:formula="of:=(([.J$9]/(3*[.J$10]))^3+([.H27]^2)/4)^0.5" office:value-type="float" office:value="32458.3355725067">
            <text:p>32458.3355725067</text:p>
          </table:table-cell>
          <table:table-cell table:formula="of:=EXP(([.I27]-([.H27]/2))^(1/3)-([.I27]+([.H27]/2))^(1/3))" office:value-type="float" office:value="100144.003307906">
            <text:p>100,144 </text:p>
          </table:table-cell>
          <table:table-cell table:style-name="ce20" table:number-columns-repeated="4"/>
          <table:table-cell table:number-columns-repeated="1010"/>
        </table:table-row>
        <table:table-row table:style-name="ro1">
          <table:table-cell table:style-name="ce12" office:value-type="float" office:value="30">
            <text:p>30</text:p>
          </table:table-cell>
          <table:table-cell/>
          <table:table-cell office:value-type="float" office:value="80223">
            <text:p>80223</text:p>
          </table:table-cell>
          <table:table-cell table:style-name="ce13"/>
          <table:table-cell table:style-name="ce13" table:formula="of:=[.$E$9]*EXP([.$E$7]*(1/([.A28]+273.15)-1/([.$E$8]+273.15)))" office:value-type="float" office:value="79989.9504063754">
            <text:p>79990.0</text:p>
          </table:table-cell>
          <table:table-cell table:formula="of:=[.E28]/[.C28]*100-100" office:value-type="float" office:value="-0.290502217100638">
            <text:p>-0.29</text:p>
          </table:table-cell>
          <table:table-cell/>
          <table:table-cell table:formula="of:=([.J$8]-(1/([.$A28]+273.15)))/[.J$10]" office:value-type="float" office:value="-32584.5980520203">
            <text:p>-3.26E+04</text:p>
          </table:table-cell>
          <table:table-cell table:formula="of:=(([.J$9]/(3*[.J$10]))^3+([.H28]^2)/4)^0.5" office:value-type="float" office:value="32281.7730111677">
            <text:p>32281.7730111677</text:p>
          </table:table-cell>
          <table:table-cell table:formula="of:=EXP(([.I28]-([.H28]/2))^(1/3)-([.I28]+([.H28]/2))^(1/3))" office:value-type="float" office:value="80324.2759285788">
            <text:p>80,324 </text:p>
          </table:table-cell>
          <table:table-cell table:style-name="ce20" table:number-columns-repeated="4"/>
          <table:table-cell table:number-columns-repeated="1010"/>
        </table:table-row>
        <table:table-row table:style-name="ro1">
          <table:table-cell table:style-name="ce12" office:value-type="float" office:value="35">
            <text:p>35</text:p>
          </table:table-cell>
          <table:table-cell/>
          <table:table-cell office:value-type="float" office:value="64759">
            <text:p>64759</text:p>
          </table:table-cell>
          <table:table-cell table:style-name="ce13"/>
          <table:table-cell table:style-name="ce13" table:formula="of:=[.$E$9]*EXP([.$E$7]*(1/([.A29]+273.15)-1/([.$E$8]+273.15)))" office:value-type="float" office:value="64449.1988293567">
            <text:p>64449.2</text:p>
          </table:table-cell>
          <table:table-cell table:formula="of:=[.E29]/[.C29]*100-100" office:value-type="float" office:value="-0.478390911909273">
            <text:p>-0.48</text:p>
          </table:table-cell>
          <table:table-cell/>
          <table:table-cell table:formula="of:=([.J$8]-(1/([.$A29]+273.15)))/[.J$10]" office:value-type="float" office:value="-31912.9209828132">
            <text:p>-3.19E+04</text:p>
          </table:table-cell>
          <table:table-cell table:formula="of:=(([.J$9]/(3*[.J$10]))^3+([.H29]^2)/4)^0.5" office:value-type="float" office:value="32113.5873518584">
            <text:p>32113.5873518584</text:p>
          </table:table-cell>
          <table:table-cell table:formula="of:=EXP(([.I29]-([.H29]/2))^(1/3)-([.I29]+([.H29]/2))^(1/3))" office:value-type="float" office:value="64824.7602372005">
            <text:p>64,825 </text:p>
          </table:table-cell>
          <table:table-cell table:style-name="ce20" table:number-columns-repeated="4"/>
          <table:table-cell table:number-columns-repeated="1010"/>
        </table:table-row>
        <table:table-row table:style-name="ro1">
          <table:table-cell table:style-name="ce12" office:value-type="float" office:value="40">
            <text:p>40</text:p>
          </table:table-cell>
          <table:table-cell/>
          <table:table-cell office:value-type="float" office:value="52589">
            <text:p>52589</text:p>
          </table:table-cell>
          <table:table-cell table:style-name="ce13"/>
          <table:table-cell table:style-name="ce13" table:formula="of:=[.$E$9]*EXP([.$E$7]*(1/([.A30]+273.15)-1/([.$E$8]+273.15)))" office:value-type="float" office:value="52287.2209522357">
            <text:p>52287.2</text:p>
          </table:table-cell>
          <table:table-cell table:formula="of:=[.E30]/[.C30]*100-100" office:value-type="float" office:value="-0.57384443089677">
            <text:p>-0.57</text:p>
          </table:table-cell>
          <table:table-cell/>
          <table:table-cell table:formula="of:=([.J$8]-(1/([.$A30]+273.15)))/[.J$10]" office:value-type="float" office:value="-31262.6929657921">
            <text:p>-3.13E+04</text:p>
          </table:table-cell>
          <table:table-cell table:formula="of:=(([.J$9]/(3*[.J$10]))^3+([.H30]^2)/4)^0.5" office:value-type="float" office:value="31953.291756249">
            <text:p>31953.291756249</text:p>
          </table:table-cell>
          <table:table-cell table:formula="of:=EXP(([.I30]-([.H30]/2))^(1/3)-([.I30]+([.H30]/2))^(1/3))" office:value-type="float" office:value="52626.1970286117">
            <text:p>52,626 </text:p>
          </table:table-cell>
          <table:table-cell table:style-name="ce20" table:number-columns-repeated="4"/>
          <table:table-cell table:number-columns-repeated="1010"/>
        </table:table-row>
        <table:table-row table:style-name="ro1">
          <table:table-cell table:style-name="ce12" office:value-type="float" office:value="45">
            <text:p>45</text:p>
          </table:table-cell>
          <table:table-cell/>
          <table:table-cell office:value-type="float" office:value="42951">
            <text:p>42951</text:p>
          </table:table-cell>
          <table:table-cell table:style-name="ce13"/>
          <table:table-cell table:style-name="ce13" table:formula="of:=[.$E$9]*EXP([.$E$7]*(1/([.A31]+273.15)-1/([.$E$8]+273.15)))" office:value-type="float" office:value="42700.0404777224">
            <text:p>42700.0</text:p>
          </table:table-cell>
          <table:table-cell table:formula="of:=[.E31]/[.C31]*100-100" office:value-type="float" office:value="-0.584292617814711">
            <text:p>-0.58</text:p>
          </table:table-cell>
          <table:table-cell/>
          <table:table-cell table:formula="of:=([.J$8]-(1/([.$A31]+273.15)))/[.J$10]" office:value-type="float" office:value="-30632.9027302269">
            <text:p>-3.06E+04</text:p>
          </table:table-cell>
          <table:table-cell table:formula="of:=(([.J$9]/(3*[.J$10]))^3+([.H31]^2)/4)^0.5" office:value-type="float" office:value="31800.4330727037">
            <text:p>31800.4330727037</text:p>
          </table:table-cell>
          <table:table-cell table:formula="of:=EXP(([.I31]-([.H31]/2))^(1/3)-([.I31]+([.H31]/2))^(1/3))" office:value-type="float" office:value="42966.5069191312">
            <text:p>42,967 </text:p>
          </table:table-cell>
          <table:table-cell table:style-name="ce20" table:number-columns-repeated="4"/>
          <table:table-cell table:number-columns-repeated="1010"/>
        </table:table-row>
        <table:table-row table:style-name="ro1">
          <table:table-cell table:style-name="ce12" office:value-type="float" office:value="50">
            <text:p>50</text:p>
          </table:table-cell>
          <table:table-cell/>
          <table:table-cell office:value-type="float" office:value="35272">
            <text:p>35272</text:p>
          </table:table-cell>
          <table:table-cell table:style-name="ce13"/>
          <table:table-cell table:style-name="ce13" table:formula="of:=[.$E$9]*EXP([.$E$7]*(1/([.A32]+273.15)-1/([.$E$8]+273.15)))" office:value-type="float" office:value="35089.9859569578">
            <text:p>35090.0</text:p>
          </table:table-cell>
          <table:table-cell table:formula="of:=[.E32]/[.C32]*100-100" office:value-type="float" office:value="-0.516029833982103">
            <text:p>-0.52</text:p>
          </table:table-cell>
          <table:table-cell/>
          <table:table-cell table:formula="of:=([.J$8]-(1/([.$A32]+273.15)))/[.J$10]" office:value-type="float" office:value="-30022.6015937045">
            <text:p>-3.00E+04</text:p>
          </table:table-cell>
          <table:table-cell table:formula="of:=(([.J$9]/(3*[.J$10]))^3+([.H32]^2)/4)^0.5" office:value-type="float" office:value="31654.589127095">
            <text:p>31654.589127095</text:p>
          </table:table-cell>
          <table:table-cell table:formula="of:=EXP(([.I32]-([.H32]/2))^(1/3)-([.I32]+([.H32]/2))^(1/3))" office:value-type="float" office:value="35271.9999999999">
            <text:p>35,272 </text:p>
          </table:table-cell>
          <table:table-cell table:style-name="ce20" table:number-columns-repeated="4"/>
          <table:table-cell table:number-columns-repeated="1010"/>
        </table:table-row>
        <table:table-row table:style-name="ro1">
          <table:table-cell table:style-name="ce12" office:value-type="float" office:value="55">
            <text:p>55</text:p>
          </table:table-cell>
          <table:table-cell/>
          <table:table-cell office:value-type="float" office:value="29119">
            <text:p>29119</text:p>
          </table:table-cell>
          <table:table-cell table:style-name="ce13"/>
          <table:table-cell table:style-name="ce13" table:formula="of:=[.$E$9]*EXP([.$E$7]*(1/([.A33]+273.15)-1/([.$E$8]+273.15)))" office:value-type="float" office:value="29009.2065206882">
            <text:p>29009.2</text:p>
          </table:table-cell>
          <table:table-cell table:formula="of:=[.E33]/[.C33]*100-100" office:value-type="float" office:value="-0.377050995267055">
            <text:p>-0.38</text:p>
          </table:table-cell>
          <table:table-cell/>
          <table:table-cell table:formula="of:=([.J$8]-(1/([.$A33]+273.15)))/[.J$10]" office:value-type="float" office:value="-29430.8986938581">
            <text:p>-2.94E+04</text:p>
          </table:table-cell>
          <table:table-cell table:formula="of:=(([.J$9]/(3*[.J$10]))^3+([.H33]^2)/4)^0.5" office:value-type="float" office:value="31515.3662627242">
            <text:p>31515.3662627242</text:p>
          </table:table-cell>
          <table:table-cell table:formula="of:=EXP(([.I33]-([.H33]/2))^(1/3)-([.I33]+([.H33]/2))^(1/3))" office:value-type="float" office:value="29107.9584977935">
            <text:p>29,108 </text:p>
          </table:table-cell>
          <table:table-cell table:style-name="ce20" table:number-columns-repeated="4"/>
          <table:table-cell table:number-columns-repeated="1010"/>
        </table:table-row>
        <table:table-row table:style-name="ro1">
          <table:table-cell table:style-name="ce12" office:value-type="float" office:value="60">
            <text:p>60</text:p>
          </table:table-cell>
          <table:table-cell/>
          <table:table-cell office:value-type="float" office:value="24161">
            <text:p>24161</text:p>
          </table:table-cell>
          <table:table-cell table:style-name="ce13"/>
          <table:table-cell table:style-name="ce13" table:formula="of:=[.$E$9]*EXP([.$E$7]*(1/([.A34]+273.15)-1/([.$E$8]+273.15)))" office:value-type="float" office:value="24119.5549525767">
            <text:p>24119.6</text:p>
          </table:table-cell>
          <table:table-cell table:formula="of:=[.E34]/[.C34]*100-100" office:value-type="float" office:value="-0.171536970420306">
            <text:p>-0.17</text:p>
          </table:table-cell>
          <table:table-cell/>
          <table:table-cell table:formula="of:=([.J$8]-(1/([.$A34]+273.15)))/[.J$10]" office:value-type="float" office:value="-28856.9566494776">
            <text:p>-2.89E+04</text:p>
          </table:table-cell>
          <table:table-cell table:formula="of:=(([.J$9]/(3*[.J$10]))^3+([.H34]^2)/4)^0.5" office:value-type="float" office:value="31382.3971034572">
            <text:p>31382.3971034572</text:p>
          </table:table-cell>
          <table:table-cell table:formula="of:=EXP(([.I34]-([.H34]/2))^(1/3)-([.I34]+([.H34]/2))^(1/3))" office:value-type="float" office:value="24142.8791634459">
            <text:p>24,143 </text:p>
          </table:table-cell>
          <table:table-cell table:style-name="ce20" table:number-columns-repeated="4"/>
          <table:table-cell table:number-columns-repeated="1010"/>
        </table:table-row>
        <table:table-row table:style-name="ro1">
          <table:table-cell table:style-name="ce12" office:value-type="float" office:value="65">
            <text:p>65</text:p>
          </table:table-cell>
          <table:table-cell/>
          <table:table-cell office:value-type="float" office:value="20144">
            <text:p>20144</text:p>
          </table:table-cell>
          <table:table-cell table:style-name="ce13"/>
          <table:table-cell table:style-name="ce13" table:formula="of:=[.$E$9]*EXP([.$E$7]*(1/([.A35]+273.15)-1/([.$E$8]+273.15)))" office:value-type="float" office:value="20163.8505495729">
            <text:p>20163.9</text:p>
          </table:table-cell>
          <table:table-cell table:formula="of:=[.E35]/[.C35]*100-100" office:value-type="float" office:value="0.0985432365613548">
            <text:p>0.10</text:p>
          </table:table-cell>
          <table:table-cell/>
          <table:table-cell table:formula="of:=([.J$8]-(1/([.$A35]+273.15)))/[.J$10]" office:value-type="float" office:value="-28299.9876065573">
            <text:p>-2.83E+04</text:p>
          </table:table-cell>
          <table:table-cell table:formula="of:=(([.J$9]/(3*[.J$10]))^3+([.H35]^2)/4)^0.5" office:value-type="float" office:value="31255.3385171949">
            <text:p>31255.3385171949</text:p>
          </table:table-cell>
          <table:table-cell table:formula="of:=EXP(([.I35]-([.H35]/2))^(1/3)-([.I35]+([.H35]/2))^(1/3))" office:value-type="float" office:value="20122.4186720691">
            <text:p>20,122 </text:p>
          </table:table-cell>
          <table:table-cell table:style-name="ce20" table:number-columns-repeated="4"/>
          <table:table-cell table:number-columns-repeated="1010"/>
        </table:table-row>
        <table:table-row table:style-name="ro1">
          <table:table-cell table:style-name="ce12" office:value-type="float" office:value="70">
            <text:p>70</text:p>
          </table:table-cell>
          <table:table-cell/>
          <table:table-cell office:value-type="float" office:value="16874">
            <text:p>16874</text:p>
          </table:table-cell>
          <table:table-cell table:style-name="ce13"/>
          <table:table-cell table:style-name="ce13" table:formula="of:=[.$E$9]*EXP([.$E$7]*(1/([.A36]+273.15)-1/([.$E$8]+273.15)))" office:value-type="float" office:value="16945.1242621002">
            <text:p>16945.1</text:p>
          </table:table-cell>
          <table:table-cell table:formula="of:=[.E36]/[.C36]*100-100" office:value-type="float" office:value="0.421502086643358">
            <text:p>0.42</text:p>
          </table:table-cell>
          <table:table-cell/>
          <table:table-cell table:formula="of:=([.J$8]-(1/([.$A36]+273.15)))/[.J$10]" office:value-type="float" office:value="-27759.2496300198">
            <text:p>-2.78E+04</text:p>
          </table:table-cell>
          <table:table-cell table:formula="of:=(([.J$9]/(3*[.J$10]))^3+([.H36]^2)/4)^0.5" office:value-type="float" office:value="31133.8697594286">
            <text:p>31133.8697594286</text:p>
          </table:table-cell>
          <table:table-cell table:formula="of:=EXP(([.I36]-([.H36]/2))^(1/3)-([.I36]+([.H36]/2))^(1/3))" office:value-type="float" office:value="16850.2809293165">
            <text:p>16,850 </text:p>
          </table:table-cell>
          <table:table-cell table:style-name="ce20" table:number-columns-repeated="4"/>
          <table:table-cell table:number-columns-repeated="1010"/>
        </table:table-row>
        <table:table-row table:style-name="ro1">
          <table:table-cell table:style-name="ce12" office:value-type="float" office:value="75">
            <text:p>75</text:p>
          </table:table-cell>
          <table:table-cell/>
          <table:table-cell office:value-type="float" office:value="14198">
            <text:p>14198</text:p>
          </table:table-cell>
          <table:table-cell table:style-name="ce13"/>
          <table:table-cell table:style-name="ce13" table:formula="of:=[.$E$9]*EXP([.$E$7]*(1/([.A37]+273.15)-1/([.$E$8]+273.15)))" office:value-type="float" office:value="14311.5105885918">
            <text:p>14311.5</text:p>
          </table:table-cell>
          <table:table-cell table:formula="of:=[.E37]/[.C37]*100-100" office:value-type="float" office:value="0.799482945427528">
            <text:p>0.80</text:p>
          </table:table-cell>
          <table:table-cell/>
          <table:table-cell table:formula="of:=([.J$8]-(1/([.$A37]+273.15)))/[.J$10]" office:value-type="float" office:value="-27234.0434063628">
            <text:p>-2.72E+04</text:p>
          </table:table-cell>
          <table:table-cell table:formula="of:=(([.J$9]/(3*[.J$10]))^3+([.H37]^2)/4)^0.5" office:value-type="float" office:value="31017.6907789174">
            <text:p>31017.6907789174</text:p>
          </table:table-cell>
          <table:table-cell table:formula="of:=EXP(([.I37]-([.H37]/2))^(1/3)-([.I37]+([.H37]/2))^(1/3))" office:value-type="float" office:value="14174.1053275334">
            <text:p>14,174 </text:p>
          </table:table-cell>
          <table:table-cell table:style-name="ce20" table:number-columns-repeated="4"/>
          <table:table-cell table:number-columns-repeated="1010"/>
        </table:table-row>
        <table:table-row table:style-name="ro1">
          <table:table-cell table:style-name="ce12" office:value-type="float" office:value="80">
            <text:p>80</text:p>
          </table:table-cell>
          <table:table-cell/>
          <table:table-cell office:value-type="float" office:value="11998">
            <text:p>11998</text:p>
          </table:table-cell>
          <table:table-cell table:style-name="ce13"/>
          <table:table-cell table:style-name="ce13" table:formula="of:=[.$E$9]*EXP([.$E$7]*(1/([.A38]+273.15)-1/([.$E$8]+273.15)))" office:value-type="float" office:value="12145.1666516121">
            <text:p>12145.2</text:p>
          </table:table-cell>
          <table:table-cell table:formula="of:=[.E38]/[.C38]*100-100" office:value-type="float" office:value="1.2265931956333">
            <text:p>1.23</text:p>
          </table:table-cell>
          <table:table-cell/>
          <table:table-cell table:formula="of:=([.J$8]-(1/([.$A38]+273.15)))/[.J$10]" office:value-type="float" office:value="-26723.7092264168">
            <text:p>-2.67E+04</text:p>
          </table:table-cell>
          <table:table-cell table:formula="of:=(([.J$9]/(3*[.J$10]))^3+([.H38]^2)/4)^0.5" office:value-type="float" office:value="30906.5206695309">
            <text:p>30906.5206695309</text:p>
          </table:table-cell>
          <table:table-cell table:formula="of:=EXP(([.I38]-([.H38]/2))^(1/3)-([.I38]+([.H38]/2))^(1/3))" office:value-type="float" office:value="11974.9818247891">
            <text:p>11,975 </text:p>
          </table:table-cell>
          <table:table-cell table:style-name="ce20" table:number-columns-repeated="4"/>
          <table:table-cell table:number-columns-repeated="1010"/>
        </table:table-row>
        <table:table-row table:style-name="ro1">
          <table:table-cell table:style-name="ce12" office:value-type="float" office:value="85">
            <text:p>85</text:p>
          </table:table-cell>
          <table:table-cell/>
          <table:table-cell office:value-type="float" office:value="10181">
            <text:p>10181</text:p>
          </table:table-cell>
          <table:table-cell table:style-name="ce13"/>
          <table:table-cell table:style-name="ce13" table:formula="of:=[.$E$9]*EXP([.$E$7]*(1/([.A39]+273.15)-1/([.$E$8]+273.15)))" office:value-type="float" office:value="10354.0859064924">
            <text:p>10354.1</text:p>
          </table:table-cell>
          <table:table-cell table:formula="of:=[.E39]/[.C39]*100-100" office:value-type="float" office:value="1.70008748150832">
            <text:p>1.70</text:p>
          </table:table-cell>
          <table:table-cell/>
          <table:table-cell table:formula="of:=([.J$8]-(1/([.$A39]+273.15)))/[.J$10]" office:value-type="float" office:value="-26227.6242208377">
            <text:p>-2.62E+04</text:p>
          </table:table-cell>
          <table:table-cell table:formula="of:=(([.J$9]/(3*[.J$10]))^3+([.H39]^2)/4)^0.5" office:value-type="float" office:value="30800.096254054">
            <text:p>30800.096254054</text:p>
          </table:table-cell>
          <table:table-cell table:formula="of:=EXP(([.I39]-([.H39]/2))^(1/3)-([.I39]+([.H39]/2))^(1/3))" office:value-type="float" office:value="10159.613326776">
            <text:p>10,160 </text:p>
          </table:table-cell>
          <table:table-cell table:style-name="ce20" table:number-columns-repeated="4"/>
          <table:table-cell table:number-columns-repeated="1010"/>
        </table:table-row>
        <table:table-row table:style-name="ro1">
          <table:table-cell office:value-type="float" office:value="90">
            <text:p>90</text:p>
          </table:table-cell>
          <table:table-cell/>
          <table:table-cell office:value-type="float" office:value="8674">
            <text:p>8674</text:p>
          </table:table-cell>
          <table:table-cell table:style-name="ce7"/>
          <table:table-cell table:formula="of:=[.$E$9]*EXP([.$E$7]*(1/([.A40]+273.15)-1/([.$E$8]+273.15)))" office:value-type="float" office:value="8866.00809871171">
            <text:p>8866.0</text:p>
          </table:table-cell>
          <table:table-cell table:formula="of:=[.E40]/[.C40]*100-100" office:value-type="float" office:value="2.21360501166367">
            <text:p>2.21</text:p>
          </table:table-cell>
          <table:table-cell/>
          <table:table-cell table:formula="of:=([.J$8]-(1/([.$A40]+273.15)))/[.J$10]" office:value-type="float" office:value="-25745.1998239761">
            <text:p>-2.57E+04</text:p>
          </table:table-cell>
          <table:table-cell table:formula="of:=(([.J$9]/(3*[.J$10]))^3+([.H40]^2)/4)^0.5" office:value-type="float" office:value="30698.1707872918">
            <text:p>30698.1707872918</text:p>
          </table:table-cell>
          <table:table-cell table:formula="of:=EXP(([.I40]-([.H40]/2))^(1/3)-([.I40]+([.H40]/2))^(1/3))" office:value-type="float" office:value="8654.42249748144">
            <text:p>8,654 </text:p>
          </table:table-cell>
          <table:table-cell table:style-name="ce20" table:number-columns-repeated="4"/>
          <table:table-cell table:number-columns-repeated="1010"/>
        </table:table-row>
        <table:table-row table:style-name="ro1">
          <table:table-cell office:value-type="float" office:value="95">
            <text:p>95</text:p>
          </table:table-cell>
          <table:table-cell/>
          <table:table-cell office:value-type="float" office:value="7419">
            <text:p>7419</text:p>
          </table:table-cell>
          <table:table-cell table:style-name="ce7"/>
          <table:table-cell table:formula="of:=[.$E$9]*EXP([.$E$7]*(1/([.A41]+273.15)-1/([.$E$8]+273.15)))" office:value-type="float" office:value="7623.858278646">
            <text:p>7623.9</text:p>
          </table:table-cell>
          <table:table-cell table:formula="of:=[.E41]/[.C41]*100-100" office:value-type="float" office:value="2.76126538139918">
            <text:p>2.76</text:p>
          </table:table-cell>
          <table:table-cell/>
          <table:table-cell table:formula="of:=([.J$8]-(1/([.$A41]+273.15)))/[.J$10]" office:value-type="float" office:value="-25275.8794444136">
            <text:p>-2.53E+04</text:p>
          </table:table-cell>
          <table:table-cell table:formula="of:=(([.J$9]/(3*[.J$10]))^3+([.H41]^2)/4)^0.5" office:value-type="float" office:value="30600.5127671703">
            <text:p>30600.5127671703</text:p>
          </table:table-cell>
          <table:table-cell table:formula="of:=EXP(([.I41]-([.H41]/2))^(1/3)-([.I41]+([.H41]/2))^(1/3))" office:value-type="float" office:value="7401.09539333472">
            <text:p>7,401 </text:p>
          </table:table-cell>
          <table:table-cell table:style-name="ce20" table:number-columns-repeated="4"/>
          <table:table-cell table:number-columns-repeated="1010"/>
        </table:table-row>
        <table:table-row table:style-name="ro1">
          <table:table-cell office:value-type="float" office:value="100">
            <text:p>100</text:p>
          </table:table-cell>
          <table:table-cell/>
          <table:table-cell office:value-type="float" office:value="6369">
            <text:p>6369</text:p>
          </table:table-cell>
          <table:table-cell table:style-name="ce7"/>
          <table:table-cell table:formula="of:=[.$E$9]*EXP([.$E$7]*(1/([.A42]+273.15)-1/([.$E$8]+273.15)))" office:value-type="float" office:value="6582.30891377687">
            <text:p>6582.3</text:p>
          </table:table-cell>
          <table:table-cell table:formula="of:=[.E42]/[.C42]*100-100" office:value-type="float" office:value="3.34917434097761">
            <text:p>3.35</text:p>
          </table:table-cell>
          <table:table-cell/>
          <table:table-cell table:formula="of:=([.J$8]-(1/([.$A42]+273.15)))/[.J$10]" office:value-type="float" office:value="-24819.1363227784">
            <text:p>-2.48E+04</text:p>
          </table:table-cell>
          <table:table-cell table:formula="of:=(([.J$9]/(3*[.J$10]))^3+([.H42]^2)/4)^0.5" office:value-type="float" office:value="30506.90484372">
            <text:p>30506.90484372</text:p>
          </table:table-cell>
          <table:table-cell table:formula="of:=EXP(([.I42]-([.H42]/2))^(1/3)-([.I42]+([.H42]/2))^(1/3))" office:value-type="float" office:value="6353.1930536905">
            <text:p>6,353 </text:p>
          </table:table-cell>
          <table:table-cell table:style-name="ce20" table:number-columns-repeated="4"/>
          <table:table-cell table:number-columns-repeated="1010"/>
        </table:table-row>
        <table:table-row table:style-name="ro1">
          <table:table-cell office:value-type="float" office:value="105">
            <text:p>105</text:p>
          </table:table-cell>
          <table:table-cell/>
          <table:table-cell office:value-type="float" office:value="5487">
            <text:p>5487</text:p>
          </table:table-cell>
          <table:table-cell table:style-name="ce7"/>
          <table:table-cell table:formula="of:=[.$E$9]*EXP([.$E$7]*(1/([.A43]+273.15)-1/([.$E$8]+273.15)))" office:value-type="float" office:value="5705.17244645684">
            <text:p>5705.2</text:p>
          </table:table-cell>
          <table:table-cell table:formula="of:=[.E43]/[.C43]*100-100" office:value-type="float" office:value="3.97616997369855">
            <text:p>3.98</text:p>
          </table:table-cell>
          <table:table-cell/>
          <table:table-cell table:formula="of:=([.J$8]-(1/([.$A43]+273.15)))/[.J$10]" office:value-type="float" office:value="-24374.4715595099">
            <text:p>-2.44E+04</text:p>
          </table:table-cell>
          <table:table-cell table:formula="of:=(([.J$9]/(3*[.J$10]))^3+([.H43]^2)/4)^0.5" office:value-type="float" office:value="30417.142816888">
            <text:p>30417.142816888</text:p>
          </table:table-cell>
          <table:table-cell table:formula="of:=EXP(([.I43]-([.H43]/2))^(1/3)-([.I43]+([.H43]/2))^(1/3))" office:value-type="float" office:value="5473.56138319533">
            <text:p>5,474 </text:p>
          </table:table-cell>
          <table:table-cell table:style-name="ce20" table:number-columns-repeated="4"/>
          <table:table-cell table:number-columns-repeated="1010"/>
        </table:table-row>
        <table:table-row table:style-name="ro1">
          <table:table-cell office:value-type="float" office:value="110">
            <text:p>110</text:p>
          </table:table-cell>
          <table:table-cell/>
          <table:table-cell office:value-type="float" office:value="4744">
            <text:p>4744</text:p>
          </table:table-cell>
          <table:table-cell table:style-name="ce7"/>
          <table:table-cell table:formula="of:=[.$E$9]*EXP([.$E$7]*(1/([.A44]+273.15)-1/([.$E$8]+273.15)))" office:value-type="float" office:value="4963.41186539733">
            <text:p>4963.4</text:p>
          </table:table-cell>
          <table:table-cell table:formula="of:=[.E44]/[.C44]*100-100" office:value-type="float" office:value="4.62503932119161">
            <text:p>4.63</text:p>
          </table:table-cell>
          <table:table-cell/>
          <table:table-cell table:formula="of:=([.J$8]-(1/([.$A44]+273.15)))/[.J$10]" office:value-type="float" office:value="-23941.4122970445">
            <text:p>-2.39E+04</text:p>
          </table:table-cell>
          <table:table-cell table:formula="of:=(([.J$9]/(3*[.J$10]))^3+([.H44]^2)/4)^0.5" office:value-type="float" office:value="30331.0347150553">
            <text:p>30331.0347150553</text:p>
          </table:table-cell>
          <table:table-cell table:formula="of:=EXP(([.I44]-([.H44]/2))^(1/3)-([.I44]+([.H44]/2))^(1/3))" office:value-type="float" office:value="4732.34103376162">
            <text:p>4,732 </text:p>
          </table:table-cell>
          <table:table-cell table:style-name="ce20" table:number-columns-repeated="4"/>
          <table:table-cell table:number-columns-repeated="1010"/>
        </table:table-row>
        <table:table-row table:style-name="ro1">
          <table:table-cell office:value-type="float" office:value="115">
            <text:p>115</text:p>
          </table:table-cell>
          <table:table-cell/>
          <table:table-cell office:value-type="float" office:value="4115">
            <text:p>4115</text:p>
          </table:table-cell>
          <table:table-cell table:style-name="ce7"/>
          <table:table-cell table:formula="of:=[.$E$9]*EXP([.$E$7]*(1/([.A45]+273.15)-1/([.$E$8]+273.15)))" office:value-type="float" office:value="4333.61405965293">
            <text:p>4333.6</text:p>
          </table:table-cell>
          <table:table-cell table:formula="of:=[.E45]/[.C45]*100-100" office:value-type="float" office:value="5.31261384332747">
            <text:p>5.31</text:p>
          </table:table-cell>
          <table:table-cell/>
          <table:table-cell table:formula="of:=([.J$8]-(1/([.$A45]+273.15)))/[.J$10]" office:value-type="float" office:value="-23519.5100425004">
            <text:p>-2.35E+04</text:p>
          </table:table-cell>
          <table:table-cell table:formula="of:=(([.J$9]/(3*[.J$10]))^3+([.H45]^2)/4)^0.5" office:value-type="float" office:value="30248.3999469632">
            <text:p>30248.3999469632</text:p>
          </table:table-cell>
          <table:table-cell table:formula="of:=EXP(([.I45]-([.H45]/2))^(1/3)-([.I45]+([.H45]/2))^(1/3))" office:value-type="float" office:value="4105.43065098438">
            <text:p>4,105 </text:p>
          </table:table-cell>
          <table:table-cell table:style-name="ce20" table:number-columns-repeated="4"/>
          <table:table-cell table:number-columns-repeated="1010"/>
        </table:table-row>
        <table:table-row table:style-name="ro1">
          <table:table-cell office:value-type="float" office:value="120">
            <text:p>120</text:p>
          </table:table-cell>
          <table:table-cell/>
          <table:table-cell office:value-type="float" office:value="3581">
            <text:p>3581</text:p>
          </table:table-cell>
          <table:table-cell table:style-name="ce7"/>
          <table:table-cell table:formula="of:=[.$E$9]*EXP([.$E$7]*(1/([.A46]+273.15)-1/([.$E$8]+273.15)))" office:value-type="float" office:value="3796.81179179994">
            <text:p>3796.8</text:p>
          </table:table-cell>
          <table:table-cell table:formula="of:=[.E46]/[.C46]*100-100" office:value-type="float" office:value="6.02657893884226">
            <text:p>6.03</text:p>
          </table:table-cell>
          <table:table-cell/>
          <table:table-cell table:formula="of:=([.J$8]-(1/([.$A46]+273.15)))/[.J$10]" office:value-type="float" office:value="-23108.3391183529">
            <text:p>-2.31E+04</text:p>
          </table:table-cell>
          <table:table-cell table:formula="of:=(([.J$9]/(3*[.J$10]))^3+([.H46]^2)/4)^0.5" office:value-type="float" office:value="30169.0685204867">
            <text:p>30169.0685204867</text:p>
          </table:table-cell>
          <table:table-cell table:formula="of:=EXP(([.I46]-([.H46]/2))^(1/3)-([.I46]+([.H46]/2))^(1/3))" office:value-type="float" office:value="3573.29445501373">
            <text:p>3,573 </text:p>
          </table:table-cell>
          <table:table-cell table:style-name="ce20" table:number-columns-repeated="4"/>
          <table:table-cell table:number-columns-repeated="1010"/>
        </table:table-row>
        <table:table-row table:style-name="ro1">
          <table:table-cell office:value-type="float" office:value="125">
            <text:p>125</text:p>
          </table:table-cell>
          <table:table-cell/>
          <table:table-cell office:value-type="float" office:value="3126">
            <text:p>3126</text:p>
          </table:table-cell>
          <table:table-cell table:style-name="ce7"/>
          <table:table-cell table:formula="of:=[.$E$9]*EXP([.$E$7]*(1/([.A47]+273.15)-1/([.$E$8]+273.15)))" office:value-type="float" office:value="3337.56980840014">
            <text:p>3337.6</text:p>
          </table:table-cell>
          <table:table-cell table:formula="of:=[.E47]/[.C47]*100-100" office:value-type="float" office:value="6.76806808701657">
            <text:p>6.77</text:p>
          </table:table-cell>
          <table:table-cell/>
          <table:table-cell table:formula="of:=([.J$8]-(1/([.$A47]+273.15)))/[.J$10]" office:value-type="float" office:value="-22707.4952298489">
            <text:p>-2.27E+04</text:p>
          </table:table-cell>
          <table:table-cell table:formula="of:=(([.J$9]/(3*[.J$10]))^3+([.H47]^2)/4)^0.5" office:value-type="float" office:value="30092.8803223458">
            <text:p>30092.8803223458</text:p>
          </table:table-cell>
          <table:table-cell table:formula="of:=EXP(([.I47]-([.H47]/2))^(1/3)-([.I47]+([.H47]/2))^(1/3))" office:value-type="float" office:value="3120.03265588888">
            <text:p>3,120 </text:p>
          </table:table-cell>
          <table:table-cell table:style-name="ce20" table:number-columns-repeated="4"/>
          <table:table-cell table:number-columns-repeated="1010"/>
        </table:table-row>
        <table:table-row table:style-name="ro1">
          <table:table-cell office:value-type="float" office:value="130">
            <text:p>130</text:p>
          </table:table-cell>
          <table:table-cell/>
          <table:table-cell office:value-type="float" office:value="2737">
            <text:p>2737</text:p>
          </table:table-cell>
          <table:table-cell table:style-name="ce7"/>
          <table:table-cell table:formula="of:=[.$E$9]*EXP([.$E$7]*(1/([.A48]+273.15)-1/([.$E$8]+273.15)))" office:value-type="float" office:value="2943.27219547281">
            <text:p>2943.3</text:p>
          </table:table-cell>
          <table:table-cell table:formula="of:=[.E48]/[.C48]*100-100" office:value-type="float" office:value="7.53643388647478">
            <text:p>7.54</text:p>
          </table:table-cell>
          <table:table-cell/>
          <table:table-cell table:formula="of:=([.J$8]-(1/([.$A48]+273.15)))/[.J$10]" office:value-type="float" office:value="-22316.5941390258">
            <text:p>-2.23E+04</text:p>
          </table:table-cell>
          <table:table-cell table:formula="of:=(([.J$9]/(3*[.J$10]))^3+([.H48]^2)/4)^0.5" office:value-type="float" office:value="30019.6844534236">
            <text:p>30019.6844534236</text:p>
          </table:table-cell>
          <table:table-cell table:formula="of:=EXP(([.I48]-([.H48]/2))^(1/3)-([.I48]+([.H48]/2))^(1/3))" office:value-type="float" office:value="2732.65346768354">
            <text:p>2,733 </text:p>
          </table:table-cell>
          <table:table-cell table:style-name="ce20" table:number-columns-repeated="4"/>
          <table:table-cell table:number-columns-repeated="1010"/>
        </table:table-row>
        <table:table-row table:style-name="ro1">
          <table:table-cell office:value-type="float" office:value="135">
            <text:p>135</text:p>
          </table:table-cell>
          <table:table-cell/>
          <table:table-cell office:value-type="float" office:value="2404">
            <text:p>2404</text:p>
          </table:table-cell>
          <table:table-cell table:style-name="ce7"/>
          <table:table-cell table:formula="of:=[.$E$9]*EXP([.$E$7]*(1/([.A49]+273.15)-1/([.$E$8]+273.15)))" office:value-type="float" office:value="2603.56388791782">
            <text:p>2603.6</text:p>
          </table:table-cell>
          <table:table-cell table:formula="of:=[.E49]/[.C49]*100-100" office:value-type="float" office:value="8.30132645248816">
            <text:p>8.30</text:p>
          </table:table-cell>
          <table:table-cell/>
          <table:table-cell table:formula="of:=([.J$8]-(1/([.$A49]+273.15)))/[.J$10]" office:value-type="float" office:value="-21935.270436193">
            <text:p>-2.19E+04</text:p>
          </table:table-cell>
          <table:table-cell table:formula="of:=(([.J$9]/(3*[.J$10]))^3+([.H49]^2)/4)^0.5" office:value-type="float" office:value="29949.3386148819">
            <text:p>29949.3386148819</text:p>
          </table:table-cell>
          <table:table-cell table:formula="of:=EXP(([.I49]-([.H49]/2))^(1/3)-([.I49]+([.H49]/2))^(1/3))" office:value-type="float" office:value="2400.50048120078">
            <text:p>2,401 </text:p>
          </table:table-cell>
          <table:table-cell table:style-name="ce20" table:number-columns-repeated="4"/>
          <table:table-cell table:number-columns-repeated="1010"/>
        </table:table-row>
        <table:table-row table:style-name="ro1">
          <table:table-cell office:value-type="float" office:value="140">
            <text:p>140</text:p>
          </table:table-cell>
          <table:table-cell/>
          <table:table-cell office:value-type="float" office:value="2117">
            <text:p>2117</text:p>
          </table:table-cell>
          <table:table-cell table:style-name="ce7"/>
          <table:table-cell table:formula="of:=[.$E$9]*EXP([.$E$7]*(1/([.A50]+273.15)-1/([.$E$8]+273.15)))" office:value-type="float" office:value="2309.91087584875">
            <text:p>2309.9</text:p>
          </table:table-cell>
          <table:table-cell table:formula="of:=[.E50]/[.C50]*100-100" office:value-type="float" office:value="9.11246461260052">
            <text:p>9.11</text:p>
          </table:table-cell>
          <table:table-cell/>
          <table:table-cell table:formula="of:=([.J$8]-(1/([.$A50]+273.15)))/[.J$10]" office:value-type="float" office:value="-21563.1764006198">
            <text:p>-2.16E+04</text:p>
          </table:table-cell>
          <table:table-cell table:formula="of:=(([.J$9]/(3*[.J$10]))^3+([.H50]^2)/4)^0.5" office:value-type="float" office:value="29881.7085407224">
            <text:p>29881.7085407224</text:p>
          </table:table-cell>
          <table:table-cell table:formula="of:=EXP(([.I50]-([.H50]/2))^(1/3)-([.I50]+([.H50]/2))^(1/3))" office:value-type="float" office:value="2114.80030854157">
            <text:p>2,115 </text:p>
          </table:table-cell>
          <table:table-cell table:style-name="ce20" table:number-columns-repeated="4"/>
          <table:table-cell table:number-columns-repeated="1010"/>
        </table:table-row>
        <table:table-row table:style-name="ro1">
          <table:table-cell office:value-type="float" office:value="145">
            <text:p>145</text:p>
          </table:table-cell>
          <table:table-cell/>
          <table:table-cell office:value-type="float" office:value="1869">
            <text:p>1869</text:p>
          </table:table-cell>
          <table:table-cell table:style-name="ce7"/>
          <table:table-cell table:formula="of:=[.$E$9]*EXP([.$E$7]*(1/([.A51]+273.15)-1/([.$E$8]+273.15)))" office:value-type="float" office:value="2055.25226621355">
            <text:p>2055.3</text:p>
          </table:table-cell>
          <table:table-cell table:formula="of:=[.E51]/[.C51]*100-100" office:value-type="float" office:value="9.96534329660526">
            <text:p>9.97</text:p>
          </table:table-cell>
          <table:table-cell/>
          <table:table-cell table:formula="of:=([.J$8]-(1/([.$A51]+273.15)))/[.J$10]" office:value-type="float" office:value="-21199.9809429631">
            <text:p>-2.12E+04</text:p>
          </table:table-cell>
          <table:table-cell table:formula="of:=(([.J$9]/(3*[.J$10]))^3+([.H51]^2)/4)^0.5" office:value-type="float" office:value="29816.6674728602">
            <text:p>29816.6674728602</text:p>
          </table:table-cell>
          <table:table-cell table:formula="of:=EXP(([.I51]-([.H51]/2))^(1/3)-([.I51]+([.H51]/2))^(1/3))" office:value-type="float" office:value="1868.30375043091">
            <text:p>1,868 </text:p>
          </table:table-cell>
          <table:table-cell table:style-name="ce20" table:number-columns-repeated="4"/>
          <table:table-cell table:number-columns-repeated="1010"/>
        </table:table-row>
        <table:table-row table:style-name="ro1">
          <table:table-cell office:value-type="float" office:value="150">
            <text:p>150</text:p>
          </table:table-cell>
          <table:table-cell/>
          <table:table-cell office:value-type="float" office:value="1655">
            <text:p>1655</text:p>
          </table:table-cell>
          <table:table-cell table:style-name="ce7"/>
          <table:table-cell table:formula="of:=[.$E$9]*EXP([.$E$7]*(1/([.A52]+273.15)-1/([.$E$8]+273.15)))" office:value-type="float" office:value="1833.72377384007">
            <text:p>1833.7</text:p>
          </table:table-cell>
          <table:table-cell table:formula="of:=[.E52]/[.C52]*100-100" office:value-type="float" office:value="10.7990195673756">
            <text:p>10.80</text:p>
          </table:table-cell>
          <table:table-cell/>
          <table:table-cell table:formula="of:=([.J$8]-(1/([.$A52]+273.15)))/[.J$10]" office:value-type="float" office:value="-20845.3686226726">
            <text:p>-2.08E+04</text:p>
          </table:table-cell>
          <table:table-cell table:formula="of:=(([.J$9]/(3*[.J$10]))^3+([.H52]^2)/4)^0.5" office:value-type="float" office:value="29754.0956751402">
            <text:p>29754.0956751402</text:p>
          </table:table-cell>
          <table:table-cell table:formula="of:=EXP(([.I52]-([.H52]/2))^(1/3)-([.I52]+([.H52]/2))^(1/3))" office:value-type="float" office:value="1654.99999999999">
            <text:p>1,655 </text:p>
          </table:table-cell>
          <table:table-cell table:style-name="ce20" table:number-columns-repeated="4"/>
          <table:table-cell table:number-columns-repeated="1010"/>
        </table:table-row>
        <table:table-row table:style-name="ro1">
          <table:table-cell office:value-type="float" office:value="155">
            <text:p>155</text:p>
          </table:table-cell>
          <table:table-cell/>
          <table:table-cell office:value-type="float" office:value="1469">
            <text:p>1469</text:p>
          </table:table-cell>
          <table:table-cell table:style-name="ce7"/>
          <table:table-cell table:formula="of:=[.$E$9]*EXP([.$E$7]*(1/([.A53]+273.15)-1/([.$E$8]+273.15)))" office:value-type="float" office:value="1640.43701964283">
            <text:p>1640.4</text:p>
          </table:table-cell>
          <table:table-cell table:formula="of:=[.E53]/[.C53]*100-100" office:value-type="float" office:value="11.6703212826976">
            <text:p>11.67</text:p>
          </table:table-cell>
          <table:table-cell/>
          <table:table-cell table:formula="of:=([.J$8]-(1/([.$A53]+273.15)))/[.J$10]" office:value-type="float" office:value="-20499.0387342469">
            <text:p>-2.05E+04</text:p>
          </table:table-cell>
          <table:table-cell table:formula="of:=(([.J$9]/(3*[.J$10]))^3+([.H53]^2)/4)^0.5" office:value-type="float" office:value="29693.8799830649">
            <text:p>29693.8799830649</text:p>
          </table:table-cell>
          <table:table-cell table:formula="of:=EXP(([.I53]-([.H53]/2))^(1/3)-([.I53]+([.H53]/2))^(1/3))" office:value-type="float" office:value="1469.88812329977">
            <text:p>1,470 </text:p>
          </table:table-cell>
          <table:table-cell table:number-columns-repeated="1014"/>
        </table:table-row>
        <table:table-row table:style-name="ro1">
          <table:table-cell office:value-type="float" office:value="160">
            <text:p>160</text:p>
          </table:table-cell>
          <table:table-cell/>
          <table:table-cell office:value-type="float" office:value="1307">
            <text:p>1307</text:p>
          </table:table-cell>
          <table:table-cell/>
          <table:table-cell table:formula="of:=[.$E$9]*EXP([.$E$7]*(1/([.A54]+273.15)-1/([.$E$8]+273.15)))" office:value-type="float" office:value="1471.30262913249">
            <text:p>1471.3</text:p>
          </table:table-cell>
          <table:table-cell table:formula="of:=[.E54]/[.C54]*100-100" office:value-type="float" office:value="12.5709739198535">
            <text:p>12.57</text:p>
          </table:table-cell>
          <table:table-cell/>
          <table:table-cell table:formula="of:=([.J$8]-(1/([.$A54]+273.15)))/[.J$10]" office:value-type="float" office:value="-20160.7044567742">
            <text:p>-2.02E+04</text:p>
          </table:table-cell>
          <table:table-cell table:formula="of:=(([.J$9]/(3*[.J$10]))^3+([.H54]^2)/4)^0.5" office:value-type="float" office:value="29635.9133862949">
            <text:p>29635.9133862949</text:p>
          </table:table-cell>
          <table:table-cell table:formula="of:=EXP(([.I54]-([.H54]/2))^(1/3)-([.I54]+([.H54]/2))^(1/3))" office:value-type="float" office:value="1308.79364037658">
            <text:p>1,309 </text:p>
          </table:table-cell>
          <table:table-cell table:number-columns-repeated="1014"/>
        </table:table-row>
        <table:table-row table:style-name="ro1">
          <table:table-cell office:value-type="float" office:value="165">
            <text:p>165</text:p>
          </table:table-cell>
          <table:table-cell/>
          <table:table-cell office:value-type="float" office:value="1166">
            <text:p>1166</text:p>
          </table:table-cell>
          <table:table-cell/>
          <table:table-cell table:formula="of:=[.$E$9]*EXP([.$E$7]*(1/([.A55]+273.15)-1/([.$E$8]+273.15)))" office:value-type="float" office:value="1322.887859307">
            <text:p>1322.9</text:p>
          </table:table-cell>
          <table:table-cell table:formula="of:=[.E55]/[.C55]*100-100" office:value-type="float" office:value="13.4552194945969">
            <text:p>13.46</text:p>
          </table:table-cell>
          <table:table-cell/>
          <table:table-cell table:formula="of:=([.J$8]-(1/([.$A55]+273.15)))/[.J$10]" office:value-type="float" office:value="-19830.0920617041">
            <text:p>-1.98E+04</text:p>
          </table:table-cell>
          <table:table-cell table:formula="of:=(([.J$9]/(3*[.J$10]))^3+([.H55]^2)/4)^0.5" office:value-type="float" office:value="29580.0946412539">
            <text:p>29580.0946412539</text:p>
          </table:table-cell>
          <table:table-cell table:formula="of:=EXP(([.I55]-([.H55]/2))^(1/3)-([.I55]+([.H55]/2))^(1/3))" office:value-type="float" office:value="1168.22075982243">
            <text:p>1,168 </text:p>
          </table:table-cell>
          <table:table-cell table:number-columns-repeated="1014"/>
        </table:table-row>
        <table:table-row table:style-name="ro1">
          <table:table-cell office:value-type="float" office:value="170">
            <text:p>170</text:p>
          </table:table-cell>
          <table:table-cell/>
          <table:table-cell office:value-type="float" office:value="1043">
            <text:p>1043</text:p>
          </table:table-cell>
          <table:table-cell/>
          <table:table-cell table:formula="of:=[.$E$9]*EXP([.$E$7]*(1/([.A56]+273.15)-1/([.$E$8]+273.15)))" office:value-type="float" office:value="1192.3015610759">
            <text:p>1192.3</text:p>
          </table:table-cell>
          <table:table-cell table:formula="of:=[.E56]/[.C56]*100-100" office:value-type="float" office:value="14.3146271405467">
            <text:p>14.31</text:p>
          </table:table-cell>
          <table:table-cell/>
          <table:table-cell table:formula="of:=([.J$8]-(1/([.$A56]+273.15)))/[.J$10]" office:value-type="float" office:value="-19506.9401742516">
            <text:p>-1.95E+04</text:p>
          </table:table-cell>
          <table:table-cell table:formula="of:=(([.J$9]/(3*[.J$10]))^3+([.H56]^2)/4)^0.5" office:value-type="float" office:value="29526.3279114095">
            <text:p>29526.3279114095</text:p>
          </table:table-cell>
          <table:table-cell table:formula="of:=EXP(([.I56]-([.H56]/2))^(1/3)-([.I56]+([.H56]/2))^(1/3))" office:value-type="float" office:value="1045.2329070929">
            <text:p>1,045 </text:p>
          </table:table-cell>
          <table:table-cell table:number-columns-repeated="1014"/>
        </table:table-row>
        <table:table-row table:style-name="ro1">
          <table:table-cell office:value-type="float" office:value="175">
            <text:p>175</text:p>
          </table:table-cell>
          <table:table-cell/>
          <table:table-cell office:value-type="float" office:value="934.5">
            <text:p>934.5</text:p>
          </table:table-cell>
          <table:table-cell/>
          <table:table-cell table:formula="of:=[.$E$9]*EXP([.$E$7]*(1/([.A57]+273.15)-1/([.$E$8]+273.15)))" office:value-type="float" office:value="1077.10087239607">
            <text:p>1077.1</text:p>
          </table:table-cell>
          <table:table-cell table:formula="of:=[.E57]/[.C57]*100-100" office:value-type="float" office:value="15.2595904115645">
            <text:p>15.26</text:p>
          </table:table-cell>
          <table:table-cell/>
          <table:table-cell table:formula="of:=([.J$8]-(1/([.$A57]+273.15)))/[.J$10]" office:value-type="float" office:value="-19190.999084243">
            <text:p>-1.92E+04</text:p>
          </table:table-cell>
          <table:table-cell table:formula="of:=(([.J$9]/(3*[.J$10]))^3+([.H57]^2)/4)^0.5" office:value-type="float" office:value="29474.5224330179">
            <text:p>29474.5224330179</text:p>
          </table:table-cell>
          <table:table-cell table:formula="of:=EXP(([.I57]-([.H57]/2))^(1/3)-([.I57]+([.H57]/2))^(1/3))" office:value-type="float" office:value="937.355790199555">
            <text:p>937 </text:p>
          </table:table-cell>
          <table:table-cell table:number-columns-repeated="1014"/>
        </table:table-row>
        <table:table-row table:style-name="ro1">
          <table:table-cell office:value-type="float" office:value="180">
            <text:p>180</text:p>
          </table:table-cell>
          <table:table-cell/>
          <table:table-cell office:value-type="float" office:value="839.3">
            <text:p>839.3</text:p>
          </table:table-cell>
          <table:table-cell/>
          <table:table-cell table:formula="of:=[.$E$9]*EXP([.$E$7]*(1/([.A58]+273.15)-1/([.$E$8]+273.15)))" office:value-type="float" office:value="975.2152558658">
            <text:p>975.2</text:p>
          </table:table-cell>
          <table:table-cell table:formula="of:=[.E58]/[.C58]*100-100" office:value-type="float" office:value="16.193882505159">
            <text:p>16.19</text:p>
          </table:table-cell>
          <table:table-cell/>
          <table:table-cell table:formula="of:=([.J$8]-(1/([.$A58]+273.15)))/[.J$10]" office:value-type="float" office:value="-18882.0301025872">
            <text:p>-1.89E+04</text:p>
          </table:table-cell>
          <table:table-cell table:formula="of:=(([.J$9]/(3*[.J$10]))^3+([.H58]^2)/4)^0.5" office:value-type="float" office:value="29424.5922043174">
            <text:p>29424.5922043174</text:p>
          </table:table-cell>
          <table:table-cell table:formula="of:=EXP(([.I58]-([.H58]/2))^(1/3)-([.I58]+([.H58]/2))^(1/3))" office:value-type="float" office:value="842.498482953497">
            <text:p>842 </text:p>
          </table:table-cell>
          <table:table-cell table:number-columns-repeated="1014"/>
        </table:table-row>
        <table:table-row table:style-name="ro1">
          <table:table-cell office:value-type="float" office:value="185">
            <text:p>185</text:p>
          </table:table-cell>
          <table:table-cell/>
          <table:table-cell office:value-type="float" office:value="755.4">
            <text:p>755.4</text:p>
          </table:table-cell>
          <table:table-cell/>
          <table:table-cell table:formula="of:=[.$E$9]*EXP([.$E$7]*(1/([.A59]+273.15)-1/([.$E$8]+273.15)))" office:value-type="float" office:value="884.884433783071">
            <text:p>884.9</text:p>
          </table:table-cell>
          <table:table-cell table:formula="of:=[.E59]/[.C59]*100-100" office:value-type="float" office:value="17.1411747131416">
            <text:p>17.14</text:p>
          </table:table-cell>
          <table:table-cell/>
          <table:table-cell table:formula="of:=([.J$8]-(1/([.$A59]+273.15)))/[.J$10]" office:value-type="float" office:value="-18579.804959885">
            <text:p>-1.86E+04</text:p>
          </table:table-cell>
          <table:table-cell table:formula="of:=(([.J$9]/(3*[.J$10]))^3+([.H59]^2)/4)^0.5" office:value-type="float" office:value="29376.4556963304">
            <text:p>29376.4556963304</text:p>
          </table:table-cell>
          <table:table-cell table:formula="of:=EXP(([.I59]-([.H59]/2))^(1/3)-([.I59]+([.H59]/2))^(1/3))" office:value-type="float" office:value="758.888963471691">
            <text:p>759 </text:p>
          </table:table-cell>
          <table:table-cell table:number-columns-repeated="1014"/>
        </table:table-row>
        <table:table-row table:style-name="ro1">
          <table:table-cell office:value-type="float" office:value="190">
            <text:p>190</text:p>
          </table:table-cell>
          <table:table-cell/>
          <table:table-cell office:value-type="float" office:value="681.3">
            <text:p>681.3</text:p>
          </table:table-cell>
          <table:table-cell/>
          <table:table-cell table:formula="of:=[.$E$9]*EXP([.$E$7]*(1/([.A60]+273.15)-1/([.$E$8]+273.15)))" office:value-type="float" office:value="804.607500795541">
            <text:p>804.6</text:p>
          </table:table-cell>
          <table:table-cell table:formula="of:=[.E60]/[.C60]*100-100" office:value-type="float" office:value="18.0988552466668">
            <text:p>18.10</text:p>
          </table:table-cell>
          <table:table-cell/>
          <table:table-cell table:formula="of:=([.J$8]-(1/([.$A60]+273.15)))/[.J$10]" office:value-type="float" office:value="-18284.1052439927">
            <text:p>-1.83E+04</text:p>
          </table:table-cell>
          <table:table-cell table:formula="of:=(([.J$9]/(3*[.J$10]))^3+([.H60]^2)/4)^0.5" office:value-type="float" office:value="29330.0355835954">
            <text:p>29330.0355835954</text:p>
          </table:table-cell>
          <table:table-cell table:formula="of:=EXP(([.I60]-([.H60]/2))^(1/3)-([.I60]+([.H60]/2))^(1/3))" office:value-type="float" office:value="685.021290015355">
            <text:p>685 </text:p>
          </table:table-cell>
          <table:table-cell table:number-columns-repeated="1014"/>
        </table:table-row>
        <table:table-row table:style-name="ro1">
          <table:table-cell office:value-type="float" office:value="195">
            <text:p>195</text:p>
          </table:table-cell>
          <table:table-cell/>
          <table:table-cell office:value-type="float" office:value="615.8">
            <text:p>615.8</text:p>
          </table:table-cell>
          <table:table-cell/>
          <table:table-cell table:formula="of:=[.$E$9]*EXP([.$E$7]*(1/([.A61]+273.15)-1/([.$E$8]+273.15)))" office:value-type="float" office:value="733.10105954464">
            <text:p>733.1</text:p>
          </table:table-cell>
          <table:table-cell table:formula="of:=[.E61]/[.C61]*100-100" office:value-type="float" office:value="19.0485643950373">
            <text:p>19.05</text:p>
          </table:table-cell>
          <table:table-cell/>
          <table:table-cell table:formula="of:=([.J$8]-(1/([.$A61]+273.15)))/[.J$10]" office:value-type="float" office:value="-17994.7218736284">
            <text:p>-1.80E+04</text:p>
          </table:table-cell>
          <table:table-cell table:formula="of:=(([.J$9]/(3*[.J$10]))^3+([.H61]^2)/4)^0.5" office:value-type="float" office:value="29285.258493292">
            <text:p>29285.258493292</text:p>
          </table:table-cell>
          <table:table-cell table:formula="of:=EXP(([.I61]-([.H61]/2))^(1/3)-([.I61]+([.H61]/2))^(1/3))" office:value-type="float" office:value="619.612177068165">
            <text:p>620 </text:p>
          </table:table-cell>
          <table:table-cell table:number-columns-repeated="1014"/>
        </table:table-row>
        <table:table-row table:style-name="ro1">
          <table:table-cell office:value-type="float" office:value="200">
            <text:p>200</text:p>
          </table:table-cell>
          <table:table-cell/>
          <table:table-cell office:value-type="float" office:value="557.6">
            <text:p>557.6</text:p>
          </table:table-cell>
          <table:table-cell/>
          <table:table-cell table:formula="of:=[.$E$9]*EXP([.$E$7]*(1/([.A62]+273.15)-1/([.$E$8]+273.15)))" office:value-type="float" office:value="669.264665962228">
            <text:p>669.3</text:p>
          </table:table-cell>
          <table:table-cell table:formula="of:=[.E62]/[.C62]*100-100" office:value-type="float" office:value="20.0259443978171">
            <text:p>20.03</text:p>
          </table:table-cell>
          <table:table-cell/>
          <table:table-cell table:formula="of:=([.J$8]-(1/([.$A62]+273.15)))/[.J$10]" office:value-type="float" office:value="-17711.4546053536">
            <text:p>-1.77E+04</text:p>
          </table:table-cell>
          <table:table-cell table:formula="of:=(([.J$9]/(3*[.J$10]))^3+([.H62]^2)/4)^0.5" office:value-type="float" office:value="29242.0547713562">
            <text:p>29242.0547713562</text:p>
          </table:table-cell>
          <table:table-cell table:formula="of:=EXP(([.I62]-([.H62]/2))^(1/3)-([.I62]+([.H62]/2))^(1/3))" office:value-type="float" office:value="561.565189481588">
            <text:p>562 </text:p>
          </table:table-cell>
          <table:table-cell table:number-columns-repeated="1014"/>
        </table:table-row>
        <table:table-row table:style-name="ro1">
          <table:table-cell office:value-type="float" office:value="205">
            <text:p>205</text:p>
          </table:table-cell>
          <table:table-cell/>
          <table:table-cell office:value-type="float" office:value="505.9">
            <text:p>505.9</text:p>
          </table:table-cell>
          <table:table-cell/>
          <table:table-cell table:formula="of:=[.$E$9]*EXP([.$E$7]*(1/([.A63]+273.15)-1/([.$E$8]+273.15)))" office:value-type="float" office:value="612.152216697167">
            <text:p>612.2</text:p>
          </table:table-cell>
          <table:table-cell table:formula="of:=[.E63]/[.C63]*100-100" office:value-type="float" office:value="21.0026125117943">
            <text:p>21.00</text:p>
          </table:table-cell>
          <table:table-cell/>
          <table:table-cell table:formula="of:=([.J$8]-(1/([.$A63]+273.15)))/[.J$10]" office:value-type="float" office:value="-17434.111571488">
            <text:p>-1.74E+04</text:p>
          </table:table-cell>
          <table:table-cell table:formula="of:=(([.J$9]/(3*[.J$10]))^3+([.H63]^2)/4)^0.5" office:value-type="float" office:value="29200.3582642987">
            <text:p>29200.3582642987</text:p>
          </table:table-cell>
          <table:table-cell table:formula="of:=EXP(([.I63]-([.H63]/2))^(1/3)-([.I63]+([.H63]/2))^(1/3))" office:value-type="float" office:value="509.941130098076">
            <text:p>510 </text:p>
          </table:table-cell>
          <table:table-cell table:number-columns-repeated="1014"/>
        </table:table-row>
        <table:table-row table:style-name="ro1">
          <table:table-cell office:value-type="float" office:value="210">
            <text:p>210</text:p>
          </table:table-cell>
          <table:table-cell/>
          <table:table-cell office:value-type="float" office:value="459.9">
            <text:p>459.9</text:p>
          </table:table-cell>
          <table:table-cell/>
          <table:table-cell table:formula="of:=[.$E$9]*EXP([.$E$7]*(1/([.A64]+273.15)-1/([.$E$8]+273.15)))" office:value-type="float" office:value="560.948183222617">
            <text:p>560.9</text:p>
          </table:table-cell>
          <table:table-cell table:formula="of:=[.E64]/[.C64]*100-100" office:value-type="float" office:value="21.971772825096">
            <text:p>21.97</text:p>
          </table:table-cell>
          <table:table-cell/>
          <table:table-cell table:formula="of:=([.J$8]-(1/([.$A64]+273.15)))/[.J$10]" office:value-type="float" office:value="-17162.5088467161">
            <text:p>-1.72E+04</text:p>
          </table:table-cell>
          <table:table-cell table:formula="of:=(([.J$9]/(3*[.J$10]))^3+([.H64]^2)/4)^0.5" office:value-type="float" office:value="29160.1061155481">
            <text:p>29160.1061155481</text:p>
          </table:table-cell>
          <table:table-cell table:formula="of:=EXP(([.I64]-([.H64]/2))^(1/3)-([.I64]+([.H64]/2))^(1/3))" office:value-type="float" office:value="463.933478326027">
            <text:p>464 </text:p>
          </table:table-cell>
          <table:table-cell table:number-columns-repeated="1014"/>
        </table:table-row>
        <table:table-row table:style-name="ro1">
          <table:table-cell office:value-type="float" office:value="215">
            <text:p>215</text:p>
          </table:table-cell>
          <table:table-cell/>
          <table:table-cell office:value-type="float" office:value="418.8">
            <text:p>418.8</text:p>
          </table:table-cell>
          <table:table-cell/>
          <table:table-cell table:formula="of:=[.$E$9]*EXP([.$E$7]*(1/([.A65]+273.15)-1/([.$E$8]+273.15)))" office:value-type="float" office:value="514.947812034653">
            <text:p>514.9</text:p>
          </table:table-cell>
          <table:table-cell table:formula="of:=[.E65]/[.C65]*100-100" office:value-type="float" office:value="22.9579302852561">
            <text:p>22.96</text:p>
          </table:table-cell>
          <table:table-cell/>
          <table:table-cell table:formula="of:=([.J$8]-(1/([.$A65]+273.15)))/[.J$10]" office:value-type="float" office:value="-16896.4700413291">
            <text:p>-1.69E+04</text:p>
          </table:table-cell>
          <table:table-cell table:formula="of:=(([.J$9]/(3*[.J$10]))^3+([.H65]^2)/4)^0.5" office:value-type="float" office:value="29121.2385752393">
            <text:p>29121.2385752393</text:p>
          </table:table-cell>
          <table:table-cell table:formula="of:=EXP(([.I65]-([.H65]/2))^(1/3)-([.I65]+([.H65]/2))^(1/3))" office:value-type="float" office:value="422.847960395263">
            <text:p>423 </text:p>
          </table:table-cell>
          <table:table-cell table:number-columns-repeated="1014"/>
        </table:table-row>
        <table:table-row table:style-name="ro1">
          <table:table-cell office:value-type="float" office:value="220">
            <text:p>220</text:p>
          </table:table-cell>
          <table:table-cell/>
          <table:table-cell office:value-type="float" office:value="382">
            <text:p>382</text:p>
          </table:table-cell>
          <table:table-cell/>
          <table:table-cell table:formula="of:=[.$E$9]*EXP([.$E$7]*(1/([.A66]+273.15)-1/([.$E$8]+273.15)))" office:value-type="float" office:value="473.540580651619">
            <text:p>473.5</text:p>
          </table:table-cell>
          <table:table-cell table:formula="of:=[.E66]/[.C66]*100-100" office:value-type="float" office:value="23.963502788382">
            <text:p>23.96</text:p>
          </table:table-cell>
          <table:table-cell/>
          <table:table-cell table:formula="of:=([.J$8]-(1/([.$A66]+273.15)))/[.J$10]" office:value-type="float" office:value="-16635.8259192106">
            <text:p>-1.66E+04</text:p>
          </table:table-cell>
          <table:table-cell table:formula="of:=(([.J$9]/(3*[.J$10]))^3+([.H66]^2)/4)^0.5" office:value-type="float" office:value="29083.6988224537">
            <text:p>29083.6988224537</text:p>
          </table:table-cell>
          <table:table-cell table:formula="of:=EXP(([.I66]-([.H66]/2))^(1/3)-([.I66]+([.H66]/2))^(1/3))" office:value-type="float" office:value="386.085509321581">
            <text:p>386 </text:p>
          </table:table-cell>
          <table:table-cell table:number-columns-repeated="1014"/>
        </table:table-row>
        <table:table-row table:style-name="ro1">
          <table:table-cell office:value-type="float" office:value="225">
            <text:p>225</text:p>
          </table:table-cell>
          <table:table-cell/>
          <table:table-cell office:value-type="float" office:value="349.1">
            <text:p>349.1</text:p>
          </table:table-cell>
          <table:table-cell/>
          <table:table-cell table:formula="of:=[.$E$9]*EXP([.$E$7]*(1/([.A67]+273.15)-1/([.$E$8]+273.15)))" office:value-type="float" office:value="436.196334583851">
            <text:p>436.2</text:p>
          </table:table-cell>
          <table:table-cell table:formula="of:=[.E67]/[.C67]*100-100" office:value-type="float" office:value="24.9488211354486">
            <text:p>24.95</text:p>
          </table:table-cell>
          <table:table-cell/>
          <table:table-cell table:formula="of:=([.J$8]-(1/([.$A67]+273.15)))/[.J$10]" office:value-type="float" office:value="-16380.4140388289">
            <text:p>-1.64E+04</text:p>
          </table:table-cell>
          <table:table-cell table:formula="of:=(([.J$9]/(3*[.J$10]))^3+([.H67]^2)/4)^0.5" office:value-type="float" office:value="29047.4327990012">
            <text:p>29047.4327990012</text:p>
          </table:table-cell>
          <table:table-cell table:formula="of:=EXP(([.I67]-([.H67]/2))^(1/3)-([.I67]+([.H67]/2))^(1/3))" office:value-type="float" office:value="353.128013871951">
            <text:p>353 </text:p>
          </table:table-cell>
          <table:table-cell table:number-columns-repeated="1014"/>
        </table:table-row>
        <table:table-row table:style-name="ro1">
          <table:table-cell office:value-type="float" office:value="230">
            <text:p>230</text:p>
          </table:table-cell>
          <table:table-cell/>
          <table:table-cell office:value-type="float" office:value="319.5">
            <text:p>319.5</text:p>
          </table:table-cell>
          <table:table-cell/>
          <table:table-cell table:formula="of:=[.$E$9]*EXP([.$E$7]*(1/([.A68]+273.15)-1/([.$E$8]+273.15)))" office:value-type="float" office:value="402.453638565556">
            <text:p>402.5</text:p>
          </table:table-cell>
          <table:table-cell table:formula="of:=[.E68]/[.C68]*100-100" office:value-type="float" office:value="25.9635801457139">
            <text:p>25.96</text:p>
          </table:table-cell>
          <table:table-cell/>
          <table:table-cell table:formula="of:=([.J$8]-(1/([.$A68]+273.15)))/[.J$10]" office:value-type="float" office:value="-16130.0784156346">
            <text:p>-1.61E+04</text:p>
          </table:table-cell>
          <table:table-cell table:formula="of:=(([.J$9]/(3*[.J$10]))^3+([.H68]^2)/4)^0.5" office:value-type="float" office:value="29012.3890539068">
            <text:p>29012.3890539068</text:p>
          </table:table-cell>
          <table:table-cell table:formula="of:=EXP(([.I68]-([.H68]/2))^(1/3)-([.I68]+([.H68]/2))^(1/3))" office:value-type="float" office:value="323.52636873188">
            <text:p>324 </text:p>
          </table:table-cell>
          <table:table-cell table:number-columns-repeated="1014"/>
        </table:table-row>
        <table:table-row table:style-name="ro1">
          <table:table-cell office:value-type="float" office:value="235">
            <text:p>235</text:p>
          </table:table-cell>
          <table:table-cell/>
          <table:table-cell office:value-type="float" office:value="292.9">
            <text:p>292.9</text:p>
          </table:table-cell>
          <table:table-cell/>
          <table:table-cell table:formula="of:=[.$E$9]*EXP([.$E$7]*(1/([.A69]+273.15)-1/([.$E$8]+273.15)))" office:value-type="float" office:value="371.909961933028">
            <text:p>371.9</text:p>
          </table:table-cell>
          <table:table-cell table:formula="of:=[.E69]/[.C69]*100-100" office:value-type="float" office:value="26.9750638214505">
            <text:p>26.98</text:p>
          </table:table-cell>
          <table:table-cell/>
          <table:table-cell table:formula="of:=([.J$8]-(1/([.$A69]+273.15)))/[.J$10]" office:value-type="float" office:value="-15884.6692043894">
            <text:p>-1.59E+04</text:p>
          </table:table-cell>
          <table:table-cell table:formula="of:=(([.J$9]/(3*[.J$10]))^3+([.H69]^2)/4)^0.5" office:value-type="float" office:value="28978.5185978311">
            <text:p>28978.5185978311</text:p>
          </table:table-cell>
          <table:table-cell table:formula="of:=EXP(([.I69]-([.H69]/2))^(1/3)-([.I69]+([.H69]/2))^(1/3))" office:value-type="float" office:value="296.890428604308">
            <text:p>297 </text:p>
          </table:table-cell>
          <table:table-cell table:number-columns-repeated="1014"/>
        </table:table-row>
        <table:table-row table:style-name="ro1">
          <table:table-cell office:value-type="float" office:value="240">
            <text:p>240</text:p>
          </table:table-cell>
          <table:table-cell/>
          <table:table-cell office:value-type="float" office:value="269">
            <text:p>269</text:p>
          </table:table-cell>
          <table:table-cell/>
          <table:table-cell table:formula="of:=[.$E$9]*EXP([.$E$7]*(1/([.A70]+273.15)-1/([.$E$8]+273.15)))" office:value-type="float" office:value="344.213387610897">
            <text:p>344.2</text:p>
          </table:table-cell>
          <table:table-cell table:formula="of:=[.E70]/[.C70]*100-100" office:value-type="float" office:value="27.9603671415973">
            <text:p>27.96</text:p>
          </table:table-cell>
          <table:table-cell/>
          <table:table-cell table:formula="of:=([.J$8]-(1/([.$A70]+273.15)))/[.J$10]" office:value-type="float" office:value="-15644.042400067">
            <text:p>-1.56E+04</text:p>
          </table:table-cell>
          <table:table-cell table:formula="of:=(([.J$9]/(3*[.J$10]))^3+([.H70]^2)/4)^0.5" office:value-type="float" office:value="28945.774766715">
            <text:p>28945.774766715</text:p>
          </table:table-cell>
          <table:table-cell table:formula="of:=EXP(([.I70]-([.H70]/2))^(1/3)-([.I70]+([.H70]/2))^(1/3))" office:value-type="float" office:value="272.88054177242">
            <text:p>273 </text:p>
          </table:table-cell>
          <table:table-cell table:number-columns-repeated="1014"/>
        </table:table-row>
        <table:table-row table:style-name="ro1">
          <table:table-cell office:value-type="float" office:value="245">
            <text:p>245</text:p>
          </table:table-cell>
          <table:table-cell/>
          <table:table-cell office:value-type="float" office:value="247.3">
            <text:p>247.3</text:p>
          </table:table-cell>
          <table:table-cell/>
          <table:table-cell table:formula="of:=[.$E$9]*EXP([.$E$7]*(1/([.A71]+273.15)-1/([.$E$8]+273.15)))" office:value-type="float" office:value="319.055590252872">
            <text:p>319.1</text:p>
          </table:table-cell>
          <table:table-cell table:formula="of:=[.E71]/[.C71]*100-100" office:value-type="float" office:value="29.0156046311654">
            <text:p>29.02</text:p>
          </table:table-cell>
          <table:table-cell/>
          <table:table-cell table:formula="of:=([.J$8]-(1/([.$A71]+273.15)))/[.J$10]" office:value-type="float" office:value="-15408.0595560712">
            <text:p>-1.54E+04</text:p>
          </table:table-cell>
          <table:table-cell table:formula="of:=(([.J$9]/(3*[.J$10]))^3+([.H71]^2)/4)^0.5" office:value-type="float" office:value="28914.1130939976">
            <text:p>28914.1130939976</text:p>
          </table:table-cell>
          <table:table-cell table:formula="of:=EXP(([.I71]-([.H71]/2))^(1/3)-([.I71]+([.H71]/2))^(1/3))" office:value-type="float" office:value="251.200397380886">
            <text:p>251 </text:p>
          </table:table-cell>
          <table:table-cell table:number-columns-repeated="1014"/>
        </table:table-row>
        <table:table-row table:style-name="ro1">
          <table:table-cell office:value-type="float" office:value="250">
            <text:p>250</text:p>
          </table:table-cell>
          <table:table-cell/>
          <table:table-cell office:value-type="float" office:value="227.8">
            <text:p>227.8</text:p>
          </table:table-cell>
          <table:table-cell/>
          <table:table-cell table:formula="of:=[.$E$9]*EXP([.$E$7]*(1/([.A72]+273.15)-1/([.$E$8]+273.15)))" office:value-type="float" office:value="296.165874432981">
            <text:p>296.2</text:p>
          </table:table-cell>
          <table:table-cell table:formula="of:=[.E72]/[.C72]*100-100" office:value-type="float" office:value="30.011358399026">
            <text:p>30.01</text:p>
          </table:table-cell>
          <table:table-cell/>
          <table:table-cell table:formula="of:=([.J$8]-(1/([.$A72]+273.15)))/[.J$10]" office:value-type="float" office:value="-15176.5875186127">
            <text:p>-1.52E+04</text:p>
          </table:table-cell>
          <table:table-cell table:formula="of:=(([.J$9]/(3*[.J$10]))^3+([.H72]^2)/4)^0.5" office:value-type="float" office:value="28883.4911908022">
            <text:p>28883.4911908022</text:p>
          </table:table-cell>
          <table:table-cell table:formula="of:=EXP(([.I72]-([.H72]/2))^(1/3)-([.I72]+([.H72]/2))^(1/3))" office:value-type="float" office:value="231.59096819177">
            <text:p>232 </text:p>
          </table:table-cell>
          <table:table-cell table:number-columns-repeated="1014"/>
        </table:table-row>
        <table:table-row table:style-name="ro1">
          <table:table-cell office:value-type="float" office:value="255">
            <text:p>255</text:p>
          </table:table-cell>
          <table:table-cell/>
          <table:table-cell office:value-type="float" office:value="210.1">
            <text:p>210.1</text:p>
          </table:table-cell>
          <table:table-cell/>
          <table:table-cell table:formula="of:=[.$E$9]*EXP([.$E$7]*(1/([.A73]+273.15)-1/([.$E$8]+273.15)))" office:value-type="float" office:value="275.306100563658">
            <text:p>275.3</text:p>
          </table:table-cell>
          <table:table-cell table:formula="of:=[.E73]/[.C73]*100-100" office:value-type="float" office:value="31.0357451516695">
            <text:p>31.04</text:p>
          </table:table-cell>
          <table:table-cell/>
          <table:table-cell table:formula="of:=([.J$8]-(1/([.$A73]+273.15)))/[.J$10]" office:value-type="float" office:value="-14949.4981761737">
            <text:p>-1.49E+04</text:p>
          </table:table-cell>
          <table:table-cell table:formula="of:=(([.J$9]/(3*[.J$10]))^3+([.H73]^2)/4)^0.5" office:value-type="float" office:value="28853.8686335382">
            <text:p>28853.8686335382</text:p>
          </table:table-cell>
          <table:table-cell table:formula="of:=EXP(([.I73]-([.H73]/2))^(1/3)-([.I73]+([.H73]/2))^(1/3))" office:value-type="float" office:value="213.825369105272">
            <text:p>214 </text:p>
          </table:table-cell>
          <table:table-cell table:number-columns-repeated="1014"/>
        </table:table-row>
        <table:table-row table:style-name="ro1">
          <table:table-cell office:value-type="float" office:value="260">
            <text:p>260</text:p>
          </table:table-cell>
          <table:table-cell/>
          <table:table-cell office:value-type="float" office:value="194.1">
            <text:p>194.1</text:p>
          </table:table-cell>
          <table:table-cell/>
          <table:table-cell table:formula="of:=[.$E$9]*EXP([.$E$7]*(1/([.A74]+273.15)-1/([.$E$8]+273.15)))" office:value-type="float" office:value="256.266356135892">
            <text:p>256.3</text:p>
          </table:table-cell>
          <table:table-cell table:formula="of:=[.E74]/[.C74]*100-100" office:value-type="float" office:value="32.0280041915983">
            <text:p>32.03</text:p>
          </table:table-cell>
          <table:table-cell/>
          <table:table-cell table:formula="of:=([.J$8]-(1/([.$A74]+273.15)))/[.J$10]" office:value-type="float" office:value="-14726.6682230705">
            <text:p>-1.47E+04</text:p>
          </table:table-cell>
          <table:table-cell table:formula="of:=(([.J$9]/(3*[.J$10]))^3+([.H74]^2)/4)^0.5" office:value-type="float" office:value="28825.206858403">
            <text:p>28825.206858403</text:p>
          </table:table-cell>
          <table:table-cell table:formula="of:=EXP(([.I74]-([.H74]/2))^(1/3)-([.I74]+([.H74]/2))^(1/3))" office:value-type="float" office:value="197.704483081103">
            <text:p>198 </text:p>
          </table:table-cell>
          <table:table-cell table:number-columns-repeated="1014"/>
        </table:table-row>
        <table:table-row table:style-name="ro1">
          <table:table-cell office:value-type="float" office:value="265">
            <text:p>265</text:p>
          </table:table-cell>
          <table:table-cell/>
          <table:table-cell office:value-type="float" office:value="179.5">
            <text:p>179.5</text:p>
          </table:table-cell>
          <table:table-cell/>
          <table:table-cell table:formula="of:=[.$E$9]*EXP([.$E$7]*(1/([.A75]+273.15)-1/([.$E$8]+273.15)))" office:value-type="float" office:value="238.861254284194">
            <text:p>238.9</text:p>
          </table:table-cell>
          <table:table-cell table:formula="of:=[.E75]/[.C75]*100-100" office:value-type="float" office:value="33.070336648576">
            <text:p>33.07</text:p>
          </table:table-cell>
          <table:table-cell/>
          <table:table-cell table:formula="of:=([.J$8]-(1/([.$A75]+273.15)))/[.J$10]" office:value-type="float" office:value="-14507.9789361961">
            <text:p>-1.45E+04</text:p>
          </table:table-cell>
          <table:table-cell table:formula="of:=(([.J$9]/(3*[.J$10]))^3+([.H75]^2)/4)^0.5" office:value-type="float" office:value="28797.4690623135">
            <text:p>28797.4690623135</text:p>
          </table:table-cell>
          <table:table-cell table:formula="of:=EXP(([.I75]-([.H75]/2))^(1/3)-([.I75]+([.H75]/2))^(1/3))" office:value-type="float" office:value="183.053231663301">
            <text:p>183 </text:p>
          </table:table-cell>
          <table:table-cell table:number-columns-repeated="1014"/>
        </table:table-row>
        <table:table-row table:style-name="ro1">
          <table:table-cell office:value-type="float" office:value="270">
            <text:p>270</text:p>
          </table:table-cell>
          <table:table-cell/>
          <table:table-cell office:value-type="float" office:value="166.3">
            <text:p>166.3</text:p>
          </table:table-cell>
          <table:table-cell/>
          <table:table-cell table:formula="of:=[.$E$9]*EXP([.$E$7]*(1/([.A76]+273.15)-1/([.$E$8]+273.15)))" office:value-type="float" office:value="222.926761646625">
            <text:p>222.9</text:p>
          </table:table-cell>
          <table:table-cell table:formula="of:=[.E76]/[.C76]*100-100" office:value-type="float" office:value="34.050969120039">
            <text:p>34.05</text:p>
          </table:table-cell>
          <table:table-cell/>
          <table:table-cell table:formula="of:=([.J$8]-(1/([.$A76]+273.15)))/[.J$10]" office:value-type="float" office:value="-14293.3159640944">
            <text:p>-1.43E+04</text:p>
          </table:table-cell>
          <table:table-cell table:formula="of:=(([.J$9]/(3*[.J$10]))^3+([.H76]^2)/4)^0.5" office:value-type="float" office:value="28770.620109827">
            <text:p>28770.620109827</text:p>
          </table:table-cell>
          <table:table-cell table:formula="of:=EXP(([.I76]-([.H76]/2))^(1/3)-([.I76]+([.H76]/2))^(1/3))" office:value-type="float" office:value="169.717388220109">
            <text:p>170 </text:p>
          </table:table-cell>
          <table:table-cell table:number-columns-repeated="1014"/>
        </table:table-row>
        <table:table-row table:style-name="ro1">
          <table:table-cell office:value-type="float" office:value="275">
            <text:p>275</text:p>
          </table:table-cell>
          <table:table-cell/>
          <table:table-cell office:value-type="float" office:value="154.2">
            <text:p>154.2</text:p>
          </table:table-cell>
          <table:table-cell/>
          <table:table-cell table:formula="of:=[.$E$9]*EXP([.$E$7]*(1/([.A77]+273.15)-1/([.$E$8]+273.15)))" office:value-type="float" office:value="208.317473870275">
            <text:p>208.3</text:p>
          </table:table-cell>
          <table:table-cell table:formula="of:=[.E77]/[.C77]*100-100" office:value-type="float" office:value="35.0956380481681">
            <text:p>35.10</text:p>
          </table:table-cell>
          <table:table-cell/>
          <table:table-cell table:formula="of:=([.J$8]-(1/([.$A77]+273.15)))/[.J$10]" office:value-type="float" office:value="-14082.5691275778">
            <text:p>-1.41E+04</text:p>
          </table:table-cell>
          <table:table-cell table:formula="of:=(([.J$9]/(3*[.J$10]))^3+([.H77]^2)/4)^0.5" office:value-type="float" office:value="28744.6264456485">
            <text:p>28744.6264456485</text:p>
          </table:table-cell>
          <table:table-cell table:formula="of:=EXP(([.I77]-([.H77]/2))^(1/3)-([.I77]+([.H77]/2))^(1/3))" office:value-type="float" office:value="157.560849154044">
            <text:p>158 </text:p>
          </table:table-cell>
          <table:table-cell table:number-columns-repeated="1014"/>
        </table:table-row>
        <table:table-row table:style-name="ro1">
          <table:table-cell office:value-type="float" office:value="280">
            <text:p>280</text:p>
          </table:table-cell>
          <table:table-cell/>
          <table:table-cell office:value-type="float" office:value="143.2">
            <text:p>143.2</text:p>
          </table:table-cell>
          <table:table-cell/>
          <table:table-cell table:formula="of:=[.$E$9]*EXP([.$E$7]*(1/([.A78]+273.15)-1/([.$E$8]+273.15)))" office:value-type="float" office:value="194.904270585663">
            <text:p>194.9</text:p>
          </table:table-cell>
          <table:table-cell table:formula="of:=[.E78]/[.C78]*100-100" office:value-type="float" office:value="36.1063342078654">
            <text:p>36.11</text:p>
          </table:table-cell>
          <table:table-cell/>
          <table:table-cell table:formula="of:=([.J$8]-(1/([.$A78]+273.15)))/[.J$10]" office:value-type="float" office:value="-13875.6322311592">
            <text:p>-1.39E+04</text:p>
          </table:table-cell>
          <table:table-cell table:formula="of:=(([.J$9]/(3*[.J$10]))^3+([.H78]^2)/4)^0.5" office:value-type="float" office:value="28719.4560123485">
            <text:p>28719.4560123485</text:p>
          </table:table-cell>
          <table:table-cell table:formula="of:=EXP(([.I78]-([.H78]/2))^(1/3)-([.I78]+([.H78]/2))^(1/3))" office:value-type="float" office:value="146.463292428932">
            <text:p>146 </text:p>
          </table:table-cell>
          <table:table-cell table:number-columns-repeated="1014"/>
        </table:table-row>
        <table:table-row table:style-name="ro1">
          <table:table-cell office:value-type="float" office:value="285">
            <text:p>285</text:p>
          </table:table-cell>
          <table:table-cell/>
          <table:table-cell office:value-type="float" office:value="133.2">
            <text:p>133.2</text:p>
          </table:table-cell>
          <table:table-cell/>
          <table:table-cell table:formula="of:=[.$E$9]*EXP([.$E$7]*(1/([.A79]+273.15)-1/([.$E$8]+273.15)))" office:value-type="float" office:value="182.572292784691">
            <text:p>182.6</text:p>
          </table:table-cell>
          <table:table-cell table:formula="of:=[.E79]/[.C79]*100-100" office:value-type="float" office:value="37.0662858743927">
            <text:p>37.07</text:p>
          </table:table-cell>
          <table:table-cell/>
          <table:table-cell table:formula="of:=([.J$8]-(1/([.$A79]+273.15)))/[.J$10]" office:value-type="float" office:value="-13672.4028846181">
            <text:p>-1.37E+04</text:p>
          </table:table-cell>
          <table:table-cell table:formula="of:=(([.J$9]/(3*[.J$10]))^3+([.H79]^2)/4)^0.5" office:value-type="float" office:value="28695.0781729455">
            <text:p>28695.0781729455</text:p>
          </table:table-cell>
          <table:table-cell table:formula="of:=EXP(([.I79]-([.H79]/2))^(1/3)-([.I79]+([.H79]/2))^(1/3))" office:value-type="float" office:value="136.3181643724">
            <text:p>136 </text:p>
          </table:table-cell>
          <table:table-cell table:number-columns-repeated="1014"/>
        </table:table-row>
        <table:table-row table:style-name="ro1">
          <table:table-cell office:value-type="float" office:value="290">
            <text:p>290</text:p>
          </table:table-cell>
          <table:table-cell/>
          <table:table-cell office:value-type="float" office:value="124">
            <text:p>124</text:p>
          </table:table-cell>
          <table:table-cell/>
          <table:table-cell table:formula="of:=[.$E$9]*EXP([.$E$7]*(1/([.A80]+273.15)-1/([.$E$8]+273.15)))" office:value-type="float" office:value="171.219194723328">
            <text:p>171.2</text:p>
          </table:table-cell>
          <table:table-cell table:formula="of:=[.E80]/[.C80]*100-100" office:value-type="float" office:value="38.0799957446192">
            <text:p>38.08</text:p>
          </table:table-cell>
          <table:table-cell/>
          <table:table-cell table:formula="of:=([.J$8]-(1/([.$A80]+273.15)))/[.J$10]" office:value-type="float" office:value="-13472.7823340736">
            <text:p>-1.35E+04</text:p>
          </table:table-cell>
          <table:table-cell table:formula="of:=(([.J$9]/(3*[.J$10]))^3+([.H80]^2)/4)^0.5" office:value-type="float" office:value="28671.4636380314">
            <text:p>28671.4636380314</text:p>
          </table:table-cell>
          <table:table-cell table:formula="of:=EXP(([.I80]-([.H80]/2))^(1/3)-([.I80]+([.H80]/2))^(1/3))" office:value-type="float" office:value="127.030945303711">
            <text:p>127 </text:p>
          </table:table-cell>
          <table:table-cell table:number-columns-repeated="1014"/>
        </table:table-row>
        <table:table-row table:style-name="ro1">
          <table:table-cell office:value-type="float" office:value="295">
            <text:p>295</text:p>
          </table:table-cell>
          <table:table-cell/>
          <table:table-cell office:value-type="float" office:value="115.5">
            <text:p>115.5</text:p>
          </table:table-cell>
          <table:table-cell/>
          <table:table-cell table:formula="of:=[.$E$9]*EXP([.$E$7]*(1/([.A81]+273.15)-1/([.$E$8]+273.15)))" office:value-type="float" office:value="160.753630084509">
            <text:p>160.8</text:p>
          </table:table-cell>
          <table:table-cell table:formula="of:=[.E81]/[.C81]*100-100" office:value-type="float" office:value="39.1806321077997">
            <text:p>39.18</text:p>
          </table:table-cell>
          <table:table-cell/>
          <table:table-cell table:formula="of:=([.J$8]-(1/([.$A81]+273.15)))/[.J$10]" office:value-type="float" office:value="-13276.6753019756">
            <text:p>-1.33E+04</text:p>
          </table:table-cell>
          <table:table-cell table:formula="of:=(([.J$9]/(3*[.J$10]))^3+([.H81]^2)/4)^0.5" office:value-type="float" office:value="28648.5843971416">
            <text:p>28648.5843971416</text:p>
          </table:table-cell>
          <table:table-cell table:formula="of:=EXP(([.I81]-([.H81]/2))^(1/3)-([.I81]+([.H81]/2))^(1/3))" office:value-type="float" office:value="118.517652478054">
            <text:p>119 </text:p>
          </table:table-cell>
          <table:table-cell table:number-columns-repeated="1014"/>
        </table:table-row>
        <table:table-row table:style-name="ro1">
          <table:table-cell office:value-type="float" office:value="300">
            <text:p>300</text:p>
          </table:table-cell>
          <table:table-cell/>
          <table:table-cell office:value-type="float" office:value="107.8">
            <text:p>107.8</text:p>
          </table:table-cell>
          <table:table-cell/>
          <table:table-cell table:formula="of:=[.$E$9]*EXP([.$E$7]*(1/([.A82]+273.15)-1/([.$E$8]+273.15)))" office:value-type="float" office:value="151.093938463247">
            <text:p>151.1</text:p>
          </table:table-cell>
          <table:table-cell table:formula="of:=[.E82]/[.C82]*100-100" office:value-type="float" office:value="40.161352934366">
            <text:p>40.16</text:p>
          </table:table-cell>
          <table:table-cell/>
          <table:table-cell table:formula="of:=([.J$8]-(1/([.$A82]+273.15)))/[.J$10]" office:value-type="float" office:value="-13083.989835473">
            <text:p>-1.31E+04</text:p>
          </table:table-cell>
          <table:table-cell table:formula="of:=(([.J$9]/(3*[.J$10]))^3+([.H82]^2)/4)^0.5" office:value-type="float" office:value="28626.4136540942">
            <text:p>28626.4136540942</text:p>
          </table:table-cell>
          <table:table-cell table:formula="of:=EXP(([.I82]-([.H82]/2))^(1/3)-([.I82]+([.H82]/2))^(1/3))" office:value-type="float" office:value="110.703545428588">
            <text:p>111 </text:p>
          </table:table-cell>
          <table:table-cell table:number-columns-repeated="1014"/>
        </table:table-row>
      </table:table>
      <table:table table:name="204GT" table:style-name="ta2" table:print="false">
        <office:forms form:automatic-focus="false" form:apply-design-mode="false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ce7"/>
        <table:table-column table:style-name="co9" table:default-cell-style-name="ce7"/>
        <table:table-column table:style-name="co1" table:number-columns-repeated="2" table:default-cell-style-name="ce20"/>
        <table:table-column table:style-name="co8" table:default-cell-style-name="ce24"/>
        <table:table-column table:style-name="co1" table:default-cell-style-name="Default"/>
        <table:table-column table:style-name="co10" table:default-cell-style-name="ce31"/>
        <table:table-column table:style-name="co1" table:number-columns-repeated="4" table:default-cell-style-name="ce20"/>
        <table:table-column table:style-name="co1" table:number-columns-repeated="1010" table:default-cell-style-name="Default"/>
        <table:table-row table:style-name="ro1">
          <table:table-cell table:number-columns-repeated="3"/>
          <table:table-cell table:style-name="Default" table:number-columns-repeated="5"/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>
            <text:p>Data for:</text:p>
          </table:table-cell>
          <table:table-cell office:value-type="string">
            <text:p>Rapman 204GT</text:p>
          </table:table-cell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1010"/>
        </table:table-row>
        <table:table-row table:style-name="ro1" table:number-rows-repeated="3">
          <table:table-cell table:number-columns-repeated="3"/>
          <table:table-cell table:style-name="Default" table:number-columns-repeated="5"/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Beta Formula</text:p>
          </table:table-cell>
          <table:table-cell table:style-name="Default" table:number-columns-repeated="2"/>
          <table:table-cell table:style-name="Default" office:value-type="string">
            <text:p>Steinhart-Hart coefficients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number-columns-repeated="3"/>
          <table:table-cell table:style-name="Default"/>
          <table:table-cell table:style-name="ce14" office:value-type="float" office:value="4338">
            <text:p>4338</text:p>
          </table:table-cell>
          <table:table-cell table:style-name="ce17" office:value-type="string">
            <text:p>Beta</text:p>
          </table:table-cell>
          <table:table-cell table:style-name="Default"/>
          <table:table-cell table:style-name="ce21" office:value-type="string">
            <text:p>Temp:</text:p>
          </table:table-cell>
          <table:table-cell table:style-name="ce25" office:value-type="string">
            <text:p>Res:</text:p>
          </table:table-cell>
          <table:table-cell table:style-name="ce28" office:value-type="string">
            <text:p>Sh-H: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number-columns-repeated="3"/>
          <table:table-cell table:style-name="Default"/>
          <table:table-cell table:style-name="ce15" office:value-type="float" office:value="25">
            <text:p>25</text:p>
          </table:table-cell>
          <table:table-cell table:style-name="ce18" office:value-type="string">
            <text:p>Ref temp</text:p>
          </table:table-cell>
          <table:table-cell table:style-name="Default"/>
          <table:table-cell table:style-name="ce22" office:value-type="float" office:value="0">
            <text:p>0</text:p>
          </table:table-cell>
          <table:table-cell table:style-name="ce26" table:formula="of:=LOOKUP([.H8]; [.$A$14:.$A$52]; [.$C$14:.$C$52])" office:value-type="float" office:value="720300">
            <text:p>720300</text:p>
          </table:table-cell>
          <table:table-cell table:style-name="ce29" table:formula="of:=(1/([.H9]+273.15))-[.J9]*LN([.I9])-[.J10]*(LN([.I9])^3)" office:value-type="float" office:value="0.000723766855656642">
            <text:p>0.0007237669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number-columns-repeated="3"/>
          <table:table-cell table:style-name="Default"/>
          <table:table-cell table:style-name="ce16" office:value-type="float" office:value="200000">
            <text:p>200000</text:p>
          </table:table-cell>
          <table:table-cell table:style-name="ce19" office:value-type="string">
            <text:p>Ref res</text:p>
          </table:table-cell>
          <table:table-cell table:style-name="Default"/>
          <table:table-cell table:style-name="ce22" office:value-type="float" office:value="50">
            <text:p>50</text:p>
          </table:table-cell>
          <table:table-cell table:style-name="ce26" table:formula="of:=LOOKUP([.H9]; [.$A$14:.$A$52]; [.$C$14:.$C$52])" office:value-type="float" office:value="65850">
            <text:p>65850</text:p>
          </table:table-cell>
          <table:table-cell table:style-name="ce29" table:formula="of:=((1/([.H8]+273.15))-(1/([.H9]+273.15))+[.J10]*(LN([.I9])^3)-[.J10]*(LN([.I8])^3))/(LN([.I8])-LN([.I9]))" office:value-type="float" office:value="0.000205097463694013">
            <text:p>0.0002050975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ce23" office:value-type="float" office:value="150">
            <text:p>150</text:p>
          </table:table-cell>
          <table:table-cell table:style-name="ce27" table:formula="of:=LOOKUP([.H10]; [.$A$14:.$A$52]; [.$C$14:.$C$52])" office:value-type="float" office:value="2516">
            <text:p>2516</text:p>
          </table:table-cell>
          <table:table-cell table:style-name="ce30" table:formula="of:=((1/([.H10]+273.15))*(LN([.I8])-LN([.I9]))-(1/([.H8]+273.15))*(LN([.I8])-LN([.I9]))+LN([.I8])*(1/([.H8]+273.15))-LN([.I8])*(1/([.H9]+273.15))-LN([.I10])*(1/([.H8]+273.15))+LN([.I10])*(1/([.H9]+273.15)))/((LN([.I10])^3)*(LN([.I8])-LN([.I9]))-LN([.I8])*(LN([.I9])^3)+LN([.I8])^4-(LN([.I8])^3)*(LN([.I8])-LN([.I9]))+LN([.I10])*(LN([.I9])^3)-LN([.I10])*(LN([.I8])^3))" office:value-type="float" office:value="0.0000000696917315500243">
            <text:p>6.96917315500243E-008</text:p>
          </table:table-cell>
          <table:table-cell table:style-name="Default" table:number-columns-repeated="4"/>
          <table:table-cell table:number-columns-repeated="1010"/>
        </table:table-row>
        <table:table-row table:style-name="ro1" table:number-rows-repeated="2">
          <table:table-cell table:number-columns-repeated="3"/>
          <table:table-cell table:style-name="Default" table:number-columns-repeated="5"/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ce32" office:value-type="string">
            <text:p>Temp</text:p>
          </table:table-cell>
          <table:table-cell table:style-name="ce32" office:value-type="string">
            <text:p>Ratio</text:p>
          </table:table-cell>
          <table:table-cell table:style-name="ce32" office:value-type="string">
            <text:p>Actual</text:p>
          </table:table-cell>
          <table:table-cell table:style-name="ce32"/>
          <table:table-cell table:style-name="ce32" office:value-type="string">
            <text:p>Beta Formula</text:p>
          </table:table-cell>
          <table:table-cell table:style-name="ce32" office:value-type="string">
            <text:p>% Error</text:p>
          </table:table-cell>
          <table:table-cell table:style-name="ce32"/>
          <table:table-cell table:style-name="ce32" office:value-type="string">
            <text:p>SH-X</text:p>
          </table:table-cell>
          <table:table-cell table:style-name="ce32" office:value-type="string">
            <text:p>SH-Y</text:p>
          </table:table-cell>
          <table:table-cell table:style-name="ce32" office:value-type="string">
            <text:p>SH-Resistance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float" office:value="-40">
            <text:p>-40</text:p>
          </table:table-cell>
          <table:table-cell/>
          <table:table-cell office:value-type="float" office:value="3624165">
            <text:p>3624165</text:p>
          </table:table-cell>
          <table:table-cell/>
          <table:table-cell table:formula="of:=[.$E$9]*EXP([.$E$7]*(1/([.A14]+273.15)-1/([.$E$8]+273.15)))" office:value-type="float" office:value="11552321.3881204">
            <text:p>11552321.4</text:p>
          </table:table-cell>
          <table:table-cell table:formula="of:=[.E14]/[.C14]*100-100" office:value-type="float" office:value="218.758152239768">
            <text:p>218.76</text:p>
          </table:table-cell>
          <table:table-cell/>
          <table:table-cell table:formula="of:=([.J$8]-(1/([.$A14]+273.15)))/[.J$10]" office:value-type="float" office:value="-51158.3992182818">
            <text:p>-5.12E+04</text:p>
          </table:table-cell>
          <table:table-cell table:formula="of:=(([.J$9]/(3*[.J$10]))^3+([.H14]^2)/4)^0.5" office:value-type="float" office:value="39978.7240614624">
            <text:p>39978.7240614624</text:p>
          </table:table-cell>
          <table:table-cell table:formula="of:=EXP(([.I14]-([.H14]/2))^(1/3)-([.I14]+([.H14]/2))^(1/3))" office:value-type="float" office:value="8827908.77132972">
            <text:p>8,827,909 </text:p>
          </table:table-cell>
          <table:table-cell table:number-columns-repeated="1014"/>
        </table:table-row>
        <table:table-row table:style-name="ro1">
          <table:table-cell office:value-type="float" office:value="-35">
            <text:p>-35</text:p>
          </table:table-cell>
          <table:table-cell/>
          <table:table-cell office:value-type="float" office:value="2591304">
            <text:p>2591304</text:p>
          </table:table-cell>
          <table:table-cell/>
          <table:table-cell table:formula="of:=[.$E$9]*EXP([.$E$7]*(1/([.A15]+273.15)-1/([.$E$8]+273.15)))" office:value-type="float" office:value="7816596.65538555">
            <text:p>7816596.7</text:p>
          </table:table-cell>
          <table:table-cell table:formula="of:=[.E15]/[.C15]*100-100" office:value-type="float" office:value="201.64722685511">
            <text:p>201.65</text:p>
          </table:table-cell>
          <table:table-cell/>
          <table:table-cell table:formula="of:=([.J$8]-(1/([.$A15]+273.15)))/[.J$10]" office:value-type="float" office:value="-49866.2795309906">
            <text:p>-4.99E+04</text:p>
          </table:table-cell>
          <table:table-cell table:formula="of:=(([.J$9]/(3*[.J$10]))^3+([.H15]^2)/4)^0.5" office:value-type="float" office:value="39568.4771441105">
            <text:p>39568.4771441105</text:p>
          </table:table-cell>
          <table:table-cell table:formula="of:=EXP(([.I15]-([.H15]/2))^(1/3)-([.I15]+([.H15]/2))^(1/3))" office:value-type="float" office:value="6222018.93651867">
            <text:p>6,222,019 </text:p>
          </table:table-cell>
          <table:table-cell>
            <draw:frame table:end-cell-address="204GT.X51" table:end-x="0.419cm" table:end-y="0.007cm" draw:z-index="0" draw:name="Chart 2" draw:style-name="gr1" svg:width="23.232cm" svg:height="16.851cm" svg:x="0.169cm" svg:y="0.3cm">
              <draw:object draw:notify-on-update-of-ranges="204GT.A22:204GT.A52 204GT.C13:204GT.C13 204GT.C22:204GT.C52 204GT.A22:204GT.A52 204GT.E13:204GT.E13 204GT.E22:204GT.E52 204GT.A22:204GT.A52 204GT.J13:204GT.J13 204GT.J22:204GT.J5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13"/>
        </table:table-row>
        <table:table-row table:style-name="ro1">
          <table:table-cell office:value-type="float" office:value="-30">
            <text:p>-30</text:p>
          </table:table-cell>
          <table:table-cell/>
          <table:table-cell office:value-type="float" office:value="1874913">
            <text:p>1874913</text:p>
          </table:table-cell>
          <table:table-cell/>
          <table:table-cell table:formula="of:=[.$E$9]*EXP([.$E$7]*(1/([.A16]+273.15)-1/([.$E$8]+273.15)))" office:value-type="float" office:value="5374565.76154613">
            <text:p>5374565.8</text:p>
          </table:table-cell>
          <table:table-cell table:formula="of:=[.E16]/[.C16]*100-100" office:value-type="float" office:value="186.656808158359">
            <text:p>186.66</text:p>
          </table:table-cell>
          <table:table-cell/>
          <table:table-cell table:formula="of:=([.J$8]-(1/([.$A16]+273.15)))/[.J$10]" office:value-type="float" office:value="-48627.3006903903">
            <text:p>-4.86E+04</text:p>
          </table:table-cell>
          <table:table-cell table:formula="of:=(([.J$9]/(3*[.J$10]))^3+([.H16]^2)/4)^0.5" office:value-type="float" office:value="39181.0734672582">
            <text:p>39181.0734672582</text:p>
          </table:table-cell>
          <table:table-cell table:formula="of:=EXP(([.I16]-([.H16]/2))^(1/3)-([.I16]+([.H16]/2))^(1/3))" office:value-type="float" office:value="4435756.07075119">
            <text:p>4,435,756 </text:p>
          </table:table-cell>
          <table:table-cell table:number-columns-repeated="1014"/>
        </table:table-row>
        <table:table-row table:style-name="ro1">
          <table:table-cell office:value-type="float" office:value="-25">
            <text:p>-25</text:p>
          </table:table-cell>
          <table:table-cell/>
          <table:table-cell office:value-type="float" office:value="1371886">
            <text:p>1371886</text:p>
          </table:table-cell>
          <table:table-cell/>
          <table:table-cell table:formula="of:=[.$E$9]*EXP([.$E$7]*(1/([.A17]+273.15)-1/([.$E$8]+273.15)))" office:value-type="float" office:value="3751669.24638349">
            <text:p>3751669.2</text:p>
          </table:table-cell>
          <table:table-cell table:formula="of:=[.E17]/[.C17]*100-100" office:value-type="float" office:value="173.468002908659">
            <text:p>173.47</text:p>
          </table:table-cell>
          <table:table-cell/>
          <table:table-cell table:formula="of:=([.J$8]-(1/([.$A17]+273.15)))/[.J$10]" office:value-type="float" office:value="-47438.2504752425">
            <text:p>-4.74E+04</text:p>
          </table:table-cell>
          <table:table-cell table:formula="of:=(([.J$9]/(3*[.J$10]))^3+([.H17]^2)/4)^0.5" office:value-type="float" office:value="38814.9433462969">
            <text:p>38814.9433462969</text:p>
          </table:table-cell>
          <table:table-cell table:formula="of:=EXP(([.I17]-([.H17]/2))^(1/3)-([.I17]+([.H17]/2))^(1/3))" office:value-type="float" office:value="3196968.45524601">
            <text:p>3,196,968 </text:p>
          </table:table-cell>
          <table:table-cell table:number-columns-repeated="1014"/>
        </table:table-row>
        <table:table-row table:style-name="ro1">
          <table:table-cell office:value-type="float" office:value="-20">
            <text:p>-20</text:p>
          </table:table-cell>
          <table:table-cell/>
          <table:table-cell office:value-type="float" office:value="1014545">
            <text:p>1014545</text:p>
          </table:table-cell>
          <table:table-cell/>
          <table:table-cell table:formula="of:=[.$E$9]*EXP([.$E$7]*(1/([.A18]+273.15)-1/([.$E$8]+273.15)))" office:value-type="float" office:value="2656273.28249813">
            <text:p>2656273.3</text:p>
          </table:table-cell>
          <table:table-cell table:formula="of:=[.E18]/[.C18]*100-100" office:value-type="float" office:value="161.819168444783">
            <text:p>161.82</text:p>
          </table:table-cell>
          <table:table-cell/>
          <table:table-cell table:formula="of:=([.J$8]-(1/([.$A18]+273.15)))/[.J$10]" office:value-type="float" office:value="-46296.1704443785">
            <text:p>-4.63E+04</text:p>
          </table:table-cell>
          <table:table-cell table:formula="of:=(([.J$9]/(3*[.J$10]))^3+([.H18]^2)/4)^0.5" office:value-type="float" office:value="38468.6466410246">
            <text:p>38468.6466410246</text:p>
          </table:table-cell>
          <table:table-cell table:formula="of:=EXP(([.I18]-([.H18]/2))^(1/3)-([.I18]+([.H18]/2))^(1/3))" office:value-type="float" office:value="2328244.7630165">
            <text:p>2,328,245 </text:p>
          </table:table-cell>
          <table:table-cell table:number-columns-repeated="1014"/>
        </table:table-row>
        <table:table-row table:style-name="ro1">
          <table:table-cell office:value-type="float" office:value="-15">
            <text:p>-15</text:p>
          </table:table-cell>
          <table:table-cell/>
          <table:table-cell office:value-type="float" office:value="757881">
            <text:p>757881</text:p>
          </table:table-cell>
          <table:table-cell/>
          <table:table-cell table:formula="of:=[.$E$9]*EXP([.$E$7]*(1/([.A19]+273.15)-1/([.$E$8]+273.15)))" office:value-type="float" office:value="1906029.73929756">
            <text:p>1906029.7</text:p>
          </table:table-cell>
          <table:table-cell table:formula="of:=[.E19]/[.C19]*100-100" office:value-type="float" office:value="151.494593385712">
            <text:p>151.49</text:p>
          </table:table-cell>
          <table:table-cell/>
          <table:table-cell table:formula="of:=([.J$8]-(1/([.$A19]+273.15)))/[.J$10]" office:value-type="float" office:value="-45198.3313598971">
            <text:p>-4.52E+04</text:p>
          </table:table-cell>
          <table:table-cell table:formula="of:=(([.J$9]/(3*[.J$10]))^3+([.H19]^2)/4)^0.5" office:value-type="float" office:value="38140.8601681719">
            <text:p>38140.8601681719</text:p>
          </table:table-cell>
          <table:table-cell table:formula="of:=EXP(([.I19]-([.H19]/2))^(1/3)-([.I19]+([.H19]/2))^(1/3))" office:value-type="float" office:value="1712522.83370078">
            <text:p>1,712,523 </text:p>
          </table:table-cell>
          <table:table-cell table:number-columns-repeated="1014"/>
        </table:table-row>
        <table:table-row table:style-name="ro1">
          <table:table-cell office:value-type="float" office:value="-10">
            <text:p>-10</text:p>
          </table:table-cell>
          <table:table-cell/>
          <table:table-cell office:value-type="float" office:value="571590">
            <text:p>571590</text:p>
          </table:table-cell>
          <table:table-cell/>
          <table:table-cell table:formula="of:=[.$E$9]*EXP([.$E$7]*(1/([.A20]+273.15)-1/([.$E$8]+273.15)))" office:value-type="float" office:value="1385045.98431299">
            <text:p>1385046.0</text:p>
          </table:table-cell>
          <table:table-cell table:formula="of:=[.E20]/[.C20]*100-100" office:value-type="float" office:value="142.314593382142">
            <text:p>142.31</text:p>
          </table:table-cell>
          <table:table-cell/>
          <table:table-cell table:formula="of:=([.J$8]-(1/([.$A20]+273.15)))/[.J$10]" office:value-type="float" office:value="-44142.2114122">
            <text:p>-4.41E+04</text:p>
          </table:table-cell>
          <table:table-cell table:formula="of:=(([.J$9]/(3*[.J$10]))^3+([.H20]^2)/4)^0.5" office:value-type="float" office:value="37830.3665330924">
            <text:p>37830.3665330924</text:p>
          </table:table-cell>
          <table:table-cell table:formula="of:=EXP(([.I20]-([.H20]/2))^(1/3)-([.I20]+([.H20]/2))^(1/3))" office:value-type="float" office:value="1271660.33542366">
            <text:p>1,271,660 </text:p>
          </table:table-cell>
          <table:table-cell table:number-columns-repeated="1014"/>
        </table:table-row>
        <table:table-row table:style-name="ro1">
          <table:table-cell office:value-type="float" office:value="-5">
            <text:p>-5</text:p>
          </table:table-cell>
          <table:table-cell/>
          <table:table-cell office:value-type="float" office:value="435026">
            <text:p>435026</text:p>
          </table:table-cell>
          <table:table-cell/>
          <table:table-cell table:formula="of:=[.$E$9]*EXP([.$E$7]*(1/([.A21]+273.15)-1/([.$E$8]+273.15)))" office:value-type="float" office:value="1018520.80152281">
            <text:p>1018520.8</text:p>
          </table:table-cell>
          <table:table-cell table:formula="of:=[.E21]/[.C21]*100-100" office:value-type="float" office:value="134.128719093298">
            <text:p>134.13</text:p>
          </table:table-cell>
          <table:table-cell/>
          <table:table-cell table:formula="of:=([.J$8]-(1/([.$A21]+273.15)))/[.J$10]" office:value-type="float" office:value="-43125.4768811614">
            <text:p>-4.31E+04</text:p>
          </table:table-cell>
          <table:table-cell table:formula="of:=(([.J$9]/(3*[.J$10]))^3+([.H21]^2)/4)^0.5" office:value-type="float" office:value="37536.04419748">
            <text:p>37536.04419748</text:p>
          </table:table-cell>
          <table:table-cell table:formula="of:=EXP(([.I21]-([.H21]/2))^(1/3)-([.I21]+([.H21]/2))^(1/3))" office:value-type="float" office:value="952913.131847896">
            <text:p>952,913 </text:p>
          </table:table-cell>
          <table:table-cell table:number-columns-repeated="1014"/>
        </table:table-row>
        <table:table-row table:style-name="ro1">
          <table:table-cell office:value-type="float" office:value="0">
            <text:p>0</text:p>
          </table:table-cell>
          <table:table-cell/>
          <table:table-cell office:value-type="float" office:value="720300">
            <text:p>720300</text:p>
          </table:table-cell>
          <table:table-cell/>
          <table:table-cell table:formula="of:=[.$E$9]*EXP([.$E$7]*(1/([.A22]+273.15)-1/([.$E$8]+273.15)))" office:value-type="float" office:value="757465.451625774">
            <text:p>757465.5</text:p>
          </table:table-cell>
          <table:table-cell table:formula="of:=[.E22]/[.C22]*100-100" office:value-type="float" office:value="5.15971839869142">
            <text:p>5.16</text:p>
          </table:table-cell>
          <table:table-cell/>
          <table:table-cell table:formula="of:=([.J$8]-(1/([.$A22]+273.15)))/[.J$10]" office:value-type="float" office:value="-42145.9649212756">
            <text:p>-4.21E+04</text:p>
          </table:table-cell>
          <table:table-cell table:formula="of:=(([.J$9]/(3*[.J$10]))^3+([.H22]^2)/4)^0.5" office:value-type="float" office:value="37256.8586266291">
            <text:p>37256.8586266291</text:p>
          </table:table-cell>
          <table:table-cell table:formula="of:=EXP(([.I22]-([.H22]/2))^(1/3)-([.I22]+([.H22]/2))^(1/3))" office:value-type="float" office:value="720299.999999998">
            <text:p>720,300 </text:p>
          </table:table-cell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float" office:value="421800">
            <text:p>421800</text:p>
          </table:table-cell>
          <table:table-cell/>
          <table:table-cell table:formula="of:=[.$E$9]*EXP([.$E$7]*(1/([.A23]+273.15)-1/([.$E$8]+273.15)))" office:value-type="float" office:value="432289.530772492">
            <text:p>432289.5</text:p>
          </table:table-cell>
          <table:table-cell table:formula="of:=[.E23]/[.C23]*100-100" office:value-type="float" office:value="2.4868494007805">
            <text:p>2.49</text:p>
          </table:table-cell>
          <table:table-cell/>
          <table:table-cell table:formula="of:=([.J$8]-(1/([.$A23]+273.15)))/[.J$10]" office:value-type="float" office:value="-40290.7211844338">
            <text:p>-4.03E+04</text:p>
          </table:table-cell>
          <table:table-cell table:formula="of:=(([.J$9]/(3*[.J$10]))^3+([.H23]^2)/4)^0.5" office:value-type="float" office:value="36740.1480444584">
            <text:p>36740.1480444584</text:p>
          </table:table-cell>
          <table:table-cell table:formula="of:=EXP(([.I23]-([.H23]/2))^(1/3)-([.I23]+([.H23]/2))^(1/3))" office:value-type="float" office:value="421828.072287668">
            <text:p>421,828 </text:p>
          </table:table-cell>
          <table:table-cell table:number-columns-repeated="1014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float" office:value="254600">
            <text:p>254600</text:p>
          </table:table-cell>
          <table:table-cell/>
          <table:table-cell table:formula="of:=[.$E$9]*EXP([.$E$7]*(1/([.A24]+273.15)-1/([.$E$8]+273.15)))" office:value-type="float" office:value="256333.44454456">
            <text:p>256333.4</text:p>
          </table:table-cell>
          <table:table-cell table:formula="of:=[.E24]/[.C24]*100-100" office:value-type="float" office:value="0.680850174610995">
            <text:p>0.68</text:p>
          </table:table-cell>
          <table:table-cell/>
          <table:table-cell table:formula="of:=([.J$8]-(1/([.$A24]+273.15)))/[.J$10]" office:value-type="float" office:value="-38562.0504468649">
            <text:p>-3.86E+04</text:p>
          </table:table-cell>
          <table:table-cell table:formula="of:=(([.J$9]/(3*[.J$10]))^3+([.H24]^2)/4)^0.5" office:value-type="float" office:value="36273.418071708">
            <text:p>36273.418071708</text:p>
          </table:table-cell>
          <table:table-cell table:formula="of:=EXP(([.I24]-([.H24]/2))^(1/3)-([.I24]+([.H24]/2))^(1/3))" office:value-type="float" office:value="254716.58069299">
            <text:p>254,717 </text:p>
          </table:table-cell>
          <table:table-cell table:number-columns-repeated="1014"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float" office:value="158200">
            <text:p>158200</text:p>
          </table:table-cell>
          <table:table-cell/>
          <table:table-cell table:formula="of:=[.$E$9]*EXP([.$E$7]*(1/([.A25]+273.15)-1/([.$E$8]+273.15)))" office:value-type="float" office:value="157329.404086998">
            <text:p>157329.4</text:p>
          </table:table-cell>
          <table:table-cell table:formula="of:=[.E25]/[.C25]*100-100" office:value-type="float" office:value="-0.55031347218808">
            <text:p>-0.55</text:p>
          </table:table-cell>
          <table:table-cell/>
          <table:table-cell table:formula="of:=([.J$8]-(1/([.$A25]+273.15)))/[.J$10]" office:value-type="float" office:value="-36947.4269293236">
            <text:p>-3.69E+04</text:p>
          </table:table-cell>
          <table:table-cell table:formula="of:=(([.J$9]/(3*[.J$10]))^3+([.H25]^2)/4)^0.5" office:value-type="float" office:value="35850.8160871228">
            <text:p>35850.8160871228</text:p>
          </table:table-cell>
          <table:table-cell table:formula="of:=EXP(([.I25]-([.H25]/2))^(1/3)-([.I25]+([.H25]/2))^(1/3))" office:value-type="float" office:value="158205.019389708">
            <text:p>158,205 </text:p>
          </table:table-cell>
          <table:table-cell table:number-columns-repeated="1014"/>
        </table:table-row>
        <table:table-row table:style-name="ro1">
          <table:table-cell office:value-type="float" office:value="40">
            <text:p>40</text:p>
          </table:table-cell>
          <table:table-cell/>
          <table:table-cell office:value-type="float" office:value="100800">
            <text:p>100800</text:p>
          </table:table-cell>
          <table:table-cell/>
          <table:table-cell table:formula="of:=[.$E$9]*EXP([.$E$7]*(1/([.A26]+273.15)-1/([.$E$8]+273.15)))" office:value-type="float" office:value="99621.7264248768">
            <text:p>99621.7</text:p>
          </table:table-cell>
          <table:table-cell table:formula="of:=[.E26]/[.C26]*100-100" office:value-type="float" office:value="-1.16892219754287">
            <text:p>-1.17</text:p>
          </table:table-cell>
          <table:table-cell/>
          <table:table-cell table:formula="of:=([.J$8]-(1/([.$A26]+273.15)))/[.J$10]" office:value-type="float" office:value="-35435.9248243668">
            <text:p>-3.54E+04</text:p>
          </table:table-cell>
          <table:table-cell table:formula="of:=(([.J$9]/(3*[.J$10]))^3+([.H26]^2)/4)^0.5" office:value-type="float" office:value="35467.2964430307">
            <text:p>35467.2964430307</text:p>
          </table:table-cell>
          <table:table-cell table:formula="of:=EXP(([.I26]-([.H26]/2))^(1/3)-([.I26]+([.H26]/2))^(1/3))" office:value-type="float" office:value="100849.241428846">
            <text:p>100,849 </text:p>
          </table:table-cell>
          <table:table-cell table:number-columns-repeated="1014"/>
        </table:table-row>
        <table:table-row table:style-name="ro1">
          <table:table-cell office:value-type="float" office:value="50">
            <text:p>50</text:p>
          </table:table-cell>
          <table:table-cell/>
          <table:table-cell office:value-type="float" office:value="65850">
            <text:p>65850</text:p>
          </table:table-cell>
          <table:table-cell table:style-name="ce13"/>
          <table:table-cell table:style-name="ce13" table:formula="of:=[.$E$9]*EXP([.$E$7]*(1/([.A27]+273.15)-1/([.$E$8]+273.15)))" office:value-type="float" office:value="64890.4539968707">
            <text:p>64890.5</text:p>
          </table:table-cell>
          <table:table-cell table:formula="of:=[.E27]/[.C27]*100-100" office:value-type="float" office:value="-1.45716932897381">
            <text:p>-1.46</text:p>
          </table:table-cell>
          <table:table-cell/>
          <table:table-cell table:formula="of:=([.J$8]-(1/([.$A27]+273.15)))/[.J$10]" office:value-type="float" office:value="-34017.9707376651">
            <text:p>-3.40E+04</text:p>
          </table:table-cell>
          <table:table-cell table:formula="of:=(([.J$9]/(3*[.J$10]))^3+([.H27]^2)/4)^0.5" office:value-type="float" office:value="35118.4923966766">
            <text:p>35118.4923966766</text:p>
          </table:table-cell>
          <table:table-cell table:formula="of:=EXP(([.I27]-([.H27]/2))^(1/3)-([.I27]+([.H27]/2))^(1/3))" office:value-type="float" office:value="65849.9999999997">
            <text:p>65,850 </text:p>
          </table:table-cell>
          <table:table-cell table:number-columns-repeated="1014"/>
        </table:table-row>
        <table:table-row table:style-name="ro1">
          <table:table-cell office:value-type="float" office:value="60">
            <text:p>60</text:p>
          </table:table-cell>
          <table:table-cell/>
          <table:table-cell office:value-type="float" office:value="43990">
            <text:p>43990</text:p>
          </table:table-cell>
          <table:table-cell table:style-name="ce13"/>
          <table:table-cell table:style-name="ce13" table:formula="of:=[.$E$9]*EXP([.$E$7]*(1/([.A28]+273.15)-1/([.$E$8]+273.15)))" office:value-type="float" office:value="43369.4688924112">
            <text:p>43369.5</text:p>
          </table:table-cell>
          <table:table-cell table:formula="of:=[.E28]/[.C28]*100-100" office:value-type="float" office:value="-1.4106185669215">
            <text:p>-1.41</text:p>
          </table:table-cell>
          <table:table-cell/>
          <table:table-cell table:formula="of:=([.J$8]-(1/([.$A28]+273.15)))/[.J$10]" office:value-type="float" office:value="-32685.1407144003">
            <text:p>-3.27E+04</text:p>
          </table:table-cell>
          <table:table-cell table:formula="of:=(([.J$9]/(3*[.J$10]))^3+([.H28]^2)/4)^0.5" office:value-type="float" office:value="34800.6110696107">
            <text:p>34800.6110696107</text:p>
          </table:table-cell>
          <table:table-cell table:formula="of:=EXP(([.I28]-([.H28]/2))^(1/3)-([.I28]+([.H28]/2))^(1/3))" office:value-type="float" office:value="43963.6175790223">
            <text:p>43,964 </text:p>
          </table:table-cell>
          <table:table-cell table:number-columns-repeated="1014"/>
        </table:table-row>
        <table:table-row table:style-name="ro1">
          <table:table-cell office:value-type="float" office:value="70">
            <text:p>70</text:p>
          </table:table-cell>
          <table:table-cell/>
          <table:table-cell office:value-type="float" office:value="29980">
            <text:p>29980</text:p>
          </table:table-cell>
          <table:table-cell table:style-name="ce13"/>
          <table:table-cell table:style-name="ce13" table:formula="of:=[.$E$9]*EXP([.$E$7]*(1/([.A29]+273.15)-1/([.$E$8]+273.15)))" office:value-type="float" office:value="29674.7332838606">
            <text:p>29674.7</text:p>
          </table:table-cell>
          <table:table-cell table:formula="of:=[.E29]/[.C29]*100-100" office:value-type="float" office:value="-1.0182345434937">
            <text:p>-1.02</text:p>
          </table:table-cell>
          <table:table-cell/>
          <table:table-cell table:formula="of:=([.J$8]-(1/([.$A29]+273.15)))/[.J$10]" office:value-type="float" office:value="-31429.9927557292">
            <text:p>-3.14E+04</text:p>
          </table:table-cell>
          <table:table-cell table:formula="of:=(([.J$9]/(3*[.J$10]))^3+([.H29]^2)/4)^0.5" office:value-type="float" office:value="34510.3467976573">
            <text:p>34510.3467976573</text:p>
          </table:table-cell>
          <table:table-cell table:formula="of:=EXP(([.I29]-([.H29]/2))^(1/3)-([.I29]+([.H29]/2))^(1/3))" office:value-type="float" office:value="29962.7778169436">
            <text:p>29,963 </text:p>
          </table:table-cell>
          <table:table-cell table:number-columns-repeated="1014"/>
        </table:table-row>
        <table:table-row table:style-name="ro1">
          <table:table-cell office:value-type="float" office:value="80">
            <text:p>80</text:p>
          </table:table-cell>
          <table:table-cell/>
          <table:table-cell office:value-type="float" office:value="20820">
            <text:p>20820</text:p>
          </table:table-cell>
          <table:table-cell table:style-name="ce13"/>
          <table:table-cell table:style-name="ce13" table:formula="of:=[.$E$9]*EXP([.$E$7]*(1/([.A30]+273.15)-1/([.$E$8]+273.15)))" office:value-type="float" office:value="20745.4344936044">
            <text:p>20745.4</text:p>
          </table:table-cell>
          <table:table-cell table:formula="of:=[.E30]/[.C30]*100-100" office:value-type="float" office:value="-0.358143642630353">
            <text:p>-0.36</text:p>
          </table:table-cell>
          <table:table-cell/>
          <table:table-cell table:formula="of:=([.J$8]-(1/([.$A30]+273.15)))/[.J$10]" office:value-type="float" office:value="-30245.9277906116">
            <text:p>-3.02E+04</text:p>
          </table:table-cell>
          <table:table-cell table:formula="of:=(([.J$9]/(3*[.J$10]))^3+([.H30]^2)/4)^0.5" office:value-type="float" office:value="34244.8092696835">
            <text:p>34244.8092696835</text:p>
          </table:table-cell>
          <table:table-cell table:formula="of:=EXP(([.I30]-([.H30]/2))^(1/3)-([.I30]+([.H30]/2))^(1/3))" office:value-type="float" office:value="20815.3065599929">
            <text:p>20,815 </text:p>
          </table:table-cell>
          <table:table-cell table:number-columns-repeated="1014"/>
        </table:table-row>
        <table:table-row table:style-name="ro1">
          <table:table-cell office:value-type="float" office:value="90">
            <text:p>90</text:p>
          </table:table-cell>
          <table:table-cell/>
          <table:table-cell office:value-type="float" office:value="14710">
            <text:p>14710</text:p>
          </table:table-cell>
          <table:table-cell table:style-name="ce13"/>
          <table:table-cell table:style-name="ce13" table:formula="of:=[.$E$9]*EXP([.$E$7]*(1/([.A31]+273.15)-1/([.$E$8]+273.15)))" office:value-type="float" office:value="14791.77300974">
            <text:p>14791.8</text:p>
          </table:table-cell>
          <table:table-cell table:formula="of:=[.E31]/[.C31]*100-100" office:value-type="float" office:value="0.555900814003792">
            <text:p>0.56</text:p>
          </table:table-cell>
          <table:table-cell/>
          <table:table-cell table:formula="of:=([.J$8]-(1/([.$A31]+273.15)))/[.J$10]" office:value-type="float" office:value="-29127.0736180104">
            <text:p>-2.91E+04</text:p>
          </table:table-cell>
          <table:table-cell table:formula="of:=(([.J$9]/(3*[.J$10]))^3+([.H31]^2)/4)^0.5" office:value-type="float" office:value="34001.4636350485">
            <text:p>34001.4636350485</text:p>
          </table:table-cell>
          <table:table-cell table:formula="of:=EXP(([.I31]-([.H31]/2))^(1/3)-([.I31]+([.H31]/2))^(1/3))" office:value-type="float" office:value="14720.2150095742">
            <text:p>14,720 </text:p>
          </table:table-cell>
          <table:table-cell table:number-columns-repeated="1014"/>
        </table:table-row>
        <table:table-row table:style-name="ro1">
          <table:table-cell office:value-type="float" office:value="100">
            <text:p>100</text:p>
          </table:table-cell>
          <table:table-cell/>
          <table:table-cell office:value-type="float" office:value="10570">
            <text:p>10570</text:p>
          </table:table-cell>
          <table:table-cell table:style-name="ce13"/>
          <table:table-cell table:style-name="ce13" table:formula="of:=[.$E$9]*EXP([.$E$7]*(1/([.A32]+273.15)-1/([.$E$8]+273.15)))" office:value-type="float" office:value="10739.6855272043">
            <text:p>10739.7</text:p>
          </table:table-cell>
          <table:table-cell table:formula="of:=[.E32]/[.C32]*100-100" office:value-type="float" office:value="1.60535030467605">
            <text:p>1.61</text:p>
          </table:table-cell>
          <table:table-cell/>
          <table:table-cell table:formula="of:=([.J$8]-(1/([.$A32]+273.15)))/[.J$10]" office:value-type="float" office:value="-28068.187510402">
            <text:p>-2.81E+04</text:p>
          </table:table-cell>
          <table:table-cell table:formula="of:=(([.J$9]/(3*[.J$10]))^3+([.H32]^2)/4)^0.5" office:value-type="float" office:value="33778.0803549883">
            <text:p>33778.0803549883</text:p>
          </table:table-cell>
          <table:table-cell table:formula="of:=EXP(([.I32]-([.H32]/2))^(1/3)-([.I32]+([.H32]/2))^(1/3))" office:value-type="float" office:value="10583.9034636842">
            <text:p>10,584 </text:p>
          </table:table-cell>
          <table:table-cell table:number-columns-repeated="1014"/>
        </table:table-row>
        <table:table-row table:style-name="ro1">
          <table:table-cell office:value-type="float" office:value="110">
            <text:p>110</text:p>
          </table:table-cell>
          <table:table-cell/>
          <table:table-cell office:value-type="float" office:value="7720">
            <text:p>7720</text:p>
          </table:table-cell>
          <table:table-cell table:style-name="ce13"/>
          <table:table-cell table:style-name="ce13" table:formula="of:=[.$E$9]*EXP([.$E$7]*(1/([.A33]+273.15)-1/([.$E$8]+273.15)))" office:value-type="float" office:value="7929.02955125729">
            <text:p>7929.0</text:p>
          </table:table-cell>
          <table:table-cell table:formula="of:=[.E33]/[.C33]*100-100" office:value-type="float" office:value="2.70763667431724">
            <text:p>2.71</text:p>
          </table:table-cell>
          <table:table-cell/>
          <table:table-cell table:formula="of:=([.J$8]-(1/([.$A33]+273.15)))/[.J$10]" office:value-type="float" office:value="-27064.5740692483">
            <text:p>-2.71E+04</text:p>
          </table:table-cell>
          <table:table-cell table:formula="of:=(([.J$9]/(3*[.J$10]))^3+([.H33]^2)/4)^0.5" office:value-type="float" office:value="33572.6930305827">
            <text:p>33572.6930305827</text:p>
          </table:table-cell>
          <table:table-cell table:formula="of:=EXP(([.I33]-([.H33]/2))^(1/3)-([.I33]+([.H33]/2))^(1/3))" office:value-type="float" office:value="7728.47079613632">
            <text:p>7,728 </text:p>
          </table:table-cell>
          <table:table-cell table:number-columns-repeated="1014"/>
        </table:table-row>
        <table:table-row table:style-name="ro1">
          <table:table-cell office:value-type="float" office:value="120">
            <text:p>120</text:p>
          </table:table-cell>
          <table:table-cell/>
          <table:table-cell office:value-type="float" office:value="5720">
            <text:p>5720</text:p>
          </table:table-cell>
          <table:table-cell table:style-name="ce13"/>
          <table:table-cell table:style-name="ce13" table:formula="of:=[.$E$9]*EXP([.$E$7]*(1/([.A34]+273.15)-1/([.$E$8]+273.15)))" office:value-type="float" office:value="5945.00028483599">
            <text:p>5945.0</text:p>
          </table:table-cell>
          <table:table-cell table:formula="of:=[.E34]/[.C34]*100-100" office:value-type="float" office:value="3.93357141321667">
            <text:p>3.93</text:p>
          </table:table-cell>
          <table:table-cell/>
          <table:table-cell table:formula="of:=([.J$8]-(1/([.$A34]+273.15)))/[.J$10]" office:value-type="float" office:value="-26112.0156168346">
            <text:p>-2.61E+04</text:p>
          </table:table-cell>
          <table:table-cell table:formula="of:=(([.J$9]/(3*[.J$10]))^3+([.H34]^2)/4)^0.5" office:value-type="float" office:value="33383.5627941616">
            <text:p>33383.5627941616</text:p>
          </table:table-cell>
          <table:table-cell table:formula="of:=EXP(([.I34]-([.H34]/2))^(1/3)-([.I34]+([.H34]/2))^(1/3))" office:value-type="float" office:value="5725.50714893457">
            <text:p>5,726 </text:p>
          </table:table-cell>
          <table:table-cell table:number-columns-repeated="1014"/>
        </table:table-row>
        <table:table-row table:style-name="ro1">
          <table:table-cell office:value-type="float" office:value="130">
            <text:p>130</text:p>
          </table:table-cell>
          <table:table-cell/>
          <table:table-cell office:value-type="float" office:value="4296">
            <text:p>4296</text:p>
          </table:table-cell>
          <table:table-cell table:style-name="ce13"/>
          <table:table-cell table:style-name="ce13" table:formula="of:=[.$E$9]*EXP([.$E$7]*(1/([.A35]+273.15)-1/([.$E$8]+273.15)))" office:value-type="float" office:value="4521.5597074177">
            <text:p>4521.6</text:p>
          </table:table-cell>
          <table:table-cell table:formula="of:=[.E35]/[.C35]*100-100" office:value-type="float" office:value="5.25045873877319">
            <text:p>5.25</text:p>
          </table:table-cell>
          <table:table-cell/>
          <table:table-cell table:formula="of:=([.J$8]-(1/([.$A35]+273.15)))/[.J$10]" office:value-type="float" office:value="-25206.7129477478">
            <text:p>-2.52E+04</text:p>
          </table:table-cell>
          <table:table-cell table:formula="of:=(([.J$9]/(3*[.J$10]))^3+([.H35]^2)/4)^0.5" office:value-type="float" office:value="33209.1481273732">
            <text:p>33209.1481273732</text:p>
          </table:table-cell>
          <table:table-cell table:formula="of:=EXP(([.I35]-([.H35]/2))^(1/3)-([.I35]+([.H35]/2))^(1/3))" office:value-type="float" office:value="4299.32898346518">
            <text:p>4,299 </text:p>
          </table:table-cell>
          <table:table-cell table:number-columns-repeated="1014"/>
        </table:table-row>
        <table:table-row table:style-name="ro1">
          <table:table-cell office:value-type="float" office:value="140">
            <text:p>140</text:p>
          </table:table-cell>
          <table:table-cell/>
          <table:table-cell office:value-type="float" office:value="3269">
            <text:p>3269</text:p>
          </table:table-cell>
          <table:table-cell table:style-name="ce13"/>
          <table:table-cell table:style-name="ce13" table:formula="of:=[.$E$9]*EXP([.$E$7]*(1/([.A36]+273.15)-1/([.$E$8]+273.15)))" office:value-type="float" office:value="3484.80657588028">
            <text:p>3484.8</text:p>
          </table:table-cell>
          <table:table-cell table:formula="of:=[.E36]/[.C36]*100-100" office:value-type="float" office:value="6.60160831692507">
            <text:p>6.60</text:p>
          </table:table-cell>
          <table:table-cell/>
          <table:table-cell table:formula="of:=([.J$8]-(1/([.$A36]+273.15)))/[.J$10]" office:value-type="float" office:value="-24345.2346847647">
            <text:p>-2.43E+04</text:p>
          </table:table-cell>
          <table:table-cell table:formula="of:=(([.J$9]/(3*[.J$10]))^3+([.H36]^2)/4)^0.5" office:value-type="float" office:value="33048.0791862756">
            <text:p>33048.0791862756</text:p>
          </table:table-cell>
          <table:table-cell table:formula="of:=EXP(([.I36]-([.H36]/2))^(1/3)-([.I36]+([.H36]/2))^(1/3))" office:value-type="float" office:value="3269.4944782525">
            <text:p>3,269 </text:p>
          </table:table-cell>
          <table:table-cell table:number-columns-repeated="1014"/>
        </table:table-row>
        <table:table-row table:style-name="ro1">
          <table:table-cell office:value-type="float" office:value="150">
            <text:p>150</text:p>
          </table:table-cell>
          <table:table-cell/>
          <table:table-cell office:value-type="float" office:value="2516">
            <text:p>2516</text:p>
          </table:table-cell>
          <table:table-cell table:style-name="ce13"/>
          <table:table-cell table:style-name="ce13" table:formula="of:=[.$E$9]*EXP([.$E$7]*(1/([.A37]+273.15)-1/([.$E$8]+273.15)))" office:value-type="float" office:value="2719.03727047064">
            <text:p>2719.0</text:p>
          </table:table-cell>
          <table:table-cell table:formula="of:=[.E37]/[.C37]*100-100" office:value-type="float" office:value="8.06984381838805">
            <text:p>8.07</text:p>
          </table:table-cell>
          <table:table-cell/>
          <table:table-cell table:formula="of:=([.J$8]-(1/([.$A37]+273.15)))/[.J$10]" office:value-type="float" office:value="-23524.4738157545">
            <text:p>-2.35E+04</text:p>
          </table:table-cell>
          <table:table-cell table:formula="of:=(([.J$9]/(3*[.J$10]))^3+([.H37]^2)/4)^0.5" office:value-type="float" office:value="32899.1358855412">
            <text:p>32899.1358855412</text:p>
          </table:table-cell>
          <table:table-cell table:formula="of:=EXP(([.I37]-([.H37]/2))^(1/3)-([.I37]+([.H37]/2))^(1/3))" office:value-type="float" office:value="2516.00000000002">
            <text:p>2,516 </text:p>
          </table:table-cell>
          <table:table-cell table:number-columns-repeated="1014"/>
        </table:table-row>
        <table:table-row table:style-name="ro1">
          <table:table-cell office:value-type="float" office:value="160">
            <text:p>160</text:p>
          </table:table-cell>
          <table:table-cell/>
          <table:table-cell office:value-type="float" office:value="1958">
            <text:p>1958</text:p>
          </table:table-cell>
          <table:table-cell table:style-name="ce13"/>
          <table:table-cell table:style-name="ce13" table:formula="of:=[.$E$9]*EXP([.$E$7]*(1/([.A38]+273.15)-1/([.$E$8]+273.15)))" office:value-type="float" office:value="2145.98879261998">
            <text:p>2146.0</text:p>
          </table:table-cell>
          <table:table-cell table:formula="of:=[.E38]/[.C38]*100-100" office:value-type="float" office:value="9.60106193156203">
            <text:p>9.60</text:p>
          </table:table-cell>
          <table:table-cell/>
          <table:table-cell table:formula="of:=([.J$8]-(1/([.$A38]+273.15)))/[.J$10]" office:value-type="float" office:value="-22741.6102510967">
            <text:p>-2.27E+04</text:p>
          </table:table-cell>
          <table:table-cell table:formula="of:=(([.J$9]/(3*[.J$10]))^3+([.H38]^2)/4)^0.5" office:value-type="float" office:value="32761.2291305054">
            <text:p>32761.2291305054</text:p>
          </table:table-cell>
          <table:table-cell table:formula="of:=EXP(([.I38]-([.H38]/2))^(1/3)-([.I38]+([.H38]/2))^(1/3))" office:value-type="float" office:value="1957.82904832931">
            <text:p>1,958 </text:p>
          </table:table-cell>
          <table:table-cell table:number-columns-repeated="1014"/>
        </table:table-row>
        <table:table-row table:style-name="ro1">
          <table:table-cell office:value-type="float" office:value="170">
            <text:p>170</text:p>
          </table:table-cell>
          <table:table-cell/>
          <table:table-cell office:value-type="float" office:value="1539">
            <text:p>1539</text:p>
          </table:table-cell>
          <table:table-cell table:style-name="ce13"/>
          <table:table-cell table:style-name="ce13" table:formula="of:=[.$E$9]*EXP([.$E$7]*(1/([.A39]+273.15)-1/([.$E$8]+273.15)))" office:value-type="float" office:value="1711.90120032708">
            <text:p>1711.9</text:p>
          </table:table-cell>
          <table:table-cell table:formula="of:=[.E39]/[.C39]*100-100" office:value-type="float" office:value="11.234645895197">
            <text:p>11.23</text:p>
          </table:table-cell>
          <table:table-cell/>
          <table:table-cell table:formula="of:=([.J$8]-(1/([.$A39]+273.15)))/[.J$10]" office:value-type="float" office:value="-21994.0784506116">
            <text:p>-2.20E+04</text:p>
          </table:table-cell>
          <table:table-cell table:formula="of:=(([.J$9]/(3*[.J$10]))^3+([.H39]^2)/4)^0.5" office:value-type="float" office:value="32633.384695143">
            <text:p>32633.384695143</text:p>
          </table:table-cell>
          <table:table-cell table:formula="of:=EXP(([.I39]-([.H39]/2))^(1/3)-([.I39]+([.H39]/2))^(1/3))" office:value-type="float" office:value="1539.5066224198">
            <text:p>1,540 </text:p>
          </table:table-cell>
          <table:table-cell table:number-columns-repeated="1014"/>
        </table:table-row>
        <table:table-row table:style-name="ro1">
          <table:table-cell office:value-type="float" office:value="180">
            <text:p>180</text:p>
          </table:table-cell>
          <table:table-cell/>
          <table:table-cell office:value-type="float" office:value="1222">
            <text:p>1222</text:p>
          </table:table-cell>
          <table:table-cell/>
          <table:table-cell table:formula="of:=[.$E$9]*EXP([.$E$7]*(1/([.A40]+273.15)-1/([.$E$8]+273.15)))" office:value-type="float" office:value="1379.30968998799">
            <text:p>1379.3</text:p>
          </table:table-cell>
          <table:table-cell table:formula="of:=[.E40]/[.C40]*100-100" office:value-type="float" office:value="12.8731333869061">
            <text:p>12.87</text:p>
          </table:table-cell>
          <table:table-cell/>
          <table:table-cell table:formula="of:=([.J$8]-(1/([.$A40]+273.15)))/[.J$10]" office:value-type="float" office:value="-21279.5393368963">
            <text:p>-2.13E+04</text:p>
          </table:table-cell>
          <table:table-cell table:formula="of:=(([.J$9]/(3*[.J$10]))^3+([.H40]^2)/4)^0.5" office:value-type="float" office:value="32514.7293320413">
            <text:p>32514.7293320413</text:p>
          </table:table-cell>
          <table:table-cell table:formula="of:=EXP(([.I40]-([.H40]/2))^(1/3)-([.I40]+([.H40]/2))^(1/3))" office:value-type="float" office:value="1222.53655157128">
            <text:p>1,223 </text:p>
          </table:table-cell>
          <table:table-cell table:number-columns-repeated="1014"/>
        </table:table-row>
        <table:table-row table:style-name="ro1">
          <table:table-cell office:value-type="float" office:value="190">
            <text:p>190</text:p>
          </table:table-cell>
          <table:table-cell/>
          <table:table-cell office:value-type="float" office:value="979.6">
            <text:p>979.6</text:p>
          </table:table-cell>
          <table:table-cell/>
          <table:table-cell table:formula="of:=[.$E$9]*EXP([.$E$7]*(1/([.A41]+273.15)-1/([.$E$8]+273.15)))" office:value-type="float" office:value="1121.75013846806">
            <text:p>1121.8</text:p>
          </table:table-cell>
          <table:table-cell table:formula="of:=[.E41]/[.C41]*100-100" office:value-type="float" office:value="14.5110390432887">
            <text:p>14.51</text:p>
          </table:table-cell>
          <table:table-cell/>
          <table:table-cell table:formula="of:=([.J$8]-(1/([.$A41]+273.15)))/[.J$10]" office:value-type="float" office:value="-20595.8558472213">
            <text:p>-2.06E+04</text:p>
          </table:table-cell>
          <table:table-cell table:formula="of:=(([.J$9]/(3*[.J$10]))^3+([.H41]^2)/4)^0.5" office:value-type="float" office:value="32404.4787715858">
            <text:p>32404.4787715858</text:p>
          </table:table-cell>
          <table:table-cell table:formula="of:=EXP(([.I41]-([.H41]/2))^(1/3)-([.I41]+([.H41]/2))^(1/3))" office:value-type="float" office:value="979.86606140036">
            <text:p>980 </text:p>
          </table:table-cell>
          <table:table-cell table:number-columns-repeated="1014"/>
        </table:table-row>
        <table:table-row table:style-name="ro1">
          <table:table-cell office:value-type="float" office:value="200">
            <text:p>200</text:p>
          </table:table-cell>
          <table:table-cell/>
          <table:table-cell office:value-type="float" office:value="791.9">
            <text:p>791.9</text:p>
          </table:table-cell>
          <table:table-cell/>
          <table:table-cell table:formula="of:=[.$E$9]*EXP([.$E$7]*(1/([.A42]+273.15)-1/([.$E$8]+273.15)))" office:value-type="float" office:value="920.290335044598">
            <text:p>920.3</text:p>
          </table:table-cell>
          <table:table-cell table:formula="of:=[.E42]/[.C42]*100-100" office:value-type="float" office:value="16.2129479788607">
            <text:p>16.21</text:p>
          </table:table-cell>
          <table:table-cell/>
          <table:table-cell table:formula="of:=([.J$8]-(1/([.$A42]+273.15)))/[.J$10]" office:value-type="float" office:value="-19941.0715856844">
            <text:p>-1.99E+04</text:p>
          </table:table-cell>
          <table:table-cell table:formula="of:=(([.J$9]/(3*[.J$10]))^3+([.H42]^2)/4)^0.5" office:value-type="float" office:value="32301.9273253876">
            <text:p>32301.9273253876</text:p>
          </table:table-cell>
          <table:table-cell table:formula="of:=EXP(([.I42]-([.H42]/2))^(1/3)-([.I42]+([.H42]/2))^(1/3))" office:value-type="float" office:value="792.256195233122">
            <text:p>792 </text:p>
          </table:table-cell>
          <table:table-cell table:number-columns-repeated="1014"/>
        </table:table-row>
        <table:table-row table:style-name="ro1">
          <table:table-cell office:value-type="float" office:value="210">
            <text:p>210</text:p>
          </table:table-cell>
          <table:table-cell/>
          <table:table-cell office:value-type="float" office:value="645.5">
            <text:p>645.5</text:p>
          </table:table-cell>
          <table:table-cell/>
          <table:table-cell table:formula="of:=[.$E$9]*EXP([.$E$7]*(1/([.A43]+273.15)-1/([.$E$8]+273.15)))" office:value-type="float" office:value="761.223824262168">
            <text:p>761.2</text:p>
          </table:table-cell>
          <table:table-cell table:formula="of:=[.E43]/[.C43]*100-100" office:value-type="float" office:value="17.9277806757813">
            <text:p>17.93</text:p>
          </table:table-cell>
          <table:table-cell/>
          <table:table-cell table:formula="of:=([.J$8]-(1/([.$A43]+273.15)))/[.J$10]" office:value-type="float" office:value="-19313.3921264464">
            <text:p>-1.93E+04</text:p>
          </table:table-cell>
          <table:table-cell table:formula="of:=(([.J$9]/(3*[.J$10]))^3+([.H43]^2)/4)^0.5" office:value-type="float" office:value="32206.4388561627">
            <text:p>32206.4388561627</text:p>
          </table:table-cell>
          <table:table-cell table:formula="of:=EXP(([.I43]-([.H43]/2))^(1/3)-([.I43]+([.H43]/2))^(1/3))" office:value-type="float" office:value="645.869710631132">
            <text:p>646 </text:p>
          </table:table-cell>
          <table:table-cell table:number-columns-repeated="1014"/>
        </table:table-row>
        <table:table-row table:style-name="ro1">
          <table:table-cell office:value-type="float" office:value="220">
            <text:p>220</text:p>
          </table:table-cell>
          <table:table-cell/>
          <table:table-cell office:value-type="float" office:value="530.3">
            <text:p>530.3</text:p>
          </table:table-cell>
          <table:table-cell/>
          <table:table-cell table:formula="of:=[.$E$9]*EXP([.$E$7]*(1/([.A44]+273.15)-1/([.$E$8]+273.15)))" office:value-type="float" office:value="634.515407185646">
            <text:p>634.5</text:p>
          </table:table-cell>
          <table:table-cell table:formula="of:=[.E44]/[.C44]*100-100" office:value-type="float" office:value="19.6521605102104">
            <text:p>19.65</text:p>
          </table:table-cell>
          <table:table-cell/>
          <table:table-cell table:formula="of:=([.J$8]-(1/([.$A44]+273.15)))/[.J$10]" office:value-type="float" office:value="-18711.168591744">
            <text:p>-1.87E+04</text:p>
          </table:table-cell>
          <table:table-cell table:formula="of:=(([.J$9]/(3*[.J$10]))^3+([.H44]^2)/4)^0.5" office:value-type="float" office:value="32117.4389149484">
            <text:p>32117.4389149484</text:p>
          </table:table-cell>
          <table:table-cell table:formula="of:=EXP(([.I44]-([.H44]/2))^(1/3)-([.I44]+([.H44]/2))^(1/3))" office:value-type="float" office:value="530.647523379711">
            <text:p>531 </text:p>
          </table:table-cell>
          <table:table-cell table:number-columns-repeated="1014"/>
        </table:table-row>
        <table:table-row table:style-name="ro1">
          <table:table-cell office:value-type="float" office:value="230">
            <text:p>230</text:p>
          </table:table-cell>
          <table:table-cell/>
          <table:table-cell office:value-type="float" office:value="438.9">
            <text:p>438.9</text:p>
          </table:table-cell>
          <table:table-cell/>
          <table:table-cell table:formula="of:=[.$E$9]*EXP([.$E$7]*(1/([.A45]+273.15)-1/([.$E$8]+273.15)))" office:value-type="float" office:value="532.739598435484">
            <text:p>532.7</text:p>
          </table:table-cell>
          <table:table-cell table:formula="of:=[.E45]/[.C45]*100-100" office:value-type="float" office:value="21.380633045223">
            <text:p>21.38</text:p>
          </table:table-cell>
          <table:table-cell/>
          <table:table-cell table:formula="of:=([.J$8]-(1/([.$A45]+273.15)))/[.J$10]" office:value-type="float" office:value="-18132.8831882035">
            <text:p>-1.81E+04</text:p>
          </table:table-cell>
          <table:table-cell table:formula="of:=(([.J$9]/(3*[.J$10]))^3+([.H45]^2)/4)^0.5" office:value-type="float" office:value="32034.4078783663">
            <text:p>32034.4078783663</text:p>
          </table:table-cell>
          <table:table-cell table:formula="of:=EXP(([.I45]-([.H45]/2))^(1/3)-([.I45]+([.H45]/2))^(1/3))" office:value-type="float" office:value="439.202624002742">
            <text:p>439 </text:p>
          </table:table-cell>
          <table:table-cell table:number-columns-repeated="1014"/>
        </table:table-row>
        <table:table-row table:style-name="ro1">
          <table:table-cell office:value-type="float" office:value="240">
            <text:p>240</text:p>
          </table:table-cell>
          <table:table-cell/>
          <table:table-cell office:value-type="float" office:value="365.8">
            <text:p>365.8</text:p>
          </table:table-cell>
          <table:table-cell/>
          <table:table-cell table:formula="of:=[.$E$9]*EXP([.$E$7]*(1/([.A46]+273.15)-1/([.$E$8]+273.15)))" office:value-type="float" office:value="450.346762730774">
            <text:p>450.3</text:p>
          </table:table-cell>
          <table:table-cell table:formula="of:=[.E46]/[.C46]*100-100" office:value-type="float" office:value="23.1128383627046">
            <text:p>23.11</text:p>
          </table:table-cell>
          <table:table-cell/>
          <table:table-cell table:formula="of:=([.J$8]-(1/([.$A46]+273.15)))/[.J$10]" office:value-type="float" office:value="-17577.1364343186">
            <text:p>-1.76E+04</text:p>
          </table:table-cell>
          <table:table-cell table:formula="of:=(([.J$9]/(3*[.J$10]))^3+([.H46]^2)/4)^0.5" office:value-type="float" office:value="31956.8749449307">
            <text:p>31956.8749449307</text:p>
          </table:table-cell>
          <table:table-cell table:formula="of:=EXP(([.I46]-([.H46]/2))^(1/3)-([.I46]+([.H46]/2))^(1/3))" office:value-type="float" office:value="366.057832206629">
            <text:p>366 </text:p>
          </table:table-cell>
          <table:table-cell table:number-columns-repeated="1014"/>
        </table:table-row>
        <table:table-row table:style-name="ro1">
          <table:table-cell office:value-type="float" office:value="250">
            <text:p>250</text:p>
          </table:table-cell>
          <table:table-cell/>
          <table:table-cell office:value-type="float" office:value="306.8">
            <text:p>306.8</text:p>
          </table:table-cell>
          <table:table-cell/>
          <table:table-cell table:formula="of:=[.$E$9]*EXP([.$E$7]*(1/([.A47]+273.15)-1/([.$E$8]+273.15)))" office:value-type="float" office:value="383.149860792239">
            <text:p>383.1</text:p>
          </table:table-cell>
          <table:table-cell table:formula="of:=[.E47]/[.C47]*100-100" office:value-type="float" office:value="24.8858737914728">
            <text:p>24.89</text:p>
          </table:table-cell>
          <table:table-cell/>
          <table:table-cell table:formula="of:=([.J$8]-(1/([.$A47]+273.15)))/[.J$10]" office:value-type="float" office:value="-17042.6358528082">
            <text:p>-1.70E+04</text:p>
          </table:table-cell>
          <table:table-cell table:formula="of:=(([.J$9]/(3*[.J$10]))^3+([.H47]^2)/4)^0.5" office:value-type="float" office:value="31884.4128711998">
            <text:p>31884.4128711998</text:p>
          </table:table-cell>
          <table:table-cell table:formula="of:=EXP(([.I47]-([.H47]/2))^(1/3)-([.I47]+([.H47]/2))^(1/3))" office:value-type="float" office:value="307.114737521791">
            <text:p>307 </text:p>
          </table:table-cell>
          <table:table-cell table:number-columns-repeated="1014"/>
        </table:table-row>
        <table:table-row table:style-name="ro1">
          <table:table-cell office:value-type="float" office:value="260">
            <text:p>260</text:p>
          </table:table-cell>
          <table:table-cell/>
          <table:table-cell office:value-type="float" office:value="259.1">
            <text:p>259.1</text:p>
          </table:table-cell>
          <table:table-cell/>
          <table:table-cell table:formula="of:=[.$E$9]*EXP([.$E$7]*(1/([.A48]+273.15)-1/([.$E$8]+273.15)))" office:value-type="float" office:value="327.961521793027">
            <text:p>328.0</text:p>
          </table:table-cell>
          <table:table-cell table:formula="of:=[.E48]/[.C48]*100-100" office:value-type="float" office:value="26.5771986850741">
            <text:p>26.58</text:p>
          </table:table-cell>
          <table:table-cell/>
          <table:table-cell table:formula="of:=([.J$8]-(1/([.$A48]+273.15)))/[.J$10]" office:value-type="float" office:value="-16528.1859355202">
            <text:p>-1.65E+04</text:p>
          </table:table-cell>
          <table:table-cell table:formula="of:=(([.J$9]/(3*[.J$10]))^3+([.H48]^2)/4)^0.5" office:value-type="float" office:value="31816.6333466955">
            <text:p>31816.6333466955</text:p>
          </table:table-cell>
          <table:table-cell table:formula="of:=EXP(([.I48]-([.H48]/2))^(1/3)-([.I48]+([.H48]/2))^(1/3))" office:value-type="float" office:value="259.279844066797">
            <text:p>259 </text:p>
          </table:table-cell>
          <table:table-cell table:number-columns-repeated="1014"/>
        </table:table-row>
        <table:table-row table:style-name="ro1">
          <table:table-cell office:value-type="float" office:value="270">
            <text:p>270</text:p>
          </table:table-cell>
          <table:table-cell/>
          <table:table-cell office:value-type="float" office:value="220.1">
            <text:p>220.1</text:p>
          </table:table-cell>
          <table:table-cell/>
          <table:table-cell table:formula="of:=[.$E$9]*EXP([.$E$7]*(1/([.A49]+273.15)-1/([.$E$8]+273.15)))" office:value-type="float" office:value="282.334727858494">
            <text:p>282.3</text:p>
          </table:table-cell>
          <table:table-cell table:formula="of:=[.E49]/[.C49]*100-100" office:value-type="float" office:value="28.2756600901836">
            <text:p>28.28</text:p>
          </table:table-cell>
          <table:table-cell/>
          <table:table-cell table:formula="of:=([.J$8]-(1/([.$A49]+273.15)))/[.J$10]" office:value-type="float" office:value="-16032.6792168804">
            <text:p>-1.60E+04</text:p>
          </table:table-cell>
          <table:table-cell table:formula="of:=(([.J$9]/(3*[.J$10]))^3+([.H49]^2)/4)^0.5" office:value-type="float" office:value="31753.1829216556">
            <text:p>31753.1829216556</text:p>
          </table:table-cell>
          <table:table-cell table:formula="of:=EXP(([.I49]-([.H49]/2))^(1/3)-([.I49]+([.H49]/2))^(1/3))" office:value-type="float" office:value="220.19876620084">
            <text:p>220 </text:p>
          </table:table-cell>
          <table:table-cell table:number-columns-repeated="1014"/>
        </table:table-row>
        <table:table-row table:style-name="ro1">
          <table:table-cell office:value-type="float" office:value="280">
            <text:p>280</text:p>
          </table:table-cell>
          <table:table-cell/>
          <table:table-cell office:value-type="float" office:value="188.1">
            <text:p>188.1</text:p>
          </table:table-cell>
          <table:table-cell/>
          <table:table-cell table:formula="of:=[.$E$9]*EXP([.$E$7]*(1/([.A50]+273.15)-1/([.$E$8]+273.15)))" office:value-type="float" office:value="244.375691269722">
            <text:p>244.4</text:p>
          </table:table-cell>
          <table:table-cell table:formula="of:=[.E50]/[.C50]*100-100" office:value-type="float" office:value="29.9179645240413">
            <text:p>29.92</text:p>
          </table:table-cell>
          <table:table-cell/>
          <table:table-cell table:formula="of:=([.J$8]-(1/([.$A50]+273.15)))/[.J$10]" office:value-type="float" office:value="-15555.0883156009">
            <text:p>-1.56E+04</text:p>
          </table:table-cell>
          <table:table-cell table:formula="of:=(([.J$9]/(3*[.J$10]))^3+([.H50]^2)/4)^0.5" office:value-type="float" office:value="31693.7394143514">
            <text:p>31693.7394143514</text:p>
          </table:table-cell>
          <table:table-cell table:formula="of:=EXP(([.I50]-([.H50]/2))^(1/3)-([.I50]+([.H50]/2))^(1/3))" office:value-type="float" office:value="188.065454786914">
            <text:p>188 </text:p>
          </table:table-cell>
          <table:table-cell table:number-columns-repeated="1014"/>
        </table:table-row>
        <table:table-row table:style-name="ro1">
          <table:table-cell office:value-type="float" office:value="290">
            <text:p>290</text:p>
          </table:table-cell>
          <table:table-cell/>
          <table:table-cell office:value-type="float" office:value="161.6">
            <text:p>161.6</text:p>
          </table:table-cell>
          <table:table-cell/>
          <table:table-cell table:formula="of:=[.$E$9]*EXP([.$E$7]*(1/([.A51]+273.15)-1/([.$E$8]+273.15)))" office:value-type="float" office:value="212.607553290864">
            <text:p>212.6</text:p>
          </table:table-cell>
          <table:table-cell table:formula="of:=[.E51]/[.C51]*100-100" office:value-type="float" office:value="31.5640800067225">
            <text:p>31.56</text:p>
          </table:table-cell>
          <table:table-cell/>
          <table:table-cell table:formula="of:=([.J$8]-(1/([.$A51]+273.15)))/[.J$10]" office:value-type="float" office:value="-15094.458824293">
            <text:p>-1.51E+04</text:p>
          </table:table-cell>
          <table:table-cell table:formula="of:=(([.J$9]/(3*[.J$10]))^3+([.H51]^2)/4)^0.5" office:value-type="float" office:value="31638.0087353462">
            <text:p>31638.0087353462</text:p>
          </table:table-cell>
          <table:table-cell table:formula="of:=EXP(([.I51]-([.H51]/2))^(1/3)-([.I51]+([.H51]/2))^(1/3))" office:value-type="float" office:value="161.484036250409">
            <text:p>161 </text:p>
          </table:table-cell>
          <table:table-cell table:number-columns-repeated="1014"/>
        </table:table-row>
        <table:table-row table:style-name="ro1">
          <table:table-cell office:value-type="float" office:value="300">
            <text:p>300</text:p>
          </table:table-cell>
          <table:table-cell/>
          <table:table-cell office:value-type="float" office:value="139.6">
            <text:p>139.6</text:p>
          </table:table-cell>
          <table:table-cell/>
          <table:table-cell table:formula="of:=[.$E$9]*EXP([.$E$7]*(1/([.A52]+273.15)-1/([.$E$8]+273.15)))" office:value-type="float" office:value="185.870212011708">
            <text:p>185.9</text:p>
          </table:table-cell>
          <table:table-cell table:formula="of:=[.E52]/[.C52]*100-100" office:value-type="float" office:value="33.1448510112524">
            <text:p>33.14</text:p>
          </table:table-cell>
          <table:table-cell/>
          <table:table-cell table:formula="of:=([.J$8]-(1/([.$A52]+273.15)))/[.J$10]" office:value-type="float" office:value="-14649.9029434295">
            <text:p>-1.46E+04</text:p>
          </table:table-cell>
          <table:table-cell table:formula="of:=(([.J$9]/(3*[.J$10]))^3+([.H52]^2)/4)^0.5" office:value-type="float" office:value="31585.7220750334">
            <text:p>31585.7220750334</text:p>
          </table:table-cell>
          <table:table-cell table:formula="of:=EXP(([.I52]-([.H52]/2))^(1/3)-([.I52]+([.H52]/2))^(1/3))" office:value-type="float" office:value="139.367890521835">
            <text:p>139 </text:p>
          </table:table-cell>
          <table:table-cell table:number-columns-repeated="1014"/>
        </table:table-row>
      </table:table>
      <table:table table:name="ScratchPad" table:style-name="ta3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1" table:default-cell-style-name="ce33"/>
        <table:table-column table:style-name="co1" table:number-columns-repeated="1017" table:default-cell-style-name="Default"/>
        <table:table-row table:style-name="ro1" table:number-rows-repeated="2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float" office:value="200000">
            <text:p>200000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float" office:value="-40">
            <text:p>-40</text:p>
          </table:table-cell>
          <table:table-cell office:value-type="float" office:value="8810">
            <text:p>8810</text:p>
          </table:table-cell>
          <table:table-cell table:formula="of:=[.C6]*1000" office:value-type="float" office:value="8810000">
            <text:p>8810000</text:p>
          </table:table-cell>
          <table:table-cell table:formula="of:=[.D6]/[.$D$3]" office:value-type="float" office:value="44.05">
            <text:p>44.05</text:p>
          </table:table-cell>
          <table:table-cell/>
          <table:table-cell office:value-type="float" office:value="-55">
            <text:p>-55</text:p>
          </table:table-cell>
          <table:table-cell office:value-type="float" office:value="10723236">
            <text:p>10723236</text:p>
          </table:table-cell>
          <table:table-cell office:value-type="float" office:value="10101868">
            <text:p>10101868</text:p>
          </table:table-cell>
          <table:table-cell office:value-type="float" office:value="11381685">
            <text:p>11381685</text:p>
          </table:table-cell>
          <table:table-cell office:value-type="string">
            <text:p>6,1</text:p>
          </table:table-cell>
          <table:table-cell office:value-type="string">
            <text:p>0,8</text:p>
          </table:table-cell>
          <table:table-cell office:value-type="string">
            <text:p>7,7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30">
            <text:p>-30</text:p>
          </table:table-cell>
          <table:table-cell office:value-type="float" office:value="4436">
            <text:p>4436</text:p>
          </table:table-cell>
          <table:table-cell table:formula="of:=[.C7]*1000" office:value-type="float" office:value="4436000">
            <text:p>4436000</text:p>
          </table:table-cell>
          <table:table-cell table:formula="of:=[.D7]/[.$D$3]" office:value-type="float" office:value="22.18">
            <text:p>22.18</text:p>
          </table:table-cell>
          <table:table-cell/>
          <table:table-cell office:value-type="float" office:value="-50">
            <text:p>-50</text:p>
          </table:table-cell>
          <table:table-cell office:value-type="float" office:value="7366689">
            <text:p>7366689</text:p>
          </table:table-cell>
          <table:table-cell office:value-type="float" office:value="6968648">
            <text:p>6968648</text:p>
          </table:table-cell>
          <table:table-cell office:value-type="float" office:value="7786687">
            <text:p>7786687</text:p>
          </table:table-cell>
          <table:table-cell office:value-type="string">
            <text:p>5,7</text:p>
          </table:table-cell>
          <table:table-cell office:value-type="string">
            <text:p>0,8</text:p>
          </table:table-cell>
          <table:table-cell office:value-type="string">
            <text:p>7,4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20">
            <text:p>-20</text:p>
          </table:table-cell>
          <table:table-cell office:value-type="float" office:value="2329">
            <text:p>2329</text:p>
          </table:table-cell>
          <table:table-cell table:formula="of:=[.C8]*1000" office:value-type="float" office:value="2329000">
            <text:p>2329000</text:p>
          </table:table-cell>
          <table:table-cell table:formula="of:=[.D8]/[.$D$3]" office:value-type="float" office:value="11.645">
            <text:p>11.645</text:p>
          </table:table-cell>
          <table:table-cell/>
          <table:table-cell office:value-type="float" office:value="-45">
            <text:p>-45</text:p>
          </table:table-cell>
          <table:table-cell office:value-type="float" office:value="5132757">
            <text:p>5132757</text:p>
          </table:table-cell>
          <table:table-cell office:value-type="float" office:value="4874705">
            <text:p>4874705</text:p>
          </table:table-cell>
          <table:table-cell office:value-type="float" office:value="5403929">
            <text:p>5403929</text:p>
          </table:table-cell>
          <table:table-cell office:value-type="string">
            <text:p>5,3</text:p>
          </table:table-cell>
          <table:table-cell office:value-type="string">
            <text:p>0,7</text:p>
          </table:table-cell>
          <table:table-cell office:value-type="string">
            <text:p>7,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0">
            <text:p>-10</text:p>
          </table:table-cell>
          <table:table-cell office:value-type="float" office:value="1272">
            <text:p>1272</text:p>
          </table:table-cell>
          <table:table-cell table:formula="of:=[.C9]*1000" office:value-type="float" office:value="1272000">
            <text:p>1272000</text:p>
          </table:table-cell>
          <table:table-cell table:formula="of:=[.D9]/[.$D$3]" office:value-type="float" office:value="6.36">
            <text:p>6.36</text:p>
          </table:table-cell>
          <table:table-cell/>
          <table:table-cell office:value-type="float" office:value="-40">
            <text:p>-40</text:p>
          </table:table-cell>
          <table:table-cell office:value-type="float" office:value="3624165">
            <text:p>3624165</text:p>
          </table:table-cell>
          <table:table-cell office:value-type="float" office:value="3455040">
            <text:p>3455040</text:p>
          </table:table-cell>
          <table:table-cell office:value-type="float" office:value="3801187">
            <text:p>3801187</text:p>
          </table:table-cell>
          <table:table-cell office:value-type="string">
            <text:p>4,9</text:p>
          </table:table-cell>
          <table:table-cell office:value-type="string">
            <text:p>0,7</text:p>
          </table:table-cell>
          <table:table-cell office:value-type="string">
            <text:p>6,9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34" office:value-type="float" office:value="720.3">
            <text:p>720.3</text:p>
          </table:table-cell>
          <table:table-cell table:formula="of:=[.C10]*1000" office:value-type="float" office:value="720300">
            <text:p>720300</text:p>
          </table:table-cell>
          <table:table-cell table:formula="of:=[.D10]/[.$D$3]" office:value-type="float" office:value="3.6015">
            <text:p>3.6015</text:p>
          </table:table-cell>
          <table:table-cell/>
          <table:table-cell office:value-type="float" office:value="-35">
            <text:p>-35</text:p>
          </table:table-cell>
          <table:table-cell office:value-type="float" office:value="2591304">
            <text:p>2591304</text:p>
          </table:table-cell>
          <table:table-cell office:value-type="float" office:value="2479373">
            <text:p>2479373</text:p>
          </table:table-cell>
          <table:table-cell office:value-type="float" office:value="2708016">
            <text:p>2708016</text:p>
          </table:table-cell>
          <table:table-cell office:value-type="string">
            <text:p>4,5</text:p>
          </table:table-cell>
          <table:table-cell office:value-type="string">
            <text:p>0,7</text:p>
          </table:table-cell>
          <table:table-cell office:value-type="string">
            <text:p>6,6</text:p>
          </table:table-cell>
          <table:table-cell table:number-columns-repeated="2"/>
          <table:table-cell office:value-type="float" office:value="720300">
            <text:p>720300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34" office:value-type="float" office:value="421.8">
            <text:p>421.8</text:p>
          </table:table-cell>
          <table:table-cell table:formula="of:=[.C11]*1000" office:value-type="float" office:value="421800">
            <text:p>421800</text:p>
          </table:table-cell>
          <table:table-cell table:formula="of:=[.D11]/[.$D$3]" office:value-type="float" office:value="2.109">
            <text:p>2.109</text:p>
          </table:table-cell>
          <table:table-cell/>
          <table:table-cell office:value-type="float" office:value="-30">
            <text:p>-30</text:p>
          </table:table-cell>
          <table:table-cell office:value-type="float" office:value="1874913">
            <text:p>1874913</text:p>
          </table:table-cell>
          <table:table-cell office:value-type="float" office:value="1800190">
            <text:p>1800190</text:p>
          </table:table-cell>
          <table:table-cell office:value-type="float" office:value="1952543">
            <text:p>1952543</text:p>
          </table:table-cell>
          <table:table-cell office:value-type="string">
            <text:p>4,1</text:p>
          </table:table-cell>
          <table:table-cell office:value-type="string">
            <text:p>0,6</text:p>
          </table:table-cell>
          <table:table-cell office:value-type="string">
            <text:p>6,4</text:p>
          </table:table-cell>
          <table:table-cell table:number-columns-repeated="2"/>
          <table:table-cell office:value-type="float" office:value="421800">
            <text:p>421800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0">
            <text:p>20</text:p>
          </table:table-cell>
          <table:table-cell table:style-name="ce34" office:value-type="float" office:value="254.6">
            <text:p>254.6</text:p>
          </table:table-cell>
          <table:table-cell table:formula="of:=[.C12]*1000" office:value-type="float" office:value="254600">
            <text:p>254600</text:p>
          </table:table-cell>
          <table:table-cell table:formula="of:=[.D12]/[.$D$3]" office:value-type="float" office:value="1.273">
            <text:p>1.273</text:p>
          </table:table-cell>
          <table:table-cell/>
          <table:table-cell office:value-type="float" office:value="-25">
            <text:p>-25</text:p>
          </table:table-cell>
          <table:table-cell office:value-type="float" office:value="1371886">
            <text:p>1371886</text:p>
          </table:table-cell>
          <table:table-cell office:value-type="float" office:value="1321623">
            <text:p>1321623</text:p>
          </table:table-cell>
          <table:table-cell office:value-type="float" office:value="1423918">
            <text:p>1423918</text:p>
          </table:table-cell>
          <table:table-cell office:value-type="string">
            <text:p>3,8</text:p>
          </table:table-cell>
          <table:table-cell office:value-type="string">
            <text:p>0,6</text:p>
          </table:table-cell>
          <table:table-cell office:value-type="string">
            <text:p>6,2</text:p>
          </table:table-cell>
          <table:table-cell table:number-columns-repeated="2"/>
          <table:table-cell office:value-type="float" office:value="254600">
            <text:p>254600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0">
            <text:p>30</text:p>
          </table:table-cell>
          <table:table-cell table:style-name="ce34" office:value-type="float" office:value="158.2">
            <text:p>158.2</text:p>
          </table:table-cell>
          <table:table-cell table:formula="of:=[.C13]*1000" office:value-type="float" office:value="158200">
            <text:p>158200</text:p>
          </table:table-cell>
          <table:table-cell table:formula="of:=[.D13]/[.$D$3]" office:value-type="float" office:value="0.791">
            <text:p>0.791</text:p>
          </table:table-cell>
          <table:table-cell/>
          <table:table-cell office:value-type="float" office:value="-20">
            <text:p>-20</text:p>
          </table:table-cell>
          <table:table-cell office:value-type="float" office:value="1014545">
            <text:p>1014545</text:p>
          </table:table-cell>
          <table:table-cell office:value-type="float" office:value="980519">
            <text:p>980519</text:p>
          </table:table-cell>
          <table:table-cell office:value-type="float" office:value="1049646">
            <text:p>1049646</text:p>
          </table:table-cell>
          <table:table-cell office:value-type="string">
            <text:p>3,5</text:p>
          </table:table-cell>
          <table:table-cell office:value-type="string">
            <text:p>0,6</text:p>
          </table:table-cell>
          <table:table-cell office:value-type="string">
            <text:p>5,9</text:p>
          </table:table-cell>
          <table:table-cell table:number-columns-repeated="2"/>
          <table:table-cell office:value-type="float" office:value="158200">
            <text:p>158200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34" office:value-type="float" office:value="100.8">
            <text:p>100.8</text:p>
          </table:table-cell>
          <table:table-cell table:formula="of:=[.C14]*1000" office:value-type="float" office:value="100800">
            <text:p>100800</text:p>
          </table:table-cell>
          <table:table-cell table:formula="of:=[.D14]/[.$D$3]" office:value-type="float" office:value="0.504">
            <text:p>0.504</text:p>
          </table:table-cell>
          <table:table-cell/>
          <table:table-cell office:value-type="float" office:value="-15">
            <text:p>-15</text:p>
          </table:table-cell>
          <table:table-cell office:value-type="float" office:value="757881">
            <text:p>757881</text:p>
          </table:table-cell>
          <table:table-cell office:value-type="float" office:value="734728">
            <text:p>734728</text:p>
          </table:table-cell>
          <table:table-cell office:value-type="float" office:value="781685">
            <text:p>781685</text:p>
          </table:table-cell>
          <table:table-cell office:value-type="string">
            <text:p>3,1</text:p>
          </table:table-cell>
          <table:table-cell office:value-type="string">
            <text:p>0,5</text:p>
          </table:table-cell>
          <table:table-cell office:value-type="string">
            <text:p>5,8</text:p>
          </table:table-cell>
          <table:table-cell table:number-columns-repeated="2"/>
          <table:table-cell office:value-type="float" office:value="100800">
            <text:p>100800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50">
            <text:p>50</text:p>
          </table:table-cell>
          <table:table-cell table:style-name="ce34" office:value-type="float" office:value="65.85">
            <text:p>65.85</text:p>
          </table:table-cell>
          <table:table-cell table:formula="of:=[.C15]*1000" office:value-type="float" office:value="65850">
            <text:p>65850</text:p>
          </table:table-cell>
          <table:table-cell table:formula="of:=[.D15]/[.$D$3]" office:value-type="float" office:value="0.32925">
            <text:p>0.32925</text:p>
          </table:table-cell>
          <table:table-cell/>
          <table:table-cell office:value-type="float" office:value="-10">
            <text:p>-10</text:p>
          </table:table-cell>
          <table:table-cell office:value-type="float" office:value="571590">
            <text:p>571590</text:p>
          </table:table-cell>
          <table:table-cell office:value-type="float" office:value="555777">
            <text:p>555777</text:p>
          </table:table-cell>
          <table:table-cell office:value-type="float" office:value="587794">
            <text:p>587794</text:p>
          </table:table-cell>
          <table:table-cell office:value-type="string">
            <text:p>2,8</text:p>
          </table:table-cell>
          <table:table-cell office:value-type="string">
            <text:p>0,5</text:p>
          </table:table-cell>
          <table:table-cell office:value-type="string">
            <text:p>5,6</text:p>
          </table:table-cell>
          <table:table-cell table:number-columns-repeated="2"/>
          <table:table-cell office:value-type="float" office:value="65850">
            <text:p>65850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60">
            <text:p>60</text:p>
          </table:table-cell>
          <table:table-cell table:style-name="ce34" office:value-type="float" office:value="43.99">
            <text:p>43.99</text:p>
          </table:table-cell>
          <table:table-cell table:formula="of:=[.C16]*1000" office:value-type="float" office:value="43990">
            <text:p>43990</text:p>
          </table:table-cell>
          <table:table-cell table:formula="of:=[.D16]/[.$D$3]" office:value-type="float" office:value="0.21995">
            <text:p>0.21995</text:p>
          </table:table-cell>
          <table:table-cell/>
          <table:table-cell office:value-type="float" office:value="-5">
            <text:p>-5</text:p>
          </table:table-cell>
          <table:table-cell office:value-type="float" office:value="435026">
            <text:p>435026</text:p>
          </table:table-cell>
          <table:table-cell office:value-type="float" office:value="424202">
            <text:p>424202</text:p>
          </table:table-cell>
          <table:table-cell office:value-type="float" office:value="446081">
            <text:p>446081</text:p>
          </table:table-cell>
          <table:table-cell office:value-type="string">
            <text:p>2,5</text:p>
          </table:table-cell>
          <table:table-cell office:value-type="string">
            <text:p>0,5</text:p>
          </table:table-cell>
          <table:table-cell office:value-type="string">
            <text:p>5,4</text:p>
          </table:table-cell>
          <table:table-cell table:number-columns-repeated="2"/>
          <table:table-cell office:value-type="float" office:value="43990">
            <text:p>43990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70">
            <text:p>70</text:p>
          </table:table-cell>
          <table:table-cell table:style-name="ce34" office:value-type="float" office:value="29.98">
            <text:p>29.98</text:p>
          </table:table-cell>
          <table:table-cell table:formula="of:=[.C17]*1000" office:value-type="float" office:value="29980">
            <text:p>29980</text:p>
          </table:table-cell>
          <table:table-cell table:formula="of:=[.D17]/[.$D$3]" office:value-type="float" office:value="0.1499">
            <text:p>0.1499</text:p>
          </table:table-cell>
          <table:table-cell/>
          <table:table-cell office:value-type="float" office:value="0">
            <text:p>0</text:p>
          </table:table-cell>
          <table:table-cell office:value-type="float" office:value="333964">
            <text:p>333964</text:p>
          </table:table-cell>
          <table:table-cell office:value-type="float" office:value="326553">
            <text:p>326553</text:p>
          </table:table-cell>
          <table:table-cell office:value-type="float" office:value="341508">
            <text:p>341508</text:p>
          </table:table-cell>
          <table:table-cell office:value-type="string">
            <text:p>2,3</text:p>
          </table:table-cell>
          <table:table-cell office:value-type="string">
            <text:p>0,4</text:p>
          </table:table-cell>
          <table:table-cell office:value-type="string">
            <text:p>5,2</text:p>
          </table:table-cell>
          <table:table-cell table:number-columns-repeated="2"/>
          <table:table-cell office:value-type="float" office:value="29980">
            <text:p>29980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80">
            <text:p>80</text:p>
          </table:table-cell>
          <table:table-cell table:style-name="ce34" office:value-type="float" office:value="20.82">
            <text:p>20.82</text:p>
          </table:table-cell>
          <table:table-cell table:formula="of:=[.C18]*1000" office:value-type="float" office:value="20820">
            <text:p>20820</text:p>
          </table:table-cell>
          <table:table-cell table:formula="of:=[.D18]/[.$D$3]" office:value-type="float" office:value="0.1041">
            <text:p>0.1041</text:p>
          </table:table-cell>
          <table:table-cell/>
          <table:table-cell office:value-type="float" office:value="5">
            <text:p>5</text:p>
          </table:table-cell>
          <table:table-cell office:value-type="float" office:value="258497">
            <text:p>258497</text:p>
          </table:table-cell>
          <table:table-cell office:value-type="float" office:value="253434">
            <text:p>253434</text:p>
          </table:table-cell>
          <table:table-cell office:value-type="float" office:value="263636">
            <text:p>263636</text:p>
          </table:table-cell>
          <table:table-cell office:value-type="string">
            <text:p>2,0</text:p>
          </table:table-cell>
          <table:table-cell office:value-type="string">
            <text:p>0,4</text:p>
          </table:table-cell>
          <table:table-cell office:value-type="string">
            <text:p>5,1</text:p>
          </table:table-cell>
          <table:table-cell table:number-columns-repeated="2"/>
          <table:table-cell office:value-type="float" office:value="20820">
            <text:p>20820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90">
            <text:p>90</text:p>
          </table:table-cell>
          <table:table-cell table:style-name="ce34" office:value-type="float" office:value="14.71">
            <text:p>14.71</text:p>
          </table:table-cell>
          <table:table-cell table:formula="of:=[.C19]*1000" office:value-type="float" office:value="14710">
            <text:p>14710</text:p>
          </table:table-cell>
          <table:table-cell table:formula="of:=[.D19]/[.$D$3]" office:value-type="float" office:value="0.07355">
            <text:p>0.07355</text:p>
          </table:table-cell>
          <table:table-cell/>
          <table:table-cell office:value-type="float" office:value="10">
            <text:p>10</text:p>
          </table:table-cell>
          <table:table-cell office:value-type="float" office:value="201659">
            <text:p>201659</text:p>
          </table:table-cell>
          <table:table-cell office:value-type="float" office:value="198216">
            <text:p>198216</text:p>
          </table:table-cell>
          <table:table-cell office:value-type="float" office:value="205142">
            <text:p>205142</text:p>
          </table:table-cell>
          <table:table-cell office:value-type="string">
            <text:p>1,7</text:p>
          </table:table-cell>
          <table:table-cell office:value-type="string">
            <text:p>0,4</text:p>
          </table:table-cell>
          <table:table-cell office:value-type="string">
            <text:p>4,9</text:p>
          </table:table-cell>
          <table:table-cell table:number-columns-repeated="2"/>
          <table:table-cell office:value-type="float" office:value="14710">
            <text:p>14710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0">
            <text:p>100</text:p>
          </table:table-cell>
          <table:table-cell table:style-name="ce34" office:value-type="float" office:value="10.57">
            <text:p>10.57</text:p>
          </table:table-cell>
          <table:table-cell table:formula="of:=[.C20]*1000" office:value-type="float" office:value="10570">
            <text:p>10570</text:p>
          </table:table-cell>
          <table:table-cell table:formula="of:=[.D20]/[.$D$3]" office:value-type="float" office:value="0.05285">
            <text:p>0.05285</text:p>
          </table:table-cell>
          <table:table-cell/>
          <table:table-cell office:value-type="float" office:value="15">
            <text:p>15</text:p>
          </table:table-cell>
          <table:table-cell office:value-type="float" office:value="158499">
            <text:p>158499</text:p>
          </table:table-cell>
          <table:table-cell office:value-type="float" office:value="156178">
            <text:p>156178</text:p>
          </table:table-cell>
          <table:table-cell office:value-type="float" office:value="160838">
            <text:p>160838</text:p>
          </table:table-cell>
          <table:table-cell office:value-type="string">
            <text:p>1,5</text:p>
          </table:table-cell>
          <table:table-cell office:value-type="string">
            <text:p>0,3</text:p>
          </table:table-cell>
          <table:table-cell office:value-type="string">
            <text:p>4,8</text:p>
          </table:table-cell>
          <table:table-cell table:number-columns-repeated="2"/>
          <table:table-cell office:value-type="float" office:value="10570">
            <text:p>10570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10">
            <text:p>110</text:p>
          </table:table-cell>
          <table:table-cell table:style-name="ce34" office:value-type="float" office:value="7.72">
            <text:p>7.72</text:p>
          </table:table-cell>
          <table:table-cell table:formula="of:=[.C21]*1000" office:value-type="float" office:value="7720">
            <text:p>7720</text:p>
          </table:table-cell>
          <table:table-cell table:formula="of:=[.D21]/[.$D$3]" office:value-type="float" office:value="0.0386">
            <text:p>0.0386</text:p>
          </table:table-cell>
          <table:table-cell/>
          <table:table-cell office:value-type="float" office:value="20">
            <text:p>20</text:p>
          </table:table-cell>
          <table:table-cell office:value-type="float" office:value="125468">
            <text:p>125468</text:p>
          </table:table-cell>
          <table:table-cell office:value-type="float" office:value="123927">
            <text:p>123927</text:p>
          </table:table-cell>
          <table:table-cell office:value-type="float" office:value="127016">
            <text:p>127016</text:p>
          </table:table-cell>
          <table:table-cell office:value-type="string">
            <text:p>1,2</text:p>
          </table:table-cell>
          <table:table-cell office:value-type="string">
            <text:p>0,3</text:p>
          </table:table-cell>
          <table:table-cell office:value-type="string">
            <text:p>4,6</text:p>
          </table:table-cell>
          <table:table-cell table:number-columns-repeated="2"/>
          <table:table-cell office:value-type="float" office:value="7720">
            <text:p>7720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20">
            <text:p>120</text:p>
          </table:table-cell>
          <table:table-cell table:style-name="ce34" office:value-type="float" office:value="5.72">
            <text:p>5.72</text:p>
          </table:table-cell>
          <table:table-cell table:formula="of:=[.C22]*1000" office:value-type="float" office:value="5720">
            <text:p>5720</text:p>
          </table:table-cell>
          <table:table-cell table:formula="of:=[.D22]/[.$D$3]" office:value-type="float" office:value="0.0286">
            <text:p>0.0286</text:p>
          </table:table-cell>
          <table:table-cell/>
          <table:table-cell table:style-name="ce35" office:value-type="float" office:value="25">
            <text:p>25</text:p>
          </table:table-cell>
          <table:table-cell office:value-type="float" office:value="100000">
            <text:p>100000</text:p>
          </table:table-cell>
          <table:table-cell office:value-type="float" office:value="99000">
            <text:p>99000</text:p>
          </table:table-cell>
          <table:table-cell office:value-type="float" office:value="101000">
            <text:p>101000</text:p>
          </table:table-cell>
          <table:table-cell office:value-type="string">
            <text:p>1,0</text:p>
          </table:table-cell>
          <table:table-cell office:value-type="string">
            <text:p>0,2</text:p>
          </table:table-cell>
          <table:table-cell office:value-type="string">
            <text:p>4,5</text:p>
          </table:table-cell>
          <table:table-cell table:number-columns-repeated="2"/>
          <table:table-cell office:value-type="float" office:value="5720">
            <text:p>5720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30">
            <text:p>130</text:p>
          </table:table-cell>
          <table:table-cell table:style-name="ce34" office:value-type="float" office:value="4.296">
            <text:p>4.296</text:p>
          </table:table-cell>
          <table:table-cell table:formula="of:=[.C23]*1000" office:value-type="float" office:value="4296">
            <text:p>4296</text:p>
          </table:table-cell>
          <table:table-cell table:formula="of:=[.D23]/[.$D$3]" office:value-type="float" office:value="0.02148">
            <text:p>0.02148</text:p>
          </table:table-cell>
          <table:table-cell/>
          <table:table-cell office:value-type="float" office:value="30">
            <text:p>30</text:p>
          </table:table-cell>
          <table:table-cell office:value-type="float" office:value="80223">
            <text:p>80223</text:p>
          </table:table-cell>
          <table:table-cell office:value-type="float" office:value="79243">
            <text:p>79243</text:p>
          </table:table-cell>
          <table:table-cell office:value-type="float" office:value="81206">
            <text:p>81206</text:p>
          </table:table-cell>
          <table:table-cell office:value-type="string">
            <text:p>1,2</text:p>
          </table:table-cell>
          <table:table-cell office:value-type="string">
            <text:p>0,3</text:p>
          </table:table-cell>
          <table:table-cell office:value-type="string">
            <text:p>4,4</text:p>
          </table:table-cell>
          <table:table-cell table:number-columns-repeated="2"/>
          <table:table-cell office:value-type="float" office:value="4296">
            <text:p>4296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40">
            <text:p>140</text:p>
          </table:table-cell>
          <table:table-cell table:style-name="ce34" office:value-type="float" office:value="3.269">
            <text:p>3.269</text:p>
          </table:table-cell>
          <table:table-cell table:formula="of:=[.C24]*1000" office:value-type="float" office:value="3269">
            <text:p>3269</text:p>
          </table:table-cell>
          <table:table-cell table:formula="of:=[.D24]/[.$D$3]" office:value-type="float" office:value="0.016345">
            <text:p>0.016345</text:p>
          </table:table-cell>
          <table:table-cell/>
          <table:table-cell office:value-type="float" office:value="35">
            <text:p>35</text:p>
          </table:table-cell>
          <table:table-cell office:value-type="float" office:value="64759">
            <text:p>64759</text:p>
          </table:table-cell>
          <table:table-cell office:value-type="float" office:value="63830">
            <text:p>63830</text:p>
          </table:table-cell>
          <table:table-cell office:value-type="float" office:value="65695">
            <text:p>65695</text:p>
          </table:table-cell>
          <table:table-cell office:value-type="string">
            <text:p>1,4</text:p>
          </table:table-cell>
          <table:table-cell office:value-type="string">
            <text:p>0,3</text:p>
          </table:table-cell>
          <table:table-cell office:value-type="string">
            <text:p>4,2</text:p>
          </table:table-cell>
          <table:table-cell table:number-columns-repeated="2"/>
          <table:table-cell office:value-type="float" office:value="3269">
            <text:p>3269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50">
            <text:p>150</text:p>
          </table:table-cell>
          <table:table-cell table:style-name="ce34" office:value-type="float" office:value="2.516">
            <text:p>2.516</text:p>
          </table:table-cell>
          <table:table-cell table:formula="of:=[.C25]*1000" office:value-type="float" office:value="2516">
            <text:p>2516</text:p>
          </table:table-cell>
          <table:table-cell table:formula="of:=[.D25]/[.$D$3]" office:value-type="float" office:value="0.01258">
            <text:p>0.01258</text:p>
          </table:table-cell>
          <table:table-cell/>
          <table:table-cell office:value-type="float" office:value="40">
            <text:p>40</text:p>
          </table:table-cell>
          <table:table-cell office:value-type="float" office:value="52589">
            <text:p>52589</text:p>
          </table:table-cell>
          <table:table-cell office:value-type="float" office:value="51727">
            <text:p>51727</text:p>
          </table:table-cell>
          <table:table-cell office:value-type="float" office:value="53460">
            <text:p>53460</text:p>
          </table:table-cell>
          <table:table-cell office:value-type="string">
            <text:p>1,7</text:p>
          </table:table-cell>
          <table:table-cell office:value-type="string">
            <text:p>0,4</text:p>
          </table:table-cell>
          <table:table-cell office:value-type="string">
            <text:p>4,1</text:p>
          </table:table-cell>
          <table:table-cell table:number-columns-repeated="2"/>
          <table:table-cell office:value-type="float" office:value="2516">
            <text:p>2516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60">
            <text:p>160</text:p>
          </table:table-cell>
          <table:table-cell table:style-name="ce34" office:value-type="float" office:value="1.958">
            <text:p>1.958</text:p>
          </table:table-cell>
          <table:table-cell table:formula="of:=[.C26]*1000" office:value-type="float" office:value="1958">
            <text:p>1958</text:p>
          </table:table-cell>
          <table:table-cell table:formula="of:=[.D26]/[.$D$3]" office:value-type="float" office:value="0.00979">
            <text:p>0.00979</text:p>
          </table:table-cell>
          <table:table-cell/>
          <table:table-cell office:value-type="float" office:value="45">
            <text:p>45</text:p>
          </table:table-cell>
          <table:table-cell office:value-type="float" office:value="42951">
            <text:p>42951</text:p>
          </table:table-cell>
          <table:table-cell office:value-type="float" office:value="42161">
            <text:p>42161</text:p>
          </table:table-cell>
          <table:table-cell office:value-type="float" office:value="43751">
            <text:p>43751</text:p>
          </table:table-cell>
          <table:table-cell office:value-type="string">
            <text:p>1,9</text:p>
          </table:table-cell>
          <table:table-cell office:value-type="string">
            <text:p>0,5</text:p>
          </table:table-cell>
          <table:table-cell office:value-type="string">
            <text:p>4,0</text:p>
          </table:table-cell>
          <table:table-cell table:number-columns-repeated="2"/>
          <table:table-cell office:value-type="float" office:value="1958">
            <text:p>1958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70">
            <text:p>170</text:p>
          </table:table-cell>
          <table:table-cell table:style-name="ce34" office:value-type="float" office:value="1.539">
            <text:p>1.539</text:p>
          </table:table-cell>
          <table:table-cell table:formula="of:=[.C27]*1000" office:value-type="float" office:value="1539">
            <text:p>1539</text:p>
          </table:table-cell>
          <table:table-cell table:formula="of:=[.D27]/[.$D$3]" office:value-type="float" office:value="0.007695">
            <text:p>0.007695</text:p>
          </table:table-cell>
          <table:table-cell/>
          <table:table-cell office:value-type="float" office:value="50">
            <text:p>50</text:p>
          </table:table-cell>
          <table:table-cell office:value-type="float" office:value="35272">
            <text:p>35272</text:p>
          </table:table-cell>
          <table:table-cell office:value-type="float" office:value="34556">
            <text:p>34556</text:p>
          </table:table-cell>
          <table:table-cell office:value-type="float" office:value="36000">
            <text:p>36000</text:p>
          </table:table-cell>
          <table:table-cell office:value-type="string">
            <text:p>2,1</text:p>
          </table:table-cell>
          <table:table-cell office:value-type="string">
            <text:p>0,5</text:p>
          </table:table-cell>
          <table:table-cell office:value-type="string">
            <text:p>3,9</text:p>
          </table:table-cell>
          <table:table-cell table:number-columns-repeated="2"/>
          <table:table-cell office:value-type="float" office:value="1539">
            <text:p>1539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80">
            <text:p>180</text:p>
          </table:table-cell>
          <table:table-cell table:style-name="ce34" office:value-type="float" office:value="1.222">
            <text:p>1.222</text:p>
          </table:table-cell>
          <table:table-cell table:formula="of:=[.C28]*1000" office:value-type="float" office:value="1222">
            <text:p>1222</text:p>
          </table:table-cell>
          <table:table-cell table:formula="of:=[.D28]/[.$D$3]" office:value-type="float" office:value="0.00611">
            <text:p>0.00611</text:p>
          </table:table-cell>
          <table:table-cell/>
          <table:table-cell office:value-type="float" office:value="55">
            <text:p>55</text:p>
          </table:table-cell>
          <table:table-cell office:value-type="float" office:value="29119">
            <text:p>29119</text:p>
          </table:table-cell>
          <table:table-cell office:value-type="float" office:value="28473">
            <text:p>28473</text:p>
          </table:table-cell>
          <table:table-cell office:value-type="float" office:value="29776">
            <text:p>29776</text:p>
          </table:table-cell>
          <table:table-cell office:value-type="string">
            <text:p>2,3</text:p>
          </table:table-cell>
          <table:table-cell office:value-type="string">
            <text:p>0,6</text:p>
          </table:table-cell>
          <table:table-cell office:value-type="string">
            <text:p>3,8</text:p>
          </table:table-cell>
          <table:table-cell table:number-columns-repeated="2"/>
          <table:table-cell office:value-type="float" office:value="1222">
            <text:p>1222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90">
            <text:p>190</text:p>
          </table:table-cell>
          <table:table-cell table:style-name="ce34" office:value-type="float" office:value="0.9796">
            <text:p>0.9796</text:p>
          </table:table-cell>
          <table:table-cell table:formula="of:=[.C29]*1000" office:value-type="float" office:value="979.6">
            <text:p>979.6</text:p>
          </table:table-cell>
          <table:table-cell table:formula="of:=[.D29]/[.$D$3]" office:value-type="float" office:value="0.004898">
            <text:p>0.004898</text:p>
          </table:table-cell>
          <table:table-cell/>
          <table:table-cell office:value-type="float" office:value="60">
            <text:p>60</text:p>
          </table:table-cell>
          <table:table-cell office:value-type="float" office:value="24161">
            <text:p>24161</text:p>
          </table:table-cell>
          <table:table-cell office:value-type="float" office:value="23581">
            <text:p>23581</text:p>
          </table:table-cell>
          <table:table-cell office:value-type="float" office:value="24752">
            <text:p>24752</text:p>
          </table:table-cell>
          <table:table-cell office:value-type="string">
            <text:p>2,4</text:p>
          </table:table-cell>
          <table:table-cell office:value-type="string">
            <text:p>0,7</text:p>
          </table:table-cell>
          <table:table-cell office:value-type="string">
            <text:p>3,7</text:p>
          </table:table-cell>
          <table:table-cell table:number-columns-repeated="2"/>
          <table:table-cell office:value-type="float" office:value="979.6">
            <text:p>979.6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00">
            <text:p>200</text:p>
          </table:table-cell>
          <table:table-cell table:style-name="ce34" office:value-type="float" office:value="0.7919">
            <text:p>0.7919</text:p>
          </table:table-cell>
          <table:table-cell table:formula="of:=[.C30]*1000" office:value-type="float" office:value="791.9">
            <text:p>791.9</text:p>
          </table:table-cell>
          <table:table-cell table:formula="of:=[.D30]/[.$D$3]" office:value-type="float" office:value="0.0039595">
            <text:p>0.0039595</text:p>
          </table:table-cell>
          <table:table-cell/>
          <table:table-cell office:value-type="float" office:value="65">
            <text:p>65</text:p>
          </table:table-cell>
          <table:table-cell office:value-type="float" office:value="20144">
            <text:p>20144</text:p>
          </table:table-cell>
          <table:table-cell office:value-type="float" office:value="19626">
            <text:p>19626</text:p>
          </table:table-cell>
          <table:table-cell office:value-type="float" office:value="20674">
            <text:p>20674</text:p>
          </table:table-cell>
          <table:table-cell office:value-type="string">
            <text:p>2,6</text:p>
          </table:table-cell>
          <table:table-cell office:value-type="string">
            <text:p>0,7</text:p>
          </table:table-cell>
          <table:table-cell office:value-type="string">
            <text:p>3,6</text:p>
          </table:table-cell>
          <table:table-cell table:number-columns-repeated="2"/>
          <table:table-cell office:value-type="float" office:value="791.9">
            <text:p>791.9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10">
            <text:p>210</text:p>
          </table:table-cell>
          <table:table-cell table:style-name="ce34" office:value-type="float" office:value="0.6455">
            <text:p>0.6455</text:p>
          </table:table-cell>
          <table:table-cell table:formula="of:=[.C31]*1000" office:value-type="float" office:value="645.5">
            <text:p>645.5</text:p>
          </table:table-cell>
          <table:table-cell table:formula="of:=[.D31]/[.$D$3]" office:value-type="float" office:value="0.0032275">
            <text:p>0.0032275</text:p>
          </table:table-cell>
          <table:table-cell/>
          <table:table-cell office:value-type="float" office:value="70">
            <text:p>70</text:p>
          </table:table-cell>
          <table:table-cell office:value-type="float" office:value="16874">
            <text:p>16874</text:p>
          </table:table-cell>
          <table:table-cell office:value-type="float" office:value="16411">
            <text:p>16411</text:p>
          </table:table-cell>
          <table:table-cell office:value-type="float" office:value="17348">
            <text:p>17348</text:p>
          </table:table-cell>
          <table:table-cell office:value-type="string">
            <text:p>2,8</text:p>
          </table:table-cell>
          <table:table-cell office:value-type="string">
            <text:p>0,8</text:p>
          </table:table-cell>
          <table:table-cell office:value-type="string">
            <text:p>3,5</text:p>
          </table:table-cell>
          <table:table-cell table:number-columns-repeated="2"/>
          <table:table-cell office:value-type="float" office:value="645.5">
            <text:p>645.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20">
            <text:p>220</text:p>
          </table:table-cell>
          <table:table-cell table:style-name="ce34" office:value-type="float" office:value="0.5303">
            <text:p>0.5303</text:p>
          </table:table-cell>
          <table:table-cell table:formula="of:=[.C32]*1000" office:value-type="float" office:value="530.3">
            <text:p>530.3</text:p>
          </table:table-cell>
          <table:table-cell table:formula="of:=[.D32]/[.$D$3]" office:value-type="float" office:value="0.0026515">
            <text:p>0.0026515</text:p>
          </table:table-cell>
          <table:table-cell/>
          <table:table-cell office:value-type="float" office:value="75">
            <text:p>75</text:p>
          </table:table-cell>
          <table:table-cell office:value-type="float" office:value="14198">
            <text:p>14198</text:p>
          </table:table-cell>
          <table:table-cell office:value-type="float" office:value="13786">
            <text:p>13786</text:p>
          </table:table-cell>
          <table:table-cell office:value-type="float" office:value="14622">
            <text:p>14622</text:p>
          </table:table-cell>
          <table:table-cell office:value-type="string">
            <text:p>3,0</text:p>
          </table:table-cell>
          <table:table-cell office:value-type="string">
            <text:p>0,9</text:p>
          </table:table-cell>
          <table:table-cell office:value-type="string">
            <text:p>3,4</text:p>
          </table:table-cell>
          <table:table-cell table:number-columns-repeated="2"/>
          <table:table-cell office:value-type="float" office:value="530.3">
            <text:p>530.3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30">
            <text:p>230</text:p>
          </table:table-cell>
          <table:table-cell table:style-name="ce34" office:value-type="float" office:value="0.4389">
            <text:p>0.4389</text:p>
          </table:table-cell>
          <table:table-cell table:formula="of:=[.C33]*1000" office:value-type="float" office:value="438.9">
            <text:p>438.9</text:p>
          </table:table-cell>
          <table:table-cell table:formula="of:=[.D33]/[.$D$3]" office:value-type="float" office:value="0.0021945">
            <text:p>0.0021945</text:p>
          </table:table-cell>
          <table:table-cell/>
          <table:table-cell office:value-type="float" office:value="80">
            <text:p>80</text:p>
          </table:table-cell>
          <table:table-cell office:value-type="float" office:value="11998">
            <text:p>11998</text:p>
          </table:table-cell>
          <table:table-cell office:value-type="float" office:value="11631">
            <text:p>11631</text:p>
          </table:table-cell>
          <table:table-cell office:value-type="float" office:value="12376">
            <text:p>12376</text:p>
          </table:table-cell>
          <table:table-cell office:value-type="string">
            <text:p>3,2</text:p>
          </table:table-cell>
          <table:table-cell office:value-type="string">
            <text:p>0,9</text:p>
          </table:table-cell>
          <table:table-cell office:value-type="string">
            <text:p>3,3</text:p>
          </table:table-cell>
          <table:table-cell table:number-columns-repeated="2"/>
          <table:table-cell office:value-type="float" office:value="438.9">
            <text:p>438.9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40">
            <text:p>240</text:p>
          </table:table-cell>
          <table:table-cell table:style-name="ce34" office:value-type="float" office:value="0.3658">
            <text:p>0.3658</text:p>
          </table:table-cell>
          <table:table-cell table:formula="of:=[.C34]*1000" office:value-type="float" office:value="365.8">
            <text:p>365.8</text:p>
          </table:table-cell>
          <table:table-cell table:formula="of:=[.D34]/[.$D$3]" office:value-type="float" office:value="0.001829">
            <text:p>0.001829</text:p>
          </table:table-cell>
          <table:table-cell/>
          <table:table-cell office:value-type="float" office:value="85">
            <text:p>85</text:p>
          </table:table-cell>
          <table:table-cell office:value-type="float" office:value="10181">
            <text:p>10181</text:p>
          </table:table-cell>
          <table:table-cell office:value-type="float" office:value="9854">
            <text:p>9854</text:p>
          </table:table-cell>
          <table:table-cell office:value-type="float" office:value="10519">
            <text:p>10519</text:p>
          </table:table-cell>
          <table:table-cell office:value-type="string">
            <text:p>3,3</text:p>
          </table:table-cell>
          <table:table-cell office:value-type="string">
            <text:p>1,0</text:p>
          </table:table-cell>
          <table:table-cell office:value-type="string">
            <text:p>3,2</text:p>
          </table:table-cell>
          <table:table-cell table:number-columns-repeated="2"/>
          <table:table-cell office:value-type="float" office:value="365.8">
            <text:p>365.8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50">
            <text:p>250</text:p>
          </table:table-cell>
          <table:table-cell table:style-name="ce34" office:value-type="float" office:value="0.3068">
            <text:p>0.3068</text:p>
          </table:table-cell>
          <table:table-cell table:formula="of:=[.C35]*1000" office:value-type="float" office:value="306.8">
            <text:p>306.8</text:p>
          </table:table-cell>
          <table:table-cell table:formula="of:=[.D35]/[.$D$3]" office:value-type="float" office:value="0.001534">
            <text:p>0.001534</text:p>
          </table:table-cell>
          <table:table-cell/>
          <table:table-cell office:value-type="float" office:value="90">
            <text:p>90</text:p>
          </table:table-cell>
          <table:table-cell office:value-type="float" office:value="8674">
            <text:p>8674</text:p>
          </table:table-cell>
          <table:table-cell office:value-type="float" office:value="8382">
            <text:p>8382</text:p>
          </table:table-cell>
          <table:table-cell office:value-type="float" office:value="8976">
            <text:p>8976</text:p>
          </table:table-cell>
          <table:table-cell office:value-type="string">
            <text:p>3,5</text:p>
          </table:table-cell>
          <table:table-cell office:value-type="string">
            <text:p>1,1</text:p>
          </table:table-cell>
          <table:table-cell office:value-type="string">
            <text:p>3,2</text:p>
          </table:table-cell>
          <table:table-cell table:number-columns-repeated="2"/>
          <table:table-cell office:value-type="float" office:value="306.8">
            <text:p>306.8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60">
            <text:p>260</text:p>
          </table:table-cell>
          <table:table-cell table:style-name="ce34" office:value-type="float" office:value="0.2591">
            <text:p>0.2591</text:p>
          </table:table-cell>
          <table:table-cell table:formula="of:=[.C36]*1000" office:value-type="float" office:value="259.1">
            <text:p>259.1</text:p>
          </table:table-cell>
          <table:table-cell table:formula="of:=[.D36]/[.$D$3]" office:value-type="float" office:value="0.0012955">
            <text:p>0.0012955</text:p>
          </table:table-cell>
          <table:table-cell/>
          <table:table-cell office:value-type="float" office:value="95">
            <text:p>95</text:p>
          </table:table-cell>
          <table:table-cell office:value-type="float" office:value="7419">
            <text:p>7419</text:p>
          </table:table-cell>
          <table:table-cell office:value-type="float" office:value="7158">
            <text:p>7158</text:p>
          </table:table-cell>
          <table:table-cell office:value-type="float" office:value="7688">
            <text:p>7688</text:p>
          </table:table-cell>
          <table:table-cell office:value-type="string">
            <text:p>3,6</text:p>
          </table:table-cell>
          <table:table-cell office:value-type="string">
            <text:p>1,2</text:p>
          </table:table-cell>
          <table:table-cell office:value-type="string">
            <text:p>3,1</text:p>
          </table:table-cell>
          <table:table-cell table:number-columns-repeated="2"/>
          <table:table-cell office:value-type="float" office:value="259.1">
            <text:p>259.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70">
            <text:p>270</text:p>
          </table:table-cell>
          <table:table-cell table:style-name="ce34" office:value-type="float" office:value="0.2201">
            <text:p>0.2201</text:p>
          </table:table-cell>
          <table:table-cell table:formula="of:=[.C37]*1000" office:value-type="float" office:value="220.1">
            <text:p>220.1</text:p>
          </table:table-cell>
          <table:table-cell table:formula="of:=[.D37]/[.$D$3]" office:value-type="float" office:value="0.0011005">
            <text:p>0.0011005</text:p>
          </table:table-cell>
          <table:table-cell/>
          <table:table-cell office:value-type="float" office:value="100">
            <text:p>100</text:p>
          </table:table-cell>
          <table:table-cell office:value-type="float" office:value="6369">
            <text:p>6369</text:p>
          </table:table-cell>
          <table:table-cell office:value-type="float" office:value="6136">
            <text:p>6136</text:p>
          </table:table-cell>
          <table:table-cell office:value-type="float" office:value="6610">
            <text:p>6610</text:p>
          </table:table-cell>
          <table:table-cell office:value-type="string">
            <text:p>3,8</text:p>
          </table:table-cell>
          <table:table-cell office:value-type="string">
            <text:p>1,3</text:p>
          </table:table-cell>
          <table:table-cell office:value-type="string">
            <text:p>3,0</text:p>
          </table:table-cell>
          <table:table-cell table:number-columns-repeated="2"/>
          <table:table-cell office:value-type="float" office:value="220.1">
            <text:p>220.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80">
            <text:p>280</text:p>
          </table:table-cell>
          <table:table-cell table:style-name="ce34" office:value-type="float" office:value="0.1881">
            <text:p>0.1881</text:p>
          </table:table-cell>
          <table:table-cell table:formula="of:=[.C38]*1000" office:value-type="float" office:value="188.1">
            <text:p>188.1</text:p>
          </table:table-cell>
          <table:table-cell table:formula="of:=[.D38]/[.$D$3]" office:value-type="float" office:value="0.0009405">
            <text:p>0.0009405</text:p>
          </table:table-cell>
          <table:table-cell/>
          <table:table-cell office:value-type="float" office:value="105">
            <text:p>105</text:p>
          </table:table-cell>
          <table:table-cell office:value-type="float" office:value="5487">
            <text:p>5487</text:p>
          </table:table-cell>
          <table:table-cell office:value-type="float" office:value="5279">
            <text:p>5279</text:p>
          </table:table-cell>
          <table:table-cell office:value-type="float" office:value="5703">
            <text:p>5703</text:p>
          </table:table-cell>
          <table:table-cell office:value-type="string">
            <text:p>3,9</text:p>
          </table:table-cell>
          <table:table-cell office:value-type="string">
            <text:p>1,3</text:p>
          </table:table-cell>
          <table:table-cell office:value-type="string">
            <text:p>2,9</text:p>
          </table:table-cell>
          <table:table-cell table:number-columns-repeated="2"/>
          <table:table-cell office:value-type="float" office:value="188.1">
            <text:p>188.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90">
            <text:p>290</text:p>
          </table:table-cell>
          <table:table-cell table:style-name="ce34" office:value-type="float" office:value="0.1616">
            <text:p>0.1616</text:p>
          </table:table-cell>
          <table:table-cell table:formula="of:=[.C39]*1000" office:value-type="float" office:value="161.6">
            <text:p>161.6</text:p>
          </table:table-cell>
          <table:table-cell table:formula="of:=[.D39]/[.$D$3]" office:value-type="float" office:value="0.000808">
            <text:p>0.000808</text:p>
          </table:table-cell>
          <table:table-cell/>
          <table:table-cell office:value-type="float" office:value="110">
            <text:p>110</text:p>
          </table:table-cell>
          <table:table-cell office:value-type="float" office:value="4744">
            <text:p>4744</text:p>
          </table:table-cell>
          <table:table-cell office:value-type="float" office:value="4557">
            <text:p>4557</text:p>
          </table:table-cell>
          <table:table-cell office:value-type="float" office:value="4937">
            <text:p>4937</text:p>
          </table:table-cell>
          <table:table-cell office:value-type="string">
            <text:p>4,1</text:p>
          </table:table-cell>
          <table:table-cell office:value-type="string">
            <text:p>1,4</text:p>
          </table:table-cell>
          <table:table-cell office:value-type="string">
            <text:p>2,9</text:p>
          </table:table-cell>
          <table:table-cell table:number-columns-repeated="2"/>
          <table:table-cell office:value-type="float" office:value="161.6">
            <text:p>161.6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00">
            <text:p>300</text:p>
          </table:table-cell>
          <table:table-cell table:style-name="ce34" office:value-type="float" office:value="0.1396">
            <text:p>0.1396</text:p>
          </table:table-cell>
          <table:table-cell table:formula="of:=[.C40]*1000" office:value-type="float" office:value="139.6">
            <text:p>139.6</text:p>
          </table:table-cell>
          <table:table-cell table:formula="of:=[.D40]/[.$D$3]" office:value-type="float" office:value="0.000698">
            <text:p>0.000698</text:p>
          </table:table-cell>
          <table:table-cell/>
          <table:table-cell office:value-type="float" office:value="115">
            <text:p>115</text:p>
          </table:table-cell>
          <table:table-cell office:value-type="float" office:value="4115">
            <text:p>4115</text:p>
          </table:table-cell>
          <table:table-cell office:value-type="float" office:value="3948">
            <text:p>3948</text:p>
          </table:table-cell>
          <table:table-cell office:value-type="float" office:value="4288">
            <text:p>4288</text:p>
          </table:table-cell>
          <table:table-cell office:value-type="string">
            <text:p>4,2</text:p>
          </table:table-cell>
          <table:table-cell office:value-type="string">
            <text:p>1,5</text:p>
          </table:table-cell>
          <table:table-cell office:value-type="string">
            <text:p>2,8</text:p>
          </table:table-cell>
          <table:table-cell table:number-columns-repeated="2"/>
          <table:table-cell office:value-type="float" office:value="139.6">
            <text:p>139.6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120">
            <text:p>120</text:p>
          </table:table-cell>
          <table:table-cell office:value-type="float" office:value="3581">
            <text:p>3581</text:p>
          </table:table-cell>
          <table:table-cell office:value-type="float" office:value="3431">
            <text:p>3431</text:p>
          </table:table-cell>
          <table:table-cell office:value-type="float" office:value="3737">
            <text:p>3737</text:p>
          </table:table-cell>
          <table:table-cell office:value-type="string">
            <text:p>4,4</text:p>
          </table:table-cell>
          <table:table-cell office:value-type="string">
            <text:p>1,6</text:p>
          </table:table-cell>
          <table:table-cell office:value-type="string">
            <text:p>2,8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25">
            <text:p>125</text:p>
          </table:table-cell>
          <table:table-cell office:value-type="float" office:value="3126">
            <text:p>3126</text:p>
          </table:table-cell>
          <table:table-cell office:value-type="float" office:value="2991">
            <text:p>2991</text:p>
          </table:table-cell>
          <table:table-cell office:value-type="float" office:value="3266">
            <text:p>3266</text:p>
          </table:table-cell>
          <table:table-cell office:value-type="string">
            <text:p>4,5</text:p>
          </table:table-cell>
          <table:table-cell office:value-type="string">
            <text:p>1,7</text:p>
          </table:table-cell>
          <table:table-cell office:value-type="string">
            <text:p>2,7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30">
            <text:p>130</text:p>
          </table:table-cell>
          <table:table-cell office:value-type="float" office:value="2737">
            <text:p>2737</text:p>
          </table:table-cell>
          <table:table-cell office:value-type="float" office:value="2616">
            <text:p>2616</text:p>
          </table:table-cell>
          <table:table-cell office:value-type="float" office:value="2864">
            <text:p>2864</text:p>
          </table:table-cell>
          <table:table-cell office:value-type="float" office:value="4.6">
            <text:p>4.6</text:p>
          </table:table-cell>
          <table:table-cell office:value-type="float" office:value="1.8">
            <text:p>1.8</text:p>
          </table:table-cell>
          <table:table-cell office:value-type="float" office:value="2.6">
            <text:p>2.6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35">
            <text:p>135</text:p>
          </table:table-cell>
          <table:table-cell office:value-type="float" office:value="2404">
            <text:p>2404</text:p>
          </table:table-cell>
          <table:table-cell office:value-type="float" office:value="2294">
            <text:p>2294</text:p>
          </table:table-cell>
          <table:table-cell office:value-type="float" office:value="2518">
            <text:p>2518</text:p>
          </table:table-cell>
          <table:table-cell office:value-type="float" office:value="4.8">
            <text:p>4.8</text:p>
          </table:table-cell>
          <table:table-cell office:value-type="float" office:value="1.8">
            <text:p>1.8</text:p>
          </table:table-cell>
          <table:table-cell office:value-type="float" office:value="2.6">
            <text:p>2.6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40">
            <text:p>140</text:p>
          </table:table-cell>
          <table:table-cell office:value-type="float" office:value="2117">
            <text:p>2117</text:p>
          </table:table-cell>
          <table:table-cell office:value-type="float" office:value="2018">
            <text:p>2018</text:p>
          </table:table-cell>
          <table:table-cell office:value-type="float" office:value="2220">
            <text:p>2220</text:p>
          </table:table-cell>
          <table:table-cell office:value-type="float" office:value="4.9">
            <text:p>4.9</text:p>
          </table:table-cell>
          <table:table-cell office:value-type="float" office:value="1.9">
            <text:p>1.9</text:p>
          </table:table-cell>
          <table:table-cell office:value-type="float" office:value="2.5">
            <text:p>2.5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45">
            <text:p>145</text:p>
          </table:table-cell>
          <table:table-cell office:value-type="float" office:value="1869">
            <text:p>1869</text:p>
          </table:table-cell>
          <table:table-cell office:value-type="float" office:value="1780">
            <text:p>1780</text:p>
          </table:table-cell>
          <table:table-cell office:value-type="float" office:value="1963">
            <text:p>196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50">
            <text:p>150</text:p>
          </table:table-cell>
          <table:table-cell office:value-type="float" office:value="1655">
            <text:p>1655</text:p>
          </table:table-cell>
          <table:table-cell office:value-type="float" office:value="1574">
            <text:p>1574</text:p>
          </table:table-cell>
          <table:table-cell office:value-type="float" office:value="1740">
            <text:p>1740</text:p>
          </table:table-cell>
          <table:table-cell office:value-type="float" office:value="5.1">
            <text:p>5.1</text:p>
          </table:table-cell>
          <table:table-cell office:value-type="float" office:value="2.1">
            <text:p>2.1</text:p>
          </table:table-cell>
          <table:table-cell office:value-type="float" office:value="2.4">
            <text:p>2.4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55">
            <text:p>155</text:p>
          </table:table-cell>
          <table:table-cell office:value-type="float" office:value="1469">
            <text:p>1469</text:p>
          </table:table-cell>
          <table:table-cell office:value-type="float" office:value="1396">
            <text:p>1396</text:p>
          </table:table-cell>
          <table:table-cell office:value-type="float" office:value="1546">
            <text:p>1546</text:p>
          </table:table-cell>
          <table:table-cell office:value-type="float" office:value="5.2">
            <text:p>5.2</text:p>
          </table:table-cell>
          <table:table-cell office:value-type="float" office:value="2.2">
            <text:p>2.2</text:p>
          </table:table-cell>
          <table:table-cell office:value-type="float" office:value="2.4">
            <text:p>2.4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60">
            <text:p>160</text:p>
          </table:table-cell>
          <table:table-cell office:value-type="float" office:value="1307">
            <text:p>1307</text:p>
          </table:table-cell>
          <table:table-cell office:value-type="float" office:value="1241">
            <text:p>1241</text:p>
          </table:table-cell>
          <table:table-cell office:value-type="float" office:value="1377">
            <text:p>1377</text:p>
          </table:table-cell>
          <table:table-cell office:value-type="float" office:value="5.4">
            <text:p>5.4</text:p>
          </table:table-cell>
          <table:table-cell table:number-columns-repeated="2" office:value-type="float" office:value="2.3">
            <text:p>2.3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65">
            <text:p>165</text:p>
          </table:table-cell>
          <table:table-cell office:value-type="float" office:value="1166">
            <text:p>1166</text:p>
          </table:table-cell>
          <table:table-cell office:value-type="float" office:value="1106">
            <text:p>1106</text:p>
          </table:table-cell>
          <table:table-cell office:value-type="float" office:value="1230">
            <text:p>1230</text:p>
          </table:table-cell>
          <table:table-cell office:value-type="float" office:value="5.5">
            <text:p>5.5</text:p>
          </table:table-cell>
          <table:table-cell office:value-type="float" office:value="2.4">
            <text:p>2.4</text:p>
          </table:table-cell>
          <table:table-cell office:value-type="float" office:value="2.3">
            <text:p>2.3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70">
            <text:p>170</text:p>
          </table:table-cell>
          <table:table-cell office:value-type="float" office:value="1043">
            <text:p>1043</text:p>
          </table:table-cell>
          <table:table-cell office:value-type="float" office:value="987.6">
            <text:p>987.6</text:p>
          </table:table-cell>
          <table:table-cell office:value-type="float" office:value="1101">
            <text:p>1101</text:p>
          </table:table-cell>
          <table:table-cell office:value-type="float" office:value="5.6">
            <text:p>5.6</text:p>
          </table:table-cell>
          <table:table-cell office:value-type="float" office:value="2.5">
            <text:p>2.5</text:p>
          </table:table-cell>
          <table:table-cell office:value-type="float" office:value="2.2">
            <text:p>2.2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75">
            <text:p>175</text:p>
          </table:table-cell>
          <table:table-cell office:value-type="float" office:value="934.5">
            <text:p>934.5</text:p>
          </table:table-cell>
          <table:table-cell office:value-type="float" office:value="884.1">
            <text:p>884.1</text:p>
          </table:table-cell>
          <table:table-cell office:value-type="float" office:value="987.5">
            <text:p>987.5</text:p>
          </table:table-cell>
          <table:table-cell office:value-type="float" office:value="5.7">
            <text:p>5.7</text:p>
          </table:table-cell>
          <table:table-cell office:value-type="float" office:value="2.6">
            <text:p>2.6</text:p>
          </table:table-cell>
          <table:table-cell office:value-type="float" office:value="2.2">
            <text:p>2.2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80">
            <text:p>180</text:p>
          </table:table-cell>
          <table:table-cell office:value-type="float" office:value="839.3">
            <text:p>839.3</text:p>
          </table:table-cell>
          <table:table-cell office:value-type="float" office:value="793.3">
            <text:p>793.3</text:p>
          </table:table-cell>
          <table:table-cell office:value-type="float" office:value="887.8">
            <text:p>887.8</text:p>
          </table:table-cell>
          <table:table-cell office:value-type="float" office:value="5.8">
            <text:p>5.8</text:p>
          </table:table-cell>
          <table:table-cell office:value-type="float" office:value="2.7">
            <text:p>2.7</text:p>
          </table:table-cell>
          <table:table-cell office:value-type="float" office:value="2.1">
            <text:p>2.1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02">
            <text:p>1.02</text:p>
          </table:table-cell>
          <table:table-cell table:style-name="ce10" table:formula="of:=[.A54]*3.14278*([.B54]/2)*([.B54]/2)" office:value-type="float" office:value="0.817437078">
            <text:p>0.817</text:p>
          </table:table-cell>
          <table:table-cell table:number-columns-repeated="3"/>
          <table:table-cell office:value-type="float" office:value="185">
            <text:p>185</text:p>
          </table:table-cell>
          <table:table-cell office:value-type="float" office:value="755.4">
            <text:p>755.4</text:p>
          </table:table-cell>
          <table:table-cell office:value-type="float" office:value="713.3">
            <text:p>713.3</text:p>
          </table:table-cell>
          <table:table-cell office:value-type="float" office:value="799.9">
            <text:p>799.9</text:p>
          </table:table-cell>
          <table:table-cell office:value-type="float" office:value="5.9">
            <text:p>5.9</text:p>
          </table:table-cell>
          <table:table-cell office:value-type="float" office:value="2.8">
            <text:p>2.8</text:p>
          </table:table-cell>
          <table:table-cell office:value-type="float" office:value="2.1">
            <text:p>2.1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90">
            <text:p>190</text:p>
          </table:table-cell>
          <table:table-cell office:value-type="float" office:value="681.3">
            <text:p>681.3</text:p>
          </table:table-cell>
          <table:table-cell office:value-type="float" office:value="642.8">
            <text:p>642.8</text:p>
          </table:table-cell>
          <table:table-cell office:value-type="float" office:value="722.2">
            <text:p>722.2</text:p>
          </table:table-cell>
          <table:table-cell office:value-type="float" office:value="6">
            <text:p>6</text:p>
          </table:table-cell>
          <table:table-cell office:value-type="float" office:value="2.9">
            <text:p>2.9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95">
            <text:p>195</text:p>
          </table:table-cell>
          <table:table-cell office:value-type="float" office:value="615.8">
            <text:p>615.8</text:p>
          </table:table-cell>
          <table:table-cell office:value-type="float" office:value="580.4">
            <text:p>580.4</text:p>
          </table:table-cell>
          <table:table-cell office:value-type="float" office:value="653.3">
            <text:p>653.3</text:p>
          </table:table-cell>
          <table:table-cell office:value-type="float" office:value="6.1">
            <text:p>6.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200">
            <text:p>200</text:p>
          </table:table-cell>
          <table:table-cell office:value-type="float" office:value="557.6">
            <text:p>557.6</text:p>
          </table:table-cell>
          <table:table-cell office:value-type="float" office:value="525.1">
            <text:p>525.1</text:p>
          </table:table-cell>
          <table:table-cell office:value-type="float" office:value="592.1">
            <text:p>592.1</text:p>
          </table:table-cell>
          <table:table-cell office:value-type="float" office:value="6.2">
            <text:p>6.2</text:p>
          </table:table-cell>
          <table:table-cell office:value-type="float" office:value="3.1">
            <text:p>3.1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205">
            <text:p>205</text:p>
          </table:table-cell>
          <table:table-cell office:value-type="float" office:value="505.9">
            <text:p>505.9</text:p>
          </table:table-cell>
          <table:table-cell office:value-type="float" office:value="476">
            <text:p>476</text:p>
          </table:table-cell>
          <table:table-cell office:value-type="float" office:value="537.7">
            <text:p>537.7</text:p>
          </table:table-cell>
          <table:table-cell office:value-type="float" office:value="6.3">
            <text:p>6.3</text:p>
          </table:table-cell>
          <table:table-cell office:value-type="float" office:value="3.3">
            <text:p>3.3</text:p>
          </table:table-cell>
          <table:table-cell office:value-type="float" office:value="1.9">
            <text:p>1.9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210">
            <text:p>210</text:p>
          </table:table-cell>
          <table:table-cell office:value-type="float" office:value="459.9">
            <text:p>459.9</text:p>
          </table:table-cell>
          <table:table-cell office:value-type="float" office:value="432.3">
            <text:p>432.3</text:p>
          </table:table-cell>
          <table:table-cell office:value-type="float" office:value="489.2">
            <text:p>489.2</text:p>
          </table:table-cell>
          <table:table-cell office:value-type="float" office:value="6.4">
            <text:p>6.4</text:p>
          </table:table-cell>
          <table:table-cell office:value-type="float" office:value="3.4">
            <text:p>3.4</text:p>
          </table:table-cell>
          <table:table-cell office:value-type="float" office:value="1.9">
            <text:p>1.9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215">
            <text:p>215</text:p>
          </table:table-cell>
          <table:table-cell office:value-type="float" office:value="418.8">
            <text:p>418.8</text:p>
          </table:table-cell>
          <table:table-cell office:value-type="float" office:value="393.3">
            <text:p>393.3</text:p>
          </table:table-cell>
          <table:table-cell office:value-type="float" office:value="445.8">
            <text:p>445.8</text:p>
          </table:table-cell>
          <table:table-cell office:value-type="float" office:value="6.5">
            <text:p>6.5</text:p>
          </table:table-cell>
          <table:table-cell office:value-type="float" office:value="3.5">
            <text:p>3.5</text:p>
          </table:table-cell>
          <table:table-cell office:value-type="float" office:value="1.9">
            <text:p>1.9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220">
            <text:p>220</text:p>
          </table:table-cell>
          <table:table-cell office:value-type="float" office:value="382">
            <text:p>382</text:p>
          </table:table-cell>
          <table:table-cell office:value-type="float" office:value="358.5">
            <text:p>358.5</text:p>
          </table:table-cell>
          <table:table-cell office:value-type="float" office:value="407">
            <text:p>407</text:p>
          </table:table-cell>
          <table:table-cell office:value-type="float" office:value="6.6">
            <text:p>6.6</text:p>
          </table:table-cell>
          <table:table-cell office:value-type="float" office:value="3.6">
            <text:p>3.6</text:p>
          </table:table-cell>
          <table:table-cell office:value-type="float" office:value="1.8">
            <text:p>1.8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225">
            <text:p>225</text:p>
          </table:table-cell>
          <table:table-cell office:value-type="float" office:value="349.1">
            <text:p>349.1</text:p>
          </table:table-cell>
          <table:table-cell office:value-type="float" office:value="327.3">
            <text:p>327.3</text:p>
          </table:table-cell>
          <table:table-cell office:value-type="float" office:value="372.2">
            <text:p>372.2</text:p>
          </table:table-cell>
          <table:table-cell office:value-type="float" office:value="6.6">
            <text:p>6.6</text:p>
          </table:table-cell>
          <table:table-cell office:value-type="float" office:value="3.7">
            <text:p>3.7</text:p>
          </table:table-cell>
          <table:table-cell office:value-type="float" office:value="1.8">
            <text:p>1.8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230">
            <text:p>230</text:p>
          </table:table-cell>
          <table:table-cell office:value-type="float" office:value="319.5">
            <text:p>319.5</text:p>
          </table:table-cell>
          <table:table-cell office:value-type="float" office:value="299.3">
            <text:p>299.3</text:p>
          </table:table-cell>
          <table:table-cell office:value-type="float" office:value="341">
            <text:p>341</text:p>
          </table:table-cell>
          <table:table-cell office:value-type="float" office:value="6.7">
            <text:p>6.7</text:p>
          </table:table-cell>
          <table:table-cell office:value-type="float" office:value="3.8">
            <text:p>3.8</text:p>
          </table:table-cell>
          <table:table-cell office:value-type="float" office:value="1.8">
            <text:p>1.8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235">
            <text:p>235</text:p>
          </table:table-cell>
          <table:table-cell office:value-type="float" office:value="292.9">
            <text:p>292.9</text:p>
          </table:table-cell>
          <table:table-cell office:value-type="float" office:value="274.2">
            <text:p>274.2</text:p>
          </table:table-cell>
          <table:table-cell office:value-type="float" office:value="312.9">
            <text:p>312.9</text:p>
          </table:table-cell>
          <table:table-cell office:value-type="float" office:value="6.8">
            <text:p>6.8</text:p>
          </table:table-cell>
          <table:table-cell office:value-type="float" office:value="4">
            <text:p>4</text:p>
          </table:table-cell>
          <table:table-cell office:value-type="float" office:value="1.7">
            <text:p>1.7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240">
            <text:p>240</text:p>
          </table:table-cell>
          <table:table-cell office:value-type="float" office:value="269">
            <text:p>269</text:p>
          </table:table-cell>
          <table:table-cell office:value-type="float" office:value="251.6">
            <text:p>251.6</text:p>
          </table:table-cell>
          <table:table-cell office:value-type="float" office:value="287.5">
            <text:p>287.5</text:p>
          </table:table-cell>
          <table:table-cell office:value-type="float" office:value="6.9">
            <text:p>6.9</text:p>
          </table:table-cell>
          <table:table-cell office:value-type="float" office:value="4.1">
            <text:p>4.1</text:p>
          </table:table-cell>
          <table:table-cell office:value-type="float" office:value="1.7">
            <text:p>1.7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245">
            <text:p>245</text:p>
          </table:table-cell>
          <table:table-cell office:value-type="float" office:value="247.3">
            <text:p>247.3</text:p>
          </table:table-cell>
          <table:table-cell office:value-type="float" office:value="231.2">
            <text:p>231.2</text:p>
          </table:table-cell>
          <table:table-cell office:value-type="float" office:value="264.6">
            <text:p>264.6</text:p>
          </table:table-cell>
          <table:table-cell office:value-type="float" office:value="7">
            <text:p>7</text:p>
          </table:table-cell>
          <table:table-cell office:value-type="float" office:value="4.2">
            <text:p>4.2</text:p>
          </table:table-cell>
          <table:table-cell office:value-type="float" office:value="1.7">
            <text:p>1.7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250">
            <text:p>250</text:p>
          </table:table-cell>
          <table:table-cell office:value-type="float" office:value="227.8">
            <text:p>227.8</text:p>
          </table:table-cell>
          <table:table-cell office:value-type="float" office:value="212.8">
            <text:p>212.8</text:p>
          </table:table-cell>
          <table:table-cell office:value-type="float" office:value="243.9">
            <text:p>243.9</text:p>
          </table:table-cell>
          <table:table-cell office:value-type="float" office:value="7.1">
            <text:p>7.1</text:p>
          </table:table-cell>
          <table:table-cell office:value-type="float" office:value="4.3">
            <text:p>4.3</text:p>
          </table:table-cell>
          <table:table-cell office:value-type="float" office:value="1.6">
            <text:p>1.6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255">
            <text:p>255</text:p>
          </table:table-cell>
          <table:table-cell office:value-type="float" office:value="210.1">
            <text:p>210.1</text:p>
          </table:table-cell>
          <table:table-cell office:value-type="float" office:value="196.1">
            <text:p>196.1</text:p>
          </table:table-cell>
          <table:table-cell office:value-type="float" office:value="225.1">
            <text:p>225.1</text:p>
          </table:table-cell>
          <table:table-cell office:value-type="float" office:value="7.1">
            <text:p>7.1</text:p>
          </table:table-cell>
          <table:table-cell office:value-type="float" office:value="4.5">
            <text:p>4.5</text:p>
          </table:table-cell>
          <table:table-cell office:value-type="float" office:value="1.6">
            <text:p>1.6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260">
            <text:p>260</text:p>
          </table:table-cell>
          <table:table-cell office:value-type="float" office:value="194.1">
            <text:p>194.1</text:p>
          </table:table-cell>
          <table:table-cell office:value-type="float" office:value="181">
            <text:p>181</text:p>
          </table:table-cell>
          <table:table-cell office:value-type="float" office:value="208.1">
            <text:p>208.1</text:p>
          </table:table-cell>
          <table:table-cell office:value-type="float" office:value="7.2">
            <text:p>7.2</text:p>
          </table:table-cell>
          <table:table-cell office:value-type="float" office:value="4.6">
            <text:p>4.6</text:p>
          </table:table-cell>
          <table:table-cell office:value-type="float" office:value="1.6">
            <text:p>1.6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265">
            <text:p>265</text:p>
          </table:table-cell>
          <table:table-cell office:value-type="float" office:value="179.5">
            <text:p>179.5</text:p>
          </table:table-cell>
          <table:table-cell office:value-type="float" office:value="167.3">
            <text:p>167.3</text:p>
          </table:table-cell>
          <table:table-cell office:value-type="float" office:value="192.6">
            <text:p>192.6</text:p>
          </table:table-cell>
          <table:table-cell office:value-type="float" office:value="7.3">
            <text:p>7.3</text:p>
          </table:table-cell>
          <table:table-cell office:value-type="float" office:value="4.7">
            <text:p>4.7</text:p>
          </table:table-cell>
          <table:table-cell office:value-type="float" office:value="1.5">
            <text:p>1.5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270">
            <text:p>270</text:p>
          </table:table-cell>
          <table:table-cell office:value-type="float" office:value="166.3">
            <text:p>166.3</text:p>
          </table:table-cell>
          <table:table-cell office:value-type="float" office:value="154.9">
            <text:p>154.9</text:p>
          </table:table-cell>
          <table:table-cell office:value-type="float" office:value="178.5">
            <text:p>178.5</text:p>
          </table:table-cell>
          <table:table-cell office:value-type="float" office:value="7.4">
            <text:p>7.4</text:p>
          </table:table-cell>
          <table:table-cell office:value-type="float" office:value="4.8">
            <text:p>4.8</text:p>
          </table:table-cell>
          <table:table-cell office:value-type="float" office:value="1.5">
            <text:p>1.5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275">
            <text:p>275</text:p>
          </table:table-cell>
          <table:table-cell office:value-type="float" office:value="154.2">
            <text:p>154.2</text:p>
          </table:table-cell>
          <table:table-cell office:value-type="float" office:value="143.5">
            <text:p>143.5</text:p>
          </table:table-cell>
          <table:table-cell office:value-type="float" office:value="165.7">
            <text:p>165.7</text:p>
          </table:table-cell>
          <table:table-cell office:value-type="float" office:value="7.4">
            <text:p>7.4</text:p>
          </table:table-cell>
          <table:table-cell office:value-type="float" office:value="5">
            <text:p>5</text:p>
          </table:table-cell>
          <table:table-cell office:value-type="float" office:value="1.5">
            <text:p>1.5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280">
            <text:p>280</text:p>
          </table:table-cell>
          <table:table-cell office:value-type="float" office:value="143.2">
            <text:p>143.2</text:p>
          </table:table-cell>
          <table:table-cell office:value-type="float" office:value="133.2">
            <text:p>133.2</text:p>
          </table:table-cell>
          <table:table-cell office:value-type="float" office:value="154">
            <text:p>154</text:p>
          </table:table-cell>
          <table:table-cell office:value-type="float" office:value="7.5">
            <text:p>7.5</text:p>
          </table:table-cell>
          <table:table-cell office:value-type="float" office:value="5.1">
            <text:p>5.1</text:p>
          </table:table-cell>
          <table:table-cell office:value-type="float" office:value="1.5">
            <text:p>1.5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285">
            <text:p>285</text:p>
          </table:table-cell>
          <table:table-cell office:value-type="float" office:value="133.2">
            <text:p>133.2</text:p>
          </table:table-cell>
          <table:table-cell office:value-type="float" office:value="123.8">
            <text:p>123.8</text:p>
          </table:table-cell>
          <table:table-cell office:value-type="float" office:value="143.2">
            <text:p>143.2</text:p>
          </table:table-cell>
          <table:table-cell office:value-type="float" office:value="7.6">
            <text:p>7.6</text:p>
          </table:table-cell>
          <table:table-cell office:value-type="float" office:value="5.2">
            <text:p>5.2</text:p>
          </table:table-cell>
          <table:table-cell office:value-type="float" office:value="1.4">
            <text:p>1.4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290">
            <text:p>290</text:p>
          </table:table-cell>
          <table:table-cell office:value-type="float" office:value="124">
            <text:p>124</text:p>
          </table:table-cell>
          <table:table-cell office:value-type="float" office:value="115.2">
            <text:p>115.2</text:p>
          </table:table-cell>
          <table:table-cell office:value-type="float" office:value="133.4">
            <text:p>133.4</text:p>
          </table:table-cell>
          <table:table-cell office:value-type="float" office:value="7.6">
            <text:p>7.6</text:p>
          </table:table-cell>
          <table:table-cell office:value-type="float" office:value="5.4">
            <text:p>5.4</text:p>
          </table:table-cell>
          <table:table-cell office:value-type="float" office:value="1.4">
            <text:p>1.4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295">
            <text:p>295</text:p>
          </table:table-cell>
          <table:table-cell office:value-type="float" office:value="115.5">
            <text:p>115.5</text:p>
          </table:table-cell>
          <table:table-cell office:value-type="float" office:value="107.3">
            <text:p>107.3</text:p>
          </table:table-cell>
          <table:table-cell office:value-type="float" office:value="124.5">
            <text:p>124.5</text:p>
          </table:table-cell>
          <table:table-cell office:value-type="float" office:value="7.7">
            <text:p>7.7</text:p>
          </table:table-cell>
          <table:table-cell office:value-type="float" office:value="5.5">
            <text:p>5.5</text:p>
          </table:table-cell>
          <table:table-cell office:value-type="float" office:value="1.4">
            <text:p>1.4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300">
            <text:p>300</text:p>
          </table:table-cell>
          <table:table-cell office:value-type="float" office:value="107.8">
            <text:p>107.8</text:p>
          </table:table-cell>
          <table:table-cell office:value-type="float" office:value="100">
            <text:p>100</text:p>
          </table:table-cell>
          <table:table-cell office:value-type="float" office:value="116.2">
            <text:p>116.2</text:p>
          </table:table-cell>
          <table:table-cell office:value-type="float" office:value="7.8">
            <text:p>7.8</text:p>
          </table:table-cell>
          <table:table-cell office:value-type="float" office:value="5.7">
            <text:p>5.7</text:p>
          </table:table-cell>
          <table:table-cell office:value-type="float" office:value="1.4">
            <text:p>1.4</text:p>
          </table:table-cell>
          <table:table-cell table:number-columns-repeated="1011"/>
        </table:table-row>
        <table:table-row table:style-name="ro1" table:number-rows-repeated="7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style-name="ce33" office:value-type="float" office:value="0">
            <text:p>0</text:p>
          </table:table-cell>
          <table:table-cell office:value-type="float" office:value="333964">
            <text:p>333964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3" office:value-type="float" office:value="10">
            <text:p>10</text:p>
          </table:table-cell>
          <table:table-cell office:value-type="float" office:value="201659">
            <text:p>201659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3" office:value-type="float" office:value="20">
            <text:p>20</text:p>
          </table:table-cell>
          <table:table-cell office:value-type="float" office:value="125468">
            <text:p>125468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3" office:value-type="float" office:value="30">
            <text:p>30</text:p>
          </table:table-cell>
          <table:table-cell office:value-type="float" office:value="80223">
            <text:p>80223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3" office:value-type="float" office:value="40">
            <text:p>40</text:p>
          </table:table-cell>
          <table:table-cell office:value-type="float" office:value="52589">
            <text:p>52589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3" office:value-type="float" office:value="50">
            <text:p>50</text:p>
          </table:table-cell>
          <table:table-cell office:value-type="float" office:value="35272">
            <text:p>35272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3" office:value-type="float" office:value="60">
            <text:p>60</text:p>
          </table:table-cell>
          <table:table-cell office:value-type="float" office:value="24161">
            <text:p>24161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3" office:value-type="float" office:value="70">
            <text:p>70</text:p>
          </table:table-cell>
          <table:table-cell office:value-type="float" office:value="16874">
            <text:p>16874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3" office:value-type="float" office:value="80">
            <text:p>80</text:p>
          </table:table-cell>
          <table:table-cell office:value-type="float" office:value="11998">
            <text:p>11998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3" office:value-type="float" office:value="90">
            <text:p>90</text:p>
          </table:table-cell>
          <table:table-cell office:value-type="float" office:value="8674">
            <text:p>8674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3" office:value-type="float" office:value="100">
            <text:p>100</text:p>
          </table:table-cell>
          <table:table-cell office:value-type="float" office:value="6369">
            <text:p>6369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3" office:value-type="float" office:value="110">
            <text:p>110</text:p>
          </table:table-cell>
          <table:table-cell office:value-type="float" office:value="4744">
            <text:p>4744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3" office:value-type="float" office:value="120">
            <text:p>120</text:p>
          </table:table-cell>
          <table:table-cell office:value-type="float" office:value="3581">
            <text:p>3581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3" office:value-type="float" office:value="130">
            <text:p>130</text:p>
          </table:table-cell>
          <table:table-cell office:value-type="float" office:value="2737">
            <text:p>2737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3" office:value-type="float" office:value="140">
            <text:p>140</text:p>
          </table:table-cell>
          <table:table-cell office:value-type="float" office:value="2117">
            <text:p>2117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3" office:value-type="float" office:value="150">
            <text:p>150</text:p>
          </table:table-cell>
          <table:table-cell office:value-type="float" office:value="1655">
            <text:p>1655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3" office:value-type="float" office:value="160">
            <text:p>160</text:p>
          </table:table-cell>
          <table:table-cell office:value-type="float" office:value="1307">
            <text:p>1307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3" office:value-type="float" office:value="170">
            <text:p>170</text:p>
          </table:table-cell>
          <table:table-cell office:value-type="float" office:value="1043">
            <text:p>1043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3" office:value-type="float" office:value="180">
            <text:p>180</text:p>
          </table:table-cell>
          <table:table-cell office:value-type="float" office:value="839.3">
            <text:p>839.3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3" office:value-type="float" office:value="190">
            <text:p>190</text:p>
          </table:table-cell>
          <table:table-cell office:value-type="float" office:value="681.3">
            <text:p>681.3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3" office:value-type="float" office:value="200">
            <text:p>200</text:p>
          </table:table-cell>
          <table:table-cell office:value-type="float" office:value="557.6">
            <text:p>557.6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3" office:value-type="float" office:value="210">
            <text:p>210</text:p>
          </table:table-cell>
          <table:table-cell office:value-type="float" office:value="459.9">
            <text:p>459.9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3" office:value-type="float" office:value="220">
            <text:p>220</text:p>
          </table:table-cell>
          <table:table-cell office:value-type="float" office:value="382">
            <text:p>382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3" office:value-type="float" office:value="230">
            <text:p>230</text:p>
          </table:table-cell>
          <table:table-cell office:value-type="float" office:value="319.5">
            <text:p>319.5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3" office:value-type="float" office:value="240">
            <text:p>240</text:p>
          </table:table-cell>
          <table:table-cell office:value-type="float" office:value="269">
            <text:p>269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3" office:value-type="float" office:value="250">
            <text:p>250</text:p>
          </table:table-cell>
          <table:table-cell office:value-type="float" office:value="227.8">
            <text:p>227.8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3" office:value-type="float" office:value="260">
            <text:p>260</text:p>
          </table:table-cell>
          <table:table-cell office:value-type="float" office:value="194.1">
            <text:p>194.1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3" office:value-type="float" office:value="270">
            <text:p>270</text:p>
          </table:table-cell>
          <table:table-cell office:value-type="float" office:value="166.3">
            <text:p>166.3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3" office:value-type="float" office:value="280">
            <text:p>280</text:p>
          </table:table-cell>
          <table:table-cell office:value-type="float" office:value="143.2">
            <text:p>143.2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3" office:value-type="float" office:value="290">
            <text:p>290</text:p>
          </table:table-cell>
          <table:table-cell office:value-type="float" office:value="124">
            <text:p>124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3" office:value-type="float" office:value="300">
            <text:p>300</text:p>
          </table:table-cell>
          <table:table-cell office:value-type="float" office:value="107.8">
            <text:p>107.8</text:p>
          </table:table-cell>
          <table:table-cell table:number-columns-repeated="4"/>
          <table:table-cell table:style-name="Default"/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£</number:text>
      <number:number number:decimal-places="0" number:min-integer-digits="1" number:grouping="true"/>
    </number:number-style>
    <number:number-style style:name="N108">
      <number:text>-£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style:text-properties fo:color="#ff0000"/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£</number:text>
      <number:number number:decimal-places="2" number:min-integer-digits="1" number:grouping="true"/>
    </number:number-style>
    <number:number-style style:name="N111">
      <number:text>-£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style:text-properties fo:color="#ff0000"/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£</number:text>
      <number:number number:decimal-places="0" number:min-integer-digits="1" number:grouping="true"/>
      <number:text> </number:text>
    </number:number-style>
    <number:number-style style:name="N124P1" style:volatile="true">
      <number:text>-£</number:text>
      <number:number number:decimal-places="0" number:min-integer-digits="1" number:grouping="true"/>
      <number:text> </number:text>
    </number:number-style>
    <number:number-style style:name="N124P2" style:volatile="true">
      <number:text> £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£</number:text>
      <number:number number:decimal-places="2" number:min-integer-digits="1" number:grouping="true"/>
      <number:text> </number:text>
    </number:number-style>
    <number:number-style style:name="N132P1" style:volatile="true">
      <number:text>-£</number:text>
      <number:number number:decimal-places="2" number:min-integer-digits="1" number:grouping="true"/>
      <number:text> </number:text>
    </number:number-style>
    <number:number-style style:name="N132P2" style:volatile="true">
      <number:text> £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7">
      <number:number number:decimal-places="1" number:min-integer-digits="1"/>
    </number:number-style>
    <number:number-style style:name="N138">
      <number:number number:decimal-places="3" number:min-integer-digits="1"/>
    </number:number-style>
    <number:number-style style:name="N139">
      <number:number number:decimal-places="8" number:min-integer-digits="1"/>
    </number:number-style>
    <number:number-style style:name="N140">
      <number:number number:decimal-places="7" number:min-integer-digits="1"/>
    </number:number-style>
    <number:number-style style:name="N141">
      <number:number number:decimal-places="6" number:min-integer-digits="1"/>
    </number:number-style>
    <number:number-style style:name="N142">
      <number:number number:decimal-places="5" number:min-integer-digits="1"/>
    </number:number-style>
    <number:number-style style:name="N143">
      <number:number number:decimal-places="4" number:min-integer-digits="1"/>
    </number:number-style>
    <number:number-style style:name="N144P0" style:volatile="true">
      <number:number number:decimal-places="0" number:min-integer-digits="1" number:grouping="true"/>
      <number:text> </number:text>
    </number:number-style>
    <number:number-style style:name="N144P1" style:volatile="true">
      <number:text>-</number:text>
      <number:number number:decimal-places="0" number:min-integer-digits="1" number:grouping="true"/>
      <number:text> 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">
      <number:number number:decimal-places="9" number:min-integer-digits="1"/>
    </number:number-style>
    <number:number-style style:name="N146">
      <number:number number:decimal-places="10" number:min-integer-digits="1"/>
    </number:number-style>
    <number:number-style style:name="N147">
      <number:number number:decimal-places="11" number:min-integer-digits="1"/>
    </number:number-style>
    <number:number-style style:name="N148">
      <number:number number:decimal-places="12" number:min-integer-digits="1"/>
    </number:number-style>
    <number:number-style style:name="N149">
      <number:number number:decimal-places="13" number:min-integer-digits="1"/>
    </number:number-style>
    <number:number-style style:name="N150">
      <number:number number:decimal-places="14" number:min-integer-digits="1"/>
    </number:number-style>
    <number:number-style style:name="N151">
      <number:number number:decimal-places="15" number:min-integer-digits="1"/>
    </number:number-style>
    <number:number-style style:name="N152">
      <number:number number:decimal-places="16" number:min-integer-digits="1"/>
    </number:number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18-4 34-13 50s-21 27-37 37-32 13-50 13-34-4-50-13-27-21-37-37-13-32-13-50 4-34 13-50 21-27 37-37 32-13 50-13 34 4 50 13 27 21 37 37 13 32 13 50z"/>
    <draw:marker draw:name="Arrowheads_20_2" draw:display-name="Arrowheads 2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8">08/08/2012</text:date>, <text:time>20:41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b Cousins</meta:initial-creator>
    <meta:creation-date>2011-08-12T09:08:25</meta:creation-date>
    <dc:date>2012-08-08T20:41:38.10</dc:date>
    <meta:generator>LibreOffice/3.3$Win32 LibreOffice_project/330m19$Build-202</meta:generator>
    <meta:editing-duration>P1DT4H58M29S</meta:editing-duration>
    <meta:editing-cycles>11</meta:editing-cycles>
    <dc:creator>Bob Cousins</dc:creator>
    <meta:document-statistic meta:table-count="4" meta:cell-count="203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37">
      <number:number number:decimal-places="1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fill="solid" draw:fill-color="#ffffff"/>
      <style:text-properties fo:color="#000000" fo:font-size="12pt" style:font-size-asian="12pt" style:font-family-complex="Arial" style:font-size-complex="12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/>
    </style:style>
    <style:style style:name="ch4" style:family="chart" style:data-style-name="N0">
      <style:chart-properties chart:display-label="true" chart:logarithmic="false" chart:reverse-direction="false" text:line-break="false" chart:axis-position="0" chart:tick-mark-position="at-axis"/>
      <style:text-properties fo:color="#000000" fo:font-size="12pt" style:font-size-asian="12pt" style:font-family-complex="Arial" style:font-size-complex="12pt"/>
    </style:style>
    <style:style style:name="ch5" style:family="chart" style:data-style-name="N1">
      <style:chart-properties chart:display-label="true" chart:logarithmic="false" chart:reverse-direction="false" text:line-break="false" chart:axis-position="0" chart:tick-mark-position="at-axis"/>
      <style:text-properties fo:color="#000000" fo:font-size="12pt" style:font-size-asian="12pt" style:font-family-complex="Arial" style:font-size-complex="12pt"/>
    </style:style>
    <style:style style:name="ch6" style:family="chart" style:data-style-name="N137">
      <style:chart-properties chart:symbol-type="named-symbol" chart:symbol-name="diamond" chart:symbol-width="0.176cm" chart:symbol-height="0.176cm"/>
      <style:graphic-properties svg:stroke-width="0.035cm" svg:stroke-color="#000080" draw:fill-color="#000080"/>
      <style:text-properties fo:font-size="10pt" style:font-size-asian="10pt" style:font-size-complex="10pt"/>
    </style:style>
    <style:style style:name="ch7" style:family="chart" style:data-style-name="N1">
      <style:chart-properties chart:symbol-type="named-symbol" chart:symbol-name="square" chart:symbol-width="0.176cm" chart:symbol-height="0.176cm"/>
      <style:graphic-properties svg:stroke-width="0.035cm" svg:stroke-color="#ff00ff" draw:fill-color="#ff00ff"/>
      <style:text-properties fo:font-size="10pt" style:font-size-asian="10pt" style:font-size-complex="10pt"/>
    </style:style>
    <style:style style:name="ch8" style:family="chart">
      <style:graphic-properties draw:stroke="solid" svg:stroke-width="0.035cm" svg:stroke-color="#808080" draw:fill="solid" draw:fill-color="#c0c0c0"/>
    </style:style>
    <style:style style:name="ch9" style:family="chart">
      <style:graphic-properties draw:fill-color="#d9d9d9"/>
    </style:style>
  </office:automatic-styles>
  <office:body>
    <office:chart>
      <chart:chart svg:width="20.444cm" svg:height="15.691cm" xlink:href=".." xlink:type="simple" chart:class="chart:scatter" chart:style-name="ch1">
        <chart:legend chart:legend-position="end" svg:x="17.688cm" svg:y="7.221cm" chart:style-name="ch2"/>
        <chart:plot-area chart:style-name="ch3" table:cell-range-address="'Table Calc'.D61:'Table Calc'.D91 'Table Calc'.A25:'Table Calc'.A55 'Table Calc'.G25:'Table Calc'.G55" chart:data-source-has-labels="column" svg:x="0.858cm" svg:y="1.387cm" svg:width="16.014cm" svg:height="13.571cm">
          <chartooo:coordinate-region svg:x="2.062cm" svg:y="1.627cm" svg:width="14.451cm" svg:height="12.605cm"/>
          <chart:axis chart:dimension="x" chart:name="primary-x" chart:style-name="ch4">
            <chart:categories table:cell-range-address="'Table Calc'.D61:'Table Calc'.D91"/>
            <chart:grid chart:class="minor"/>
          </chart:axis>
          <chart:axis chart:dimension="y" chart:name="primary-y" chart:style-name="ch5">
            <chart:grid chart:class="major"/>
          </chart:axis>
          <chart:series chart:style-name="ch6" chart:values-cell-range-address="'Table Calc'.G25:'Table Calc'.G55" chart:class="chart:scatter">
            <chart:domain table:cell-range-address="'Table Calc'.A25:'Table Calc'.A55"/>
            <chart:data-point chart:repeated="31"/>
          </chart:series>
          <chart:series chart:style-name="ch7" chart:values-cell-range-address="'Table Calc'.D61:'Table Calc'.D91" chart:class="chart:scatter">
            <chart:domain table:cell-range-address="'Table Calc'.B61:'Table Calc'.B91"/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156</text:p>
                <draw:g>
                  <svg:desc>'Table Calc'.D61:'Table Calc'.D91</svg:desc>
                </draw:g>
              </table:table-cell>
              <table:table-cell office:value-type="float" office:value="0">
                <text:p>0</text:p>
                <draw:g>
                  <svg:desc>'Table Calc'.A25:'Table Calc'.A55</svg:desc>
                </draw:g>
              </table:table-cell>
              <table:table-cell office:value-type="float" office:value="4092.64220106631">
                <text:p>4092.64220106631</text:p>
                <draw:g>
                  <svg:desc>'Table Calc'.G25:'Table Calc'.G55</svg:desc>
                </draw:g>
              </table:table-cell>
              <table:table-cell office:value-type="float" office:value="300">
                <text:p>300</text:p>
                <draw:g>
                  <svg:desc>'Table Calc'.B61:'Table Calc'.B91</svg:desc>
                </draw:g>
              </table:table-cell>
              <table:table-cell office:value-type="float" office:value="1156">
                <text:p>1156</text:p>
                <draw:g>
                  <svg:desc>'Table Calc'.D61:'Table Calc'.D91</svg:desc>
                </draw:g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0">
                <text:p>10</text:p>
              </table:table-cell>
              <table:table-cell office:value-type="float" office:value="4090.44219617398">
                <text:p>4090.44219617398</text:p>
              </table:table-cell>
              <table:table-cell office:value-type="float" office:value="290">
                <text:p>290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20">
                <text:p>20</text:p>
              </table:table-cell>
              <table:table-cell office:value-type="float" office:value="4087.07454947432">
                <text:p>4087.07454947432</text:p>
              </table:table-cell>
              <table:table-cell office:value-type="float" office:value="280">
                <text:p>280</text:p>
              </table:table-cell>
              <table:table-cell office:value-type="float" office:value="1406">
                <text:p>1406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30">
                <text:p>30</text:p>
              </table:table-cell>
              <table:table-cell office:value-type="float" office:value="4082.05781581922">
                <text:p>4082.05781581922</text:p>
              </table:table-cell>
              <table:table-cell office:value-type="float" office:value="270">
                <text:p>270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40">
                <text:p>40</text:p>
              </table:table-cell>
              <table:table-cell office:value-type="float" office:value="4074.76957418232">
                <text:p>4074.76957418232</text:p>
              </table:table-cell>
              <table:table-cell office:value-type="float" office:value="260">
                <text:p>260</text:p>
              </table:table-cell>
              <table:table-cell office:value-type="float" office:value="1698">
                <text:p>1698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50">
                <text:p>50</text:p>
              </table:table-cell>
              <table:table-cell office:value-type="float" office:value="4064.42671467957">
                <text:p>4064.42671467957</text:p>
              </table:table-cell>
              <table:table-cell office:value-type="float" office:value="250">
                <text:p>250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60">
                <text:p>60</text:p>
              </table:table-cell>
              <table:table-cell office:value-type="float" office:value="4050.06981788418">
                <text:p>4050.06981788418</text:p>
              </table:table-cell>
              <table:table-cell office:value-type="float" office:value="240">
                <text:p>240</text:p>
              </table:table-cell>
              <table:table-cell office:value-type="float" office:value="2029">
                <text:p>2029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70">
                <text:p>70</text:p>
              </table:table-cell>
              <table:table-cell office:value-type="float" office:value="4030.55190109634">
                <text:p>4030.55190109634</text:p>
              </table:table-cell>
              <table:table-cell office:value-type="float" office:value="230">
                <text:p>230</text:p>
              </table:table-cell>
              <table:table-cell office:value-type="float" office:value="2205">
                <text:p>2205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80">
                <text:p>80</text:p>
              </table:table-cell>
              <table:table-cell office:value-type="float" office:value="4004.54758800522">
                <text:p>4004.54758800522</text:p>
              </table:table-cell>
              <table:table-cell office:value-type="float" office:value="220">
                <text:p>220</text:p>
              </table:table-cell>
              <table:table-cell office:value-type="float" office:value="2385">
                <text:p>2385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90">
                <text:p>90</text:p>
              </table:table-cell>
              <table:table-cell office:value-type="float" office:value="3970.5748770675">
                <text:p>3970.5748770675</text:p>
              </table:table-cell>
              <table:table-cell office:value-type="float" office:value="210">
                <text:p>210</text:p>
              </table:table-cell>
              <table:table-cell office:value-type="float" office:value="2567">
                <text:p>2567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100">
                <text:p>100</text:p>
              </table:table-cell>
              <table:table-cell office:value-type="float" office:value="3927.05464398615">
                <text:p>3927.05464398615</text:p>
              </table:table-cell>
              <table:table-cell office:value-type="float" office:value="200">
                <text:p>200</text:p>
              </table:table-cell>
              <table:table-cell office:value-type="float" office:value="2746">
                <text:p>2746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110">
                <text:p>110</text:p>
              </table:table-cell>
              <table:table-cell office:value-type="float" office:value="3872.34436030291">
                <text:p>3872.34436030291</text:p>
              </table:table-cell>
              <table:table-cell office:value-type="float" office:value="190">
                <text:p>190</text:p>
              </table:table-cell>
              <table:table-cell office:value-type="float" office:value="2921">
                <text:p>2921</text:p>
              </table:table-cell>
            </table:table-row>
            <table:table-row>
              <table:table-cell office:value-type="string">
                <text:p>3088</text:p>
              </table:table-cell>
              <table:table-cell office:value-type="float" office:value="120">
                <text:p>120</text:p>
              </table:table-cell>
              <table:table-cell office:value-type="float" office:value="3804.87055771725">
                <text:p>3804.87055771725</text:p>
              </table:table-cell>
              <table:table-cell office:value-type="float" office:value="180">
                <text:p>180</text:p>
              </table:table-cell>
              <table:table-cell office:value-type="float" office:value="3088">
                <text:p>3088</text:p>
              </table:table-cell>
            </table:table-row>
            <table:table-row>
              <table:table-cell office:value-type="string">
                <text:p>3244</text:p>
              </table:table-cell>
              <table:table-cell office:value-type="float" office:value="130">
                <text:p>130</text:p>
              </table:table-cell>
              <table:table-cell office:value-type="float" office:value="3723.2653603454">
                <text:p>3723.2653603454</text:p>
              </table:table-cell>
              <table:table-cell office:value-type="float" office:value="170">
                <text:p>170</text:p>
              </table:table-cell>
              <table:table-cell office:value-type="float" office:value="3244">
                <text:p>3244</text:p>
              </table:table-cell>
            </table:table-row>
            <table:table-row>
              <table:table-cell office:value-type="string">
                <text:p>3386</text:p>
              </table:table-cell>
              <table:table-cell office:value-type="float" office:value="140">
                <text:p>140</text:p>
              </table:table-cell>
              <table:table-cell office:value-type="float" office:value="3626.61313258051">
                <text:p>3626.61313258051</text:p>
              </table:table-cell>
              <table:table-cell office:value-type="float" office:value="160">
                <text:p>160</text:p>
              </table:table-cell>
              <table:table-cell office:value-type="float" office:value="3386">
                <text:p>3386</text:p>
              </table:table-cell>
            </table:table-row>
            <table:table-row>
              <table:table-cell office:value-type="string">
                <text:p>3514</text:p>
              </table:table-cell>
              <table:table-cell office:value-type="float" office:value="150">
                <text:p>150</text:p>
              </table:table-cell>
              <table:table-cell office:value-type="float" office:value="3514.19388284085">
                <text:p>3514.19388284085</text:p>
              </table:table-cell>
              <table:table-cell office:value-type="float" office:value="150">
                <text:p>150</text:p>
              </table:table-cell>
              <table:table-cell office:value-type="float" office:value="3514">
                <text:p>3514</text:p>
              </table:table-cell>
            </table:table-row>
            <table:table-row>
              <table:table-cell office:value-type="string">
                <text:p>3627</text:p>
              </table:table-cell>
              <table:table-cell office:value-type="float" office:value="160">
                <text:p>160</text:p>
              </table:table-cell>
              <table:table-cell office:value-type="float" office:value="3386.1302972802">
                <text:p>3386.1302972802</text:p>
              </table:table-cell>
              <table:table-cell office:value-type="float" office:value="140">
                <text:p>140</text:p>
              </table:table-cell>
              <table:table-cell office:value-type="float" office:value="3627">
                <text:p>3627</text:p>
              </table:table-cell>
            </table:table-row>
            <table:table-row>
              <table:table-cell office:value-type="string">
                <text:p>3723</text:p>
              </table:table-cell>
              <table:table-cell office:value-type="float" office:value="170">
                <text:p>170</text:p>
              </table:table-cell>
              <table:table-cell office:value-type="float" office:value="3243.83295368261">
                <text:p>3243.83295368261</text:p>
              </table:table-cell>
              <table:table-cell office:value-type="float" office:value="130">
                <text:p>130</text:p>
              </table:table-cell>
              <table:table-cell office:value-type="float" office:value="3723">
                <text:p>3723</text:p>
              </table:table-cell>
            </table:table-row>
            <table:table-row>
              <table:table-cell office:value-type="string">
                <text:p>3805</text:p>
              </table:table-cell>
              <table:table-cell office:value-type="float" office:value="180">
                <text:p>180</text:p>
              </table:table-cell>
              <table:table-cell office:value-type="float" office:value="3087.91233270457">
                <text:p>3087.91233270457</text:p>
              </table:table-cell>
              <table:table-cell office:value-type="float" office:value="120">
                <text:p>120</text:p>
              </table:table-cell>
              <table:table-cell office:value-type="float" office:value="3805">
                <text:p>3805</text:p>
              </table:table-cell>
            </table:table-row>
            <table:table-row>
              <table:table-cell office:value-type="string">
                <text:p>3872</text:p>
              </table:table-cell>
              <table:table-cell office:value-type="float" office:value="190">
                <text:p>190</text:p>
              </table:table-cell>
              <table:table-cell office:value-type="float" office:value="2921.18161833979">
                <text:p>2921.18161833979</text:p>
              </table:table-cell>
              <table:table-cell office:value-type="float" office:value="110">
                <text:p>110</text:p>
              </table:table-cell>
              <table:table-cell office:value-type="float" office:value="3872">
                <text:p>3872</text:p>
              </table:table-cell>
            </table:table-row>
            <table:table-row>
              <table:table-cell office:value-type="string">
                <text:p>3927</text:p>
              </table:table-cell>
              <table:table-cell office:value-type="float" office:value="200">
                <text:p>200</text:p>
              </table:table-cell>
              <table:table-cell office:value-type="float" office:value="2746.42809042809">
                <text:p>2746.42809042809</text:p>
              </table:table-cell>
              <table:table-cell office:value-type="float" office:value="100">
                <text:p>100</text:p>
              </table:table-cell>
              <table:table-cell office:value-type="float" office:value="3927">
                <text:p>3927</text:p>
              </table:table-cell>
            </table:table-row>
            <table:table-row>
              <table:table-cell office:value-type="string">
                <text:p>3971</text:p>
              </table:table-cell>
              <table:table-cell office:value-type="float" office:value="210">
                <text:p>210</text:p>
              </table:table-cell>
              <table:table-cell office:value-type="float" office:value="2566.76713448699">
                <text:p>2566.76713448699</text:p>
              </table:table-cell>
              <table:table-cell office:value-type="float" office:value="90">
                <text:p>90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string">
                <text:p>4005</text:p>
              </table:table-cell>
              <table:table-cell office:value-type="float" office:value="220">
                <text:p>220</text:p>
              </table:table-cell>
              <table:table-cell office:value-type="float" office:value="2385.17073170732">
                <text:p>2385.17073170732</text:p>
              </table:table-cell>
              <table:table-cell office:value-type="float" office:value="80">
                <text:p>80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4031</text:p>
              </table:table-cell>
              <table:table-cell office:value-type="float" office:value="230">
                <text:p>230</text:p>
              </table:table-cell>
              <table:table-cell office:value-type="float" office:value="2205.00758213985">
                <text:p>2205.00758213985</text:p>
              </table:table-cell>
              <table:table-cell office:value-type="float" office:value="70">
                <text:p>70</text:p>
              </table:table-cell>
              <table:table-cell office:value-type="float" office:value="4031">
                <text:p>4031</text:p>
              </table:table-cell>
            </table:table-row>
            <table:table-row>
              <table:table-cell office:value-type="string">
                <text:p>4050</text:p>
              </table:table-cell>
              <table:table-cell office:value-type="float" office:value="240">
                <text:p>240</text:p>
              </table:table-cell>
              <table:table-cell office:value-type="float" office:value="2029.14180478821">
                <text:p>2029.14180478821</text:p>
              </table:table-cell>
              <table:table-cell office:value-type="float" office:value="60">
                <text:p>60</text:p>
              </table:table-cell>
              <table:table-cell office:value-type="float" office:value="4050">
                <text:p>4050</text:p>
              </table:table-cell>
            </table:table-row>
            <table:table-row>
              <table:table-cell office:value-type="string">
                <text:p>4064</text:p>
              </table:table-cell>
              <table:table-cell office:value-type="float" office:value="250">
                <text:p>250</text:p>
              </table:table-cell>
              <table:table-cell office:value-type="float" office:value="1859.4436030291">
                <text:p>1859.4436030291</text:p>
              </table:table-cell>
              <table:table-cell office:value-type="float" office:value="50">
                <text:p>50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4075</text:p>
              </table:table-cell>
              <table:table-cell office:value-type="float" office:value="260">
                <text:p>260</text:p>
              </table:table-cell>
              <table:table-cell office:value-type="float" office:value="1698.42683187353">
                <text:p>1698.42683187353</text:p>
              </table:table-cell>
              <table:table-cell office:value-type="float" office:value="40">
                <text:p>40</text:p>
              </table:table-cell>
              <table:table-cell office:value-type="float" office:value="4075">
                <text:p>4075</text:p>
              </table:table-cell>
            </table:table-row>
            <table:table-row>
              <table:table-cell office:value-type="string">
                <text:p>4082</text:p>
              </table:table-cell>
              <table:table-cell office:value-type="float" office:value="270">
                <text:p>270</text:p>
              </table:table-cell>
              <table:table-cell office:value-type="float" office:value="1547.04701339995">
                <text:p>1547.04701339995</text:p>
              </table:table-cell>
              <table:table-cell office:value-type="float" office:value="30">
                <text:p>30</text:p>
              </table:table-cell>
              <table:table-cell office:value-type="float" office:value="4082">
                <text:p>4082</text:p>
              </table:table-cell>
            </table:table-row>
            <table:table-row>
              <table:table-cell office:value-type="string">
                <text:p>4087</text:p>
              </table:table-cell>
              <table:table-cell office:value-type="float" office:value="280">
                <text:p>280</text:p>
              </table:table-cell>
              <table:table-cell office:value-type="float" office:value="1405.91371045062">
                <text:p>1405.91371045062</text:p>
              </table:table-cell>
              <table:table-cell office:value-type="float" office:value="20">
                <text:p>20</text:p>
              </table:table-cell>
              <table:table-cell office:value-type="float" office:value="4087">
                <text:p>4087</text:p>
              </table:table-cell>
            </table:table-row>
            <table:table-row>
              <table:table-cell office:value-type="string">
                <text:p>4090</text:p>
              </table:table-cell>
              <table:table-cell office:value-type="float" office:value="290">
                <text:p>290</text:p>
              </table:table-cell>
              <table:table-cell office:value-type="float" office:value="1276.14070351759">
                <text:p>1276.14070351759</text:p>
              </table:table-cell>
              <table:table-cell office:value-type="float" office:value="10">
                <text:p>10</text:p>
              </table:table-cell>
              <table:table-cell office:value-type="float" office:value="4090">
                <text:p>4090</text:p>
              </table:table-cell>
            </table:table-row>
            <table:table-row>
              <table:table-cell office:value-type="string">
                <text:p>4093</text:p>
              </table:table-cell>
              <table:table-cell office:value-type="float" office:value="300">
                <text:p>300</text:p>
              </table:table-cell>
              <table:table-cell office:value-type="float" office:value="1156.49240440021">
                <text:p>1156.49240440021</text:p>
              </table:table-cell>
              <table:table-cell office:value-type="float" office:value="0">
                <text:p>0</text:p>
              </table:table-cell>
              <table:table-cell office:value-type="float" office:value="4093">
                <text:p>40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Win32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37">
      <number:number number:decimal-places="1" number:min-integer-digits="1"/>
    </number:number-style>
    <number:number-style style:name="N144P0" style:volatile="true">
      <number:number number:decimal-places="0" number:min-integer-digits="1" number:grouping="true"/>
      <number:text> </number:text>
    </number:number-style>
    <number:number-style style:name="N144P1" style:volatile="true">
      <number:text>-</number:text>
      <number:number number:decimal-places="0" number:min-integer-digits="1" number:grouping="true"/>
      <number:text> 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fill="solid" draw:fill-color="#ffffff"/>
      <style:text-properties fo:color="#000000" fo:font-size="12pt" style:font-size-asian="12pt" style:font-family-complex="Arial" style:font-size-complex="12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/>
    </style:style>
    <style:style style:name="ch4" style:family="chart" style:data-style-name="N0">
      <style:chart-properties chart:display-label="true" chart:logarithmic="false" chart:reverse-direction="false" text:line-break="false" chart:axis-position="0" chart:tick-mark-position="at-axis"/>
      <style:text-properties fo:color="#000000" fo:font-size="12pt" style:font-size-asian="12pt" style:font-family-complex="Arial" style:font-size-complex="12pt"/>
    </style:style>
    <style:style style:name="ch5" style:family="chart" style:data-style-name="N0">
      <style:chart-properties chart:symbol-type="named-symbol" chart:symbol-name="diamond" chart:symbol-width="0.176cm" chart:symbol-height="0.176cm"/>
      <style:graphic-properties svg:stroke-width="0.035cm" svg:stroke-color="#000080" draw:fill-color="#000080"/>
      <style:text-properties fo:font-size="10pt" style:font-size-asian="10pt" style:font-size-complex="10pt"/>
    </style:style>
    <style:style style:name="ch6" style:family="chart" style:data-style-name="N137">
      <style:chart-properties chart:symbol-type="named-symbol" chart:symbol-name="square" chart:symbol-width="0.176cm" chart:symbol-height="0.176cm"/>
      <style:graphic-properties svg:stroke-width="0.035cm" svg:stroke-color="#ff00ff" draw:fill-color="#ff00ff"/>
      <style:text-properties fo:font-size="10pt" style:font-size-asian="10pt" style:font-size-complex="10pt"/>
    </style:style>
    <style:style style:name="ch7" style:family="chart" style:data-style-name="N144">
      <style:chart-properties chart:symbol-type="named-symbol" chart:symbol-name="arrow-up" chart:symbol-width="0.176cm" chart:symbol-height="0.176cm"/>
      <style:graphic-properties svg:stroke-width="0.035cm" svg:stroke-color="#ffff00" draw:fill-color="#ffff00"/>
      <style:text-properties fo:font-size="10pt" style:font-size-asian="10pt" style:font-size-complex="10pt"/>
    </style:style>
    <style:style style:name="ch8" style:family="chart">
      <style:graphic-properties draw:stroke="solid" svg:stroke-width="0.035cm" svg:stroke-color="#808080" draw:fill="solid" draw:fill-color="#c0c0c0"/>
    </style:style>
    <style:style style:name="ch9" style:family="chart">
      <style:graphic-properties draw:fill-color="#d9d9d9"/>
    </style:style>
  </office:automatic-styles>
  <office:body>
    <office:chart>
      <chart:chart svg:width="23.233cm" svg:height="16.852cm" xlink:href=".." xlink:type="simple" chart:class="chart:scatter" chart:style-name="ch1">
        <chart:legend chart:legend-position="end" svg:x="19.525cm" svg:y="7.532cm" chart:style-name="ch2"/>
        <chart:plot-area chart:style-name="ch3" table:cell-range-address="'EPCOS 100k'.A22:'EPCOS 100k'.A82 'EPCOS 100k'.C13:'EPCOS 100k'.C13 'EPCOS 100k'.C22:'EPCOS 100k'.C82 'EPCOS 100k'.E13:'EPCOS 100k'.E13 'EPCOS 100k'.E22:'EPCOS 100k'.E82 'EPCOS 100k'.J13:'EPCOS 100k'.J13 'EPCOS 100k'.J22:'EPCOS 100k'.J82" chart:data-source-has-labels="row" svg:x="0.914cm" svg:y="1.483cm" svg:width="17.683cm" svg:height="14.612cm">
          <chartooo:coordinate-region svg:x="2.594cm" svg:y="1.723cm" svg:width="15.644cm" svg:height="13.646cm"/>
          <chart:axis chart:dimension="x" chart:name="primary-x" chart:style-name="ch4"/>
          <chart:axis chart:dimension="y" chart:name="primary-y" chart:style-name="ch4">
            <chart:grid chart:class="major"/>
          </chart:axis>
          <chart:series chart:style-name="ch5" chart:values-cell-range-address="'EPCOS 100k'.C22:'EPCOS 100k'.C82" chart:label-cell-address="'EPCOS 100k'.C13:'EPCOS 100k'.C13" chart:class="chart:scatter">
            <chart:domain table:cell-range-address="'EPCOS 100k'.A22:'EPCOS 100k'.A82"/>
            <chart:data-point chart:repeated="61"/>
          </chart:series>
          <chart:series chart:style-name="ch6" chart:values-cell-range-address="'EPCOS 100k'.E22:'EPCOS 100k'.E82" chart:label-cell-address="'EPCOS 100k'.E13:'EPCOS 100k'.E13" chart:class="chart:scatter">
            <chart:data-point chart:repeated="61"/>
          </chart:series>
          <chart:series chart:style-name="ch7" chart:values-cell-range-address="'EPCOS 100k'.J22:'EPCOS 100k'.J82" chart:label-cell-address="'EPCOS 100k'.J13:'EPCOS 100k'.J13" chart:class="chart:scatter">
            <chart:domain table:cell-range-address="'EPCOS 100k'.A22:'EPCOS 100k'.A52"/>
            <chart:data-point chart:repeated="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tual</text:p>
                <draw:g>
                  <svg:desc>'EPCOS 100k'.C13:'EPCOS 100k'.C13</svg:desc>
                </draw:g>
              </table:table-cell>
              <table:table-cell office:value-type="string">
                <text:p>Beta Formula</text:p>
                <draw:g>
                  <svg:desc>'EPCOS 100k'.E13:'EPCOS 100k'.E1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SH-Resistance</text:p>
                <draw:g>
                  <svg:desc>'EPCOS 100k'.J13:'EPCOS 100k'.J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EPCOS 100k'.A22:'EPCOS 100k'.A82</svg:desc>
                </draw:g>
              </table:table-cell>
              <table:table-cell office:value-type="float" office:value="333964">
                <text:p>333964</text:p>
                <draw:g>
                  <svg:desc>'EPCOS 100k'.C22:'EPCOS 100k'.C82</svg:desc>
                </draw:g>
              </table:table-cell>
              <table:table-cell office:value-type="float" office:value="345200.044363416">
                <text:p>345200.044363416</text:p>
                <draw:g>
                  <svg:desc>'EPCOS 100k'.E22:'EPCOS 100k'.E82</svg:desc>
                </draw:g>
              </table:table-cell>
              <table:table-cell office:value-type="float" office:value="0">
                <text:p>0</text:p>
                <draw:g>
                  <svg:desc>'EPCOS 100k'.A22:'EPCOS 100k'.A52</svg:desc>
                </draw:g>
              </table:table-cell>
              <table:table-cell office:value-type="float" office:value="333963.999999999">
                <text:p>333963.999999999</text:p>
                <draw:g>
                  <svg:desc>'EPCOS 100k'.J22:'EPCOS 100k'.J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58497">
                <text:p>258497</text:p>
              </table:table-cell>
              <table:table-cell office:value-type="float" office:value="264678.596381974">
                <text:p>264678.596381974</text:p>
              </table:table-cell>
              <table:table-cell office:value-type="float" office:value="5">
                <text:p>5</text:p>
              </table:table-cell>
              <table:table-cell office:value-type="float" office:value="258684.458600116">
                <text:p>258684.4586001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01659">
                <text:p>201659</text:p>
              </table:table-cell>
              <table:table-cell office:value-type="float" office:value="204852.225608047">
                <text:p>204852.225608047</text:p>
              </table:table-cell>
              <table:table-cell office:value-type="float" office:value="10">
                <text:p>10</text:p>
              </table:table-cell>
              <table:table-cell office:value-type="float" office:value="201898.053414445">
                <text:p>201898.0534144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58499">
                <text:p>158499</text:p>
              </table:table-cell>
              <table:table-cell office:value-type="float" office:value="159964.776412369">
                <text:p>159964.776412369</text:p>
              </table:table-cell>
              <table:table-cell office:value-type="float" office:value="15">
                <text:p>15</text:p>
              </table:table-cell>
              <table:table-cell office:value-type="float" office:value="158725.785808475">
                <text:p>158725.7858084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25468">
                <text:p>125468</text:p>
              </table:table-cell>
              <table:table-cell office:value-type="float" office:value="125971.485342252">
                <text:p>125971.485342252</text:p>
              </table:table-cell>
              <table:table-cell office:value-type="float" office:value="20">
                <text:p>20</text:p>
              </table:table-cell>
              <table:table-cell office:value-type="float" office:value="125656.859560045">
                <text:p>125656.8595600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25">
                <text:p>25</text:p>
              </table:table-cell>
              <table:table-cell office:value-type="float" office:value="100144.003307906">
                <text:p>100144.0033079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80223">
                <text:p>80223</text:p>
              </table:table-cell>
              <table:table-cell office:value-type="float" office:value="79989.9504063754">
                <text:p>79989.9504063754</text:p>
              </table:table-cell>
              <table:table-cell office:value-type="float" office:value="30">
                <text:p>30</text:p>
              </table:table-cell>
              <table:table-cell office:value-type="float" office:value="80324.2759285788">
                <text:p>80324.27592857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64759">
                <text:p>64759</text:p>
              </table:table-cell>
              <table:table-cell office:value-type="float" office:value="64449.1988293567">
                <text:p>64449.1988293567</text:p>
              </table:table-cell>
              <table:table-cell office:value-type="float" office:value="35">
                <text:p>35</text:p>
              </table:table-cell>
              <table:table-cell office:value-type="float" office:value="64824.7602372005">
                <text:p>64824.76023720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52589">
                <text:p>52589</text:p>
              </table:table-cell>
              <table:table-cell office:value-type="float" office:value="52287.2209522357">
                <text:p>52287.2209522357</text:p>
              </table:table-cell>
              <table:table-cell office:value-type="float" office:value="40">
                <text:p>40</text:p>
              </table:table-cell>
              <table:table-cell office:value-type="float" office:value="52626.1970286117">
                <text:p>52626.19702861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42951">
                <text:p>42951</text:p>
              </table:table-cell>
              <table:table-cell office:value-type="float" office:value="42700.0404777224">
                <text:p>42700.0404777224</text:p>
              </table:table-cell>
              <table:table-cell office:value-type="float" office:value="45">
                <text:p>45</text:p>
              </table:table-cell>
              <table:table-cell office:value-type="float" office:value="42966.5069191312">
                <text:p>42966.50691913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35272">
                <text:p>35272</text:p>
              </table:table-cell>
              <table:table-cell office:value-type="float" office:value="35089.9859569578">
                <text:p>35089.9859569578</text:p>
              </table:table-cell>
              <table:table-cell office:value-type="float" office:value="50">
                <text:p>50</text:p>
              </table:table-cell>
              <table:table-cell office:value-type="float" office:value="35271.9999999999">
                <text:p>35271.99999999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29119">
                <text:p>29119</text:p>
              </table:table-cell>
              <table:table-cell office:value-type="float" office:value="29009.2065206882">
                <text:p>29009.2065206882</text:p>
              </table:table-cell>
              <table:table-cell office:value-type="float" office:value="55">
                <text:p>55</text:p>
              </table:table-cell>
              <table:table-cell office:value-type="float" office:value="29107.9584977935">
                <text:p>29107.95849779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24161">
                <text:p>24161</text:p>
              </table:table-cell>
              <table:table-cell office:value-type="float" office:value="24119.5549525767">
                <text:p>24119.5549525767</text:p>
              </table:table-cell>
              <table:table-cell office:value-type="float" office:value="60">
                <text:p>60</text:p>
              </table:table-cell>
              <table:table-cell office:value-type="float" office:value="24142.8791634459">
                <text:p>24142.87916344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20144">
                <text:p>20144</text:p>
              </table:table-cell>
              <table:table-cell office:value-type="float" office:value="20163.8505495729">
                <text:p>20163.8505495729</text:p>
              </table:table-cell>
              <table:table-cell office:value-type="float" office:value="65">
                <text:p>65</text:p>
              </table:table-cell>
              <table:table-cell office:value-type="float" office:value="20122.4186720691">
                <text:p>20122.41867206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6874">
                <text:p>16874</text:p>
              </table:table-cell>
              <table:table-cell office:value-type="float" office:value="16945.1242621002">
                <text:p>16945.1242621002</text:p>
              </table:table-cell>
              <table:table-cell office:value-type="float" office:value="70">
                <text:p>70</text:p>
              </table:table-cell>
              <table:table-cell office:value-type="float" office:value="16850.2809293165">
                <text:p>16850.28092931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4198">
                <text:p>14198</text:p>
              </table:table-cell>
              <table:table-cell office:value-type="float" office:value="14311.5105885918">
                <text:p>14311.5105885918</text:p>
              </table:table-cell>
              <table:table-cell office:value-type="float" office:value="75">
                <text:p>75</text:p>
              </table:table-cell>
              <table:table-cell office:value-type="float" office:value="14174.1053275334">
                <text:p>14174.10532753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1998">
                <text:p>11998</text:p>
              </table:table-cell>
              <table:table-cell office:value-type="float" office:value="12145.1666516121">
                <text:p>12145.1666516121</text:p>
              </table:table-cell>
              <table:table-cell office:value-type="float" office:value="80">
                <text:p>80</text:p>
              </table:table-cell>
              <table:table-cell office:value-type="float" office:value="11974.9818247891">
                <text:p>11974.98182478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0181">
                <text:p>10181</text:p>
              </table:table-cell>
              <table:table-cell office:value-type="float" office:value="10354.0859064924">
                <text:p>10354.0859064924</text:p>
              </table:table-cell>
              <table:table-cell office:value-type="float" office:value="85">
                <text:p>85</text:p>
              </table:table-cell>
              <table:table-cell office:value-type="float" office:value="10159.613326776">
                <text:p>10159.6133267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8674">
                <text:p>8674</text:p>
              </table:table-cell>
              <table:table-cell office:value-type="float" office:value="8866.00809871171">
                <text:p>8866.00809871171</text:p>
              </table:table-cell>
              <table:table-cell office:value-type="float" office:value="90">
                <text:p>90</text:p>
              </table:table-cell>
              <table:table-cell office:value-type="float" office:value="8654.42249748144">
                <text:p>8654.422497481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7419">
                <text:p>7419</text:p>
              </table:table-cell>
              <table:table-cell office:value-type="float" office:value="7623.858278646">
                <text:p>7623.858278646</text:p>
              </table:table-cell>
              <table:table-cell office:value-type="float" office:value="95">
                <text:p>95</text:p>
              </table:table-cell>
              <table:table-cell office:value-type="float" office:value="7401.09539333472">
                <text:p>7401.095393334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6369">
                <text:p>6369</text:p>
              </table:table-cell>
              <table:table-cell office:value-type="float" office:value="6582.30891377687">
                <text:p>6582.30891377687</text:p>
              </table:table-cell>
              <table:table-cell office:value-type="float" office:value="100">
                <text:p>100</text:p>
              </table:table-cell>
              <table:table-cell office:value-type="float" office:value="6353.1930536905">
                <text:p>6353.19305369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5487">
                <text:p>5487</text:p>
              </table:table-cell>
              <table:table-cell office:value-type="float" office:value="5705.17244645684">
                <text:p>5705.17244645684</text:p>
              </table:table-cell>
              <table:table-cell office:value-type="float" office:value="105">
                <text:p>105</text:p>
              </table:table-cell>
              <table:table-cell office:value-type="float" office:value="5473.56138319533">
                <text:p>5473.561383195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">
                <text:p>110</text:p>
              </table:table-cell>
              <table:table-cell office:value-type="float" office:value="4744">
                <text:p>4744</text:p>
              </table:table-cell>
              <table:table-cell office:value-type="float" office:value="4963.41186539733">
                <text:p>4963.41186539733</text:p>
              </table:table-cell>
              <table:table-cell office:value-type="float" office:value="110">
                <text:p>110</text:p>
              </table:table-cell>
              <table:table-cell office:value-type="float" office:value="4732.34103376162">
                <text:p>4732.341033761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">
                <text:p>115</text:p>
              </table:table-cell>
              <table:table-cell office:value-type="float" office:value="4115">
                <text:p>4115</text:p>
              </table:table-cell>
              <table:table-cell office:value-type="float" office:value="4333.61405965293">
                <text:p>4333.61405965293</text:p>
              </table:table-cell>
              <table:table-cell office:value-type="float" office:value="115">
                <text:p>115</text:p>
              </table:table-cell>
              <table:table-cell office:value-type="float" office:value="4105.43065098438">
                <text:p>4105.430650984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">
                <text:p>120</text:p>
              </table:table-cell>
              <table:table-cell office:value-type="float" office:value="3581">
                <text:p>3581</text:p>
              </table:table-cell>
              <table:table-cell office:value-type="float" office:value="3796.81179179994">
                <text:p>3796.81179179994</text:p>
              </table:table-cell>
              <table:table-cell office:value-type="float" office:value="120">
                <text:p>120</text:p>
              </table:table-cell>
              <table:table-cell office:value-type="float" office:value="3573.29445501373">
                <text:p>3573.294455013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">
                <text:p>125</text:p>
              </table:table-cell>
              <table:table-cell office:value-type="float" office:value="3126">
                <text:p>3126</text:p>
              </table:table-cell>
              <table:table-cell office:value-type="float" office:value="3337.56980840014">
                <text:p>3337.56980840014</text:p>
              </table:table-cell>
              <table:table-cell office:value-type="float" office:value="125">
                <text:p>125</text:p>
              </table:table-cell>
              <table:table-cell office:value-type="float" office:value="3120.03265588888">
                <text:p>3120.032655888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">
                <text:p>130</text:p>
              </table:table-cell>
              <table:table-cell office:value-type="float" office:value="2737">
                <text:p>2737</text:p>
              </table:table-cell>
              <table:table-cell office:value-type="float" office:value="2943.27219547281">
                <text:p>2943.27219547281</text:p>
              </table:table-cell>
              <table:table-cell office:value-type="float" office:value="130">
                <text:p>130</text:p>
              </table:table-cell>
              <table:table-cell office:value-type="float" office:value="2732.65346768354">
                <text:p>2732.653467683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">
                <text:p>135</text:p>
              </table:table-cell>
              <table:table-cell office:value-type="float" office:value="2404">
                <text:p>2404</text:p>
              </table:table-cell>
              <table:table-cell office:value-type="float" office:value="2603.56388791782">
                <text:p>2603.56388791782</text:p>
              </table:table-cell>
              <table:table-cell office:value-type="float" office:value="135">
                <text:p>135</text:p>
              </table:table-cell>
              <table:table-cell office:value-type="float" office:value="2400.50048120078">
                <text:p>2400.500481200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">
                <text:p>140</text:p>
              </table:table-cell>
              <table:table-cell office:value-type="float" office:value="2117">
                <text:p>2117</text:p>
              </table:table-cell>
              <table:table-cell office:value-type="float" office:value="2309.91087584875">
                <text:p>2309.91087584875</text:p>
              </table:table-cell>
              <table:table-cell office:value-type="float" office:value="140">
                <text:p>140</text:p>
              </table:table-cell>
              <table:table-cell office:value-type="float" office:value="2114.80030854157">
                <text:p>2114.800308541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">
                <text:p>145</text:p>
              </table:table-cell>
              <table:table-cell office:value-type="float" office:value="1869">
                <text:p>1869</text:p>
              </table:table-cell>
              <table:table-cell office:value-type="float" office:value="2055.25226621355">
                <text:p>2055.25226621355</text:p>
              </table:table-cell>
              <table:table-cell office:value-type="float" office:value="145">
                <text:p>145</text:p>
              </table:table-cell>
              <table:table-cell office:value-type="float" office:value="1868.30375043091">
                <text:p>1868.303750430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">
                <text:p>150</text:p>
              </table:table-cell>
              <table:table-cell office:value-type="float" office:value="1655">
                <text:p>1655</text:p>
              </table:table-cell>
              <table:table-cell office:value-type="float" office:value="1833.72377384007">
                <text:p>1833.72377384007</text:p>
              </table:table-cell>
              <table:table-cell office:value-type="float" office:value="150">
                <text:p>150</text:p>
              </table:table-cell>
              <table:table-cell office:value-type="float" office:value="1654.99999999999">
                <text:p>1654.999999999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">
                <text:p>155</text:p>
              </table:table-cell>
              <table:table-cell office:value-type="float" office:value="1469">
                <text:p>1469</text:p>
              </table:table-cell>
              <table:table-cell office:value-type="float" office:value="1640.43701964283">
                <text:p>1640.43701964283</text:p>
              </table:table-cell>
              <table:table-cell office:value-type="float" office:value="NaN">
                <text:p>NaN</text:p>
              </table:table-cell>
              <table:table-cell office:value-type="float" office:value="1469.88812329977">
                <text:p>1469.888123299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1307">
                <text:p>1307</text:p>
              </table:table-cell>
              <table:table-cell office:value-type="float" office:value="1471.30262913249">
                <text:p>1471.30262913249</text:p>
              </table:table-cell>
              <table:table-cell office:value-type="float" office:value="NaN">
                <text:p>NaN</text:p>
              </table:table-cell>
              <table:table-cell office:value-type="float" office:value="1308.79364037658">
                <text:p>1308.793640376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">
                <text:p>165</text:p>
              </table:table-cell>
              <table:table-cell office:value-type="float" office:value="1166">
                <text:p>1166</text:p>
              </table:table-cell>
              <table:table-cell office:value-type="float" office:value="1322.887859307">
                <text:p>1322.887859307</text:p>
              </table:table-cell>
              <table:table-cell office:value-type="float" office:value="NaN">
                <text:p>NaN</text:p>
              </table:table-cell>
              <table:table-cell office:value-type="float" office:value="1168.22075982243">
                <text:p>1168.220759822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">
                <text:p>170</text:p>
              </table:table-cell>
              <table:table-cell office:value-type="float" office:value="1043">
                <text:p>1043</text:p>
              </table:table-cell>
              <table:table-cell office:value-type="float" office:value="1192.3015610759">
                <text:p>1192.3015610759</text:p>
              </table:table-cell>
              <table:table-cell office:value-type="float" office:value="NaN">
                <text:p>NaN</text:p>
              </table:table-cell>
              <table:table-cell office:value-type="float" office:value="1045.2329070929">
                <text:p>1045.23290709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">
                <text:p>175</text:p>
              </table:table-cell>
              <table:table-cell office:value-type="float" office:value="934.5">
                <text:p>934.5</text:p>
              </table:table-cell>
              <table:table-cell office:value-type="float" office:value="1077.10087239607">
                <text:p>1077.10087239607</text:p>
              </table:table-cell>
              <table:table-cell office:value-type="float" office:value="NaN">
                <text:p>NaN</text:p>
              </table:table-cell>
              <table:table-cell office:value-type="float" office:value="937.355790199555">
                <text:p>937.3557901995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">
                <text:p>180</text:p>
              </table:table-cell>
              <table:table-cell office:value-type="float" office:value="839.3">
                <text:p>839.3</text:p>
              </table:table-cell>
              <table:table-cell office:value-type="float" office:value="975.2152558658">
                <text:p>975.2152558658</text:p>
              </table:table-cell>
              <table:table-cell office:value-type="float" office:value="NaN">
                <text:p>NaN</text:p>
              </table:table-cell>
              <table:table-cell office:value-type="float" office:value="842.498482953497">
                <text:p>842.4984829534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">
                <text:p>185</text:p>
              </table:table-cell>
              <table:table-cell office:value-type="float" office:value="755.4">
                <text:p>755.4</text:p>
              </table:table-cell>
              <table:table-cell office:value-type="float" office:value="884.884433783071">
                <text:p>884.884433783071</text:p>
              </table:table-cell>
              <table:table-cell office:value-type="float" office:value="NaN">
                <text:p>NaN</text:p>
              </table:table-cell>
              <table:table-cell office:value-type="float" office:value="758.888963471691">
                <text:p>758.8889634716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">
                <text:p>190</text:p>
              </table:table-cell>
              <table:table-cell office:value-type="float" office:value="681.3">
                <text:p>681.3</text:p>
              </table:table-cell>
              <table:table-cell office:value-type="float" office:value="804.607500795541">
                <text:p>804.607500795541</text:p>
              </table:table-cell>
              <table:table-cell office:value-type="float" office:value="NaN">
                <text:p>NaN</text:p>
              </table:table-cell>
              <table:table-cell office:value-type="float" office:value="685.021290015355">
                <text:p>685.0212900153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">
                <text:p>195</text:p>
              </table:table-cell>
              <table:table-cell office:value-type="float" office:value="615.8">
                <text:p>615.8</text:p>
              </table:table-cell>
              <table:table-cell office:value-type="float" office:value="733.10105954464">
                <text:p>733.10105954464</text:p>
              </table:table-cell>
              <table:table-cell office:value-type="float" office:value="NaN">
                <text:p>NaN</text:p>
              </table:table-cell>
              <table:table-cell office:value-type="float" office:value="619.612177068165">
                <text:p>619.6121770681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">
                <text:p>200</text:p>
              </table:table-cell>
              <table:table-cell office:value-type="float" office:value="557.6">
                <text:p>557.6</text:p>
              </table:table-cell>
              <table:table-cell office:value-type="float" office:value="669.264665962228">
                <text:p>669.264665962228</text:p>
              </table:table-cell>
              <table:table-cell office:value-type="float" office:value="NaN">
                <text:p>NaN</text:p>
              </table:table-cell>
              <table:table-cell office:value-type="float" office:value="561.565189481588">
                <text:p>561.5651894815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">
                <text:p>205</text:p>
              </table:table-cell>
              <table:table-cell office:value-type="float" office:value="505.9">
                <text:p>505.9</text:p>
              </table:table-cell>
              <table:table-cell office:value-type="float" office:value="612.152216697167">
                <text:p>612.152216697167</text:p>
              </table:table-cell>
              <table:table-cell office:value-type="float" office:value="NaN">
                <text:p>NaN</text:p>
              </table:table-cell>
              <table:table-cell office:value-type="float" office:value="509.941130098076">
                <text:p>509.9411300980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">
                <text:p>210</text:p>
              </table:table-cell>
              <table:table-cell office:value-type="float" office:value="459.9">
                <text:p>459.9</text:p>
              </table:table-cell>
              <table:table-cell office:value-type="float" office:value="560.948183222617">
                <text:p>560.948183222617</text:p>
              </table:table-cell>
              <table:table-cell office:value-type="float" office:value="NaN">
                <text:p>NaN</text:p>
              </table:table-cell>
              <table:table-cell office:value-type="float" office:value="463.933478326027">
                <text:p>463.9334783260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">
                <text:p>215</text:p>
              </table:table-cell>
              <table:table-cell office:value-type="float" office:value="418.8">
                <text:p>418.8</text:p>
              </table:table-cell>
              <table:table-cell office:value-type="float" office:value="514.947812034653">
                <text:p>514.947812034653</text:p>
              </table:table-cell>
              <table:table-cell office:value-type="float" office:value="NaN">
                <text:p>NaN</text:p>
              </table:table-cell>
              <table:table-cell office:value-type="float" office:value="422.847960395263">
                <text:p>422.8479603952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">
                <text:p>220</text:p>
              </table:table-cell>
              <table:table-cell office:value-type="float" office:value="382">
                <text:p>382</text:p>
              </table:table-cell>
              <table:table-cell office:value-type="float" office:value="473.540580651619">
                <text:p>473.540580651619</text:p>
              </table:table-cell>
              <table:table-cell office:value-type="float" office:value="NaN">
                <text:p>NaN</text:p>
              </table:table-cell>
              <table:table-cell office:value-type="float" office:value="386.085509321581">
                <text:p>386.0855093215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">
                <text:p>225</text:p>
              </table:table-cell>
              <table:table-cell office:value-type="float" office:value="349.1">
                <text:p>349.1</text:p>
              </table:table-cell>
              <table:table-cell office:value-type="float" office:value="436.196334583851">
                <text:p>436.196334583851</text:p>
              </table:table-cell>
              <table:table-cell office:value-type="float" office:value="NaN">
                <text:p>NaN</text:p>
              </table:table-cell>
              <table:table-cell office:value-type="float" office:value="353.128013871951">
                <text:p>353.1280138719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">
                <text:p>230</text:p>
              </table:table-cell>
              <table:table-cell office:value-type="float" office:value="319.5">
                <text:p>319.5</text:p>
              </table:table-cell>
              <table:table-cell office:value-type="float" office:value="402.453638565556">
                <text:p>402.453638565556</text:p>
              </table:table-cell>
              <table:table-cell office:value-type="float" office:value="NaN">
                <text:p>NaN</text:p>
              </table:table-cell>
              <table:table-cell office:value-type="float" office:value="323.52636873188">
                <text:p>323.526368731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">
                <text:p>235</text:p>
              </table:table-cell>
              <table:table-cell office:value-type="float" office:value="292.9">
                <text:p>292.9</text:p>
              </table:table-cell>
              <table:table-cell office:value-type="float" office:value="371.909961933028">
                <text:p>371.909961933028</text:p>
              </table:table-cell>
              <table:table-cell office:value-type="float" office:value="NaN">
                <text:p>NaN</text:p>
              </table:table-cell>
              <table:table-cell office:value-type="float" office:value="296.890428604308">
                <text:p>296.8904286043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">
                <text:p>240</text:p>
              </table:table-cell>
              <table:table-cell office:value-type="float" office:value="269">
                <text:p>269</text:p>
              </table:table-cell>
              <table:table-cell office:value-type="float" office:value="344.213387610897">
                <text:p>344.213387610897</text:p>
              </table:table-cell>
              <table:table-cell office:value-type="float" office:value="NaN">
                <text:p>NaN</text:p>
              </table:table-cell>
              <table:table-cell office:value-type="float" office:value="272.88054177242">
                <text:p>272.880541772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">
                <text:p>245</text:p>
              </table:table-cell>
              <table:table-cell office:value-type="float" office:value="247.3">
                <text:p>247.3</text:p>
              </table:table-cell>
              <table:table-cell office:value-type="float" office:value="319.055590252872">
                <text:p>319.055590252872</text:p>
              </table:table-cell>
              <table:table-cell office:value-type="float" office:value="NaN">
                <text:p>NaN</text:p>
              </table:table-cell>
              <table:table-cell office:value-type="float" office:value="251.200397380886">
                <text:p>251.2003973808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">
                <text:p>250</text:p>
              </table:table-cell>
              <table:table-cell office:value-type="float" office:value="227.8">
                <text:p>227.8</text:p>
              </table:table-cell>
              <table:table-cell office:value-type="float" office:value="296.165874432981">
                <text:p>296.165874432981</text:p>
              </table:table-cell>
              <table:table-cell office:value-type="float" office:value="NaN">
                <text:p>NaN</text:p>
              </table:table-cell>
              <table:table-cell office:value-type="float" office:value="231.59096819177">
                <text:p>231.590968191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">
                <text:p>255</text:p>
              </table:table-cell>
              <table:table-cell office:value-type="float" office:value="210.1">
                <text:p>210.1</text:p>
              </table:table-cell>
              <table:table-cell office:value-type="float" office:value="275.306100563658">
                <text:p>275.306100563658</text:p>
              </table:table-cell>
              <table:table-cell office:value-type="float" office:value="NaN">
                <text:p>NaN</text:p>
              </table:table-cell>
              <table:table-cell office:value-type="float" office:value="213.825369105272">
                <text:p>213.8253691052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">
                <text:p>260</text:p>
              </table:table-cell>
              <table:table-cell office:value-type="float" office:value="194.1">
                <text:p>194.1</text:p>
              </table:table-cell>
              <table:table-cell office:value-type="float" office:value="256.266356135892">
                <text:p>256.266356135892</text:p>
              </table:table-cell>
              <table:table-cell office:value-type="float" office:value="NaN">
                <text:p>NaN</text:p>
              </table:table-cell>
              <table:table-cell office:value-type="float" office:value="197.704483081103">
                <text:p>197.7044830811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">
                <text:p>265</text:p>
              </table:table-cell>
              <table:table-cell office:value-type="float" office:value="179.5">
                <text:p>179.5</text:p>
              </table:table-cell>
              <table:table-cell office:value-type="float" office:value="238.861254284194">
                <text:p>238.861254284194</text:p>
              </table:table-cell>
              <table:table-cell office:value-type="float" office:value="NaN">
                <text:p>NaN</text:p>
              </table:table-cell>
              <table:table-cell office:value-type="float" office:value="183.053231663301">
                <text:p>183.0532316633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">
                <text:p>270</text:p>
              </table:table-cell>
              <table:table-cell office:value-type="float" office:value="166.3">
                <text:p>166.3</text:p>
              </table:table-cell>
              <table:table-cell office:value-type="float" office:value="222.926761646625">
                <text:p>222.926761646625</text:p>
              </table:table-cell>
              <table:table-cell office:value-type="float" office:value="NaN">
                <text:p>NaN</text:p>
              </table:table-cell>
              <table:table-cell office:value-type="float" office:value="169.717388220109">
                <text:p>169.7173882201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">
                <text:p>275</text:p>
              </table:table-cell>
              <table:table-cell office:value-type="float" office:value="154.2">
                <text:p>154.2</text:p>
              </table:table-cell>
              <table:table-cell office:value-type="float" office:value="208.317473870275">
                <text:p>208.317473870275</text:p>
              </table:table-cell>
              <table:table-cell office:value-type="float" office:value="NaN">
                <text:p>NaN</text:p>
              </table:table-cell>
              <table:table-cell office:value-type="float" office:value="157.560849154044">
                <text:p>157.5608491540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">
                <text:p>280</text:p>
              </table:table-cell>
              <table:table-cell office:value-type="float" office:value="143.2">
                <text:p>143.2</text:p>
              </table:table-cell>
              <table:table-cell office:value-type="float" office:value="194.904270585663">
                <text:p>194.904270585663</text:p>
              </table:table-cell>
              <table:table-cell office:value-type="float" office:value="NaN">
                <text:p>NaN</text:p>
              </table:table-cell>
              <table:table-cell office:value-type="float" office:value="146.463292428932">
                <text:p>146.4632924289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">
                <text:p>285</text:p>
              </table:table-cell>
              <table:table-cell office:value-type="float" office:value="133.2">
                <text:p>133.2</text:p>
              </table:table-cell>
              <table:table-cell office:value-type="float" office:value="182.572292784691">
                <text:p>182.572292784691</text:p>
              </table:table-cell>
              <table:table-cell office:value-type="float" office:value="NaN">
                <text:p>NaN</text:p>
              </table:table-cell>
              <table:table-cell office:value-type="float" office:value="136.3181643724">
                <text:p>136.31816437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">
                <text:p>290</text:p>
              </table:table-cell>
              <table:table-cell office:value-type="float" office:value="124">
                <text:p>124</text:p>
              </table:table-cell>
              <table:table-cell office:value-type="float" office:value="171.219194723328">
                <text:p>171.219194723328</text:p>
              </table:table-cell>
              <table:table-cell office:value-type="float" office:value="NaN">
                <text:p>NaN</text:p>
              </table:table-cell>
              <table:table-cell office:value-type="float" office:value="127.030945303711">
                <text:p>127.0309453037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">
                <text:p>295</text:p>
              </table:table-cell>
              <table:table-cell office:value-type="float" office:value="115.5">
                <text:p>115.5</text:p>
              </table:table-cell>
              <table:table-cell office:value-type="float" office:value="160.753630084509">
                <text:p>160.753630084509</text:p>
              </table:table-cell>
              <table:table-cell office:value-type="float" office:value="NaN">
                <text:p>NaN</text:p>
              </table:table-cell>
              <table:table-cell office:value-type="float" office:value="118.517652478054">
                <text:p>118.5176524780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0">
                <text:p>300</text:p>
              </table:table-cell>
              <table:table-cell office:value-type="float" office:value="107.8">
                <text:p>107.8</text:p>
              </table:table-cell>
              <table:table-cell office:value-type="float" office:value="151.093938463247">
                <text:p>151.093938463247</text:p>
              </table:table-cell>
              <table:table-cell office:value-type="float" office:value="NaN">
                <text:p>NaN</text:p>
              </table:table-cell>
              <table:table-cell office:value-type="float" office:value="110.703545428588">
                <text:p>110.7035454285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Win32 LibreOffice_project/330m19$Build-2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37">
      <number:number number:decimal-places="1" number:min-integer-digits="1"/>
    </number:number-style>
    <number:number-style style:name="N144P0" style:volatile="true">
      <number:number number:decimal-places="0" number:min-integer-digits="1" number:grouping="true"/>
      <number:text> </number:text>
    </number:number-style>
    <number:number-style style:name="N144P1" style:volatile="true">
      <number:text>-</number:text>
      <number:number number:decimal-places="0" number:min-integer-digits="1" number:grouping="true"/>
      <number:text> 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fill="solid" draw:fill-color="#ffffff"/>
      <style:text-properties fo:color="#000000" fo:font-size="12pt" style:font-size-asian="12pt" style:font-family-complex="Arial" style:font-size-complex="12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/>
    </style:style>
    <style:style style:name="ch4" style:family="chart" style:data-style-name="N0">
      <style:chart-properties chart:display-label="true" chart:logarithmic="false" chart:reverse-direction="false" text:line-break="false" chart:axis-position="0" chart:tick-mark-position="at-axis"/>
      <style:text-properties fo:color="#000000" fo:font-size="12pt" style:font-size-asian="12pt" style:font-family-complex="Arial" style:font-size-complex="12pt"/>
    </style:style>
    <style:style style:name="ch5" style:family="chart" style:data-style-name="N0">
      <style:chart-properties chart:symbol-type="named-symbol" chart:symbol-name="diamond" chart:symbol-width="0.176cm" chart:symbol-height="0.176cm"/>
      <style:graphic-properties svg:stroke-width="0.035cm" svg:stroke-color="#000080" draw:fill-color="#000080"/>
      <style:text-properties fo:font-size="10pt" style:font-size-asian="10pt" style:font-size-complex="10pt"/>
    </style:style>
    <style:style style:name="ch6" style:family="chart" style:data-style-name="N137">
      <style:chart-properties chart:symbol-type="named-symbol" chart:symbol-name="square" chart:symbol-width="0.176cm" chart:symbol-height="0.176cm"/>
      <style:graphic-properties svg:stroke-width="0.035cm" svg:stroke-color="#ff00ff" draw:fill-color="#ff00ff"/>
      <style:text-properties fo:font-size="10pt" style:font-size-asian="10pt" style:font-size-complex="10pt"/>
    </style:style>
    <style:style style:name="ch7" style:family="chart" style:data-style-name="N144">
      <style:chart-properties chart:symbol-type="named-symbol" chart:symbol-name="arrow-up" chart:symbol-width="0.176cm" chart:symbol-height="0.176cm"/>
      <style:graphic-properties svg:stroke-width="0.035cm" svg:stroke-color="#ffff00" draw:fill-color="#ffff00"/>
      <style:text-properties fo:font-size="10pt" style:font-size-asian="10pt" style:font-size-complex="10pt"/>
    </style:style>
    <style:style style:name="ch8" style:family="chart">
      <style:graphic-properties draw:stroke="solid" svg:stroke-width="0.035cm" svg:stroke-color="#808080" draw:fill="solid" draw:fill-color="#c0c0c0"/>
    </style:style>
    <style:style style:name="ch9" style:family="chart">
      <style:graphic-properties draw:fill-color="#d9d9d9"/>
    </style:style>
  </office:automatic-styles>
  <office:body>
    <office:chart>
      <chart:chart svg:width="23.233cm" svg:height="16.852cm" xlink:href=".." xlink:type="simple" chart:class="chart:scatter" chart:style-name="ch1">
        <chart:legend chart:legend-position="end" svg:x="19.525cm" svg:y="7.532cm" chart:style-name="ch2"/>
        <chart:plot-area chart:style-name="ch3" table:cell-range-address="204GT.A22:204GT.A52 204GT.C13:204GT.C13 204GT.C22:204GT.C52 204GT.E13:204GT.E13 204GT.E22:204GT.E52 204GT.J13:204GT.J13 204GT.J22:204GT.J52" chart:data-source-has-labels="row" svg:x="0.914cm" svg:y="1.483cm" svg:width="17.683cm" svg:height="14.612cm">
          <chartooo:coordinate-region svg:x="2.594cm" svg:y="1.723cm" svg:width="15.644cm" svg:height="13.646cm"/>
          <chart:axis chart:dimension="x" chart:name="primary-x" chart:style-name="ch4"/>
          <chart:axis chart:dimension="y" chart:name="primary-y" chart:style-name="ch4">
            <chart:grid chart:class="major"/>
          </chart:axis>
          <chart:series chart:style-name="ch5" chart:values-cell-range-address="204GT.C22:204GT.C52" chart:label-cell-address="204GT.C13:204GT.C13" chart:class="chart:scatter">
            <chart:domain table:cell-range-address="204GT.A22:204GT.A52"/>
            <chart:data-point chart:repeated="31"/>
          </chart:series>
          <chart:series chart:style-name="ch6" chart:values-cell-range-address="204GT.E22:204GT.E52" chart:label-cell-address="204GT.E13:204GT.E13" chart:class="chart:scatter">
            <chart:data-point chart:repeated="31"/>
          </chart:series>
          <chart:series chart:style-name="ch7" chart:values-cell-range-address="204GT.J22:204GT.J52" chart:label-cell-address="204GT.J13:204GT.J13" chart:class="chart:scatter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tual</text:p>
                <draw:g>
                  <svg:desc>204GT.C13:204GT.C13</svg:desc>
                </draw:g>
              </table:table-cell>
              <table:table-cell office:value-type="string">
                <text:p>Beta Formula</text:p>
                <draw:g>
                  <svg:desc>204GT.E13:204GT.E13</svg:desc>
                </draw:g>
              </table:table-cell>
              <table:table-cell office:value-type="string">
                <text:p>SH-Resistance</text:p>
                <draw:g>
                  <svg:desc>204GT.J13:204GT.J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204GT.A22:204GT.A52</svg:desc>
                </draw:g>
              </table:table-cell>
              <table:table-cell office:value-type="float" office:value="720300">
                <text:p>720300</text:p>
                <draw:g>
                  <svg:desc>204GT.C22:204GT.C52</svg:desc>
                </draw:g>
              </table:table-cell>
              <table:table-cell office:value-type="float" office:value="757465.451625774">
                <text:p>757465.451625774</text:p>
                <draw:g>
                  <svg:desc>204GT.E22:204GT.E52</svg:desc>
                </draw:g>
              </table:table-cell>
              <table:table-cell office:value-type="float" office:value="720299.999999998">
                <text:p>720299.999999998</text:p>
                <draw:g>
                  <svg:desc>204GT.J22:204GT.J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421800">
                <text:p>421800</text:p>
              </table:table-cell>
              <table:table-cell office:value-type="float" office:value="432289.530772492">
                <text:p>432289.530772492</text:p>
              </table:table-cell>
              <table:table-cell office:value-type="float" office:value="421828.072287668">
                <text:p>421828.0722876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254600">
                <text:p>254600</text:p>
              </table:table-cell>
              <table:table-cell office:value-type="float" office:value="256333.44454456">
                <text:p>256333.44454456</text:p>
              </table:table-cell>
              <table:table-cell office:value-type="float" office:value="254716.58069299">
                <text:p>254716.580692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158200">
                <text:p>158200</text:p>
              </table:table-cell>
              <table:table-cell office:value-type="float" office:value="157329.404086998">
                <text:p>157329.404086998</text:p>
              </table:table-cell>
              <table:table-cell office:value-type="float" office:value="158205.019389708">
                <text:p>158205.0193897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00800">
                <text:p>100800</text:p>
              </table:table-cell>
              <table:table-cell office:value-type="float" office:value="99621.7264248768">
                <text:p>99621.7264248768</text:p>
              </table:table-cell>
              <table:table-cell office:value-type="float" office:value="100849.241428846">
                <text:p>100849.2414288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65850">
                <text:p>65850</text:p>
              </table:table-cell>
              <table:table-cell office:value-type="float" office:value="64890.4539968707">
                <text:p>64890.4539968707</text:p>
              </table:table-cell>
              <table:table-cell office:value-type="float" office:value="65849.9999999997">
                <text:p>65849.99999999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43990">
                <text:p>43990</text:p>
              </table:table-cell>
              <table:table-cell office:value-type="float" office:value="43369.4688924112">
                <text:p>43369.4688924112</text:p>
              </table:table-cell>
              <table:table-cell office:value-type="float" office:value="43963.6175790223">
                <text:p>43963.61757902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29980">
                <text:p>29980</text:p>
              </table:table-cell>
              <table:table-cell office:value-type="float" office:value="29674.7332838606">
                <text:p>29674.7332838606</text:p>
              </table:table-cell>
              <table:table-cell office:value-type="float" office:value="29962.7778169436">
                <text:p>29962.77781694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20820">
                <text:p>20820</text:p>
              </table:table-cell>
              <table:table-cell office:value-type="float" office:value="20745.4344936044">
                <text:p>20745.4344936044</text:p>
              </table:table-cell>
              <table:table-cell office:value-type="float" office:value="20815.3065599929">
                <text:p>20815.30655999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14710">
                <text:p>14710</text:p>
              </table:table-cell>
              <table:table-cell office:value-type="float" office:value="14791.77300974">
                <text:p>14791.77300974</text:p>
              </table:table-cell>
              <table:table-cell office:value-type="float" office:value="14720.2150095742">
                <text:p>14720.21500957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0570">
                <text:p>10570</text:p>
              </table:table-cell>
              <table:table-cell office:value-type="float" office:value="10739.6855272043">
                <text:p>10739.6855272043</text:p>
              </table:table-cell>
              <table:table-cell office:value-type="float" office:value="10583.9034636842">
                <text:p>10583.90346368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7720">
                <text:p>7720</text:p>
              </table:table-cell>
              <table:table-cell office:value-type="float" office:value="7929.02955125729">
                <text:p>7929.02955125729</text:p>
              </table:table-cell>
              <table:table-cell office:value-type="float" office:value="7728.47079613632">
                <text:p>7728.470796136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5720">
                <text:p>5720</text:p>
              </table:table-cell>
              <table:table-cell office:value-type="float" office:value="5945.00028483599">
                <text:p>5945.00028483599</text:p>
              </table:table-cell>
              <table:table-cell office:value-type="float" office:value="5725.50714893457">
                <text:p>5725.507148934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4296">
                <text:p>4296</text:p>
              </table:table-cell>
              <table:table-cell office:value-type="float" office:value="4521.5597074177">
                <text:p>4521.5597074177</text:p>
              </table:table-cell>
              <table:table-cell office:value-type="float" office:value="4299.32898346518">
                <text:p>4299.328983465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3269">
                <text:p>3269</text:p>
              </table:table-cell>
              <table:table-cell office:value-type="float" office:value="3484.80657588028">
                <text:p>3484.80657588028</text:p>
              </table:table-cell>
              <table:table-cell office:value-type="float" office:value="3269.4944782525">
                <text:p>3269.49447825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2516">
                <text:p>2516</text:p>
              </table:table-cell>
              <table:table-cell office:value-type="float" office:value="2719.03727047064">
                <text:p>2719.03727047064</text:p>
              </table:table-cell>
              <table:table-cell office:value-type="float" office:value="2516.00000000002">
                <text:p>2516.000000000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1958">
                <text:p>1958</text:p>
              </table:table-cell>
              <table:table-cell office:value-type="float" office:value="2145.98879261998">
                <text:p>2145.98879261998</text:p>
              </table:table-cell>
              <table:table-cell office:value-type="float" office:value="1957.82904832931">
                <text:p>1957.829048329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1539">
                <text:p>1539</text:p>
              </table:table-cell>
              <table:table-cell office:value-type="float" office:value="1711.90120032708">
                <text:p>1711.90120032708</text:p>
              </table:table-cell>
              <table:table-cell office:value-type="float" office:value="1539.5066224198">
                <text:p>1539.50662241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1222">
                <text:p>1222</text:p>
              </table:table-cell>
              <table:table-cell office:value-type="float" office:value="1379.30968998799">
                <text:p>1379.30968998799</text:p>
              </table:table-cell>
              <table:table-cell office:value-type="float" office:value="1222.53655157128">
                <text:p>1222.536551571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979.6">
                <text:p>979.6</text:p>
              </table:table-cell>
              <table:table-cell office:value-type="float" office:value="1121.75013846806">
                <text:p>1121.75013846806</text:p>
              </table:table-cell>
              <table:table-cell office:value-type="float" office:value="979.86606140036">
                <text:p>979.866061400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791.9">
                <text:p>791.9</text:p>
              </table:table-cell>
              <table:table-cell office:value-type="float" office:value="920.290335044598">
                <text:p>920.290335044598</text:p>
              </table:table-cell>
              <table:table-cell office:value-type="float" office:value="792.256195233122">
                <text:p>792.2561952331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645.5">
                <text:p>645.5</text:p>
              </table:table-cell>
              <table:table-cell office:value-type="float" office:value="761.223824262168">
                <text:p>761.223824262168</text:p>
              </table:table-cell>
              <table:table-cell office:value-type="float" office:value="645.869710631132">
                <text:p>645.8697106311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530.3">
                <text:p>530.3</text:p>
              </table:table-cell>
              <table:table-cell office:value-type="float" office:value="634.515407185646">
                <text:p>634.515407185646</text:p>
              </table:table-cell>
              <table:table-cell office:value-type="float" office:value="530.647523379711">
                <text:p>530.6475233797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438.9">
                <text:p>438.9</text:p>
              </table:table-cell>
              <table:table-cell office:value-type="float" office:value="532.739598435484">
                <text:p>532.739598435484</text:p>
              </table:table-cell>
              <table:table-cell office:value-type="float" office:value="439.202624002742">
                <text:p>439.2026240027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365.8">
                <text:p>365.8</text:p>
              </table:table-cell>
              <table:table-cell office:value-type="float" office:value="450.346762730774">
                <text:p>450.346762730774</text:p>
              </table:table-cell>
              <table:table-cell office:value-type="float" office:value="366.057832206629">
                <text:p>366.0578322066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306.8">
                <text:p>306.8</text:p>
              </table:table-cell>
              <table:table-cell office:value-type="float" office:value="383.149860792239">
                <text:p>383.149860792239</text:p>
              </table:table-cell>
              <table:table-cell office:value-type="float" office:value="307.114737521791">
                <text:p>307.1147375217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259.1">
                <text:p>259.1</text:p>
              </table:table-cell>
              <table:table-cell office:value-type="float" office:value="327.961521793027">
                <text:p>327.961521793027</text:p>
              </table:table-cell>
              <table:table-cell office:value-type="float" office:value="259.279844066797">
                <text:p>259.2798440667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220.1">
                <text:p>220.1</text:p>
              </table:table-cell>
              <table:table-cell office:value-type="float" office:value="282.334727858494">
                <text:p>282.334727858494</text:p>
              </table:table-cell>
              <table:table-cell office:value-type="float" office:value="220.19876620084">
                <text:p>220.198766200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188.1">
                <text:p>188.1</text:p>
              </table:table-cell>
              <table:table-cell office:value-type="float" office:value="244.375691269722">
                <text:p>244.375691269722</text:p>
              </table:table-cell>
              <table:table-cell office:value-type="float" office:value="188.065454786914">
                <text:p>188.0654547869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161.6">
                <text:p>161.6</text:p>
              </table:table-cell>
              <table:table-cell office:value-type="float" office:value="212.607553290864">
                <text:p>212.607553290864</text:p>
              </table:table-cell>
              <table:table-cell office:value-type="float" office:value="161.484036250409">
                <text:p>161.4840362504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139.6">
                <text:p>139.6</text:p>
              </table:table-cell>
              <table:table-cell office:value-type="float" office:value="185.870212011708">
                <text:p>185.870212011708</text:p>
              </table:table-cell>
              <table:table-cell office:value-type="float" office:value="139.367890521835">
                <text:p>139.3678905218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Win32 LibreOffice_project/330m19$Build-2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